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imSun" svg:font-family="SimSun"/>
    <style:font-face style:name="serif" svg:font-family="serif, HanaMinB, HanaMinA, 'BabelStone Han', 'Noto Serif CJK SC', 'Noto Serif CJK TC', 'Noto Sans CJK SC', 'Noto Sans CJK TC', STXihei, STHeiti, SimSun, PMingLiU, SimHei, 'Arial Unicode MS', 'TITUS Cyberbit Basic', 'Bitstream Cyberbit'"/>
    <style:font-face style:name="Arial2" svg:font-family="Arial" style:font-family-generic="swiss"/>
    <style:font-face style:name="Calibri" svg:font-family="Calibri"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cm" fo:margin-bottom="0.353cm" fo:line-height="115%"/>
    </style:style>
    <style:style style:name="P2" style:family="paragraph" style:parent-style-name="Standard" style:list-style-name="">
      <style:paragraph-properties fo:margin-top="0cm" fo:margin-bottom="0.353cm" fo:line-height="115%"/>
      <style:text-properties style:font-name="Calibri" fo:font-size="14pt" fo:language="en" fo:country="US" style:font-name-asian="Calibri" style:font-size-asian="14pt" style:font-name-complex="Calibri" style:font-size-complex="14pt"/>
    </style:style>
    <style:style style:name="P3" style:family="paragraph" style:parent-style-name="Standard" style:list-style-name="">
      <style:paragraph-properties fo:margin-top="0cm" fo:margin-bottom="0.353cm" fo:line-height="115%"/>
      <style:text-properties fo:color="#0000ff"/>
    </style:style>
    <style:style style:name="P4" style:family="paragraph" style:parent-style-name="Standard" style:list-style-name="" style:master-page-name="Standard">
      <style:paragraph-properties fo:margin-top="0cm" fo:margin-bottom="0.353cm" fo:line-height="115%" style:page-number="auto"/>
    </style:style>
    <style:style style:name="T1" style:family="text">
      <style:text-properties fo:font-size="14pt" style:font-size-asian="14pt" style:font-size-complex="14pt"/>
    </style:style>
    <style:style style:name="T2" style:family="text">
      <style:text-properties style:font-name="SimSun" fo:font-size="14pt" style:font-name-asian="SimSun" style:font-size-asian="14pt" style:font-name-complex="SimSun" style:font-size-complex="14pt"/>
    </style:style>
    <style:style style:name="T3" style:family="text">
      <style:text-properties style:font-name="SimSun" fo:font-size="14pt" fo:language="en" fo:country="US" style:font-name-asian="SimSun" style:font-size-asian="14pt" style:font-name-complex="SimSun" style:font-size-complex="14pt"/>
    </style:style>
    <style:style style:name="T4" style:family="text">
      <style:text-properties style:font-name="SimSun" fo:font-size="14pt" fo:language="en" fo:country="US" style:font-name-asian="SimSun" style:font-size-asian="14pt" style:language-asian="zh" style:country-asian="CN" style:font-name-complex="SimSun" style:font-size-complex="14pt"/>
    </style:style>
    <style:style style:name="T5" style:family="text">
      <style:text-properties style:font-name="SimSun" fo:font-size="14pt" fo:language="zh" fo:country="CN" style:font-name-asian="SimSun" style:font-size-asian="14pt" style:font-name-complex="SimSun" style:font-size-complex="14pt"/>
    </style:style>
    <style:style style:name="T6" style:family="text">
      <style:text-properties style:font-name="Calibri" fo:font-size="14pt" fo:language="en" fo:country="US" style:font-name-asian="Calibri" style:font-size-asian="14pt" style:font-name-complex="Calibri" style:font-size-complex="14pt"/>
    </style:style>
    <style:style style:name="T7" style:family="text">
      <style:text-properties style:font-name="Calibri" fo:font-size="14pt" fo:language="en" fo:country="US" style:font-name-asian="Calibri" style:font-size-asian="14pt" style:language-asian="zh" style:country-asian="CN" style:font-name-complex="Calibri" style:font-size-complex="14pt"/>
    </style:style>
    <style:style style:name="T8" style:family="text">
      <style:text-properties style:font-name="Calibri" fo:font-size="14pt" fo:language="none" fo:country="none" style:font-name-asian="Calibri" style:font-size-asian="14pt" style:font-name-complex="Calibri" style:font-size-complex="14pt"/>
    </style:style>
    <style:style style:name="T9" style:family="text">
      <style:text-properties fo:color="#004dbb" style:font-name="Calibri" fo:font-size="14pt" fo:language="en" fo:country="US" style:font-name-asian="Calibri" style:font-size-asian="14pt" style:font-name-complex="Calibri" style:font-size-complex="14pt"/>
    </style:style>
    <style:style style:name="T10" style:family="text">
      <style:text-properties fo:color="#004dbb" style:font-name="SimSun" fo:font-size="14pt" fo:language="en" fo:country="US" style:font-name-asian="SimSun" style:font-size-asian="14pt" style:font-name-complex="SimSun" style:font-size-complex="14pt"/>
    </style:style>
    <style:style style:name="T11" style:family="text">
      <style:text-properties fo:color="#004dbb" style:font-name="SimSun" fo:font-size="14pt" fo:language="zh" fo:country="CN" style:font-name-asian="SimSun" style:font-size-asian="14pt" style:font-name-complex="SimSun" style:font-size-complex="14pt"/>
    </style:style>
    <style:style style:name="T12" style:family="text">
      <style:text-properties fo:font-variant="normal" fo:text-transform="none" fo:color="#d09000" style:text-line-through-style="none" style:font-name="SimSun" fo:font-size="14pt" fo:letter-spacing="normal" fo:language="en" fo:country="US" style:text-underline-style="none" style:text-blinking="false" style:font-name-asian="serif" style:font-size-asian="19.5pt" style:language-asian="zh" style:country-asian="CN" style:font-style-asian="normal" style:font-weight-asian="normal" style:font-name-complex="SimSun"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27.0: <text:s/>"</text:span><text:span text:style-name="T2">我知道一席一般都是站着讲的</text:span></text:p>
      <text:p text:style-name="P2">",</text:p>
      <text:p text:style-name="P1"><text:span text:style-name="T6">30.0: <text:s/>"</text:span><text:span text:style-name="T3">可是我一个人站这么长时间还没有扶手</text:span></text:p>
      <text:p text:style-name="P2">",</text:p>
      <text:p text:style-name="P1"><text:span text:style-name="T6">35.0: <text:s/>"</text:span><text:span text:style-name="T3">我不太可能</text:span></text:p>
      <text:p text:style-name="P2">",</text:p>
      <text:p text:style-name="P1"><text:span text:style-name="T6">36.0: <text:s/>"</text:span><text:span text:style-name="T3">我不太可能</text:span></text:p>
      <text:p text:style-name="P2">",</text:p>
      <text:p text:style-name="P1"><text:span text:style-name="T6">37.0: <text:s/>"</text:span><text:span text:style-name="T3">所以我</text:span><text:span text:style-name="T5">就要求坐着讲的</text:span></text:p>
      <text:p text:style-name="P2">",</text:p>
      <text:p text:style-name="P1"><text:span text:style-name="T6">40.0: <text:s/>"</text:span><text:span text:style-name="T5">请</text:span><text:span text:style-name="T3">大家谅解</text:span></text:p>
      <text:p text:style-name="P2">",</text:p>
      <text:p text:style-name="P1"><text:span text:style-name="T6">41.0: <text:s/>"</text:span><text:span text:style-name="T3">请大家谅解</text:span></text:p>
      <text:p text:style-name="P2">",</text:p>
      <text:p text:style-name="P1"><text:span text:style-name="T6">42.0: <text:s/>"</text:span><text:span text:style-name="T3">刚才介绍片上头</text:span><text:span text:style-name="T5">说</text:span><text:span text:style-name="T3">我今年</text:span><text:span text:style-name="T6">81</text:span><text:span text:style-name="T3">罗</text:span></text:p>
      <text:p text:style-name="P2">",</text:p>
      <text:p text:style-name="P1"><text:span text:style-name="T6">46.0: <text:s/>"</text:span><text:span text:style-name="T3">那是老的</text:span></text:p>
      <text:p text:style-name="P2">",</text:p>
      <text:p text:style-name="P1"><text:span text:style-name="T6">47.0: <text:s/>"</text:span><text:span text:style-name="T3">我今年</text:span><text:span text:style-name="T6">87</text:span><text:span text:style-name="T3">罗了</text:span></text:p>
      <text:p text:style-name="P2">",</text:p>
      <text:p text:style-name="P2"/>
      <text:p text:style-name="P1"><text:soft-page-break/><text:span text:style-name="T6">55.0: <text:s/>"”</text:span><text:span text:style-name="T3">今天我要</text:span><text:span text:style-name="T5">讲</text:span><text:span text:style-name="T3">的这个题目</text:span></text:p>
      <text:p text:style-name="P2">",</text:p>
      <text:p text:style-name="P1"><text:span text:style-name="T6">60.0: <text:s/>"</text:span><text:span text:style-name="T3">人他们</text:span><text:span text:style-name="T5">说讲</text:span><text:span text:style-name="T3">什么呢</text:span></text:p>
      <text:p text:style-name="P2">",</text:p>
      <text:p text:style-name="P1"><text:span text:style-name="T6">61.0: <text:s/>" </text:span><text:span text:style-name="T3">我</text:span><text:span text:style-name="T5">说选</text:span><text:span text:style-name="T3">了几个题目</text:span></text:p>
      <text:p text:style-name="P2">",</text:p>
      <text:p text:style-name="P1"><text:span text:style-name="T6">64.0: <text:s/>"</text:span><text:span text:style-name="T3">主办方</text:span><text:span text:style-name="T5">说</text:span><text:span text:style-name="T3">那么你</text:span><text:span text:style-name="T5">就</text:span><text:span text:style-name="T3">谈谈</text:span><text:span text:style-name="T5">爱</text:span><text:span text:style-name="T3">国吧</text:span></text:p>
      <text:p text:style-name="P2">",</text:p>
      <text:p text:style-name="P1"><text:span text:style-name="T6">67.0: <text:s/>"</text:span><text:span text:style-name="T3">上所以我</text:span><text:span text:style-name="T5">就</text:span><text:span text:style-name="T3">谈谈</text:span><text:span text:style-name="T5">爱</text:span><text:span text:style-name="T3">国</text:span></text:p>
      <text:p text:style-name="P2">",</text:p>
      <text:p text:style-name="P1"><text:span text:style-name="T6">70.0: <text:s/>" <text:s text:c="5"/></text:span><text:span text:style-name="T3">加</text:span></text:p>
      <text:p text:style-name="P2">",</text:p>
      <text:p text:style-name="P1"><text:span text:style-name="T6">71.0: <text:s/>"</text:span><text:span text:style-name="T3">其</text:span><text:span text:style-name="T5">实爱</text:span><text:span text:style-name="T3">国这个事本来是不需要谈的</text:span></text:p>
      <text:p text:style-name="P2">",</text:p>
      <text:p text:style-name="P1"><text:span text:style-name="T6">74.0: <text:s/>"</text:span><text:span text:style-name="T3">因为</text:span><text:span text:style-name="T5">爱</text:span><text:span text:style-name="T3">这个事本来是一种</text:span><text:span text:style-name="T5">自</text:span><text:span text:style-name="T3">友的感情</text:span></text:p>
      <text:p text:style-name="P2">",</text:p>
      <text:p text:style-name="P1"><text:span text:style-name="T6">81.0: <text:s/>"</text:span><text:span text:style-name="T5">你爱</text:span><text:span text:style-name="T3">家庭</text:span><text:span text:style-name="T6"> </text:span><text:span text:style-name="T5">爱</text:span><text:span text:style-name="T3">父母</text:span><text:span text:style-name="T6"> </text:span><text:span text:style-name="T5">爱亲</text:span><text:span text:style-name="T3">人</text:span></text:p>
      <text:p text:style-name="P2">",</text:p>
      <text:p text:style-name="P1"><text:span text:style-name="T6">84.0: <text:s/>"</text:span><text:span text:style-name="T3">然后爱目己的国家</text:span></text:p>
      <text:p text:style-name="P2">",</text:p>
      <text:p text:style-name="P1"><text:span text:style-name="T6">86.0: <text:s/>"</text:span><text:span text:style-name="T3">这个不是一个</text:span><text:span text:style-name="T5">人家强迫</text:span><text:span text:style-name="T3">的事</text:span></text:p>
      <text:p text:style-name="P2"><text:soft-page-break/>",</text:p>
      <text:p text:style-name="P1"><text:span text:style-name="T6">90.0: <text:s/>"</text:span><text:span text:style-name="T3">也不是</text:span><text:span text:style-name="T5">道</text:span><text:span text:style-name="T3">德回题</text:span></text:p>
      <text:p text:style-name="P2">",</text:p>
      <text:p text:style-name="P1"><text:span text:style-name="T6">92.0: <text:s/>"</text:span><text:span text:style-name="T5">实</text:span><text:span text:style-name="T3">际上也不是政治回题</text:span></text:p>
      <text:p text:style-name="P2">",</text:p>
      <text:p text:style-name="P1"><text:span text:style-name="T6">95.0: <text:s/>"</text:span><text:span text:style-name="T3">所以我</text:span><text:span text:style-name="T5">觉</text:span><text:span text:style-name="T3">得本来是不需要</text:span><text:span text:style-name="T5">讲</text:span><text:span text:style-name="T3">的</text:span></text:p>
      <text:p text:style-name="P2">",</text:p>
      <text:p text:style-name="P1"><text:span text:style-name="T6">100.0: <text:s/>"</text:span><text:span text:style-name="T3">但是你们也看到这上头</text:span></text:p>
      <text:p text:style-name="P2">",</text:p>
      <text:p text:style-name="P2"/>
      <text:p text:style-name="P1"><text:span text:style-name="T6">101.0: <text:s/>"</text:span><text:span text:style-name="T3">我围</text:span><text:span text:style-name="T5">绕</text:span><text:span text:style-name="T3">着</text:span><text:span text:style-name="T5">爱</text:span><text:span text:style-name="T3">国这个</text:span><text:span text:style-name="T5">课</text:span><text:span text:style-name="T3">题</text:span></text:p>
      <text:p text:style-name="P2">",</text:p>
      <text:p text:style-name="P1"><text:span text:style-name="T6">105.0: <text:s/>"</text:span><text:span text:style-name="T3">二十多年来</text:span><text:span text:style-name="T5">写</text:span><text:span text:style-name="T3">了很多文章</text:span></text:p>
      <text:p text:style-name="P2">",</text:p>
      <text:p text:style-name="P1"><text:span text:style-name="T6">108.0: <text:s/>"</text:span><text:span text:style-name="T3">为什么会老要思考这个问题</text:span><text:span text:style-name="T6"> </text:span></text:p>
      <text:p text:style-name="P2">",</text:p>
      <text:p text:style-name="P1"><text:span text:style-name="T6">113.0: <text:s/>"</text:span><text:span text:style-name="T3">其原因</text:span><text:span text:style-name="T5">就</text:span><text:span text:style-name="T3">是因为</text:span><text:span text:style-name="T5">现在</text:span><text:span text:style-name="T3">我</text:span><text:span text:style-name="T5">常常碰到</text:span><text:span text:style-name="T3">一些以</text:span><text:span text:style-name="T5">爱</text:span><text:span text:style-name="T3">国为名的</text:span><text:span text:style-name="T5">事</text:span><text:span text:style-name="T6">:</text:span></text:p>
      <text:p text:style-name="P2">",</text:p>
      <text:p text:style-name="P1"><text:span text:style-name="T6">121.0: <text:s/>"</text:span><text:span text:style-name="T5">实</text:span><text:span text:style-name="T3">际上</text:span><text:span text:style-name="T5">是祸</text:span><text:span text:style-name="T3">国</text:span><text:span text:style-name="T5">殃民</text:span><text:span text:style-name="T3">的</text:span></text:p>
      <text:p text:style-name="P2">",</text:p>
      <text:p text:style-name="P1"><text:span text:style-name="T9">124.0: <text:s/>"</text:span><text:span text:style-name="T10">所以我</text:span><text:span text:style-name="T11">就觉</text:span><text:span text:style-name="T10">得对那个</text:span><text:span text:style-name="T11">爱</text:span><text:span text:style-name="T10">国这个观念</text:span></text:p>
      <text:p text:style-name="P2"><text:soft-page-break/>",</text:p>
      <text:p text:style-name="P1"><text:span text:style-name="T6">127.0: <text:s/>"</text:span><text:span text:style-name="T3">特别是中国人, </text:span><text:span text:style-name="T6"><text:s/></text:span><text:span text:style-name="T3">近代中国人</text:span></text:p>
      <text:p text:style-name="P2">",</text:p>
      <text:p text:style-name="P1"><text:span text:style-name="T6">130.0: <text:s/>"</text:span><text:span text:style-name="T3">一百多年来</text:span><text:span text:style-name="T6"> </text:span><text:span text:style-name="T3">将近二百年</text:span></text:p>
      <text:p text:style-name="P1"><text:span text:style-name="T6">",</text:span></text:p>
      <text:p text:style-name="P2"/>
      <text:p text:style-name="P1"><text:span text:style-name="T6">133.0: <text:s/>"</text:span><text:span text:style-name="T3">为了人这个爱国</text:span><text:span text:style-name="T6"> </text:span><text:span text:style-name="T3">纠结得不得了</text:span></text:p>
      <text:p text:style-name="P2">",</text:p>
      <text:p text:style-name="P1"><text:span text:style-name="T6">137.0: <text:s/>"</text:span><text:span text:style-name="T4">而且有很多抛头颅 酒热血的牺牲</text:span></text:p>
      <text:p text:style-name="P2">",</text:p>
      <text:p text:style-name="P1"><text:span text:style-name="T6">141.0: <text:s/>"</text:span><text:span text:style-name="T7">这</text:span><text:span text:style-name="T3">个牺牲不是</text:span><text:span text:style-name="T4">说</text:span><text:span text:style-name="T3">跟外国人打仗</text:span><text:span text:style-name="T6"> </text:span><text:span text:style-name="T3">外</text:span><text:span text:style-name="T4">敌</text:span><text:span text:style-name="T3">侵略打仗</text:span><text:span text:style-name="T4">牺牲</text:span></text:p>
      <text:p text:style-name="P2">",</text:p>
      <text:p text:style-name="P1"><text:span text:style-name="T6">146.0: <text:s/>"</text:span><text:span text:style-name="T3">这是哪个国家都有的很正</text:span><text:span text:style-name="T4">常</text:span><text:span text:style-name="T3">的</text:span></text:p>
      <text:p text:style-name="P2">",</text:p>
      <text:p text:style-name="P1"><text:span text:style-name="T6">150.0: <text:s/>"</text:span><text:span text:style-name="T3">中国人的这个爱国的牺牲是指的在自己国内</text:span></text:p>
      <text:p text:style-name="P2">",</text:p>
      <text:p text:style-name="P1"><text:span text:style-name="T6">155.0: <text:s/>"</text:span><text:span text:style-name="T3">很多人为了有</text:span><text:span text:style-name="T4">爱国</text:span></text:p>
      <text:p text:style-name="P2">",</text:p>
      <text:p text:style-name="P1"><text:span text:style-name="T6">157.0: <text:s/>"</text:span><text:span text:style-name="T7">就</text:span><text:span text:style-name="T3">是</text:span><text:span text:style-name="T4">受</text:span><text:span text:style-name="T3">到了</text:span><text:span text:style-name="T6"> </text:span><text:span text:style-name="T7">坐</text:span><text:span text:style-name="T3">牢</text:span><text:span text:style-name="T6"> </text:span><text:span text:style-name="T4">迫害</text:span><text:span text:style-name="T6"> </text:span><text:span text:style-name="T3">牺牲</text:span></text:p>
      <text:p text:style-name="P2">",</text:p>
      <text:p text:style-name="P2"><text:span text:style-name="T3"/></text:p>
      <text:p text:style-name="P1"><text:soft-page-break/><text:span text:style-name="T6">162.0: <text:s/>"</text:span><text:span text:style-name="T3">所以中国人的这个</text:span><text:span text:style-name="T4">爱</text:span><text:span text:style-name="T3">国是一个很特殊的情况</text:span></text:p>
      <text:p text:style-name="P2">",</text:p>
      <text:p text:style-name="P1"><text:span text:style-name="T6">168.0: <text:s/>"</text:span><text:span text:style-name="T3">而且一直到今天</text:span></text:p>
      <text:p text:style-name="P2">",</text:p>
      <text:p text:style-name="P2"/>
      <text:p text:style-name="P1"><text:span text:style-name="T6">169.0: <text:s/>"</text:span><text:span text:style-name="T3">凡是有不同的意见的</text:span></text:p>
      <text:p text:style-name="P2">",</text:p>
      <text:p text:style-name="P3"><text:span text:style-name="T6">172.0: <text:s/>"</text:span><text:span text:style-name="T3">忽然</text:span><text:span text:style-name="T4">就</text:span><text:span text:style-name="T3">被</text:span><text:span text:style-name="T4">骂</text:span><text:span text:style-name="T3">成汉奸了</text:span></text:p>
      <text:p text:style-name="P2">",</text:p>
      <text:p text:style-name="P1"><text:span text:style-name="T6">175.0: <text:s/>"</text:span><text:span text:style-name="T3">汉奸这个名霹焉变成了国汪了</text:span></text:p>
      <text:p text:style-name="P2">",</text:p>
      <text:p text:style-name="P1"><text:span text:style-name="T6">179.0: <text:s/>"</text:span><text:span text:style-name="T3">几是我不误欢的人</text:span></text:p>
      <text:p text:style-name="P2">",</text:p>
      <text:p text:style-name="P1"><text:span text:style-name="T6">180.0: <text:s/>"</text:span><text:span text:style-name="T3">凡是我不喜欢的人</text:span></text:p>
      <text:p text:style-name="P2">",</text:p>
      <text:p text:style-name="P1"><text:span text:style-name="T6">180.0: <text:s/>"</text:span><text:span text:style-name="T3">我锅得他这个意见跟我不一样</text:span></text:p>
      <text:p text:style-name="P2">",</text:p>
      <text:p text:style-name="P1"><text:span text:style-name="T6">182.0: <text:s/>"</text:span><text:span text:style-name="T3">特别是在了网络时代的医</text:span></text:p>
      <text:p text:style-name="P2">",</text:p>
      <text:p text:style-name="P1"><text:span text:style-name="T6">183.0: <text:s/>"</text:span><text:span text:style-name="T3">特别是在网络时代的二</text:span></text:p>
      <text:p text:style-name="P2">",</text:p>
      <text:p text:style-name="P1"><text:soft-page-break/><text:span text:style-name="T6">186.0: <text:s/>"</text:span><text:span text:style-name="T3">一瑟加口内一支户</text:span></text:p>
      <text:p text:style-name="P2">",</text:p>
      <text:p text:style-name="P1"><text:span text:style-name="T6">186.0: <text:s/>"</text:span><text:span text:style-name="T3">一号融可以一大后</text:span></text:p>
      <text:p text:style-name="P2">",</text:p>
      <text:p text:style-name="P1"><text:span text:style-name="T6">188.0: <text:s/>"</text:span><text:span text:style-name="T3">莹至</text:span><text:span text:style-name="T6">-=</text:span><text:span text:style-name="T3">会影响一些人认为这个人朋的有点回题了了</text:span></text:p>
      <text:p text:style-name="P2">",</text:p>
      <text:p text:style-name="P1"><text:span text:style-name="T6">188.0: <text:s/>"</text:span><text:span text:style-name="T3">长至于会影喝一些人从为这个人有直的有总回题了</text:span></text:p>
      <text:p text:style-name="P2">",</text:p>
      <text:p text:style-name="P2">192.0: <text:s/>"",</text:p>
      <text:p text:style-name="P1"><text:span text:style-name="T6">192.0: <text:s/>"T</text:span><text:span text:style-name="T3">以我想把轨汉好的名子加到跟目己意见不一梓的人尽</text:span></text:p>
      <text:p text:style-name="P2">",</text:p>
      <text:p text:style-name="P2">201.0: <text:s/>"",</text:p>
      <text:p text:style-name="P1"><text:span text:style-name="T6">201.0: <text:s/>"</text:span><text:span text:style-name="T3">也是中国特色</text:span></text:p>
      <text:p text:style-name="P2">",</text:p>
      <text:p text:style-name="P2">202.0: <text:s/>" <text:s text:c="84"/>7</text:p>
      <text:p text:style-name="P2">",</text:p>
      <text:p text:style-name="P1"><text:span text:style-name="T6">203.0: <text:s/>" <text:s text:c="9"/></text:span><text:span text:style-name="T3">和而且是现在的特色</text:span></text:p>
      <text:p text:style-name="P2">",</text:p>
      <text:p text:style-name="P1"><text:span text:style-name="T6">204.0: <text:s/>"</text:span><text:span text:style-name="T3">所以我锅得这个问题还是值得卉一讲</text:span></text:p>
      <text:p text:style-name="P2">",</text:p>
      <text:p text:style-name="P1"><text:span text:style-name="T6">208.0: <text:s/>"</text:span><text:span text:style-name="T3">另外我宽得像我了这样年龄的人</text:span></text:p>
      <text:p text:style-name="P2"><text:soft-page-break/>",</text:p>
      <text:p text:style-name="P1"><text:span text:style-name="T6">212.0: <text:s/>"</text:span><text:span text:style-name="T3">经历了这人么多</text:span></text:p>
      <text:p text:style-name="P2">",</text:p>
      <text:p text:style-name="P1"><text:span text:style-name="T6">213.0: <text:s/>"</text:span><text:span text:style-name="T3">经历了人这么多</text:span></text:p>
      <text:p text:style-name="P2">",</text:p>
      <text:p text:style-name="P2">213.0: <text:s/>"",</text:p>
      <text:p text:style-name="P2">214.0: <text:s/>"",</text:p>
      <text:p text:style-name="P1"><text:span text:style-name="T6">214.0: <text:s/>"</text:span><text:span text:style-name="T3">比轻和色次说进</text:span></text:p>
      <text:p text:style-name="P2">",</text:p>
      <text:p text:style-name="P1"><text:span text:style-name="T6">215.0: <text:s/>"</text:span><text:span text:style-name="T3">比较有资格讲</text:span></text:p>
      <text:p text:style-name="P2">",</text:p>
      <text:p text:style-name="P1"><text:span text:style-name="T6">215.0: <text:s/>"</text:span><text:span text:style-name="T3">比较有资格讲</text:span></text:p>
      <text:p text:style-name="P2">",</text:p>
      <text:p text:style-name="P1"><text:span text:style-name="T6">216.0: <text:s/>"</text:span><text:span text:style-name="T3">吏是说什么叫作夏正的巡国</text:span></text:p>
      <text:p text:style-name="P2">",</text:p>
      <text:p text:style-name="P1"><text:span text:style-name="T6">219.0: <text:s/>"</text:span><text:span text:style-name="T3">因力我是</text:span><text:span text:style-name="T6">1930</text:span><text:span text:style-name="T3">人年生的</text:span></text:p>
      <text:p text:style-name="P2">",</text:p>
      <text:p text:style-name="P1"><text:span text:style-name="T6">223.0: <text:s/>"</text:span><text:span text:style-name="T3">我生下来的第二年</text:span><text:span text:style-name="T6"> 1931</text:span><text:span text:style-name="T3">年</text:span><text:span text:style-name="T6"> </text:span><text:span text:style-name="T3">束是九一八事变</text:span></text:p>
      <text:p text:style-name="P2">",</text:p>
      <text:p text:style-name="P1"><text:span text:style-name="T6">227.0: <text:s/>"</text:span><text:span text:style-name="T3">所以等到我开始懂事的时候</text:span></text:p>
      <text:p text:style-name="P2">",</text:p>
      <text:p text:style-name="P1"><text:soft-page-break/><text:span text:style-name="T6">230.0: <text:s/>"</text:span><text:span text:style-name="T3">任幼儿园学唱歌的时候</text:span></text:p>
      <text:p text:style-name="P2">",</text:p>
      <text:p text:style-name="P1"><text:span text:style-name="T6">232.0: <text:s/>"</text:span><text:span text:style-name="T3">生动儿园学唱歌的时候</text:span></text:p>
      <text:p text:style-name="P2">",</text:p>
      <text:p text:style-name="P1"><text:span text:style-name="T6">232.0: <text:s/>"</text:span><text:span text:style-name="T3">最早听刘的歌</text:span><text:span text:style-name="T6"> </text:span><text:span text:style-name="T3">我最烈悉的歌</text:span></text:p>
      <text:p text:style-name="P2">",</text:p>
      <text:p text:style-name="P1"><text:span text:style-name="T6">235.0: <text:s/>"</text:span><text:span text:style-name="T3">莽是《我的家人在松化江上</text:span></text:p>
      <text:p text:style-name="P2">",</text:p>
      <text:p text:style-name="P1"><text:span text:style-name="T6">239.0: <text:s/>"</text:span><text:span text:style-name="T3">从小学到中学</text:span><text:span text:style-name="T6"> </text:span><text:span text:style-name="T3">从南方到北方</text:span></text:p>
      <text:p text:style-name="P2">",</text:p>
      <text:p text:style-name="P1"><text:span text:style-name="T6">242.0: <text:s/>"</text:span><text:span text:style-name="T3">我生和在南方</text:span><text:span text:style-name="T6"> </text:span><text:span text:style-name="T3">后来刘北方</text:span></text:p>
      <text:p text:style-name="P2">",</text:p>
      <text:p text:style-name="P1"><text:span text:style-name="T6">244.0: <text:s/>"</text:span><text:span text:style-name="T3">大家都在唱我的家人在松化江上</text:span></text:p>
      <text:p text:style-name="P2">",</text:p>
      <text:p text:style-name="P1"><text:span text:style-name="T6">247.0: <text:s/>"</text:span><text:span text:style-name="T3">所以这个是我从一懂事开始融刻骨铬心的一个记必</text:span></text:p>
      <text:p text:style-name="P2">",</text:p>
      <text:p text:style-name="P1"><text:span text:style-name="T6">252.0: <text:s/>"</text:span><text:span text:style-name="T3">所以这个是我从一懂事开始焉刻骨和铬心的一个记必</text:span></text:p>
      <text:p text:style-name="P2">",</text:p>
      <text:p text:style-name="P1"><text:span text:style-name="T6">257.0: <text:s/>"</text:span><text:span text:style-name="T3">等到我上小学的时候融是户沟桥事变</text:span></text:p>
      <text:p text:style-name="P2">",</text:p>
      <text:p text:style-name="P1"><text:span text:style-name="T6">261.0: <text:s/>"</text:span><text:span text:style-name="T3">四</text:span></text:p>
      <text:p text:style-name="P2"><text:soft-page-break/>",</text:p>
      <text:p text:style-name="P1"><text:span text:style-name="T6">262.0: <text:s/>"</text:span><text:span text:style-name="T3">我的小学的校长是直的被日本人</text:span><text:span text:style-name="T6"> </text:span><text:span text:style-name="T3">派特务暗杀挥的</text:span></text:p>
      <text:p text:style-name="P2">",</text:p>
      <text:p text:style-name="P1"><text:span text:style-name="T6">266.0: <text:s/>"</text:span><text:span text:style-name="T3">我的小学的校长是直的被日本人</text:span><text:span text:style-name="T6"> </text:span><text:span text:style-name="T3">派特务有暗杀挥的</text:span></text:p>
      <text:p text:style-name="P2">",</text:p>
      <text:p text:style-name="P1"><text:span text:style-name="T6">269.0: <text:s/>"</text:span><text:span text:style-name="T3">我略小学的校长是时的被日本人</text:span><text:span text:style-name="T6"> </text:span><text:span text:style-name="T3">派特务瞳苯掉的</text:span></text:p>
      <text:p text:style-name="P2">",</text:p>
      <text:p text:style-name="P1"><text:span text:style-name="T6">269.0: <text:s/>"</text:span><text:span text:style-name="T3">我们的学校那时候是在租界</text:span><text:span text:style-name="T6"> </text:span><text:span text:style-name="T3">和芷克租界</text:span></text:p>
      <text:p text:style-name="P2">",</text:p>
      <text:p text:style-name="P1"><text:span text:style-name="T6">270.0: <text:s/>"</text:span><text:span text:style-name="T3">我们的池校那时候是储租界</text:span><text:span text:style-name="T6"> </text:span><text:span text:style-name="T3">在只租界</text:span></text:p>
      <text:p text:style-name="P2">",</text:p>
      <text:p text:style-name="P1"><text:span text:style-name="T6">275.0: <text:s/>"</text:span><text:span text:style-name="T3">那个时候和在太平省战争之责</text:span></text:p>
      <text:p text:style-name="P2">",</text:p>
      <text:p text:style-name="P1"><text:span text:style-name="T6">277.0: <text:s/>"</text:span><text:span text:style-name="T3">日本的势力是进不了租界的</text:span></text:p>
      <text:p text:style-name="P2">",</text:p>
      <text:p text:style-name="P1"><text:span text:style-name="T6">279.0: <text:s/>"</text:span><text:span text:style-name="T3">可瑞力是进不了租界的</text:span></text:p>
      <text:p text:style-name="P2">",</text:p>
      <text:p text:style-name="P1"><text:span text:style-name="T6">280.0: <text:s/>"</text:span><text:span text:style-name="T3">所以他不能够宪而星之地进来上领我们的学校</text:span><text:span text:style-name="T6"> </text:span><text:span text:style-name="T3">这不剖</text:span></text:p>
      <text:p text:style-name="P2">",</text:p>
      <text:p text:style-name="P1"><text:span text:style-name="T6">287.0: <text:s/>"</text:span><text:span text:style-name="T3">那时候有一个叫伪教育局</text:span></text:p>
      <text:p text:style-name="P2">",</text:p>
      <text:p text:style-name="P1"><text:soft-page-break/><text:span text:style-name="T6">289.0: <text:s/>"</text:span><text:span text:style-name="T3">其买是中国人和在办的</text:span></text:p>
      <text:p text:style-name="P2">",</text:p>
      <text:p text:style-name="P1"><text:span text:style-name="T6">292.0: <text:s/>"</text:span><text:span text:style-name="T3">融叫他换孝科书</text:span></text:p>
      <text:p text:style-name="P2">",</text:p>
      <text:p text:style-name="P1"><text:span text:style-name="T6">294.0: <text:s/>"</text:span><text:span text:style-name="T3">因为教科书里头有十多演国</text:span><text:span text:style-name="T6"> </text:span><text:span text:style-name="T3">抗战</text:span></text:p>
      <text:p text:style-name="P2">",</text:p>
      <text:p text:style-name="P1"><text:span text:style-name="T6">296.0: <text:s/>"</text:span><text:span text:style-name="T3">因为教科书里头有秆多和演国</text:span><text:span text:style-name="T6"> </text:span><text:span text:style-name="T3">抗战</text:span></text:p>
      <text:p text:style-name="P2">",</text:p>
      <text:p text:style-name="P1"><text:span text:style-name="T6">298.0: <text:s/>"</text:span><text:span text:style-name="T3">那时候还不一定折日</text:span></text:p>
      <text:p text:style-name="P2">",</text:p>
      <text:p text:style-name="P1"><text:span text:style-name="T6">300.0: <text:s/>"</text:span><text:span text:style-name="T3">束是反对名国主义吧</text:span><text:span text:style-name="T6"> </text:span><text:span text:style-name="T3">这梓的一些内容</text:span></text:p>
      <text:p text:style-name="P2">",</text:p>
      <text:p text:style-name="P1"><text:span text:style-name="T6">304.0: <text:s/>"</text:span><text:span text:style-name="T3">他融坚决拒绝</text:span></text:p>
      <text:p text:style-name="P2">",</text:p>
      <text:p text:style-name="P1"><text:span text:style-name="T6">306.0: <text:s/>"</text:span><text:span text:style-name="T3">所以有一天他们融派两个特劳混进来</text:span></text:p>
      <text:p text:style-name="P2">",</text:p>
      <text:p text:style-name="P1"><text:span text:style-name="T6">312.0: <text:s/>"</text:span><text:span text:style-name="T3">他和在散步的时候</text:span><text:span text:style-name="T6"> </text:span><text:span text:style-name="T3">把他给杀挥了</text:span></text:p>
      <text:p text:style-name="P2">",</text:p>
      <text:p text:style-name="P1"><text:span text:style-name="T6">317.0: <text:s/>"</text:span><text:span text:style-name="T3">还有我的周围的</text:span><text:span text:style-name="T6"> </text:span><text:span text:style-name="T3">比我年纪大的</text:span></text:p>
      <text:p text:style-name="P2">",</text:p>
      <text:p text:style-name="P1"><text:span text:style-name="T6">320.0: <text:s/>"</text:span><text:span text:style-name="T3">因为我是一直到所战胜利的时候我才上蜗一和局二之</text:span></text:p>
      <text:p text:style-name="P2"><text:soft-page-break/>",</text:p>
      <text:p text:style-name="P1"><text:span text:style-name="T6">326.0: <text:s/>"</text:span><text:span text:style-name="T3">我那时候</text:span><text:span text:style-name="T6">19</text:span><text:span text:style-name="T3">交</text:span><text:span text:style-name="T6"> 1945</text:span><text:span text:style-name="T3">年呆</text:span></text:p>
      <text:p text:style-name="P2">",</text:p>
      <text:p text:style-name="P1"><text:span text:style-name="T6">330.0: <text:s/>"</text:span><text:span text:style-name="T3">因此我疫有机会去参加所日</text:span></text:p>
      <text:p text:style-name="P2">",</text:p>
      <text:p text:style-name="P1"><text:span text:style-name="T6">335.0: <text:s/>"</text:span><text:span text:style-name="T3">但是比我高几个班冰的</text:span></text:p>
      <text:p text:style-name="P2">",</text:p>
      <text:p text:style-name="P1"><text:span text:style-name="T6">338.0: <text:s/>"</text:span><text:span text:style-name="T3">比我年纪大一总的</text:span></text:p>
      <text:p text:style-name="P2">",</text:p>
      <text:p text:style-name="P1"><text:span text:style-name="T6">340.0: <text:s/>"</text:span><text:span text:style-name="T3">我们的条不朋友里头很多都</text:span></text:p>
      <text:p text:style-name="P2">",</text:p>
      <text:p text:style-name="P1"><text:span text:style-name="T6">342.0: <text:s/>"</text:span><text:span text:style-name="T3">我们的茉不朋友里头很多都</text:span><text:span text:style-name="T6"> </text:span><text:span text:style-name="T3">和</text:span></text:p>
      <text:p text:style-name="P2">",</text:p>
      <text:p text:style-name="P1"><text:span text:style-name="T6">343.0: <text:s/>": <text:s text:c="32"/></text:span><text:span text:style-name="T3">和</text:span></text:p>
      <text:p text:style-name="P2">",</text:p>
      <text:p text:style-name="P1"><text:span text:style-name="T6">343.0: <text:s/>"</text:span><text:span text:style-name="T3">辍邓惑折日去了</text:span><text:span text:style-name="T6"> <text:s text:c="14"/></text:span><text:span text:style-name="T3">和</text:span></text:p>
      <text:p text:style-name="P2">",</text:p>
      <text:p text:style-name="P2">345.0: <text:s/>"",</text:p>
      <text:p text:style-name="P1"><text:span text:style-name="T6">347.0: <text:s/>"</text:span><text:span text:style-name="T3">那个时候我们从小维知二</text:span></text:p>
      <text:p text:style-name="P2">",</text:p>
      <text:p text:style-name="P1"><text:span text:style-name="T6">349.0: <text:s/>"</text:span><text:span text:style-name="T3">玫</text:span></text:p>
      <text:p text:style-name="P2"><text:soft-page-break/>",</text:p>
      <text:p text:style-name="P1"><text:span text:style-name="T6">349.0: <text:s/>"</text:span><text:span text:style-name="T3">比如培念历史都知通班超的投苑从区</text:span></text:p>
      <text:p text:style-name="P2">",</text:p>
      <text:p text:style-name="P1"><text:span text:style-name="T6">354.0: <text:s/>"“</text:span><text:span text:style-name="T3">水时捍往宇有他</text:span><text:span text:style-name="T6"> _ 34</text:span><text:span text:style-name="T3">头是很痊迁</text:span></text:p>
      <text:p text:style-name="P2">",</text:p>
      <text:p text:style-name="P1"><text:span text:style-name="T6">355.0: <text:s/>"</text:span><text:span text:style-name="T3">投苇从藉那个时候和在学生里头是很普退的</text:span></text:p>
      <text:p text:style-name="P2">",</text:p>
      <text:p text:style-name="P1"><text:span text:style-name="T6">359.0: <text:s/>"</text:span><text:span text:style-name="T3">久</text:span></text:p>
      <text:p text:style-name="P2">",</text:p>
      <text:p text:style-name="P2">361.0: <text:s/>"",</text:p>
      <text:p text:style-name="P1"><text:span text:style-name="T6">361.0: <text:s/>"</text:span><text:span text:style-name="T3">一个小故事</text:span></text:p>
      <text:p text:style-name="P2">",</text:p>
      <text:p text:style-name="P2">362.0: <text:s/>"",</text:p>
      <text:p text:style-name="P1"><text:span text:style-name="T6">363.0: <text:s/>"</text:span><text:span text:style-name="T3">我家里头认识的</text:span></text:p>
      <text:p text:style-name="P2">",</text:p>
      <text:p text:style-name="P1"><text:span text:style-name="T6">364.0: <text:s/>"</text:span><text:span text:style-name="T3">跟我们家《来住很多</text:span><text:span text:style-name="T6"> </text:span><text:span text:style-name="T3">我父杀的一个好朋友</text:span></text:p>
      <text:p text:style-name="P2">",</text:p>
      <text:p text:style-name="P1"><text:span text:style-name="T6">368.0: <text:s/>"</text:span><text:span text:style-name="T3">他们家的孩子很多</text:span></text:p>
      <text:p text:style-name="P2">",</text:p>
      <text:p text:style-name="P1"><text:span text:style-name="T6">369.0: <text:s/>"</text:span><text:span text:style-name="T3">有一个我们和侣她叫匡家《大姐姐</text:span></text:p>
      <text:p text:style-name="P2">",</text:p>
      <text:p text:style-name="P1"><text:soft-page-break/><text:span text:style-name="T6">372.0: <text:s/>"</text:span><text:span text:style-name="T3">我上小学的时人候她上融三</text:span></text:p>
      <text:p text:style-name="P2">",</text:p>
      <text:p text:style-name="P1"><text:span text:style-name="T6">374.0: <text:s/>"</text:span><text:span text:style-name="T3">一</text:span><text:span text:style-name="T6"> <text:s text:c="21"/></text:span><text:span text:style-name="T3">和</text:span></text:p>
      <text:p text:style-name="P2">",</text:p>
      <text:p text:style-name="P1"><text:span text:style-name="T6">374.0: <text:s/>"</text:span><text:span text:style-name="T3">有一天她的母共区跑来找我母共</text:span><text:span text:style-name="T6"> </text:span><text:span text:style-name="T3">和</text:span></text:p>
      <text:p text:style-name="P2">",</text:p>
      <text:p text:style-name="P1"><text:span text:style-name="T6">375.0: <text:s/>"</text:span><text:span text:style-name="T3">有一天她的母共珊跑来找我共</text:span><text:span text:style-name="T6"> ”′</text:span></text:p>
      <text:p text:style-name="P2">",</text:p>
      <text:p text:style-name="P1"><text:span text:style-name="T6">375.0: <text:s/>"</text:span><text:span text:style-name="T3">有一天她的母共殴跑来找我号条</text:span><text:span text:style-name="T6"> </text:span><text:span text:style-name="T3">和′</text:span></text:p>
      <text:p text:style-name="P2">",</text:p>
      <text:p text:style-name="P1"><text:span text:style-name="T6">376.0: <text:s/>"</text:span><text:span text:style-name="T3">有一天她的母共葡跑来找我母革</text:span><text:span text:style-name="T6"> ”</text:span></text:p>
      <text:p text:style-name="P2">",</text:p>
      <text:p text:style-name="P1"><text:span text:style-name="T6">376.0: <text:s/>"</text:span><text:span text:style-name="T3">有一天她的母杀项中来找我吓共</text:span><text:span text:style-name="T6"> ”′</text:span></text:p>
      <text:p text:style-name="P2">",</text:p>
      <text:p text:style-name="P1"><text:span text:style-name="T6">379.0: <text:s/>"</text:span><text:span text:style-name="T3">融哭</text:span></text:p>
      <text:p text:style-name="P2">",</text:p>
      <text:p text:style-name="P2">379.0: <text:s/>"",</text:p>
      <text:p text:style-name="P1"><text:span text:style-name="T6">380.0: <text:s/>"</text:span><text:span text:style-name="T3">说她的妇儿混挥了</text:span></text:p>
      <text:p text:style-name="P2">",</text:p>
      <text:p text:style-name="P1"><text:span text:style-name="T6">382.0: <text:s/>"</text:span><text:span text:style-name="T3">给她曾了一封信</text:span></text:p>
      <text:p text:style-name="P2">",</text:p>
      <text:p text:style-name="P1"><text:soft-page-break/><text:span text:style-name="T6">383.0: <text:s/>"</text:span><text:span text:style-name="T3">培她要所日去了</text:span></text:p>
      <text:p text:style-name="P2">",</text:p>
      <text:p text:style-name="P1"><text:span text:style-name="T6">385.0: <text:s/>"</text:span><text:span text:style-name="T3">好培我不能接看往学校里头念书了</text:span></text:p>
      <text:p text:style-name="P2">",</text:p>
      <text:p text:style-name="P1"><text:span text:style-name="T6">390.0: <text:s/>"</text:span><text:span text:style-name="T3">而且还拿走了她一个金戒牛做盘缠</text:span><text:span text:style-name="T6"> </text:span><text:span text:style-name="T3">做路费</text:span></text:p>
      <text:p text:style-name="P2">",</text:p>
      <text:p text:style-name="P1"><text:span text:style-name="T6">396.0: <text:s/>"</text:span><text:span text:style-name="T3">束走把了</text:span></text:p>
      <text:p text:style-name="P2">",</text:p>
      <text:p text:style-name="P1"><text:span text:style-name="T6">397.0: <text:s/>"</text:span><text:span text:style-name="T3">这人小我印象非常深</text:span></text:p>
      <text:p text:style-name="P2">",</text:p>
      <text:p text:style-name="P1"><text:span text:style-name="T6">399.0: <text:s/>"</text:span><text:span text:style-name="T3">然后我母杀还妇慰她倍</text:span></text:p>
      <text:p text:style-name="P2">",</text:p>
      <text:p text:style-name="P1"><text:span text:style-name="T6">401.0: <text:s/>"</text:span><text:span text:style-name="T3">因为你教育好</text:span><text:span text:style-name="T6"> </text:span><text:span text:style-name="T3">所以你的孩子很党国</text:span></text:p>
      <text:p text:style-name="P2">",</text:p>
      <text:p text:style-name="P1"><text:span text:style-name="T6">404.0: <text:s/>"</text:span><text:span text:style-name="T3">你不要绸伤心了</text:span></text:p>
      <text:p text:style-name="P2">",</text:p>
      <text:p text:style-name="P1"><text:span text:style-name="T6">406.0: <text:s/>"</text:span><text:span text:style-name="T3">束这样子的一种氟围吧</text:span></text:p>
      <text:p text:style-name="P2">",</text:p>
      <text:p text:style-name="P1"><text:span text:style-name="T6">408.0: <text:s/>"</text:span><text:span text:style-name="T3">融是很平汗</text:span></text:p>
      <text:p text:style-name="P2">",</text:p>
      <text:p text:style-name="P1"><text:span text:style-name="T6">410.0: <text:s/>"</text:span><text:span text:style-name="T3">很后来我才知通这位大姐姐后来所日项到了延安去、</text:span></text:p>
      <text:p text:style-name="P2"><text:soft-page-break/>",</text:p>
      <text:p text:style-name="P1"><text:span text:style-name="T6">417.0: <text:s/>"</text:span><text:span text:style-name="T3">那个时候有一部分人要所日瓯到重庆去了</text:span></text:p>
      <text:p text:style-name="P2">",</text:p>
      <text:p text:style-name="P1"><text:span text:style-name="T6">420.0: <text:s/>"</text:span><text:span text:style-name="T3">有一部分人人玫到和净去了</text:span></text:p>
      <text:p text:style-name="P2">",</text:p>
      <text:p text:style-name="P1"><text:span text:style-name="T6">422.0: <text:s/>"</text:span><text:span text:style-name="T3">和在他们心目中大概区别也不是大大</text:span></text:p>
      <text:p text:style-name="P2">",</text:p>
      <text:p text:style-name="P1"><text:span text:style-name="T6">425.0: <text:s/>"</text:span><text:span text:style-name="T3">反正到大后方抗日去了束是了</text:span></text:p>
      <text:p text:style-name="P2">",</text:p>
      <text:p text:style-name="P1"><text:span text:style-name="T6">427.0: <text:s/>"</text:span><text:span text:style-name="T3">反正到大后方抗有去了束是了</text:span></text:p>
      <text:p text:style-name="P2">",</text:p>
      <text:p text:style-name="P1"><text:span text:style-name="T6">428.0: <text:s/>"</text:span><text:span text:style-name="T3">惑是这样的一种情况</text:span></text:p>
      <text:p text:style-name="P2">",</text:p>
      <text:p text:style-name="P2">430.0: <text:s/>"",</text:p>
      <text:p text:style-name="P1"><text:span text:style-name="T6">431.0: <text:s/>"T</text:span><text:span text:style-name="T3">以说我从小感受到的和二书里头所知通的各种各样纹</text:span></text:p>
      <text:p text:style-name="P2">",</text:p>
      <text:p text:style-name="P2">438.0: <text:s/>"",</text:p>
      <text:p text:style-name="P1"><text:span text:style-name="T6">439.0: <text:s/>"</text:span><text:span text:style-name="T3">还有我的上一奉的</text:span></text:p>
      <text:p text:style-name="P2">",</text:p>
      <text:p text:style-name="P1"><text:span text:style-name="T6">440.0: <text:s/>"</text:span><text:span text:style-name="T3">还有我的上一硅的</text:span></text:p>
      <text:p text:style-name="P2">",</text:p>
      <text:p text:style-name="P1"><text:soft-page-break/><text:span text:style-name="T6">441.0: <text:s/>"</text:span><text:span text:style-name="T3">还有我的上一硅的</text:span></text:p>
      <text:p text:style-name="P2">",</text:p>
      <text:p text:style-name="P2">442.0: <text:s/>"",</text:p>
      <text:p text:style-name="P1"><text:span text:style-name="T6">442.0: <text:s/>"</text:span><text:span text:style-name="T3">现在叫作什么财富精员</text:span><text:span text:style-name="T6"> </text:span><text:span text:style-name="T3">知识精碳</text:span></text:p>
      <text:p text:style-name="P2">",</text:p>
      <text:p text:style-name="P1"><text:span text:style-name="T6">446.0: <text:s/>"</text:span><text:span text:style-name="T3">这些我的上一碍的所知送的考师</text:span><text:span text:style-name="T6"> </text:span><text:span text:style-name="T3">家里认识的人</text:span></text:p>
      <text:p text:style-name="P2">",</text:p>
      <text:p text:style-name="P1"><text:span text:style-name="T6">450.0: <text:s/>"</text:span><text:span text:style-name="T3">这些我的上一奉的所知遂的者师</text:span><text:span text:style-name="T6"> </text:span><text:span text:style-name="T3">冢里认识的人</text:span></text:p>
      <text:p text:style-name="P2">",</text:p>
      <text:p text:style-name="P1"><text:span text:style-name="T6">451.0: <text:s/>"</text:span><text:span text:style-name="T3">谤上芭焉的上一童的所知送的攻师</text:span><text:span text:style-name="T6"> </text:span><text:span text:style-name="T3">家里认识的人</text:span></text:p>
      <text:p text:style-name="P2">",</text:p>
      <text:p text:style-name="P1"><text:span text:style-name="T6">451.0: <text:s/>"</text:span><text:span text:style-name="T3">有的是留邓回国的</text:span></text:p>
      <text:p text:style-name="P2">",</text:p>
      <text:p text:style-name="P2">453.0: <text:s/>"",</text:p>
      <text:p text:style-name="P1"><text:span text:style-name="T6">454.0: <text:s/>"</text:span><text:span text:style-name="T3">有的已经是企业家什么的</text:span></text:p>
      <text:p text:style-name="P2">",</text:p>
      <text:p text:style-name="P1"><text:span text:style-name="T6">454.0: <text:s/>"</text:span><text:span text:style-name="T3">有的已经是企业家什么的</text:span></text:p>
      <text:p text:style-name="P2">",</text:p>
      <text:p text:style-name="P1"><text:span text:style-name="T6">457.0: <text:s/>"</text:span><text:span text:style-name="T3">那时候叫驶家纾难</text:span><text:span text:style-name="T6"> <text:s text:c="12"/>]</text:span></text:p>
      <text:p text:style-name="P2">",</text:p>
      <text:p text:style-name="P2">460.0: <text:s/>"",</text:p>
      <text:p text:style-name="P1"><text:soft-page-break/><text:span text:style-name="T6">460.0: <text:s/>"</text:span><text:span text:style-name="T3">如像最有名的户作学</text:span><text:span text:style-name="T6"> <text:s text:c="8"/>]</text:span></text:p>
      <text:p text:style-name="P2">",</text:p>
      <text:p text:style-name="P1"><text:span text:style-name="T6">461.0: <text:s/>"</text:span><text:span text:style-name="T3">如像最有名的户作学</text:span></text:p>
      <text:p text:style-name="P2">",</text:p>
      <text:p text:style-name="P1"><text:span text:style-name="T6">461.0: <text:s/>"</text:span><text:span text:style-name="T3">比如像最有名的户作学</text:span><text:span text:style-name="T6"> <text:s text:c="8"/>A</text:span></text:p>
      <text:p text:style-name="P2">",</text:p>
      <text:p text:style-name="P1"><text:span text:style-name="T6">462.0: <text:s/>"</text:span><text:span text:style-name="T3">比如像最有名的户作学</text:span><text:span text:style-name="T6"> <text:s text:c="8"/>7</text:span></text:p>
      <text:p text:style-name="P2">",</text:p>
      <text:p text:style-name="P2">463.0: <text:s/>"7</text:p>
      <text:p text:style-name="P2">",</text:p>
      <text:p text:style-name="P1"><text:span text:style-name="T6">463.0: <text:s/>"</text:span><text:span text:style-name="T3">他把他的船全部页陕出来</text:span></text:p>
      <text:p text:style-name="P2">",</text:p>
      <text:p text:style-name="P1"><text:span text:style-name="T6">465.0: <text:s/>"</text:span><text:span text:style-name="T3">他把他的船全部芮陕出来</text:span></text:p>
      <text:p text:style-name="P2">",</text:p>
      <text:p text:style-name="P1"><text:span text:style-name="T6">470.0: <text:s/>"</text:span><text:span text:style-name="T3">当时我耳吏目染知适的都是这梓的一坚事情</text:span></text:p>
      <text:p text:style-name="P2">",</text:p>
      <text:p text:style-name="P1"><text:span text:style-name="T6">476.0: <text:s/>"</text:span><text:span text:style-name="T3">上所以什么叫作壹国</text:span></text:p>
      <text:p text:style-name="P2">",</text:p>
      <text:p text:style-name="P1"><text:span text:style-name="T6">478.0: <text:s/>"</text:span><text:span text:style-name="T3">那时候很明确</text:span></text:p>
      <text:p text:style-name="P2">",</text:p>
      <text:p text:style-name="P1"><text:span text:style-name="T6">480.0: <text:s/>"</text:span><text:span text:style-name="T3">没有什么纠结的</text:span></text:p>
      <text:p text:style-name="P2"><text:soft-page-break/>",</text:p>
      <text:p text:style-name="P1"><text:span text:style-name="T6">482.0: <text:s/>"</text:span><text:span text:style-name="T3">豆是住抗日战争的时候</text:span></text:p>
      <text:p text:style-name="P2">",</text:p>
      <text:p text:style-name="P1"><text:span text:style-name="T6">485.0: <text:s/>"</text:span><text:span text:style-name="T3">后来我到了清华</text:span></text:p>
      <text:p text:style-name="P2">",</text:p>
      <text:p text:style-name="P2">487.0: <text:s/>"",</text:p>
      <text:p text:style-name="P1"><text:span text:style-name="T6">488.0: <text:s/>"</text:span><text:span text:style-name="T3">清华的工学院里头</text:span><text:span text:style-name="T6"> </text:span><text:span text:style-name="T3">我认识般空竺的学生</text:span></text:p>
      <text:p text:style-name="P2">",</text:p>
      <text:p text:style-name="P1"><text:span text:style-name="T6">490.0: <text:s/>"</text:span><text:span text:style-name="T3">清华的工学院里头</text:span><text:span text:style-name="T6"> </text:span><text:span text:style-name="T3">我认雪般空系的学生</text:span></text:p>
      <text:p text:style-name="P2">",</text:p>
      <text:p text:style-name="P2">492.0: <text:s/>" <text:s text:c="4"/>~</text:p>
      <text:p text:style-name="P2">",</text:p>
      <text:p text:style-name="P1"><text:span text:style-name="T6">492.0: <text:s/>"</text:span><text:span text:style-name="T3">在人融如他当时为什么选择学航空呢</text:span></text:p>
      <text:p text:style-name="P2">",</text:p>
      <text:p text:style-name="P2">495.0: <text:s/>"",</text:p>
      <text:p text:style-name="P1"><text:span text:style-name="T6">496.0: <text:s/>"</text:span><text:span text:style-name="T3">束是因为日本飞机灶</text:span></text:p>
      <text:p text:style-name="P2">",</text:p>
      <text:p text:style-name="P1"><text:span text:style-name="T6">496.0: <text:s/>"</text:span><text:span text:style-name="T3">束是因为日本习机炸</text:span><text:span text:style-name="T6"> <text:s text:c="10"/>A</text:span></text:p>
      <text:p text:style-name="P2">",</text:p>
      <text:p text:style-name="P2">497.0: <text:s/>"",</text:p>
      <text:p text:style-name="P1"><text:span text:style-name="T6">497.0: <text:s/>"</text:span><text:span text:style-name="T3">大家都知适重庆大于炸</text:span></text:p>
      <text:p text:style-name="P2"><text:soft-page-break/>",</text:p>
      <text:p text:style-name="P1"><text:span text:style-name="T6">500.0: <text:s/>"</text:span><text:span text:style-name="T3">而我们是没有衬军</text:span><text:span text:style-name="T6"> </text:span><text:span text:style-name="T3">没有飞机</text:span></text:p>
      <text:p text:style-name="P2">",</text:p>
      <text:p text:style-name="P2">502.0: <text:s/>"",</text:p>
      <text:p text:style-name="P1"><text:span text:style-name="T6">507.0: <text:s/>"</text:span><text:span text:style-name="T3">辽样的事情也是很多的</text:span></text:p>
      <text:p text:style-name="P2">",</text:p>
      <text:p text:style-name="P1"><text:span text:style-name="T6">509.0: <text:s/>"</text:span><text:span text:style-name="T3">所以和企我们这一代人里头我寓得作为爱国</text:span></text:p>
      <text:p text:style-name="P2">",</text:p>
      <text:p text:style-name="P1"><text:span text:style-name="T6">513.0: <text:s/>"</text:span><text:span text:style-name="T3">人这个是不成问题的</text:span></text:p>
      <text:p text:style-name="P2">",</text:p>
      <text:p text:style-name="P2">515.0: <text:s/>"",</text:p>
      <text:p text:style-name="P1"><text:span text:style-name="T6">516.0: <text:s/>"</text:span><text:span text:style-name="T3">也没有想过</text:span></text:p>
      <text:p text:style-name="P2">",</text:p>
      <text:p text:style-name="P2">516.0: <text:s/>"",</text:p>
      <text:p text:style-name="P1"><text:span text:style-name="T6">517.0: <text:s/>"</text:span><text:span text:style-name="T3">这是需要纠结的</text:span></text:p>
      <text:p text:style-name="P2">",</text:p>
      <text:p text:style-name="P1"><text:span text:style-name="T6">518.0: <text:s/>"</text:span><text:span text:style-name="T3">还得要表明说我是党国的</text:span><text:span text:style-name="T6"> </text:span><text:span text:style-name="T3">我可是苇么样的</text:span></text:p>
      <text:p text:style-name="P2">",</text:p>
      <text:p text:style-name="P1"><text:span text:style-name="T6">521.0: <text:s/>"</text:span><text:span text:style-name="T3">还有到了太平注战争之后</text:span><text:span text:style-name="T6"> 40</text:span><text:span text:style-name="T3">年代</text:span></text:p>
      <text:p text:style-name="P2">",</text:p>
      <text:p text:style-name="P1"><text:span text:style-name="T6">525.0: <text:s/>"</text:span><text:span text:style-name="T3">国民政府亏折十万育年十万军</text:span></text:p>
      <text:p text:style-name="P2"><text:soft-page-break/>",</text:p>
      <text:p text:style-name="P1"><text:span text:style-name="T6">528.0: <text:s/>"</text:span><text:span text:style-name="T3">那个时候大有学生好多好甸都去人参军去了</text:span></text:p>
      <text:p text:style-name="P2">",</text:p>
      <text:p text:style-name="P2">532.0: <text:s/>"",</text:p>
      <text:p text:style-name="P1"><text:span text:style-name="T6">533.0: <text:s/>"</text:span><text:span text:style-name="T3">后来因为</text:span><text:span text:style-name="T6"> </text:span><text:span text:style-name="T3">那些大学生有的恒外和文的比较多</text:span></text:p>
      <text:p text:style-name="P2">",</text:p>
      <text:p text:style-name="P1"><text:span text:style-name="T6">533.0: <text:s/>"</text:span><text:span text:style-name="T3">后来因为</text:span><text:span text:style-name="T6"> </text:span><text:span text:style-name="T3">那些大学生有的懂外文的比较多</text:span></text:p>
      <text:p text:style-name="P2">",</text:p>
      <text:p text:style-name="P1"><text:span text:style-name="T6">537.0: <text:s/>"</text:span><text:span text:style-name="T3">很多都芷盟盏里头做翻译官</text:span><text:span text:style-name="T6"> |</text:span></text:p>
      <text:p text:style-name="P2">",</text:p>
      <text:p text:style-name="P1"><text:span text:style-name="T6">540.0: <text:s/>"</text:span><text:span text:style-name="T3">很欧都企盟至里头做翻译官</text:span><text:span text:style-name="T6"> |</text:span></text:p>
      <text:p text:style-name="P2">",</text:p>
      <text:p text:style-name="P2">540.0: <text:s/>"|</text:p>
      <text:p text:style-name="P2">",</text:p>
      <text:p text:style-name="P1"><text:span text:style-name="T6">541.0: <text:s/>"</text:span><text:span text:style-name="T3">文个番译家在后来的政治运动里头变成了一个历史器</text:span></text:p>
      <text:p text:style-name="P2">",</text:p>
      <text:p text:style-name="P1"><text:span text:style-name="T6">547.0: <text:s/>"</text:span><text:span text:style-name="T3">当时说刘竹国</text:span><text:span text:style-name="T6"> </text:span><text:span text:style-name="T3">是这样的情况</text:span><text:span text:style-name="T6"> |</text:span></text:p>
      <text:p text:style-name="P2">",</text:p>
      <text:p text:style-name="P1"><text:span text:style-name="T6">548.0: <text:s/>"</text:span><text:span text:style-name="T3">当时说刘竹国</text:span><text:span text:style-name="T6"> </text:span><text:span text:style-name="T3">是这样的情况</text:span><text:span text:style-name="T6"> |</text:span></text:p>
      <text:p text:style-name="P2">",</text:p>
      <text:p text:style-name="P1"><text:span text:style-name="T6">548.0: <text:s/>"</text:span><text:span text:style-name="T3">当时说刘竹国</text:span><text:span text:style-name="T6"> </text:span><text:span text:style-name="T3">是这样的情况</text:span><text:span text:style-name="T6"> |</text:span></text:p>
      <text:p text:style-name="P2"><text:soft-page-break/>",</text:p>
      <text:p text:style-name="P1"><text:span text:style-name="T6">551.0: <text:s/>"</text:span><text:span text:style-name="T3">所以我觉得我也有资格来谈壹国的上器题</text:span></text:p>
      <text:p text:style-name="P2">",</text:p>
      <text:p text:style-name="P1"><text:span text:style-name="T6">556.0: <text:s/>"</text:span><text:span text:style-name="T3">首先竹国有一个问题是什么是国家</text:span></text:p>
      <text:p text:style-name="P2">",</text:p>
      <text:p text:style-name="P1"><text:span text:style-name="T6">559.0: <text:s/>"</text:span><text:span text:style-name="T3">加</text:span></text:p>
      <text:p text:style-name="P2">",</text:p>
      <text:p text:style-name="P1"><text:span text:style-name="T6">560.0: <text:s/>"</text:span><text:span text:style-name="T3">多</text:span></text:p>
      <text:p text:style-name="P2">",</text:p>
      <text:p text:style-name="P1"><text:span text:style-name="T6">560.0: <text:s/>"</text:span><text:span text:style-name="T3">国家这个理论非苇复杂</text:span></text:p>
      <text:p text:style-name="P2">",</text:p>
      <text:p text:style-name="P1"><text:span text:style-name="T6">563.0: <text:s/>"</text:span><text:span text:style-name="T3">国家的历史的形成也是非昔复滁的</text:span></text:p>
      <text:p text:style-name="P2">",</text:p>
      <text:p text:style-name="P1"><text:span text:style-name="T6">567.0: <text:s/>"</text:span><text:span text:style-name="T3">学木界也丰不少的和争论</text:span></text:p>
      <text:p text:style-name="P2">",</text:p>
      <text:p text:style-name="P1"><text:span text:style-name="T6">569.0: <text:s/>"</text:span><text:span text:style-name="T3">所以我今天不可能从学术上来进什么是国家</text:span></text:p>
      <text:p text:style-name="P2">",</text:p>
      <text:p text:style-name="P1"><text:span text:style-name="T6">574.0: <text:s/>"</text:span><text:span text:style-name="T3">比较经典的若作</text:span></text:p>
      <text:p text:style-name="P2">",</text:p>
      <text:p text:style-name="P1"><text:span text:style-name="T6">576.0: <text:s/>"</text:span><text:span text:style-name="T3">比如项洛克的《政府论放</text:span></text:p>
      <text:p text:style-name="P2">",</text:p>
      <text:p text:style-name="P1"><text:soft-page-break/><text:span text:style-name="T6">578.0: <text:s/>"]</text:span><text:span text:style-name="T3">论政府是夸么起来的</text:span></text:p>
      <text:p text:style-name="P2">",</text:p>
      <text:p text:style-name="P1"><text:span text:style-name="T6">580.0: <text:s/>"</text:span><text:span text:style-name="T3">因为国家上距政府是分不开的</text:span></text:p>
      <text:p text:style-name="P2">",</text:p>
      <text:p text:style-name="P1"><text:span text:style-name="T6">582.0: <text:s/>"</text:span><text:span text:style-name="T3">没有一个是没有政府的国家</text:span></text:p>
      <text:p text:style-name="P2">",</text:p>
      <text:p text:style-name="P1"><text:span text:style-name="T6">586.0: <text:s/>"</text:span><text:span text:style-name="T3">还有恩格斯的《家庭、私有剧和国家的起源少</text:span></text:p>
      <text:p text:style-name="P2">",</text:p>
      <text:p text:style-name="P1"><text:span text:style-name="T6">589.0: <text:s/>"</text:span><text:span text:style-name="T3">这算是经典兰作</text:span></text:p>
      <text:p text:style-name="P2">",</text:p>
      <text:p text:style-name="P1"><text:span text:style-name="T6">591.0: <text:s/>"</text:span><text:span text:style-name="T3">我看到的对国家存比较深刻的研究的学木兰作是蝎效</text:span></text:p>
      <text:p text:style-name="P2">",</text:p>
      <text:p text:style-name="P1"><text:span text:style-name="T6">600.0: <text:s/>"</text:span><text:span text:style-name="T3">上和海复日大有学的教授与的</text:span></text:p>
      <text:p text:style-name="P2">",</text:p>
      <text:p text:style-name="P1"><text:span text:style-name="T6">604.0: <text:s/>"</text:span><text:span text:style-name="T3">他有文章</text:span><text:span text:style-name="T6"> </text:span><text:span text:style-name="T3">也有书</text:span></text:p>
      <text:p text:style-name="P2">",</text:p>
      <text:p text:style-name="P1"><text:span text:style-name="T6">607.0: <text:s/>"</text:span><text:span text:style-name="T3">我冤得今天是不可能侍这个万面展开</text:span></text:p>
      <text:p text:style-name="P2">",</text:p>
      <text:p text:style-name="P1"><text:span text:style-name="T6">610.0: <text:s/>" <text:s text:c="50"/></text:span><text:span text:style-name="T3">寺</text:span></text:p>
      <text:p text:style-name="P2">",</text:p>
      <text:p text:style-name="P1"><text:span text:style-name="T6">611.0: <text:s/>"</text:span><text:span text:style-name="T3">但是我目己有这么一个概念上的认庚</text:span></text:p>
      <text:p text:style-name="P2"><text:soft-page-break/>",</text:p>
      <text:p text:style-name="P1"><text:span text:style-name="T6">612.0: <text:s/>"</text:span><text:span text:style-name="T3">但是我目己有这么一个概念上的认识</text:span></text:p>
      <text:p text:style-name="P2">",</text:p>
      <text:p text:style-name="P1"><text:span text:style-name="T6">615.0: <text:s/>"</text:span><text:span text:style-name="T3">束是最早开始有一种族群观念</text:span></text:p>
      <text:p text:style-name="P2">",</text:p>
      <text:p text:style-name="P1"><text:span text:style-name="T6">620.0: <text:s/>"</text:span><text:span text:style-name="T3">融是放大了的家族</text:span></text:p>
      <text:p text:style-name="P2">",</text:p>
      <text:p text:style-name="P1"><text:span text:style-name="T6">622.0: <text:s/>"</text:span><text:span text:style-name="T3">然后变成一个部洛</text:span></text:p>
      <text:p text:style-name="P2">",</text:p>
      <text:p text:style-name="P1"><text:span text:style-name="T6">624.0: <text:s/>"</text:span><text:span text:style-name="T3">任有现代国家之一是这样的一个观念</text:span></text:p>
      <text:p text:style-name="P2">",</text:p>
      <text:p text:style-name="P1"><text:span text:style-name="T6">627.0: <text:s/>"</text:span><text:span text:style-name="T3">然后互相之上上有利益的冲突</text:span></text:p>
      <text:p text:style-name="P2">",</text:p>
      <text:p text:style-name="P1"><text:span text:style-name="T6">629.0: <text:s/>"</text:span><text:span text:style-name="T3">然后我维护我这个部洛的利益</text:span><text:span text:style-name="T6"> </text:span><text:span text:style-name="T3">大家团结起来</text:span></text:p>
      <text:p text:style-name="P2">",</text:p>
      <text:p text:style-name="P1"><text:span text:style-name="T6">632.0: <text:s/>"</text:span><text:span text:style-name="T3">所以中国过去两个村庄之间的相斗也有很多</text:span></text:p>
      <text:p text:style-name="P2">",</text:p>
      <text:p text:style-name="P2">636.0: <text:s/>"",</text:p>
      <text:p text:style-name="P2">638.0: <text:s/>"",</text:p>
      <text:p text:style-name="P1"><text:span text:style-name="T6">639.0: <text:s/>"</text:span><text:span text:style-name="T3">不光是中国</text:span><text:span text:style-name="T6"> <text:s text:c="4"/></text:span><text:span text:style-name="T3">人</text:span></text:p>
      <text:p text:style-name="P2">",</text:p>
      <text:p text:style-name="P1"><text:soft-page-break/><text:span text:style-name="T6">640.0: <text:s/>"</text:span><text:span text:style-name="T3">从责欧洲的址族</text:span><text:span text:style-name="T6"> <text:s text:c="14"/></text:span><text:span text:style-name="T3">下</text:span></text:p>
      <text:p text:style-name="P2">",</text:p>
      <text:p text:style-name="P1"><text:span text:style-name="T6">640.0: <text:s/>"</text:span><text:span text:style-name="T3">从责欧洲的址族</text:span><text:span text:style-name="T6"> <text:s text:c="14"/></text:span><text:span text:style-name="T3">下</text:span></text:p>
      <text:p text:style-name="P2">",</text:p>
      <text:p text:style-name="P1"><text:span text:style-name="T6">642.0: <text:s/>"</text:span><text:span text:style-name="T3">像用欧与未丽叶它也是家族的世人</text:span></text:p>
      <text:p text:style-name="P2">",</text:p>
      <text:p text:style-name="P1"><text:span text:style-name="T6">644.0: <text:s/>"</text:span><text:span text:style-name="T3">像有欧与未丽叶它也是和家族的世贫</text:span></text:p>
      <text:p text:style-name="P2">",</text:p>
      <text:p text:style-name="P1"><text:span text:style-name="T6">645.0: <text:s/>"</text:span><text:span text:style-name="T3">像受暑欧与未丽叶它也是稼族的世做</text:span></text:p>
      <text:p text:style-name="P2">",</text:p>
      <text:p text:style-name="P2">645.0: <text:s/>"",</text:p>
      <text:p text:style-name="P1"><text:span text:style-name="T6">646.0: <text:s/>"</text:span><text:span text:style-name="T3">人这么来的</text:span><text:span text:style-name="T6"> <text:s text:c="20"/></text:span><text:span text:style-name="T3">本</text:span></text:p>
      <text:p text:style-name="P2">",</text:p>
      <text:p text:style-name="P1"><text:span text:style-name="T6">646.0: <text:s/>"</text:span><text:span text:style-name="T3">那时候现代国家还没有这个观念</text:span><text:span text:style-name="T6"> \</text:span></text:p>
      <text:p text:style-name="P2">",</text:p>
      <text:p text:style-name="P1"><text:span text:style-name="T6">648.0: <text:s/>"</text:span><text:span text:style-name="T3">还有一个观念</text:span></text:p>
      <text:p text:style-name="P2">",</text:p>
      <text:p text:style-name="P2">650.0: <text:s/>"",</text:p>
      <text:p text:style-name="P1"><text:span text:style-name="T6">650.0: <text:s/>"</text:span><text:span text:style-name="T3">比如项你稼国答什么</text:span></text:p>
      <text:p text:style-name="P2">",</text:p>
      <text:p text:style-name="P1"><text:span text:style-name="T6">652.0: <text:s/>"</text:span><text:span text:style-name="T3">缮际上是家</text:span><text:span text:style-name="T6">'</text:span><text:span text:style-name="T3">乡的观念</text:span></text:p>
      <text:p text:style-name="P2"><text:soft-page-break/>",</text:p>
      <text:p text:style-name="P1"><text:span text:style-name="T6">655.0: <text:s/>"</text:span><text:span text:style-name="T3">融是我是生于斯长于斯</text:span></text:p>
      <text:p text:style-name="P2">",</text:p>
      <text:p text:style-name="P1"><text:span text:style-name="T6">657.0: <text:s/>"</text:span><text:span text:style-name="T3">我的故乡</text:span></text:p>
      <text:p text:style-name="P2">",</text:p>
      <text:p text:style-name="P1"><text:span text:style-name="T6">660.0: <text:s/>"</text:span><text:span text:style-name="T3">这个故乡放大了的惑是我的故国</text:span></text:p>
      <text:p text:style-name="P2">",</text:p>
      <text:p text:style-name="P1"><text:span text:style-name="T6">662.0: <text:s/>"</text:span><text:span text:style-name="T3">我无论走到天功走到什么地方</text:span></text:p>
      <text:p text:style-name="P2">",</text:p>
      <text:p text:style-name="P1"><text:span text:style-name="T6">665.0: <text:s/>"</text:span><text:span text:style-name="T3">我总是怀念春恋有这么一份感情</text:span><text:span text:style-name="T6"> :</text:span></text:p>
      <text:p text:style-name="P2">",</text:p>
      <text:p text:style-name="P1"><text:span text:style-name="T6">666.0: <text:s/>"</text:span><text:span text:style-name="T3">我总是怀念春恋有这人么一份感情</text:span><text:span text:style-name="T6"> </text:span><text:span text:style-name="T3">、</text:span></text:p>
      <text:p text:style-name="P2">",</text:p>
      <text:p text:style-name="P1"><text:span text:style-name="T6">667.0: <text:s/>"</text:span><text:span text:style-name="T3">我总是怀念春恋有这么一份感情</text:span><text:span text:style-name="T6"> </text:span><text:span text:style-name="T3">，</text:span></text:p>
      <text:p text:style-name="P2">",</text:p>
      <text:p text:style-name="P2">668.0: <text:s/>"",</text:p>
      <text:p text:style-name="P1"><text:span text:style-name="T6">668.0: <text:s/>"</text:span><text:span text:style-name="T3">我总是想看我这个故乡</text:span><text:span text:style-name="T6"> </text:span><text:span text:style-name="T3">山水</text:span></text:p>
      <text:p text:style-name="P2">",</text:p>
      <text:p text:style-name="P1"><text:span text:style-name="T6">672.0: <text:s/>"</text:span><text:span text:style-name="T3">不管这个国家小还是大</text:span><text:span text:style-name="T6"> </text:span><text:span text:style-name="T3">还是瑟么样</text:span></text:p>
      <text:p text:style-name="P2">",</text:p>
      <text:p text:style-name="P2">674.0: <text:s/>"",</text:p>
      <text:p text:style-name="P1"><text:soft-page-break/><text:span text:style-name="T6">675.0: <text:s/>"</text:span><text:span text:style-name="T3">人这跟政治也没有多大的关系</text:span></text:p>
      <text:p text:style-name="P2">",</text:p>
      <text:p text:style-name="P1"><text:span text:style-name="T6">676.0: <text:s/>"</text:span><text:span text:style-name="T3">站</text:span><text:span text:style-name="T6"> <text:s text:c="16"/></text:span><text:span text:style-name="T3">人这跟政治也没有多大的关系</text:span></text:p>
      <text:p text:style-name="P2">",</text:p>
      <text:p text:style-name="P1"><text:span text:style-name="T6">677.0: <text:s/>"</text:span><text:span text:style-name="T3">地</text:span><text:span text:style-name="T6"> </text:span><text:span text:style-name="T3">这跟政治也没有多大的关系</text:span></text:p>
      <text:p text:style-name="P2">",</text:p>
      <text:p text:style-name="P1"><text:span text:style-name="T6">677.0: <text:s/>"</text:span><text:span text:style-name="T3">和文跟政治也没有多大的关系</text:span></text:p>
      <text:p text:style-name="P2">",</text:p>
      <text:p text:style-name="P1"><text:span text:style-name="T6">678.0: <text:s/>"-</text:span><text:span text:style-name="T3">人芝跟政治也没有多大的关系</text:span></text:p>
      <text:p text:style-name="P2">",</text:p>
      <text:p text:style-name="P2">678.0: <text:s/>"“</text:p>
      <text:p text:style-name="P2">",</text:p>
      <text:p text:style-name="P1"><text:span text:style-name="T6">679.0: <text:s/>"</text:span><text:span text:style-name="T3">还在一种第二层的观念</text:span></text:p>
      <text:p text:style-name="P2">",</text:p>
      <text:p text:style-name="P1"><text:span text:style-name="T6">680.0: <text:s/>"</text:span><text:span text:style-name="T3">还有一种第二层的观念</text:span></text:p>
      <text:p text:style-name="P2">",</text:p>
      <text:p text:style-name="P1"><text:span text:style-name="T6">680.0: <text:s/>"</text:span><text:span text:style-name="T3">还有一种第二层的观念</text:span></text:p>
      <text:p text:style-name="P2">",</text:p>
      <text:p text:style-name="P1"><text:span text:style-name="T6">681.0: <text:s/>"</text:span><text:span text:style-name="T3">还有一种第二层的观念</text:span></text:p>
      <text:p text:style-name="P2">",</text:p>
      <text:p text:style-name="P1"><text:span text:style-name="T6">681.0: <text:s/>"</text:span><text:span text:style-name="T3">还有一种第二层的观念</text:span></text:p>
      <text:p text:style-name="P2"><text:soft-page-break/>",</text:p>
      <text:p text:style-name="P1"><text:span text:style-name="T6">682.0: <text:s/>"</text:span><text:span text:style-name="T3">还有一种第二层的观念</text:span></text:p>
      <text:p text:style-name="P2">",</text:p>
      <text:p text:style-name="P1"><text:span text:style-name="T6">683.0: <text:s/>"</text:span><text:span text:style-name="T3">还有一种第二层的观念</text:span></text:p>
      <text:p text:style-name="P2">",</text:p>
      <text:p text:style-name="P1"><text:span text:style-name="T6">684.0: <text:s/>"</text:span><text:span text:style-name="T3">副是眼文化历史文明有关系了</text:span></text:p>
      <text:p text:style-name="P2">",</text:p>
      <text:p text:style-name="P1"><text:span text:style-name="T6">685.0: <text:s/>"</text:span><text:span text:style-name="T3">副是眼文化历史文明有关系了</text:span></text:p>
      <text:p text:style-name="P2">",</text:p>
      <text:p text:style-name="P1"><text:span text:style-name="T6">688.0: <text:s/>"</text:span><text:span text:style-name="T3">副是眼文化历史文明有关系了</text:span></text:p>
      <text:p text:style-name="P2">",</text:p>
      <text:p text:style-name="P1"><text:span text:style-name="T6">689.0: <text:s/>"</text:span><text:span text:style-name="T3">中国人对于所者中国</text:span></text:p>
      <text:p text:style-name="P2">",</text:p>
      <text:p text:style-name="P1"><text:span text:style-name="T6">694.0: <text:s/>"</text:span><text:span text:style-name="T3">一来束培我们五二年的文明</text:span><text:span text:style-name="T6"> </text:span><text:span text:style-name="T3">或埋三二年的文明</text:span></text:p>
      <text:p text:style-name="P2">",</text:p>
      <text:p text:style-name="P1"><text:span text:style-name="T6">698.0: <text:s/>"</text:span><text:span text:style-name="T3">说我们是一个驻明古国</text:span></text:p>
      <text:p text:style-name="P2">",</text:p>
      <text:p text:style-name="P1"><text:span text:style-name="T6">701.0: <text:s/>"</text:span><text:span text:style-name="T3">人这个观念束比家乡乡土的观念要进一步</text:span></text:p>
      <text:p text:style-name="P2">",</text:p>
      <text:p text:style-name="P1"><text:span text:style-name="T6">708.0: <text:s/>"</text:span><text:span text:style-name="T3">假如是佳瑞文里头</text:span></text:p>
      <text:p text:style-name="P2">",</text:p>
      <text:p text:style-name="P1"><text:soft-page-break/><text:span text:style-name="T6">709.0: <text:s/>"</text:span><text:span text:style-name="T3">假如是在碳广里头</text:span></text:p>
      <text:p text:style-name="P2">",</text:p>
      <text:p text:style-name="P1"><text:span text:style-name="T6">710.0: <text:s/>"</text:span><text:span text:style-name="T3">假如是在碳广里头</text:span></text:p>
      <text:p text:style-name="P2">",</text:p>
      <text:p text:style-name="P1"><text:span text:style-name="T6">710.0: <text:s/>"</text:span><text:span text:style-name="T3">假如是在碳广里头</text:span></text:p>
      <text:p text:style-name="P2">",</text:p>
      <text:p text:style-name="P1"><text:span text:style-name="T6">711.0: <text:s/>"</text:span><text:span text:style-name="T3">第一个乡土观念是</text:span><text:span text:style-name="T6">country</text:span></text:p>
      <text:p text:style-name="P2">",</text:p>
      <text:p text:style-name="P2">713.0: <text:s/>"",</text:p>
      <text:p text:style-name="P1"><text:span text:style-name="T6">714.0: <text:s/>"</text:span><text:span text:style-name="T3">第二个是</text:span><text:span text:style-name="T6">nation</text:span></text:p>
      <text:p text:style-name="P2">",</text:p>
      <text:p text:style-name="P2">715.0: <text:s/>"",</text:p>
      <text:p text:style-name="P1"><text:span text:style-name="T6">716.0: <text:s/>"</text:span><text:span text:style-name="T3">融是成为一个民族了</text:span></text:p>
      <text:p text:style-name="P2">",</text:p>
      <text:p text:style-name="P1"><text:span text:style-name="T6">717.0: <text:s/>"</text:span><text:span text:style-name="T3">束是成为一个民族了</text:span></text:p>
      <text:p text:style-name="P2">",</text:p>
      <text:p text:style-name="P1"><text:span text:style-name="T6">719.0: <text:s/>"</text:span><text:span text:style-name="T3">但是这个民族哌</text:span></text:p>
      <text:p text:style-name="P2">",</text:p>
      <text:p text:style-name="P2">720.0: <text:s/>"",</text:p>
      <text:p text:style-name="P1"><text:span text:style-name="T6">721.0: <text:s/>"</text:span><text:span text:style-name="T3">和企中国是多民族国家</text:span></text:p>
      <text:p text:style-name="P2">",</text:p>
      <text:p text:style-name="P2"><text:soft-page-break/>722.0: <text:s/>"",</text:p>
      <text:p text:style-name="P1"><text:span text:style-name="T6">723.0: <text:s/>"</text:span><text:span text:style-name="T3">所以又不是一个单纯的民族了</text:span></text:p>
      <text:p text:style-name="P2">",</text:p>
      <text:p text:style-name="P1"><text:span text:style-name="T6">723.0: <text:s/>"</text:span><text:span text:style-name="T3">所以又不是一个单纯的民族了</text:span></text:p>
      <text:p text:style-name="P2">",</text:p>
      <text:p text:style-name="P2">725.0: <text:s/>"",</text:p>
      <text:p text:style-name="P1"><text:span text:style-name="T6">726.0: <text:s/>"</text:span><text:span text:style-name="T3">咒有这人么一个共同体的这梓的观念</text:span></text:p>
      <text:p text:style-name="P2">",</text:p>
      <text:p text:style-name="P2">729.0: <text:s/>"",</text:p>
      <text:p text:style-name="P1"><text:span text:style-name="T6">730.0: <text:s/>"</text:span><text:span text:style-name="T3">然后我们讲到爱国的时候</text:span></text:p>
      <text:p text:style-name="P2">",</text:p>
      <text:p text:style-name="P1"><text:span text:style-name="T6">731.0: <text:s/>"</text:span><text:span text:style-name="T3">然后我们讲到爱国的时候</text:span></text:p>
      <text:p text:style-name="P2">",</text:p>
      <text:p text:style-name="P1"><text:span text:style-name="T6">732.0: <text:s/>"</text:span><text:span text:style-name="T3">买际上我们最刻骨向心的和演的是这个</text:span><text:span text:style-name="T6">nation</text:span></text:p>
      <text:p text:style-name="P2">",</text:p>
      <text:p text:style-name="P2">736.0: <text:s/>"",</text:p>
      <text:p text:style-name="P1"><text:span text:style-name="T6">737.0: <text:s/>"</text:span><text:span text:style-name="T3">殊</text:span></text:p>
      <text:p text:style-name="P2">",</text:p>
      <text:p text:style-name="P1"><text:span text:style-name="T6">737.0: <text:s/>"</text:span><text:span text:style-name="T3">融是我们有和多么光壬烛烂的文明</text:span><text:span text:style-name="T6"> </text:span><text:span text:style-name="T3">和</text:span></text:p>
      <text:p text:style-name="P2">",</text:p>
      <text:p text:style-name="P1"><text:span text:style-name="T6">738.0: <text:s/>"</text:span><text:span text:style-name="T3">融是我们有有多么光迁划烂的文明</text:span><text:span text:style-name="T6"> </text:span><text:span text:style-name="T3">亏</text:span></text:p>
      <text:p text:style-name="P2"><text:soft-page-break/>",</text:p>
      <text:p text:style-name="P1"><text:span text:style-name="T6">739.0: <text:s/>"</text:span><text:span text:style-name="T3">融是我们有多么光迁烛烂的文明</text:span><text:span text:style-name="T6"> </text:span><text:span text:style-name="T3">码</text:span></text:p>
      <text:p text:style-name="P2">",</text:p>
      <text:p text:style-name="P1"><text:span text:style-name="T6">739.0: <text:s/>"</text:span><text:span text:style-name="T3">融是我们有多么光寺烛烂的文明</text:span><text:span text:style-name="T6"> :</text:span></text:p>
      <text:p text:style-name="P2">",</text:p>
      <text:p text:style-name="P1"><text:span text:style-name="T6">740.0: <text:s/>"</text:span><text:span text:style-name="T3">融是我们有多么光笑灿烂的文明</text:span></text:p>
      <text:p text:style-name="P2">",</text:p>
      <text:p text:style-name="P1"><text:span text:style-name="T6">740.0: <text:s/>"</text:span><text:span text:style-name="T3">融是我们有多么光壬烛烂的文明</text:span><text:span text:style-name="T6"> “</text:span></text:p>
      <text:p text:style-name="P2">",</text:p>
      <text:p text:style-name="P1"><text:span text:style-name="T6">741.0: <text:s/>"</text:span><text:span text:style-name="T3">融是我们有多么光和寺烛烂的文明</text:span><text:span text:style-name="T6"> #</text:span></text:p>
      <text:p text:style-name="P2">",</text:p>
      <text:p text:style-name="P1"><text:span text:style-name="T6">741.0: <text:s/>"</text:span><text:span text:style-name="T3">玉</text:span></text:p>
      <text:p text:style-name="P2">",</text:p>
      <text:p text:style-name="P1"><text:span text:style-name="T6">742.0: <text:s/>"</text:span><text:span text:style-name="T3">我们有这样的古国</text:span><text:span text:style-name="T6"> <text:s text:c="12"/></text:span><text:span text:style-name="T3">淘</text:span></text:p>
      <text:p text:style-name="P2">",</text:p>
      <text:p text:style-name="P1"><text:span text:style-name="T6">742.0: <text:s/>"</text:span><text:span text:style-name="T3">我们有这样的古国</text:span><text:span text:style-name="T6"> <text:s text:c="12"/></text:span><text:span text:style-name="T3">坟</text:span></text:p>
      <text:p text:style-name="P2">",</text:p>
      <text:p text:style-name="P1"><text:span text:style-name="T6">743.0: <text:s/>"</text:span><text:span text:style-name="T3">福作</text:span><text:span text:style-name="T6">|</text:span><text:span text:style-name="T3">芭到十本了了国</text:span><text:span text:style-name="T6"> <text:s text:c="7"/></text:span><text:span text:style-name="T3">光</text:span></text:p>
      <text:p text:style-name="P2">",</text:p>
      <text:p text:style-name="P1"><text:span text:style-name="T6">743.0: <text:s/>"</text:span><text:span text:style-name="T3">所以当时所日战争的时候有一种危机感</text:span></text:p>
      <text:p text:style-name="P2">",</text:p>
      <text:p text:style-name="P1"><text:soft-page-break/><text:span text:style-name="T6">746.0: <text:s/>"</text:span><text:span text:style-name="T3">确</text:span></text:p>
      <text:p text:style-name="P2">",</text:p>
      <text:p text:style-name="P1"><text:span text:style-name="T6">747.0: <text:s/>"</text:span><text:span text:style-name="T3">融是要亡国火种</text:span><text:span text:style-name="T6"> <text:s text:c="9"/></text:span><text:span text:style-name="T3">确</text:span></text:p>
      <text:p text:style-name="P2">",</text:p>
      <text:p text:style-name="P1"><text:span text:style-name="T6">748.0: <text:s/>"</text:span><text:span text:style-name="T3">确</text:span></text:p>
      <text:p text:style-name="P2">",</text:p>
      <text:p text:style-name="P2">749.0: <text:s/>"",</text:p>
      <text:p text:style-name="P1"><text:span text:style-name="T6">749.0: <text:s/>"</text:span><text:span text:style-name="T3">怎么会火种呢</text:span></text:p>
      <text:p text:style-name="P2">",</text:p>
      <text:p text:style-name="P1"><text:span text:style-name="T6">750.0: <text:s/>"</text:span><text:span text:style-name="T3">内为也不是像希特勒杀光狐太人那种火种</text:span></text:p>
      <text:p text:style-name="P2">",</text:p>
      <text:p text:style-name="P2">755.0: <text:s/>"",</text:p>
      <text:p text:style-name="P1"><text:span text:style-name="T6">755.0: <text:s/>"</text:span><text:span text:style-name="T3">日本还不是这梓的一个政策</text:span></text:p>
      <text:p text:style-name="P2">",</text:p>
      <text:p text:style-name="P1"><text:span text:style-name="T6">757.0: <text:s/>" <text:s/>1 <text:s text:c="7"/></text:span><text:span text:style-name="T3">人</text:span></text:p>
      <text:p text:style-name="P2">",</text:p>
      <text:p text:style-name="P2">757.0: <text:s/>"",</text:p>
      <text:p text:style-name="P1"><text:span text:style-name="T6">758.0: <text:s/>"</text:span><text:span text:style-name="T3">什么次种</text:span></text:p>
      <text:p text:style-name="P2">",</text:p>
      <text:p text:style-name="P1"><text:span text:style-name="T6">759.0: <text:s/>"</text:span><text:span text:style-name="T3">融是火文化</text:span></text:p>
      <text:p text:style-name="P2">",</text:p>
      <text:p text:style-name="P2"><text:soft-page-break/>760.0: <text:s/>"",</text:p>
      <text:p text:style-name="P1"><text:span text:style-name="T6">760.0: <text:s/>"</text:span><text:span text:style-name="T3">融是倍中国人已经不是中国了</text:span></text:p>
      <text:p text:style-name="P2">",</text:p>
      <text:p text:style-name="P2">762.0: <text:s/>"",</text:p>
      <text:p text:style-name="P1"><text:span text:style-name="T6">762.0: <text:s/>"</text:span><text:span text:style-name="T3">过去外族人入侵汉族的时候</text:span></text:p>
      <text:p text:style-name="P2">",</text:p>
      <text:p text:style-name="P1"><text:span text:style-name="T6">765.0: <text:s/>"</text:span><text:span text:style-name="T3">汉族没有这个危机感</text:span></text:p>
      <text:p text:style-name="P2">",</text:p>
      <text:p text:style-name="P1"><text:span text:style-name="T6">766.0: <text:s/>"</text:span><text:span text:style-name="T3">汉族没有这个危机感</text:span></text:p>
      <text:p text:style-name="P2">",</text:p>
      <text:p text:style-name="P2">767.0: <text:s/>"",</text:p>
      <text:p text:style-name="P1"><text:span text:style-name="T6">767.0: <text:s/>"</text:span><text:span text:style-name="T3">因为把他给化挥了</text:span></text:p>
      <text:p text:style-name="P2">",</text:p>
      <text:p text:style-name="P2">768.0: <text:s/>"",</text:p>
      <text:p text:style-name="P1"><text:span text:style-name="T6">768.0: <text:s/>"</text:span><text:span text:style-name="T3">他们都汉化了</text:span></text:p>
      <text:p text:style-name="P2">",</text:p>
      <text:p text:style-name="P1"><text:span text:style-name="T6">769.0: <text:s/>"</text:span><text:span text:style-name="T3">剧科部肖做了</text:span></text:p>
      <text:p text:style-name="P2">",</text:p>
      <text:p text:style-name="P1"><text:span text:style-name="T6">770.0: <text:s/>"</text:span><text:span text:style-name="T3">原来元朝来清朝</text:span><text:span text:style-name="T6"> </text:span><text:span text:style-name="T3">部进来</text:span></text:p>
      <text:p text:style-name="P2">",</text:p>
      <text:p text:style-name="P2">773.0: <text:s/>"",</text:p>
      <text:p text:style-name="P1"><text:soft-page-break/><text:span text:style-name="T6">774.0: <text:s/>"</text:span><text:span text:style-name="T3">当时也打得很惨烈</text:span></text:p>
      <text:p text:style-name="P2">",</text:p>
      <text:p text:style-name="P1"><text:span text:style-name="T6">777.0: <text:s/>"</text:span><text:span text:style-name="T3">当时也打得很惨绚</text:span></text:p>
      <text:p text:style-name="P2">",</text:p>
      <text:p text:style-name="P1"><text:span text:style-name="T6">777.0: <text:s/>"</text:span><text:span text:style-name="T3">但是最后我们有感党到这个民族文化并没有火挨</text:span></text:p>
      <text:p text:style-name="P2">",</text:p>
      <text:p text:style-name="P1"><text:span text:style-name="T6">783.0: <text:s/>"</text:span><text:span text:style-name="T3">但是等到御片战争之后所上友生的危机</text:span></text:p>
      <text:p text:style-name="P2">",</text:p>
      <text:p text:style-name="P1"><text:span text:style-name="T6">786.0: <text:s/>"</text:span><text:span text:style-name="T3">是再来外来的一个整个的跟我们文明和葡化完全不一</text:span><text:span text:style-name="T6">:;</text:span></text:p>
      <text:p text:style-name="P2">",</text:p>
      <text:p text:style-name="P1"><text:span text:style-name="T6">792.0: <text:s/>"</text:span><text:span text:style-name="T3">而且比我们要先进得多</text:span><text:span text:style-name="T6"> </text:span><text:span text:style-name="T3">要强大得多</text:span></text:p>
      <text:p text:style-name="P2">",</text:p>
      <text:p text:style-name="P1"><text:span text:style-name="T6">793.0: <text:s/>"”</text:span><text:span text:style-name="T3">而且比我们要先进得多</text:span><text:span text:style-name="T6"> </text:span><text:span text:style-name="T3">要强大得多</text:span></text:p>
      <text:p text:style-name="P2">",</text:p>
      <text:p text:style-name="P1"><text:span text:style-name="T6">795.0: <text:s/>" <text:s text:c="21"/></text:span><text:span text:style-name="T3">我抵挡不住了</text:span></text:p>
      <text:p text:style-name="P2">",</text:p>
      <text:p text:style-name="P1"><text:span text:style-name="T6">796.0: <text:s/>" <text:s text:c="21"/></text:span><text:span text:style-name="T3">我抵挡不住了</text:span></text:p>
      <text:p text:style-name="P2">",</text:p>
      <text:p text:style-name="P2">797.0: <text:s/>"",</text:p>
      <text:p text:style-name="P1"><text:span text:style-name="T6">797.0: <text:s/>"</text:span><text:span text:style-name="T3">人这样的一种情况之下惑感锅到我们这么伟大的一个氏</text:span></text:p>
      <text:p text:style-name="P2">",</text:p>
      <text:p text:style-name="P1"><text:soft-page-break/><text:span text:style-name="T6">802.0: <text:s/>"</text:span><text:span text:style-name="T3">车么开时候会败于这些个</text:span></text:p>
      <text:p text:style-name="P2">",</text:p>
      <text:p text:style-name="P1"><text:span text:style-name="T6">804.0: <text:s/>"</text:span><text:span text:style-name="T3">震么到时候会败于这此个</text:span></text:p>
      <text:p text:style-name="P2">",</text:p>
      <text:p text:style-name="P2">805.0: <text:s/>"",</text:p>
      <text:p text:style-name="P1"><text:span text:style-name="T6">806.0: <text:s/>" <text:s text:c="5"/></text:span><text:span text:style-name="T3">也不能管它叫野查民族了</text:span></text:p>
      <text:p text:style-name="P2">",</text:p>
      <text:p text:style-name="P2">807.0: <text:s/>"",</text:p>
      <text:p text:style-name="P1"><text:span text:style-name="T6">808.0: <text:s/>" <text:s text:c="9"/></text:span><text:span text:style-name="T3">过去都栅外头的都算野恋民族</text:span></text:p>
      <text:p text:style-name="P2">",</text:p>
      <text:p text:style-name="P1"><text:span text:style-name="T6">809.0: <text:s/>"</text:span><text:span text:style-name="T3">过去都讽外头的都算野查民族</text:span></text:p>
      <text:p text:style-name="P2">",</text:p>
      <text:p text:style-name="P1"><text:span text:style-name="T6">809.0: <text:s/>"</text:span><text:span text:style-name="T3">过去都讽外头的都算野查民族</text:span></text:p>
      <text:p text:style-name="P2">",</text:p>
      <text:p text:style-name="P2">810.0: <text:s/>"1</text:p>
      <text:p text:style-name="P2">",</text:p>
      <text:p text:style-name="P1"><text:span text:style-name="T6">810.0: <text:s/>"</text:span><text:span text:style-name="T3">但是他们也不野蛮</text:span></text:p>
      <text:p text:style-name="P2">",</text:p>
      <text:p text:style-name="P2">812.0: <text:s/>"",</text:p>
      <text:p text:style-name="P1"><text:span text:style-name="T6">812.0: <text:s/>"”</text:span><text:span text:style-name="T3">而且它的文明程度</text:span><text:span text:style-name="T6"> </text:span><text:span text:style-name="T3">有的地方要高得多</text:span></text:p>
      <text:p text:style-name="P2">",</text:p>
      <text:p text:style-name="P1"><text:soft-page-break/><text:span text:style-name="T6">814.0: <text:s/>"</text:span><text:span text:style-name="T3">而且它的文明程度</text:span><text:span text:style-name="T6"> </text:span><text:span text:style-name="T3">有的地方要遍得多</text:span></text:p>
      <text:p text:style-name="P2">",</text:p>
      <text:p text:style-name="P1"><text:span text:style-name="T6">815.0: <text:s/>"</text:span><text:span text:style-name="T3">而且它的文明程度</text:span><text:span text:style-name="T6"> </text:span><text:span text:style-name="T3">有的地方和要遍得多</text:span></text:p>
      <text:p text:style-name="P2">",</text:p>
      <text:p text:style-name="P2">816.0: <text:s/>"",</text:p>
      <text:p text:style-name="P1"><text:span text:style-name="T6">816.0: <text:s/>" <text:s text:c="10"/></text:span><text:span text:style-name="T3">所以这个是一个最大的危机</text:span></text:p>
      <text:p text:style-name="P2">",</text:p>
      <text:p text:style-name="P1"><text:span text:style-name="T6">819.0: <text:s/>"</text:span><text:span text:style-name="T3">我们</text:span><text:span text:style-name="T6">1</text:span><text:span text:style-name="T3">井到爱国串浊想到的</text:span></text:p>
      <text:p text:style-name="P2">",</text:p>
      <text:p text:style-name="P1"><text:span text:style-name="T6">823.0: <text:s/>"</text:span><text:span text:style-name="T3">我宽得应该是</text:span><text:span text:style-name="T6">nation</text:span><text:span text:style-name="T3">广样的一个观念</text:span></text:p>
      <text:p text:style-name="P2">",</text:p>
      <text:p text:style-name="P1"><text:span text:style-name="T6">827.0: <text:s/>"</text:span><text:span text:style-name="T3">所以企西南联大有一位历史教授</text:span></text:p>
      <text:p text:style-name="P2">",</text:p>
      <text:p text:style-name="P2">829.0: <text:s/>"",</text:p>
      <text:p text:style-name="P1"><text:span text:style-name="T6">830.0: <text:s/>"</text:span><text:span text:style-name="T3">他</text:span><text:span text:style-name="T6">]</text:span><text:span text:style-name="T3">襄过这样一和柯才</text:span></text:p>
      <text:p text:style-name="P2">",</text:p>
      <text:p text:style-name="P1"><text:span text:style-name="T6">832.0: <text:s/>"</text:span><text:span text:style-name="T3">我经昔引用并且我一直记得很牢的</text:span></text:p>
      <text:p text:style-name="P2">",</text:p>
      <text:p text:style-name="P1"><text:span text:style-name="T6">834.0: <text:s/>"</text:span><text:span text:style-name="T3">我经单引用并且我一直记得很牢的</text:span></text:p>
      <text:p text:style-name="P2">",</text:p>
      <text:p text:style-name="P2">835.0: <text:s/>"",</text:p>
      <text:p text:style-name="P1"><text:soft-page-break/><text:span text:style-name="T6">835.0: <text:s/>"</text:span><text:span text:style-name="T3">他项说</text:span><text:span text:style-name="T6"> </text:span><text:span text:style-name="T3">不读中国史不知表中国的伟大</text:span></text:p>
      <text:p text:style-name="P2">",</text:p>
      <text:p text:style-name="P2">839.0: <text:s/>"",</text:p>
      <text:p text:style-name="P1"><text:span text:style-name="T6">840.0: <text:s/>"</text:span><text:span text:style-name="T3">不读丁省史</text:span><text:span text:style-name="T6"> </text:span><text:span text:style-name="T3">不知适中国的洛后</text:span></text:p>
      <text:p text:style-name="P2">",</text:p>
      <text:p text:style-name="P1"><text:span text:style-name="T6">840.0: <text:s/>"</text:span><text:span text:style-name="T3">不读西省史</text:span><text:span text:style-name="T6"> </text:span><text:span text:style-name="T3">不知甫中国的洛后</text:span></text:p>
      <text:p text:style-name="P2">",</text:p>
      <text:p text:style-name="P1"><text:span text:style-name="T6">842.0: <text:s/>"</text:span><text:span text:style-name="T3">不读西省史</text:span><text:span text:style-name="T6"> </text:span><text:span text:style-name="T3">不知甫中国的洛后</text:span></text:p>
      <text:p text:style-name="P2">",</text:p>
      <text:p text:style-name="P2">842.0: <text:s/>"",</text:p>
      <text:p text:style-name="P1"><text:span text:style-name="T6">843.0: <text:s/>"</text:span><text:span text:style-name="T3">芝两句医我宽得非曲精辟</text:span></text:p>
      <text:p text:style-name="P2">",</text:p>
      <text:p text:style-name="P1"><text:span text:style-name="T6">845.0: <text:s/>"</text:span><text:span text:style-name="T3">你不能因为你寓得你很伟大</text:span></text:p>
      <text:p text:style-name="P2">",</text:p>
      <text:p text:style-name="P1"><text:span text:style-name="T6">847.0: <text:s/>"</text:span><text:span text:style-name="T3">我的历史文明怎么苇么梓</text:span></text:p>
      <text:p text:style-name="P2">",</text:p>
      <text:p text:style-name="P1"><text:span text:style-name="T6">849.0: <text:s/>"</text:span><text:span text:style-name="T3">可是你不承认你洛后了</text:span><text:span text:style-name="T6"> </text:span><text:span text:style-name="T3">现往</text:span></text:p>
      <text:p text:style-name="P2">",</text:p>
      <text:p text:style-name="P1"><text:span text:style-name="T6">851.0: <text:s/>"</text:span><text:span text:style-name="T3">正央为你洛后了</text:span></text:p>
      <text:p text:style-name="P2">",</text:p>
      <text:p text:style-name="P1"><text:span text:style-name="T6">852.0: <text:s/>"</text:span><text:span text:style-name="T3">你男要急起直起</text:span></text:p>
      <text:p text:style-name="P2"><text:soft-page-break/>",</text:p>
      <text:p text:style-name="P2">855.0: <text:s/>"",</text:p>
      <text:p text:style-name="P1"><text:span text:style-name="T6">856.0: <text:s/>"</text:span><text:span text:style-name="T3">第三层的意思的国家往往是跟政权联系人在一起的</text:span></text:p>
      <text:p text:style-name="P2">",</text:p>
      <text:p text:style-name="P2">862.0: <text:s/>"",</text:p>
      <text:p text:style-name="P1"><text:span text:style-name="T6">862.0: <text:s/>"</text:span><text:span text:style-name="T3">所以这个侍只驻束叫</text:span><text:span text:style-name="T6">state</text:span></text:p>
      <text:p text:style-name="P2">",</text:p>
      <text:p text:style-name="P1"><text:span text:style-name="T6">863.0: <text:s/>"</text:span><text:span text:style-name="T3">所以这个侍只文获叫</text:span><text:span text:style-name="T6">state</text:span></text:p>
      <text:p text:style-name="P2">",</text:p>
      <text:p text:style-name="P1"><text:span text:style-name="T6">864.0: <text:s/>"</text:span><text:span text:style-name="T3">所以这个侍只文获叫</text:span><text:span text:style-name="T6">state</text:span></text:p>
      <text:p text:style-name="P2">",</text:p>
      <text:p text:style-name="P2">865.0: <text:s/>"",</text:p>
      <text:p text:style-name="P1"><text:span text:style-name="T6">865.0: <text:s/>"</text:span><text:span text:style-name="T3">它这个过去是朝廷</text:span><text:span text:style-name="T6"> <text:s text:c="11"/></text:span><text:span text:style-name="T3">光</text:span></text:p>
      <text:p text:style-name="P2">",</text:p>
      <text:p text:style-name="P1"><text:span text:style-name="T6">868.0: <text:s/>"</text:span><text:span text:style-name="T3">光</text:span></text:p>
      <text:p text:style-name="P2">",</text:p>
      <text:p text:style-name="P1"><text:span text:style-name="T6">868.0: <text:s/>"</text:span><text:span text:style-name="T3">星族这个加迁它代表这个国冢</text:span><text:span text:style-name="T6"> :</text:span></text:p>
      <text:p text:style-name="P2">",</text:p>
      <text:p text:style-name="P1"><text:span text:style-name="T6">872.0: <text:s/>"</text:span><text:span text:style-name="T3">光</text:span></text:p>
      <text:p text:style-name="P2">",</text:p>
      <text:p text:style-name="P1"><text:span text:style-name="T6">873.0: <text:s/>"</text:span><text:span text:style-name="T3">培大清王天</text:span><text:span text:style-name="T6"> </text:span><text:span text:style-name="T3">大明王遇</text:span><text:span text:style-name="T6"> <text:s text:c="7"/></text:span><text:span text:style-name="T3">多</text:span></text:p>
      <text:p text:style-name="P2"><text:soft-page-break/>",</text:p>
      <text:p text:style-name="P2">875.0: <text:s/>"",</text:p>
      <text:p text:style-name="P1"><text:span text:style-name="T6">875.0: <text:s/>"</text:span><text:span text:style-name="T3">现和在的历史剧经串讲这一坚了</text:span></text:p>
      <text:p text:style-name="P2">",</text:p>
      <text:p text:style-name="P2">877.0: <text:s/>"",</text:p>
      <text:p text:style-name="P1"><text:span text:style-name="T6">877.0: <text:s/>"</text:span><text:span text:style-name="T3">当时的</text:span><text:span text:style-name="T6"> </text:span><text:span text:style-name="T3">沁引了陆避国家</text:span></text:p>
      <text:p text:style-name="P2">",</text:p>
      <text:p text:style-name="P1"><text:span text:style-name="T6">878.0: <text:s/>"</text:span><text:span text:style-name="T3">当时的人想到所请国家</text:span></text:p>
      <text:p text:style-name="P2">",</text:p>
      <text:p text:style-name="P1"><text:span text:style-name="T6">882.0: <text:s/>"</text:span><text:span text:style-name="T3">其洋那个时候没有下正的国家观念</text:span></text:p>
      <text:p text:style-name="P2">",</text:p>
      <text:p text:style-name="P1"><text:span text:style-name="T6">883.0: <text:s/>"</text:span><text:span text:style-name="T3">其买那个时候没有县正的国冢观念</text:span></text:p>
      <text:p text:style-name="P2">",</text:p>
      <text:p text:style-name="P1"><text:span text:style-name="T6">884.0: <text:s/>"</text:span><text:span text:style-name="T3">避实那个时候没和有时正的国家观候</text:span></text:p>
      <text:p text:style-name="P2">",</text:p>
      <text:p text:style-name="P1"><text:span text:style-name="T6">884.0: <text:s/>"</text:span><text:span text:style-name="T3">只有朝迁的观念</text:span></text:p>
      <text:p text:style-name="P2">",</text:p>
      <text:p text:style-name="P2">885.0: <text:s/>"",</text:p>
      <text:p text:style-name="P1"><text:span text:style-name="T6">886.0: <text:s/>"</text:span><text:span text:style-name="T3">所以那个时候的稼国买际上是忠君</text:span></text:p>
      <text:p text:style-name="P2">",</text:p>
      <text:p text:style-name="P2">888.0: <text:s/>"",</text:p>
      <text:p text:style-name="P1"><text:soft-page-break/><text:span text:style-name="T6">888.0: <text:s/>"</text:span><text:span text:style-name="T3">束是忠于这个冢族</text:span></text:p>
      <text:p text:style-name="P2">",</text:p>
      <text:p text:style-name="P1"><text:span text:style-name="T6">890.0: <text:s/>"</text:span><text:span text:style-name="T3">林朝的人忠于赵家</text:span></text:p>
      <text:p text:style-name="P2">",</text:p>
      <text:p text:style-name="P1"><text:span text:style-name="T6">893.0: <text:s/>"</text:span><text:span text:style-name="T3">了明朝的人忠于未家</text:span></text:p>
      <text:p text:style-name="P2">",</text:p>
      <text:p text:style-name="P1"><text:span text:style-name="T6">895.0: <text:s/>"</text:span><text:span text:style-name="T3">信人小是一个忠君的观念</text:span></text:p>
      <text:p text:style-name="P2">",</text:p>
      <text:p text:style-name="P2">898.0: <text:s/>"",</text:p>
      <text:p text:style-name="P1"><text:span text:style-name="T6">899.0: <text:s/>" <text:s text:c="9"/></text:span><text:span text:style-name="T3">还不是一个肚正的党国的观念</text:span></text:p>
      <text:p text:style-name="P2">",</text:p>
      <text:p text:style-name="P1"><text:span text:style-name="T6">901.0: <text:s/>"</text:span><text:span text:style-name="T3">那个时候图家了昭工乏说不清芭</text:span></text:p>
      <text:p text:style-name="P2">",</text:p>
      <text:p text:style-name="P1"><text:span text:style-name="T6">902.0: <text:s/>"</text:span><text:span text:style-name="T3">那个时候国家的界线都不清茎</text:span></text:p>
      <text:p text:style-name="P2">",</text:p>
      <text:p text:style-name="P2">903.0: <text:s/>"",</text:p>
      <text:p text:style-name="P1"><text:span text:style-name="T6">904.0: <text:s/>"</text:span><text:span text:style-name="T3">保这个苏疆侍什么地方</text:span></text:p>
      <text:p text:style-name="P2">",</text:p>
      <text:p text:style-name="P2">905.0: <text:s/>"",</text:p>
      <text:p text:style-name="P1"><text:span text:style-name="T6">906.0: <text:s/>"</text:span><text:span text:style-name="T3">人芝个绷代它是这人么一个功疆</text:span></text:p>
      <text:p text:style-name="P2">",</text:p>
      <text:p text:style-name="P1"><text:soft-page-break/><text:span text:style-name="T6">906.0: <text:s/>"</text:span><text:span text:style-name="T3">人芝个旨代它是这人么一个功疆</text:span></text:p>
      <text:p text:style-name="P2">",</text:p>
      <text:p text:style-name="P1"><text:span text:style-name="T6">907.0: <text:s/>"</text:span><text:span text:style-name="T3">辽个旨代它是这人么一个功疆</text:span></text:p>
      <text:p text:style-name="P2">",</text:p>
      <text:p text:style-name="P1"><text:span text:style-name="T6">908.0: <text:s/>"</text:span><text:span text:style-name="T3">这个划代它是这人么一个边疆</text:span></text:p>
      <text:p text:style-name="P2">",</text:p>
      <text:p text:style-name="P2">909.0: <text:s/>"",</text:p>
      <text:p text:style-name="P1"><text:span text:style-name="T6">909.0: <text:s/>"</text:span><text:span text:style-name="T3">那个组代和忽然跟这功的少数民族是一个什么样的天</text:span><text:span text:style-name="T6">;</text:span></text:p>
      <text:p text:style-name="P2">",</text:p>
      <text:p text:style-name="P2">914.0: <text:s/>"",</text:p>
      <text:p text:style-name="P1"><text:span text:style-name="T6">914.0: <text:s/>" <text:s text:c="20"/></text:span><text:span text:style-name="T3">这个很不一梓的</text:span></text:p>
      <text:p text:style-name="P2">",</text:p>
      <text:p text:style-name="P2">915.0: <text:s/>"",</text:p>
      <text:p text:style-name="P2">916.0: <text:s/>"",</text:p>
      <text:p text:style-name="P1"><text:span text:style-name="T6">916.0: <text:s/>"</text:span><text:span text:style-name="T3">所以那时候达国土的观念都不是很清茎的</text:span></text:p>
      <text:p text:style-name="P2">",</text:p>
      <text:p text:style-name="P1"><text:span text:style-name="T6">918.0: <text:s/>"</text:span><text:span text:style-name="T3">所以那时候和过国土的观念都不是很清鞍的</text:span></text:p>
      <text:p text:style-name="P2">",</text:p>
      <text:p text:style-name="P1"><text:span text:style-name="T6">920.0: <text:s/>"</text:span><text:span text:style-name="T3">所以那了时候连国土的灿候部不是很清东的</text:span></text:p>
      <text:p text:style-name="P2">",</text:p>
      <text:p text:style-name="P1"><text:span text:style-name="T6">920.0: <text:s/>"</text:span><text:span text:style-name="T3">但是强迁的观念非学清莹</text:span></text:p>
      <text:p text:style-name="P2"><text:soft-page-break/>",</text:p>
      <text:p text:style-name="P2">922.0: <text:s/>"",</text:p>
      <text:p text:style-name="P1"><text:span text:style-name="T6">923.0: <text:s/>"</text:span><text:span text:style-name="T3">融是忠君的观念这个是很清鞍的</text:span></text:p>
      <text:p text:style-name="P2">",</text:p>
      <text:p text:style-name="P1"><text:span text:style-name="T6">923.0: <text:s/>"</text:span><text:span text:style-name="T3">融是忠君的观念这个是很清鞭的</text:span></text:p>
      <text:p text:style-name="P2">",</text:p>
      <text:p text:style-name="P1"><text:span text:style-name="T6">924.0: <text:s/>"</text:span><text:span text:style-name="T3">融是忠如的观念这个是很清迁的</text:span><text:span text:style-name="T6"> :</text:span></text:p>
      <text:p text:style-name="P2">",</text:p>
      <text:p text:style-name="P1"><text:span text:style-name="T6">927.0: <text:s/>"</text:span><text:span text:style-name="T3">之</text:span><text:span text:style-name="T6"> <text:s text:c="29"/></text:span><text:span text:style-name="T3">六</text:span></text:p>
      <text:p text:style-name="P2">",</text:p>
      <text:p text:style-name="P1"><text:span text:style-name="T6">928.0: <text:s/>"”</text:span><text:span text:style-name="T3">所以过去企有现代国家之恒</text:span><text:span text:style-name="T6"> </text:span><text:span text:style-name="T3">，</text:span></text:p>
      <text:p text:style-name="P2">",</text:p>
      <text:p text:style-name="P1"><text:span text:style-name="T6">932.0: <text:s/>"</text:span><text:span text:style-name="T3">所请的党国买际上是忠君</text:span></text:p>
      <text:p text:style-name="P2">",</text:p>
      <text:p text:style-name="P1"><text:span text:style-name="T6">934.0: <text:s/>"</text:span><text:span text:style-name="T3">所博的爱国实际上是忠君</text:span><text:span text:style-name="T6"> <text:s/>:;</text:span></text:p>
      <text:p text:style-name="P2">",</text:p>
      <text:p text:style-name="P1"><text:span text:style-name="T6">936.0: <text:s/>"</text:span><text:span text:style-name="T3">比如说羊径疾是答国司人</text:span><text:span text:style-name="T6"> ;</text:span></text:p>
      <text:p text:style-name="P2">",</text:p>
      <text:p text:style-name="P1"><text:span text:style-name="T6">936.0: <text:s/>"</text:span><text:span text:style-name="T3">比如蒋羊径疾是党国词人</text:span><text:span text:style-name="T6"> <text:s/>:</text:span></text:p>
      <text:p text:style-name="P2">",</text:p>
      <text:p text:style-name="P1"><text:span text:style-name="T6">937.0: <text:s/>"</text:span><text:span text:style-name="T3">比如如羊径疾是演国司人</text:span><text:span text:style-name="T6"> :;</text:span></text:p>
      <text:p text:style-name="P2"><text:soft-page-break/>",</text:p>
      <text:p text:style-name="P1"><text:span text:style-name="T6">937.0: <text:s/>"</text:span><text:span text:style-name="T3">比如培羊径疾是演国问人</text:span><text:span text:style-name="T6"> <text:s/></text:span><text:span text:style-name="T3">，</text:span></text:p>
      <text:p text:style-name="P2">",</text:p>
      <text:p text:style-name="P2">938.0: <text:s/>"",</text:p>
      <text:p text:style-name="P1"><text:span text:style-name="T6">939.0: <text:s/>"</text:span><text:span text:style-name="T3">他心心念念孝是侍想他人往南来谋访收复北宋</text:span></text:p>
      <text:p text:style-name="P2">",</text:p>
      <text:p text:style-name="P2">947.0: <text:s/>"",</text:p>
      <text:p text:style-name="P1"><text:span text:style-name="T6">948.0: <text:s/>"</text:span><text:span text:style-name="T3">原来北方的疆土被异族占领了</text:span></text:p>
      <text:p text:style-name="P2">",</text:p>
      <text:p text:style-name="P1"><text:span text:style-name="T6">948.0: <text:s/>"</text:span><text:span text:style-name="T3">原来北方的疆土被异族目领了</text:span></text:p>
      <text:p text:style-name="P2">",</text:p>
      <text:p text:style-name="P1"><text:span text:style-name="T6">948.0: <text:s/>"</text:span><text:span text:style-name="T3">原来北方的疆土被异族占领了</text:span></text:p>
      <text:p text:style-name="P2">",</text:p>
      <text:p text:style-name="P2">951.0: <text:s/>"",</text:p>
      <text:p text:style-name="P2">952.0: <text:s/>"",</text:p>
      <text:p text:style-name="P1"><text:span text:style-name="T6">952.0: <text:s/>"</text:span><text:span text:style-name="T3">我们应该收复</text:span></text:p>
      <text:p text:style-name="P2">",</text:p>
      <text:p text:style-name="P1"><text:span text:style-name="T6">953.0: <text:s/>"</text:span><text:span text:style-name="T3">我们应起收复</text:span></text:p>
      <text:p text:style-name="P2">",</text:p>
      <text:p text:style-name="P1"><text:span text:style-name="T6">954.0: <text:s/>"</text:span><text:span text:style-name="T3">人</text:span></text:p>
      <text:p text:style-name="P2">",</text:p>
      <text:p text:style-name="P1"><text:soft-page-break/><text:span text:style-name="T6">954.0: <text:s/>"</text:span><text:span text:style-name="T3">所以他项叫作</text:span></text:p>
      <text:p text:style-name="P2">",</text:p>
      <text:p text:style-name="P1"><text:span text:style-name="T6">956.0: <text:s/>"</text:span><text:span text:style-name="T3">了却妊王天下事</text:span><text:span text:style-name="T6"> </text:span><text:span text:style-name="T3">霹得生表身后名</text:span></text:p>
      <text:p text:style-name="P2">",</text:p>
      <text:p text:style-name="P1"><text:span text:style-name="T6">958.0: <text:s/>"</text:span><text:span text:style-name="T3">了却妊王天下事</text:span><text:span text:style-name="T6"> </text:span><text:span text:style-name="T3">预得生表身后名</text:span><text:span text:style-name="T6">&gt;</text:span></text:p>
      <text:p text:style-name="P2">",</text:p>
      <text:p text:style-name="P1"><text:span text:style-name="T6">960.0: <text:s/>" <text:s text:c="30"/></text:span><text:span text:style-name="T3">乡</text:span></text:p>
      <text:p text:style-name="P2">",</text:p>
      <text:p text:style-name="P1"><text:span text:style-name="T6">960.0: <text:s/>" <text:s text:c="61"/></text:span><text:span text:style-name="T3">乡</text:span></text:p>
      <text:p text:style-name="P2">",</text:p>
      <text:p text:style-name="P1"><text:span text:style-name="T6">961.0: <text:s/>"</text:span><text:span text:style-name="T3">把《北方</text:span><text:span text:style-name="T6"> ) </text:span><text:span text:style-name="T3">收复了还是了却君王天下事</text:span></text:p>
      <text:p text:style-name="P2">",</text:p>
      <text:p text:style-name="P1"><text:span text:style-name="T6">964.0: <text:s/>" <text:s text:c="30"/></text:span><text:span text:style-name="T3">乡</text:span></text:p>
      <text:p text:style-name="P2">",</text:p>
      <text:p text:style-name="P1"><text:span text:style-name="T6">964.0: <text:s/>"</text:span><text:span text:style-name="T3">岳飞的《满江红》》大家都唱得很烈</text:span><text:span text:style-name="T6">'</text:span></text:p>
      <text:p text:style-name="P2">",</text:p>
      <text:p text:style-name="P1"><text:span text:style-name="T6">966.0: <text:s/>"</text:span><text:span text:style-name="T3">岳飞的《满江红》》大家都唱得很烈</text:span><text:span text:style-name="T6">'</text:span></text:p>
      <text:p text:style-name="P2">",</text:p>
      <text:p text:style-name="P1"><text:span text:style-name="T6">967.0: <text:s/>"</text:span><text:span text:style-name="T3">他其洋是说待从头</text:span><text:span text:style-name="T6"> </text:span><text:span text:style-name="T3">收拾旧山河</text:span><text:span text:style-name="T6"> </text:span><text:span text:style-name="T3">胃天网</text:span></text:p>
      <text:p text:style-name="P2">",</text:p>
      <text:p text:style-name="P2">972.0: <text:s/>" <text:s text:c="70"/>4</text:p>
      <text:p text:style-name="P2"><text:soft-page-break/>",</text:p>
      <text:p text:style-name="P1"><text:span text:style-name="T6">974.0: <text:s/>" <text:s text:c="8"/></text:span><text:span text:style-name="T3">他要把徽示迎回来</text:span><text:span text:style-name="T6"> <text:s text:c="11"/></text:span><text:span text:style-name="T3">乡</text:span></text:p>
      <text:p text:style-name="P2">",</text:p>
      <text:p text:style-name="P1"><text:span text:style-name="T6">975.0: <text:s/>" <text:s text:c="8"/></text:span><text:span text:style-name="T3">他要把徽示迎回来</text:span><text:span text:style-name="T6"> <text:s text:c="11"/></text:span><text:span text:style-name="T3">乡</text:span></text:p>
      <text:p text:style-name="P2">",</text:p>
      <text:p text:style-name="P1"><text:span text:style-name="T6">975.0: <text:s/>" <text:s text:c="8"/></text:span><text:span text:style-name="T3">他要把徽示迎回来</text:span><text:span text:style-name="T6"> <text:s text:c="11"/></text:span><text:span text:style-name="T3">乡</text:span></text:p>
      <text:p text:style-name="P2">",</text:p>
      <text:p text:style-name="P2">976.0: <text:s/>"",</text:p>
      <text:p text:style-name="P1"><text:span text:style-name="T6">977.0: <text:s/>"</text:span><text:span text:style-name="T3">徽示不是被金人给仓席了史</text:span></text:p>
      <text:p text:style-name="P2">",</text:p>
      <text:p text:style-name="P1"><text:span text:style-name="T6">978.0: <text:s/>"</text:span><text:span text:style-name="T3">徽宗不是被金人给停席了吗</text:span></text:p>
      <text:p text:style-name="P2">",</text:p>
      <text:p text:style-name="P1"><text:span text:style-name="T6">979.0: <text:s/>"</text:span><text:span text:style-name="T3">徽宗不是被金人给停席了吗</text:span></text:p>
      <text:p text:style-name="P2">",</text:p>
      <text:p text:style-name="P2">980.0: <text:s/>"",</text:p>
      <text:p text:style-name="P1"><text:span text:style-name="T6">980.0: <text:s/>"</text:span><text:span text:style-name="T3">他最重要的是要把那个旦荫闻回来</text:span></text:p>
      <text:p text:style-name="P2">",</text:p>
      <text:p text:style-name="P1"><text:span text:style-name="T6">981.0: <text:s/>"</text:span><text:span text:style-name="T3">他最重要的是要把那个旦荫闻回来</text:span></text:p>
      <text:p text:style-name="P2">",</text:p>
      <text:p text:style-name="P1"><text:span text:style-name="T6">982.0: <text:s/>"</text:span><text:span text:style-name="T3">他最重要的是要把那个旦荫闻回来</text:span></text:p>
      <text:p text:style-name="P2">",</text:p>
      <text:p text:style-name="P1"><text:soft-page-break/><text:span text:style-name="T6">983.0: <text:s/>"</text:span><text:span text:style-name="T3">这人小还使得他送了贡</text:span></text:p>
      <text:p text:style-name="P2">",</text:p>
      <text:p text:style-name="P1"><text:span text:style-name="T6">983.0: <text:s/>"</text:span><text:span text:style-name="T3">巡个还使得他适了人疝</text:span></text:p>
      <text:p text:style-name="P2">",</text:p>
      <text:p text:style-name="P2">984.0: <text:s/>"",</text:p>
      <text:p text:style-name="P1"><text:span text:style-name="T6">984.0: <text:s/>"</text:span><text:span text:style-name="T3">因为当时的高示已经不硕望徽宗回来了</text:span></text:p>
      <text:p text:style-name="P2">",</text:p>
      <text:p text:style-name="P1"><text:span text:style-name="T6">985.0: <text:s/>"</text:span><text:span text:style-name="T3">因为当时的高未已经不希望徽宗回来了</text:span></text:p>
      <text:p text:style-name="P2">",</text:p>
      <text:p text:style-name="P1"><text:span text:style-name="T6">986.0: <text:s/>"</text:span><text:span text:style-name="T3">因为当时的高未已经不希望徽宗回来了</text:span></text:p>
      <text:p text:style-name="P2">",</text:p>
      <text:p text:style-name="P2">987.0: <text:s/>"",</text:p>
      <text:p text:style-name="P1"><text:span text:style-name="T6">988.0: <text:s/>"</text:span><text:span text:style-name="T3">了这是另外一回事</text:span></text:p>
      <text:p text:style-name="P2">",</text:p>
      <text:p text:style-name="P1"><text:span text:style-name="T6">988.0: <text:s/>"</text:span><text:span text:style-name="T3">芝是另外一回事</text:span></text:p>
      <text:p text:style-name="P2">",</text:p>
      <text:p text:style-name="P1"><text:span text:style-name="T6">989.0: <text:s/>"</text:span><text:span text:style-name="T3">四</text:span></text:p>
      <text:p text:style-name="P2">",</text:p>
      <text:p text:style-name="P1"><text:span text:style-name="T6">989.0: <text:s/>"</text:span><text:span text:style-name="T3">本</text:span><text:span text:style-name="T6"> <text:s text:c="6"/></text:span><text:span text:style-name="T3">人</text:span><text:span text:style-name="T6"> <text:s text:c="3"/>1</text:span></text:p>
      <text:p text:style-name="P2">",</text:p>
      <text:p text:style-name="P1"><text:span text:style-name="T6">990.0: <text:s/>"</text:span><text:span text:style-name="T3">从当时那个时候中国人的爱国的观念是没有现代国家</text:span></text:p>
      <text:p text:style-name="P2"><text:soft-page-break/>",</text:p>
      <text:p text:style-name="P1"><text:span text:style-name="T6">996.0: <text:s/>"</text:span><text:span text:style-name="T3">有贡代国家的观念是从和铬片战争以后开始的</text:span></text:p>
      <text:p text:style-name="P2">",</text:p>
      <text:p text:style-name="P1"><text:span text:style-name="T6">999.0: <text:s/>"</text:span><text:span text:style-name="T3">四</text:span></text:p>
      <text:p text:style-name="P2">",</text:p>
      <text:p text:style-name="P1"><text:span text:style-name="T6">1000.0: <text:s/>"</text:span><text:span text:style-name="T3">然后才知着</text:span></text:p>
      <text:p text:style-name="P2">",</text:p>
      <text:p text:style-name="P1"><text:span text:style-name="T6">1001.0: <text:s/>"</text:span><text:span text:style-name="T3">因为欧洲的民族国家是从中世纪以后慢慢上友展起来</text:span></text:p>
      <text:p text:style-name="P2">",</text:p>
      <text:p text:style-name="P1"><text:span text:style-name="T6">1007.0: <text:s/>"</text:span><text:span text:style-name="T3">它们已经有了成烈的国家的观念</text:span></text:p>
      <text:p text:style-name="P2">",</text:p>
      <text:p text:style-name="P1"><text:span text:style-name="T6">1008.0: <text:s/>"</text:span><text:span text:style-name="T3">它们已经有了成丈的国家的观念</text:span></text:p>
      <text:p text:style-name="P2">",</text:p>
      <text:p text:style-name="P1"><text:span text:style-name="T6">1010.0: <text:s/>"</text:span><text:span text:style-name="T3">有边界观念</text:span></text:p>
      <text:p text:style-name="P2">",</text:p>
      <text:p text:style-name="P1"><text:span text:style-name="T6">1011.0: <text:s/>"</text:span><text:span text:style-name="T3">有领土观念</text:span></text:p>
      <text:p text:style-name="P2">",</text:p>
      <text:p text:style-name="P1"><text:span text:style-name="T6">1012.0: <text:s/>"</text:span><text:span text:style-name="T3">主权</text:span><text:span text:style-name="T6"> </text:span><text:span text:style-name="T3">领土</text:span><text:span text:style-name="T6"> </text:span><text:span text:style-name="T3">国际法</text:span><text:span text:style-name="T6"> </text:span><text:span text:style-name="T3">博么艾往</text:span><text:span text:style-name="T6"> </text:span><text:span text:style-name="T3">外区</text:span></text:p>
      <text:p text:style-name="P2">",</text:p>
      <text:p text:style-name="P2">1016.0: <text:s/>"",</text:p>
      <text:p text:style-name="P1"><text:span text:style-name="T6">1016.0: <text:s/>"</text:span><text:span text:style-name="T3">忱一人矢东丁侍散片战争之责中国的朝廷是不大清和芭</text:span><text:span text:style-name="T6">|</text:span></text:p>
      <text:p text:style-name="P2"><text:soft-page-break/>",</text:p>
      <text:p text:style-name="P2">1022.0: <text:s/>"-</text:p>
      <text:p text:style-name="P2">",</text:p>
      <text:p text:style-name="P1"><text:span text:style-name="T6">1023.0: <text:s/>"</text:span><text:span text:style-name="T3">所以才关出好多好多采烦来</text:span></text:p>
      <text:p text:style-name="P2">",</text:p>
      <text:p text:style-name="P1"><text:span text:style-name="T6">1025.0: <text:s/>"</text:span><text:span text:style-name="T3">四</text:span></text:p>
      <text:p text:style-name="P2">",</text:p>
      <text:p text:style-name="P1"><text:span text:style-name="T6">1026.0: <text:s/>"”</text:span><text:span text:style-name="T3">包括礼仪的原因</text:span></text:p>
      <text:p text:style-name="P2">",</text:p>
      <text:p text:style-name="P1"><text:span text:style-name="T6">1028.0: <text:s/>"</text:span><text:span text:style-name="T3">他宽得这全和人仪比其他的什么什么都重要</text:span></text:p>
      <text:p text:style-name="P2">",</text:p>
      <text:p text:style-name="P1"><text:span text:style-name="T6">1031.0: <text:s/>"</text:span><text:span text:style-name="T3">和</text:span></text:p>
      <text:p text:style-name="P2">",</text:p>
      <text:p text:style-name="P1"><text:span text:style-name="T6">1032.0: <text:s/>"</text:span><text:span text:style-name="T3">比经济进至于比领土孝重要</text:span></text:p>
      <text:p text:style-name="P2">",</text:p>
      <text:p text:style-name="P1"><text:span text:style-name="T6">1034.0: <text:s/>"</text:span><text:span text:style-name="T3">四</text:span></text:p>
      <text:p text:style-name="P2">",</text:p>
      <text:p text:style-name="P1"><text:span text:style-name="T6">1034.0: <text:s/>"</text:span><text:span text:style-name="T3">你跑不响这个事太重要了</text:span></text:p>
      <text:p text:style-name="P2">",</text:p>
      <text:p text:style-name="P2">1036.0: <text:s/>"",</text:p>
      <text:p text:style-name="P1"><text:span text:style-name="T6">1036.0: <text:s/>"</text:span><text:span text:style-name="T3">四</text:span></text:p>
      <text:p text:style-name="P2"><text:soft-page-break/>",</text:p>
      <text:p text:style-name="P1"><text:span text:style-name="T6">1037.0: <text:s/>"</text:span><text:span text:style-name="T3">人家不这人么想</text:span></text:p>
      <text:p text:style-name="P2">",</text:p>
      <text:p text:style-name="P2">1038.0: <text:s/>"",</text:p>
      <text:p text:style-name="P1"><text:span text:style-name="T6">1038.0: <text:s/>"</text:span><text:span text:style-name="T3">所以从这个观念转变过来殴有了现代国家的观念</text:span></text:p>
      <text:p text:style-name="P2">",</text:p>
      <text:p text:style-name="P1"><text:span text:style-name="T6">1043.0: <text:s/>"</text:span><text:span text:style-name="T3">一</text:span><text:span text:style-name="T6"> <text:s text:c="88"/></text:span><text:span text:style-name="T3">区</text:span></text:p>
      <text:p text:style-name="P2">",</text:p>
      <text:p text:style-name="P1"><text:span text:style-name="T6">1049.0: <text:s/>"</text:span><text:span text:style-name="T3">融像季渔训所培的</text:span></text:p>
      <text:p text:style-name="P2">",</text:p>
      <text:p text:style-name="P1"><text:span text:style-name="T6">1050.0: <text:s/>"</text:span><text:span text:style-name="T3">融像季渔训所说的</text:span></text:p>
      <text:p text:style-name="P2">",</text:p>
      <text:p text:style-name="P1"><text:span text:style-name="T6">1050.0: <text:s/>"</text:span><text:span text:style-name="T3">融像季渔训所培的</text:span></text:p>
      <text:p text:style-name="P2">",</text:p>
      <text:p text:style-name="P1"><text:span text:style-name="T6">1052.0: <text:s/>"</text:span><text:span text:style-name="T3">退到了三干年未见之大变局</text:span></text:p>
      <text:p text:style-name="P2">",</text:p>
      <text:p text:style-name="P1"><text:span text:style-name="T6">1055.0: <text:s/>"</text:span><text:span text:style-name="T3">他培中国三干年路香换代不知通狂少</text:span><text:span text:style-name="T6">)</text:span><text:span text:style-name="T3">灰</text:span></text:p>
      <text:p text:style-name="P2">",</text:p>
      <text:p text:style-name="P1"><text:span text:style-name="T6">1060.0: <text:s/>"</text:span><text:span text:style-name="T3">也没有了磁上过这梓的事</text:span></text:p>
      <text:p text:style-name="P2">",</text:p>
      <text:p text:style-name="P2">1062.0: <text:s/>"",</text:p>
      <text:p text:style-name="P1"><text:soft-page-break/><text:span text:style-name="T6">1062.0: <text:s/>"</text:span><text:span text:style-name="T3">所以从这个之后中国有了现代国家的观念</text:span></text:p>
      <text:p text:style-name="P2">",</text:p>
      <text:p text:style-name="P1"><text:span text:style-name="T6">1067.0: <text:s/>"</text:span><text:span text:style-name="T3">而这个现代国家必须是跟改时联系企一起的</text:span></text:p>
      <text:p text:style-name="P2">",</text:p>
      <text:p text:style-name="P1"><text:span text:style-name="T6">1072.0: <text:s/>"</text:span><text:span text:style-name="T3">跟目强联系人在一起</text:span></text:p>
      <text:p text:style-name="P2">",</text:p>
      <text:p text:style-name="P2">1074.0: <text:s/>"",</text:p>
      <text:p text:style-name="P1"><text:span text:style-name="T6">1074.0: <text:s/>"</text:span><text:span text:style-name="T3">因此融和要吸收外来文化</text:span></text:p>
      <text:p text:style-name="P2">",</text:p>
      <text:p text:style-name="P1"><text:span text:style-name="T6">1076.0: <text:s/>"</text:span><text:span text:style-name="T3">这些都是过去中国人从来没有过的</text:span></text:p>
      <text:p text:style-name="P2">",</text:p>
      <text:p text:style-name="P1"><text:span text:style-name="T6">1078.0: <text:s/>"</text:span><text:span text:style-name="T3">这些都是过去中国人从来没有过的</text:span></text:p>
      <text:p text:style-name="P2">",</text:p>
      <text:p text:style-name="P2">1079.0: <text:s/>"",</text:p>
      <text:p text:style-name="P1"><text:span text:style-name="T6">1080.0: <text:s/>"</text:span><text:span text:style-name="T3">只有以政变均</text:span><text:span text:style-name="T6"> </text:span><text:span text:style-name="T3">哪有以夷变昌这个讽法</text:span></text:p>
      <text:p text:style-name="P2">",</text:p>
      <text:p text:style-name="P1"><text:span text:style-name="T6">1083.0: <text:s/>"</text:span><text:span text:style-name="T3">坎夏之状</text:span></text:p>
      <text:p text:style-name="P2">",</text:p>
      <text:p text:style-name="P2">1084.0: <text:s/>"",</text:p>
      <text:p text:style-name="P2">1085.0: <text:s/>"",</text:p>
      <text:p text:style-name="P1"><text:span text:style-name="T6">1085.0: <text:s/>"</text:span><text:span text:style-name="T3">村一批比较先进的竹国者融已经感宽刘坑要了吸收外来</text:span><text:span text:style-name="T6">|</text:span></text:p>
      <text:p text:style-name="P2"><text:soft-page-break/>",</text:p>
      <text:p text:style-name="P1"><text:span text:style-name="T6">1092.0: <text:s/>"</text:span><text:span text:style-name="T3">改造现和企的中国</text:span></text:p>
      <text:p text:style-name="P2">",</text:p>
      <text:p text:style-name="P1"><text:span text:style-name="T6">1093.0: <text:s/>"</text:span><text:span text:style-name="T3">改造现在的中国</text:span></text:p>
      <text:p text:style-name="P2">",</text:p>
      <text:p text:style-name="P1"><text:span text:style-name="T6">1096.0: <text:s/>"</text:span><text:span text:style-name="T3">其洋还不到晚清</text:span></text:p>
      <text:p text:style-name="P2">",</text:p>
      <text:p text:style-name="P1"><text:span text:style-name="T6">1099.0: <text:s/>"</text:span><text:span text:style-name="T3">了明末的时候</text:span></text:p>
      <text:p text:style-name="P2">",</text:p>
      <text:p text:style-name="P1"><text:span text:style-name="T6">1100.0: <text:s/>"</text:span><text:span text:style-name="T3">比如说徐光局</text:span></text:p>
      <text:p text:style-name="P2">",</text:p>
      <text:p text:style-name="P2">1102.0: <text:s/>"",</text:p>
      <text:p text:style-name="P1"><text:span text:style-name="T6">1102.0: <text:s/>"</text:span><text:span text:style-name="T3">徐光司惑加入了天主教</text:span></text:p>
      <text:p text:style-name="P2">",</text:p>
      <text:p text:style-name="P2">1104.0: <text:s/>"",</text:p>
      <text:p text:style-name="P1"><text:span text:style-name="T6">1104.0: <text:s/>"</text:span><text:span text:style-name="T3">他跟利玛完入一起翻译了《几何原理少</text:span></text:p>
      <text:p text:style-name="P2">",</text:p>
      <text:p text:style-name="P2">1109.0: <text:s/>"",</text:p>
      <text:p text:style-name="P1"><text:span text:style-name="T6">1109.0: <text:s/>"</text:span><text:span text:style-name="T3">融已经友现西方的科学</text:span><text:span text:style-name="T6"> </text:span><text:span text:style-name="T3">外国来的科学是比当时中国太</text:span></text:p>
      <text:p text:style-name="P2">",</text:p>
      <text:p text:style-name="P1"><text:span text:style-name="T6">1117.0: <text:s/>"</text:span><text:span text:style-name="T3">人</text:span><text:span text:style-name="T6"> <text:s text:c="2"/></text:span><text:span text:style-name="T3">人</text:span><text:span text:style-name="T6"> <text:s text:c="6"/></text:span><text:span text:style-name="T3">加</text:span></text:p>
      <text:p text:style-name="P2"><text:soft-page-break/>",</text:p>
      <text:p text:style-name="P2">1118.0: <text:s/>"",</text:p>
      <text:p text:style-name="P1"><text:span text:style-name="T6">1118.0: <text:s/>"</text:span><text:span text:style-name="T3">他已经有这个观念了</text:span></text:p>
      <text:p text:style-name="P2">",</text:p>
      <text:p text:style-name="P2">1122.0: <text:s/>"",</text:p>
      <text:p text:style-name="P1"><text:span text:style-name="T6">1123.0: <text:s/>"</text:span><text:span text:style-name="T3">当然后来满清打进来了之后又一个轮回</text:span></text:p>
      <text:p text:style-name="P2">",</text:p>
      <text:p text:style-name="P2">1130.0: <text:s/>"",</text:p>
      <text:p text:style-name="P1"><text:span text:style-name="T6">1131.0: <text:s/>"</text:span><text:span text:style-name="T3">到了上晚清这个时候很多士大夫</text:span><text:span text:style-name="T6"> </text:span><text:span text:style-name="T3">念过书的人</text:span></text:p>
      <text:p text:style-name="P2">",</text:p>
      <text:p text:style-name="P2">1137.0: <text:s/>"",</text:p>
      <text:p text:style-name="P1"><text:span text:style-name="T6">1138.0: <text:s/>"</text:span><text:span text:style-name="T3">都已经开始宽醒了</text:span></text:p>
      <text:p text:style-name="P2">",</text:p>
      <text:p text:style-name="P1"><text:span text:style-name="T6">1138.0: <text:s/>"</text:span><text:span text:style-name="T3">都已经开始寓醒了</text:span></text:p>
      <text:p text:style-name="P2">",</text:p>
      <text:p text:style-name="P2">1139.0: <text:s/>"",</text:p>
      <text:p text:style-name="P1"><text:span text:style-name="T6">1140.0: <text:s/>"</text:span><text:span text:style-name="T3">当然宛柄的程度不一样</text:span></text:p>
      <text:p text:style-name="P2">",</text:p>
      <text:p text:style-name="P1"><text:span text:style-name="T6">1140.0: <text:s/>"</text:span><text:span text:style-name="T3">当然宛柄的程度不一样</text:span></text:p>
      <text:p text:style-name="P2">",</text:p>
      <text:p text:style-name="P1"><text:span text:style-name="T6">1141.0: <text:s/>" <text:s text:c="25"/></text:span><text:span text:style-name="T3">当然宛柄的程度不一样</text:span></text:p>
      <text:p text:style-name="P2"><text:soft-page-break/>",</text:p>
      <text:p text:style-name="P2">1143.0: <text:s/>"",</text:p>
      <text:p text:style-name="P1"><text:span text:style-name="T6">1144.0: <text:s/>"</text:span><text:span text:style-name="T3">这一总是一样的</text:span></text:p>
      <text:p text:style-name="P2">",</text:p>
      <text:p text:style-name="P1"><text:span text:style-name="T6">1145.0: <text:s/>"</text:span><text:span text:style-name="T3">于是他和们的认识融从第一从外国人为什么会打败我</text:span><text:span text:style-name="T6">1</text:span></text:p>
      <text:p text:style-name="P2">",</text:p>
      <text:p text:style-name="P2">1150.0: <text:s/>"",</text:p>
      <text:p text:style-name="P1"><text:span text:style-name="T6">1151.0: <text:s/>"</text:span><text:span text:style-name="T3">从船坚炮利</text:span></text:p>
      <text:p text:style-name="P2">",</text:p>
      <text:p text:style-name="P2">1152.0: <text:s/>"",</text:p>
      <text:p text:style-name="P1"><text:span text:style-name="T6">1152.0: <text:s/>"</text:span><text:span text:style-name="T3">他军火比我们强</text:span></text:p>
      <text:p text:style-name="P2">",</text:p>
      <text:p text:style-name="P2">1155.0: <text:s/>"",</text:p>
      <text:p text:style-name="P1"><text:span text:style-name="T6">1156.0: <text:s/>"</text:span><text:span text:style-name="T3">所以赶快买军火</text:span></text:p>
      <text:p text:style-name="P2">",</text:p>
      <text:p text:style-name="P1"><text:span text:style-name="T6">1157.0: <text:s/>"</text:span><text:span text:style-name="T3">然后上友弄这个军火强主要是因为它经济能力强</text:span></text:p>
      <text:p text:style-name="P2">",</text:p>
      <text:p text:style-name="P1"><text:span text:style-name="T6">1158.0: <text:s/>"</text:span><text:span text:style-name="T3">然后皮现这个军火强主要是因为它经济能力强</text:span></text:p>
      <text:p text:style-name="P2">",</text:p>
      <text:p text:style-name="P1"><text:span text:style-name="T6">1162.0: <text:s/>"</text:span><text:span text:style-name="T3">它工业化水平遍</text:span></text:p>
      <text:p text:style-name="P2">",</text:p>
      <text:p text:style-name="P2"><text:soft-page-break/>1165.0: <text:s/>"",</text:p>
      <text:p text:style-name="P1"><text:span text:style-name="T6">1165.0: <text:s/>"</text:span><text:span text:style-name="T3">于是惑开始</text:span></text:p>
      <text:p text:style-name="P2">",</text:p>
      <text:p text:style-name="P2">1167.0: <text:s/>"",</text:p>
      <text:p text:style-name="P1"><text:span text:style-name="T6">1168.0: <text:s/>"</text:span><text:span text:style-name="T3">过张之凋</text:span><text:span text:style-name="T6"> </text:span><text:span text:style-name="T3">李江齐个科巡批人人</text:span></text:p>
      <text:p text:style-name="P2">",</text:p>
      <text:p text:style-name="P1"><text:span text:style-name="T6">1169.0: <text:s/>"</text:span><text:span text:style-name="T3">像张之润</text:span><text:span text:style-name="T6"> </text:span><text:span text:style-name="T3">孚鸿刘他们这批人</text:span></text:p>
      <text:p text:style-name="P2">",</text:p>
      <text:p text:style-name="P1"><text:span text:style-name="T6">1170.0: <text:s/>"</text:span><text:span text:style-name="T3">像张之洞</text:span><text:span text:style-name="T6"> </text:span><text:span text:style-name="T3">季江更他们这批人</text:span></text:p>
      <text:p text:style-name="P2">",</text:p>
      <text:p text:style-name="P2">1171.0: <text:s/>"",</text:p>
      <text:p text:style-name="P1"><text:span text:style-name="T6">1172.0: <text:s/>"</text:span><text:span text:style-name="T3">融是要友展工业</text:span></text:p>
      <text:p text:style-name="P2">",</text:p>
      <text:p text:style-name="P2">1173.0: <text:s/>":4</text:p>
      <text:p text:style-name="P2">",</text:p>
      <text:p text:style-name="P2">1173.0: <text:s/>"",</text:p>
      <text:p text:style-name="P1"><text:span text:style-name="T6">1174.0: <text:s/>"</text:span><text:span text:style-name="T3">造船</text:span><text:span text:style-name="T6"> </text:span><text:span text:style-name="T3">还有造兵圳</text:span><text:span text:style-name="T6"> </text:span><text:span text:style-name="T3">阁兵工厂这些</text:span></text:p>
      <text:p text:style-name="P2">",</text:p>
      <text:p text:style-name="P2">1179.0: <text:s/>"",</text:p>
      <text:p text:style-name="P1"><text:span text:style-name="T6">1179.0: <text:s/>"</text:span><text:span text:style-name="T3">然后项友现它这个经济为什么友达</text:span></text:p>
      <text:p text:style-name="P2">",</text:p>
      <text:p text:style-name="P2"><text:soft-page-break/>1182.0: <text:s/>"",</text:p>
      <text:p text:style-name="P1"><text:span text:style-name="T6">1183.0: <text:s/>"</text:span><text:span text:style-name="T3">因为它刺度先进</text:span></text:p>
      <text:p text:style-name="P2">",</text:p>
      <text:p text:style-name="P2">1184.0: <text:s/>"",</text:p>
      <text:p text:style-name="P2">1185.0: <text:s/>"",</text:p>
      <text:p text:style-name="P1"><text:span text:style-name="T6">1185.0: <text:s/>"</text:span><text:span text:style-name="T3">它那个制度能够上必挥各种人的积极性</text:span></text:p>
      <text:p text:style-name="P2">",</text:p>
      <text:p text:style-name="P1"><text:span text:style-name="T6">1186.0: <text:s/>"</text:span><text:span text:style-name="T3">它那个制度能够上友挥各种人的积极性</text:span></text:p>
      <text:p text:style-name="P2">",</text:p>
      <text:p text:style-name="P2">1189.0: <text:s/>"",</text:p>
      <text:p text:style-name="P1"><text:span text:style-name="T6">1190.0: <text:s/>"</text:span><text:span text:style-name="T3">然后对于工匠</text:span><text:span text:style-name="T6"> </text:span><text:span text:style-name="T3">他的地位也比较高</text:span></text:p>
      <text:p text:style-name="P2">",</text:p>
      <text:p text:style-name="P2">1194.0: <text:s/>"",</text:p>
      <text:p text:style-name="P1"><text:span text:style-name="T6">1194.0: <text:s/>"</text:span><text:span text:style-name="T3">当时中国人传统的只有文科的</text:span></text:p>
      <text:p text:style-name="P2">",</text:p>
      <text:p text:style-name="P2">1199.0: <text:s/>"",</text:p>
      <text:p text:style-name="P1"><text:span text:style-name="T6">1199.0: <text:s/>"</text:span><text:span text:style-name="T3">念经典的这些十大夫是有地位的</text:span></text:p>
      <text:p text:style-name="P2">",</text:p>
      <text:p text:style-name="P1"><text:span text:style-name="T6">1202.0: <text:s/>"</text:span><text:span text:style-name="T3">四</text:span></text:p>
      <text:p text:style-name="P2">",</text:p>
      <text:p text:style-name="P1"><text:span text:style-name="T6">1202.0: <text:s/>"</text:span><text:span text:style-name="T3">其他的都是没地位的</text:span></text:p>
      <text:p text:style-name="P2"><text:soft-page-break/>",</text:p>
      <text:p text:style-name="P2">1203.0: <text:s/>"",</text:p>
      <text:p text:style-name="P2">1204.0: <text:s/>"",</text:p>
      <text:p text:style-name="P1"><text:span text:style-name="T6">1205.0: <text:s/>"</text:span><text:span text:style-name="T3">人这个整个的观念融需要改变了</text:span></text:p>
      <text:p text:style-name="P2">",</text:p>
      <text:p text:style-name="P2">1208.0: <text:s/>"",</text:p>
      <text:p text:style-name="P1"><text:span text:style-name="T6">1209.0: <text:s/>"</text:span><text:span text:style-name="T3">一县到慑缉遍剖他们这批人出国去考察</text:span></text:p>
      <text:p text:style-name="P2">",</text:p>
      <text:p text:style-name="P2">1213.0: <text:s/>"",</text:p>
      <text:p text:style-name="P1"><text:span text:style-name="T6">1214.0: <text:s/>"</text:span><text:span text:style-name="T3">回来以后友现人冢文化文明都比我们高</text:span></text:p>
      <text:p text:style-name="P2">",</text:p>
      <text:p text:style-name="P2">1217.0: <text:s/>")</text:p>
      <text:p text:style-name="P2">",</text:p>
      <text:p text:style-name="P1"><text:span text:style-name="T6">1218.0: <text:s/>"</text:span><text:span text:style-name="T3">所以他有一人句话融是售</text:span></text:p>
      <text:p text:style-name="P2">",</text:p>
      <text:p text:style-name="P2">1220.0: <text:s/>"",</text:p>
      <text:p text:style-name="P1"><text:span text:style-name="T6">1221.0: <text:s/>"</text:span><text:span text:style-name="T3">现在他们外国人看我们有总像三代汉侍</text:span></text:p>
      <text:p text:style-name="P2">",</text:p>
      <text:p text:style-name="P1"><text:span text:style-name="T6">1226.0: <text:s/>"</text:span><text:span text:style-name="T3">轴</text:span></text:p>
      <text:p text:style-name="P2">",</text:p>
      <text:p text:style-name="P1"><text:span text:style-name="T6">1226.0: <text:s/>"</text:span><text:span text:style-name="T3">三代融是古代的人</text:span><text:span text:style-name="T6"> </text:span><text:span text:style-name="T3">看四夷一柱</text:span></text:p>
      <text:p text:style-name="P2"><text:soft-page-break/>",</text:p>
      <text:p text:style-name="P1"><text:span text:style-name="T6">1228.0: <text:s/>"</text:span><text:span text:style-name="T3">三代融是古代的人</text:span><text:span text:style-name="T6"> </text:span><text:span text:style-name="T3">看四夷一样</text:span></text:p>
      <text:p text:style-name="P2">",</text:p>
      <text:p text:style-name="P2">1230.0: <text:s/>"",</text:p>
      <text:p text:style-name="P1"><text:span text:style-name="T6">1230.0: <text:s/>"</text:span><text:span text:style-name="T3">束是我们弯成蛮夷了</text:span></text:p>
      <text:p text:style-name="P2">",</text:p>
      <text:p text:style-name="P1"><text:span text:style-name="T6">1232.0: <text:s/>"</text:span><text:span text:style-name="T3">仔们变成中夏</text:span><text:span text:style-name="T6"> </text:span><text:span text:style-name="T3">了</text:span></text:p>
      <text:p text:style-name="P2">",</text:p>
      <text:p text:style-name="P1"><text:span text:style-name="T6">1235.0: <text:s/>"</text:span><text:span text:style-name="T3">他们变成中夏了</text:span></text:p>
      <text:p text:style-name="P2">",</text:p>
      <text:p text:style-name="P2">1235.0: <text:s/>"",</text:p>
      <text:p text:style-name="P1"><text:span text:style-name="T6">1236.0: <text:s/>"</text:span><text:span text:style-name="T3">芝个观念是元全毅帮探了</text:span></text:p>
      <text:p text:style-name="P2">",</text:p>
      <text:p text:style-name="P1"><text:span text:style-name="T6">1236.0: <text:s/>"</text:span><text:span text:style-name="T3">人芝个观念是元全闫帮探了</text:span></text:p>
      <text:p text:style-name="P2">",</text:p>
      <text:p text:style-name="P1"><text:span text:style-name="T6">1237.0: <text:s/>"</text:span><text:span text:style-name="T3">人芝个观念是元全闫帮探了</text:span></text:p>
      <text:p text:style-name="P2">",</text:p>
      <text:p text:style-name="P1"><text:span text:style-name="T6">1238.0: <text:s/>"</text:span><text:span text:style-name="T3">人芝个观念是完全问医把了</text:span></text:p>
      <text:p text:style-name="P2">",</text:p>
      <text:p text:style-name="P1"><text:span text:style-name="T6">1239.0: <text:s/>"</text:span><text:span text:style-name="T3">必修观念是完全问医斥了</text:span></text:p>
      <text:p text:style-name="P2">",</text:p>
      <text:p text:style-name="P1"><text:soft-page-break/><text:span text:style-name="T6">1241.0: <text:s/>"</text:span><text:span text:style-name="T3">所以这是最先进的一比人出国以后友现的</text:span></text:p>
      <text:p text:style-name="P2">",</text:p>
      <text:p text:style-name="P1"><text:span text:style-name="T6">1246.0: <text:s/>"</text:span><text:span text:style-name="T3">回来之后融营得</text:span></text:p>
      <text:p text:style-name="P2">",</text:p>
      <text:p text:style-name="P1"><text:span text:style-name="T6">1247.0: <text:s/>"</text:span><text:span text:style-name="T3">他们的爱国项是培非不可</text:span></text:p>
      <text:p text:style-name="P2">",</text:p>
      <text:p text:style-name="P1"><text:span text:style-name="T6">1250.0: <text:s/>"</text:span><text:span text:style-name="T3">所以严复融大量地翻译外国的做作</text:span></text:p>
      <text:p text:style-name="P2">",</text:p>
      <text:p text:style-name="P1"><text:span text:style-name="T6">1253.0: <text:s/>"</text:span><text:span text:style-name="T3">所以严复融大量地翻译外国的兰作</text:span></text:p>
      <text:p text:style-name="P2">",</text:p>
      <text:p text:style-name="P1"><text:span text:style-name="T6">1257.0: <text:s/>"</text:span><text:span text:style-name="T3">融是为了开司民加</text:span></text:p>
      <text:p text:style-name="P2">",</text:p>
      <text:p text:style-name="P1"><text:span text:style-name="T6">1260.0: <text:s/>"</text:span><text:span text:style-name="T3">所以从那个时候以后</text:span></text:p>
      <text:p text:style-name="P2">",</text:p>
      <text:p text:style-name="P1"><text:span text:style-name="T6">1263.0: <text:s/>"</text:span><text:span text:style-name="T3">教育救国</text:span><text:span text:style-name="T6"> </text:span><text:span text:style-name="T3">买业狼国</text:span><text:span text:style-name="T6"> </text:span><text:span text:style-name="T3">科学救国</text:span></text:p>
      <text:p text:style-name="P2">",</text:p>
      <text:p text:style-name="P2">1267.0: <text:s/>"",</text:p>
      <text:p text:style-name="P1"><text:span text:style-name="T6">1268.0: <text:s/>"</text:span><text:span text:style-name="T3">各种各样</text:span></text:p>
      <text:p text:style-name="P2">",</text:p>
      <text:p text:style-name="P2">1268.0: <text:s/>"",</text:p>
      <text:p text:style-name="P1"><text:span text:style-name="T6">1269.0: <text:s/>"</text:span><text:span text:style-name="T3">凡是他办一件事情都想的是救国</text:span></text:p>
      <text:p text:style-name="P2"><text:soft-page-break/>",</text:p>
      <text:p text:style-name="P2">1271.0: <text:s/>"",</text:p>
      <text:p text:style-name="P1"><text:span text:style-name="T6">1272.0: <text:s/>"</text:span><text:span text:style-name="T3">但是要朱国焉必须鸣造</text:span></text:p>
      <text:p text:style-name="P2">",</text:p>
      <text:p text:style-name="P2">1274.0: <text:s/>"",</text:p>
      <text:p text:style-name="P1"><text:span text:style-name="T6">1275.0: <text:s/>"</text:span><text:span text:style-name="T3">肯须办这些个事情</text:span></text:p>
      <text:p text:style-name="P2">",</text:p>
      <text:p text:style-name="P1"><text:span text:style-name="T6">1276.0: <text:s/>"</text:span><text:span text:style-name="T3">到最后是变成嘲命狼国了</text:span><text:span text:style-name="T6"> </text:span><text:span text:style-name="T3">束蛙人硼了</text:span></text:p>
      <text:p text:style-name="P2">",</text:p>
      <text:p text:style-name="P1"><text:span text:style-name="T6">1281.0: <text:s/>"</text:span><text:span text:style-name="T3">所以这样下来的才</text:span></text:p>
      <text:p text:style-name="P2">",</text:p>
      <text:p text:style-name="P1"><text:span text:style-name="T6">1284.0: <text:s/>"</text:span><text:span text:style-name="T3">融是侃中国人的答国从晚清以后憾么样才算竹国</text:span></text:p>
      <text:p text:style-name="P2">",</text:p>
      <text:p text:style-name="P1"><text:span text:style-name="T6">1293.0: <text:s/>"</text:span><text:span text:style-name="T3">芝个里头有很多很多的变化</text:span></text:p>
      <text:p text:style-name="P2">",</text:p>
      <text:p text:style-name="P1"><text:span text:style-name="T6">1296.0: <text:s/>"</text:span><text:span text:style-name="T3">忠君是不是还继续算作壹国</text:span></text:p>
      <text:p text:style-name="P2">",</text:p>
      <text:p text:style-name="P1"><text:span text:style-name="T6">1300.0: <text:s/>"</text:span><text:span text:style-name="T3">晚清的士大夫里头有不同的看法</text:span></text:p>
      <text:p text:style-name="P2">",</text:p>
      <text:p text:style-name="P2">1304.0: <text:s/>"",</text:p>
      <text:p text:style-name="P1"><text:span text:style-name="T6">1305.0: <text:s/>"</text:span><text:span text:style-name="T3">一种说变军束是为了保清</text:span></text:p>
      <text:p text:style-name="P2"><text:soft-page-break/>",</text:p>
      <text:p text:style-name="P2">1307.0: <text:s/>"",</text:p>
      <text:p text:style-name="P1"><text:span text:style-name="T6">1308.0: <text:s/>"</text:span><text:span text:style-name="T3">址清旨能够友摊出来新的力量</text:span></text:p>
      <text:p text:style-name="P2">",</text:p>
      <text:p text:style-name="P2">1312.0: <text:s/>"",</text:p>
      <text:p text:style-name="P1"><text:span text:style-name="T6">1312.0: <text:s/>"</text:span><text:span text:style-name="T3">它那个已经豪朽了</text:span></text:p>
      <text:p text:style-name="P2">",</text:p>
      <text:p text:style-name="P1"><text:span text:style-name="T6">1314.0: <text:s/>"</text:span><text:span text:style-name="T3">给它注入新的力量</text:span></text:p>
      <text:p text:style-name="P2">",</text:p>
      <text:p text:style-name="P1"><text:span text:style-name="T6">1316.0: <text:s/>"</text:span><text:span text:style-name="T3">还是址清对维持下去</text:span></text:p>
      <text:p text:style-name="P2">",</text:p>
      <text:p text:style-name="P1"><text:span text:style-name="T6">1318.0: <text:s/>" <text:s text:c="14"/></text:span><text:span text:style-name="T3">还是址清朝维持下去</text:span></text:p>
      <text:p text:style-name="P2">",</text:p>
      <text:p text:style-name="P1"><text:span text:style-name="T6">1319.0: <text:s/>"”</text:span><text:span text:style-name="T3">相当多的人还是采取这样的一种办法</text:span></text:p>
      <text:p text:style-name="P2">",</text:p>
      <text:p text:style-name="P2">1323.0: <text:s/>"",</text:p>
      <text:p text:style-name="P1"><text:span text:style-name="T6">1323.0: <text:s/>"</text:span><text:span text:style-name="T3">所以也有帝派和后派之争</text:span></text:p>
      <text:p text:style-name="P2">",</text:p>
      <text:p text:style-name="P1"><text:span text:style-name="T6">1327.0: <text:s/>"</text:span><text:span text:style-name="T3">有人寓得光绪是可以支持改民的</text:span></text:p>
      <text:p text:style-name="P2">",</text:p>
      <text:p text:style-name="P1"><text:span text:style-name="T6">1328.0: <text:s/>"</text:span><text:span text:style-name="T3">有人寓得光绪是可以支持改民的</text:span></text:p>
      <text:p text:style-name="P2"><text:soft-page-break/>",</text:p>
      <text:p text:style-name="P2">1331.0: <text:s/>"",</text:p>
      <text:p text:style-name="P1"><text:span text:style-name="T6">1331.0: <text:s/>"</text:span><text:span text:style-name="T3">条术是属于保守的</text:span><text:span text:style-name="T6"> </text:span><text:span text:style-name="T3">等等</text:span></text:p>
      <text:p text:style-name="P2">",</text:p>
      <text:p text:style-name="P1"><text:span text:style-name="T6">1333.0: <text:s/>"</text:span><text:span text:style-name="T3">条本是属于保守的</text:span><text:span text:style-name="T6"> </text:span><text:span text:style-name="T3">等等</text:span></text:p>
      <text:p text:style-name="P2">",</text:p>
      <text:p text:style-name="P1"><text:span text:style-name="T6">1333.0: <text:s/>"</text:span><text:span text:style-name="T3">条本是属于保守的</text:span><text:span text:style-name="T6"> </text:span><text:span text:style-name="T3">等等</text:span></text:p>
      <text:p text:style-name="P2">",</text:p>
      <text:p text:style-name="P2">1334.0: <text:s/>"",</text:p>
      <text:p text:style-name="P1"><text:span text:style-name="T6">1334.0: <text:s/>"</text:span><text:span text:style-name="T3">再刘后来殴寓得这个王旨是要不得了</text:span></text:p>
      <text:p text:style-name="P2">",</text:p>
      <text:p text:style-name="P1"><text:span text:style-name="T6">1339.0: <text:s/>"</text:span><text:span text:style-name="T3">根本融是没和硕望的了</text:span></text:p>
      <text:p text:style-name="P2">",</text:p>
      <text:p text:style-name="P1"><text:span text:style-name="T6">1340.0: <text:s/>" <text:s text:c="8"/></text:span><text:span text:style-name="T3">根本融是没和硕望的了</text:span></text:p>
      <text:p text:style-name="P2">",</text:p>
      <text:p text:style-name="P2">1341.0: <text:s/>"",</text:p>
      <text:p text:style-name="P1"><text:span text:style-name="T6">1341.0: <text:s/>"</text:span><text:span text:style-name="T3">但是它有没有和希望不侍于别的人认为它有没有和希绪</text:span></text:p>
      <text:p text:style-name="P2">",</text:p>
      <text:p text:style-name="P2">1346.0: <text:s/>"",</text:p>
      <text:p text:style-name="P1"><text:span text:style-name="T6">1347.0: <text:s/>"</text:span><text:span text:style-name="T3">任于它目己上衣不肯改嘻</text:span></text:p>
      <text:p text:style-name="P2">",</text:p>
      <text:p text:style-name="P1"><text:soft-page-break/><text:span text:style-name="T6">1350.0: <text:s/>"</text:span><text:span text:style-name="T3">所以住八国联至之后</text:span></text:p>
      <text:p text:style-name="P2">",</text:p>
      <text:p text:style-name="P2">1355.0: <text:s/>"",</text:p>
      <text:p text:style-name="P1"><text:span text:style-name="T6">1355.0: <text:s/>"</text:span><text:span text:style-name="T3">八国联军的事情我待会回来再稍微六一下</text:span></text:p>
      <text:p text:style-name="P2">",</text:p>
      <text:p text:style-name="P1"><text:span text:style-name="T6">1358.0: <text:s/>"</text:span><text:span text:style-name="T3">八国联军的事情我待会回来再衫微霖一下</text:span></text:p>
      <text:p text:style-name="P2">",</text:p>
      <text:p text:style-name="P1"><text:span text:style-name="T6">1358.0: <text:s/>"</text:span><text:span text:style-name="T3">下</text:span></text:p>
      <text:p text:style-name="P2">",</text:p>
      <text:p text:style-name="P1"><text:span text:style-name="T6">1359.0: <text:s/>"</text:span><text:span text:style-name="T3">但是企八国联至打进来之后</text:span></text:p>
      <text:p text:style-name="P2">",</text:p>
      <text:p text:style-name="P2">1361.0: <text:s/>"",</text:p>
      <text:p text:style-name="P1"><text:span text:style-name="T6">1362.0: <text:s/>"</text:span><text:span text:style-name="T3">于得朝廷都跑了</text:span></text:p>
      <text:p text:style-name="P2">",</text:p>
      <text:p text:style-name="P2">1365.0: <text:s/>"",</text:p>
      <text:p text:style-name="P1"><text:span text:style-name="T6">1366.0: <text:s/>"</text:span><text:span text:style-name="T3">他们还用一个志</text:span><text:span text:style-name="T6"> </text:span><text:span text:style-name="T3">叫太后西关</text:span><text:span text:style-name="T6"> </text:span><text:span text:style-name="T3">打箱去了</text:span></text:p>
      <text:p text:style-name="P2">",</text:p>
      <text:p text:style-name="P2">1372.0: <text:s/>"",</text:p>
      <text:p text:style-name="P1"><text:span text:style-name="T6">1372.0: <text:s/>"</text:span><text:span text:style-name="T3">一下子从北京一直跑到西安</text:span></text:p>
      <text:p text:style-name="P2">",</text:p>
      <text:p text:style-name="P2">1375.0: <text:s/>"",</text:p>
      <text:p text:style-name="P1"><text:soft-page-break/><text:span text:style-name="T6">1376.0: <text:s/>"</text:span><text:span text:style-name="T3">然后她冯定思病</text:span></text:p>
      <text:p text:style-name="P2">",</text:p>
      <text:p text:style-name="P2">1379.0: <text:s/>"",</text:p>
      <text:p text:style-name="P1"><text:span text:style-name="T6">1379.0: <text:s/>"</text:span><text:span text:style-name="T3">忽然感沉到还是得改</text:span></text:p>
      <text:p text:style-name="P2">",</text:p>
      <text:p text:style-name="P2">1381.0: <text:s/>"",</text:p>
      <text:p text:style-name="P1"><text:span text:style-name="T6">1382.0: <text:s/>"</text:span><text:span text:style-name="T3">所以等到楷柱回豆以后</text:span></text:p>
      <text:p text:style-name="P2">",</text:p>
      <text:p text:style-name="P2">1389.0: <text:s/>"",</text:p>
      <text:p text:style-name="P1"><text:span text:style-name="T6">1390.0: <text:s/>"</text:span><text:span text:style-name="T3">融是她想了解原来过那个俄罗斯都企搞立宪了</text:span></text:p>
      <text:p text:style-name="P2">",</text:p>
      <text:p text:style-name="P2">1393.0: <text:s/>"",</text:p>
      <text:p text:style-name="P1"><text:span text:style-name="T6">1395.0: <text:s/>"</text:span><text:span text:style-name="T3">我们也得损君主立完</text:span></text:p>
      <text:p text:style-name="P2">",</text:p>
      <text:p text:style-name="P1"><text:span text:style-name="T6">1398.0: <text:s/>"</text:span><text:span text:style-name="T3">然后她融派五大臣出国考察国外的完政是提么样级</text:span></text:p>
      <text:p text:style-name="P2">",</text:p>
      <text:p text:style-name="P1"><text:span text:style-name="T6">1405.0: <text:s/>"</text:span><text:span text:style-name="T3">考察回来之后人家</text:span><text:span text:style-name="T6">"</text:span><text:span text:style-name="T3">提出了很多改时的方罕</text:span></text:p>
      <text:p text:style-name="P2">",</text:p>
      <text:p text:style-name="P1"><text:span text:style-name="T6">1410.0: <text:s/>"</text:span><text:span text:style-name="T3">结果好还是犹豫</text:span></text:p>
      <text:p text:style-name="P2">",</text:p>
      <text:p text:style-name="P1"><text:span text:style-name="T6">1413.0: <text:s/>"</text:span><text:span text:style-name="T3">第一</text:span><text:span text:style-name="T6"> </text:span><text:span text:style-name="T3">已经太晚了</text:span></text:p>
      <text:p text:style-name="P2"><text:soft-page-break/>",</text:p>
      <text:p text:style-name="P1"><text:span text:style-name="T6">1415.0: <text:s/>"</text:span><text:span text:style-name="T3">第二</text:span><text:span text:style-name="T6"> </text:span><text:span text:style-name="T3">最重要的</text:span><text:span text:style-name="T6"> </text:span><text:span text:style-name="T3">她那个改哇方某</text:span></text:p>
      <text:p text:style-name="P2">",</text:p>
      <text:p text:style-name="P1"><text:span text:style-name="T6">1416.0: <text:s/>"</text:span><text:span text:style-name="T3">第二</text:span><text:span text:style-name="T6"> </text:span><text:span text:style-name="T3">最重要的</text:span><text:span text:style-name="T6"> </text:span><text:span text:style-name="T3">她那个改蛙方某</text:span></text:p>
      <text:p text:style-name="P2">",</text:p>
      <text:p text:style-name="P1"><text:span text:style-name="T6">1418.0: <text:s/>"</text:span><text:span text:style-name="T3">她还是放不抒原来的她的旦杀国戚的既得利益</text:span></text:p>
      <text:p text:style-name="P2">",</text:p>
      <text:p text:style-name="P2">1422.0: <text:s/>"",</text:p>
      <text:p text:style-name="P1"><text:span text:style-name="T6">1422.0: <text:s/>"</text:span><text:span text:style-name="T3">所以她最核心的东西改不了</text:span></text:p>
      <text:p text:style-name="P2">",</text:p>
      <text:p text:style-name="P2">1426.0: <text:s/>"",</text:p>
      <text:p text:style-name="P1"><text:span text:style-name="T6">1426.0: <text:s/>"</text:span><text:span text:style-name="T3">这个完政最重要的核心融是你放和工你的权力</text:span></text:p>
      <text:p text:style-name="P2">",</text:p>
      <text:p text:style-name="P1"><text:span text:style-name="T6">1429.0: <text:s/>"</text:span><text:span text:style-name="T3">你得接党有一套制度的监车</text:span></text:p>
      <text:p text:style-name="P2">",</text:p>
      <text:p text:style-name="P2">1432.0: <text:s/>"",</text:p>
      <text:p text:style-name="P1"><text:span text:style-name="T6">1433.0: <text:s/>"</text:span><text:span text:style-name="T3">她这个核心权力不能够放径的话她等于不能改宇</text:span></text:p>
      <text:p text:style-name="P2">",</text:p>
      <text:p text:style-name="P1"><text:span text:style-name="T6">1437.0: <text:s/>"</text:span><text:span text:style-name="T3">当然那个时候好多好多改时派已经等不及了</text:span></text:p>
      <text:p text:style-name="P2">",</text:p>
      <text:p text:style-name="P2">1441.0: <text:s/>"",</text:p>
      <text:p text:style-name="P1"><text:soft-page-break/><text:span text:style-name="T6">1442.0: <text:s/>"</text:span><text:span text:style-name="T3">所以她最后一</text:span><text:span text:style-name="T6">/</text:span><text:span text:style-name="T3">炎改时失败是她目己没有决心直的改</text:span><text:span text:style-name="T6">:</text:span></text:p>
      <text:p text:style-name="P2">",</text:p>
      <text:p text:style-name="P2">1447.0: <text:s/>"",</text:p>
      <text:p text:style-name="P1"><text:span text:style-name="T6">1448.0: <text:s/>"</text:span><text:span text:style-name="T3">最后吕症葡时人了</text:span></text:p>
      <text:p text:style-name="P2">",</text:p>
      <text:p text:style-name="P1"><text:span text:style-name="T6">1450.0: <text:s/>"</text:span><text:span text:style-name="T3">人这些我融不用努计了</text:span></text:p>
      <text:p text:style-name="P2">",</text:p>
      <text:p text:style-name="P2">1452.0: <text:s/>"",</text:p>
      <text:p text:style-name="P1"><text:span text:style-name="T6">1452.0: <text:s/>"</text:span><text:span text:style-name="T3">但是这个里头束有一个签国还是党朝妊的占题</text:span></text:p>
      <text:p text:style-name="P2">",</text:p>
      <text:p text:style-name="P2">1455.0: <text:s/>"",</text:p>
      <text:p text:style-name="P1"><text:span text:style-name="T6">1456.0: <text:s/>"</text:span><text:span text:style-name="T3">当时对于保大清王蝴</text:span></text:p>
      <text:p text:style-name="P2">",</text:p>
      <text:p text:style-name="P1"><text:span text:style-name="T6">1456.0: <text:s/>"</text:span><text:span text:style-name="T3">当时对于保大清王蝴</text:span></text:p>
      <text:p text:style-name="P2">",</text:p>
      <text:p text:style-name="P1"><text:span text:style-name="T6">1458.0: <text:s/>"</text:span><text:span text:style-name="T3">当时对于保大清王朝</text:span></text:p>
      <text:p text:style-name="P2">",</text:p>
      <text:p text:style-name="P1"><text:span text:style-name="T6">1461.0: <text:s/>"</text:span><text:span text:style-name="T3">我多得儿须应</text:span><text:span text:style-name="T6">]</text:span><text:span text:style-name="T3">改保住这个清吉</text:span></text:p>
      <text:p text:style-name="P2">",</text:p>
      <text:p text:style-name="P1"><text:span text:style-name="T6">1462.0: <text:s/>"</text:span><text:span text:style-name="T3">我多得上</text:span><text:span text:style-name="T6">g</text:span><text:span text:style-name="T3">须应坊保住这个清坦</text:span></text:p>
      <text:p text:style-name="P2">",</text:p>
      <text:p text:style-name="P1"><text:soft-page-break/><text:span text:style-name="T6">1462.0: <text:s/>"</text:span><text:span text:style-name="T3">我多得上</text:span><text:span text:style-name="T6">g</text:span><text:span text:style-name="T3">须应坟保住这个清坦</text:span></text:p>
      <text:p text:style-name="P2">",</text:p>
      <text:p text:style-name="P1"><text:span text:style-name="T6">1463.0: <text:s/>"</text:span><text:span text:style-name="T3">我锅得上</text:span><text:span text:style-name="T6">g</text:span><text:span text:style-name="T3">须应坊保住这个清朝</text:span></text:p>
      <text:p text:style-name="P2">",</text:p>
      <text:p text:style-name="P1"><text:span text:style-name="T6">1466.0: <text:s/>"</text:span><text:span text:style-name="T3">辽是竹国</text:span><text:span text:style-name="T6"> </text:span><text:span text:style-name="T3">壹大清王乾</text:span></text:p>
      <text:p text:style-name="P2">",</text:p>
      <text:p text:style-name="P1"><text:span text:style-name="T6">1468.0: <text:s/>"</text:span><text:span text:style-name="T3">辽是爱国</text:span><text:span text:style-name="T6"> </text:span><text:span text:style-name="T3">腔大清王了因</text:span></text:p>
      <text:p text:style-name="P2">",</text:p>
      <text:p text:style-name="P1"><text:span text:style-name="T6">1469.0: <text:s/>"</text:span><text:span text:style-name="T3">但是对于搞嘻敬的</text:span></text:p>
      <text:p text:style-name="P2">",</text:p>
      <text:p text:style-name="P1"><text:span text:style-name="T6">1470.0: <text:s/>"</text:span><text:span text:style-name="T3">但是对于搞嘻敬的</text:span><text:span text:style-name="T6"> <text:s text:c="13"/>|</text:span></text:p>
      <text:p text:style-name="P2">",</text:p>
      <text:p text:style-name="P1"><text:span text:style-name="T6">1470.0: <text:s/>"</text:span><text:span text:style-name="T3">但是对于搞嘻敬的</text:span></text:p>
      <text:p text:style-name="P2">",</text:p>
      <text:p text:style-name="P1"><text:span text:style-name="T6">1471.0: <text:s/>"</text:span><text:span text:style-name="T3">像孙中山这一批人说起来</text:span></text:p>
      <text:p text:style-name="P2">",</text:p>
      <text:p text:style-name="P1"><text:span text:style-name="T6">1472.0: <text:s/>"</text:span><text:span text:style-name="T3">像孙中山这一批人说起来</text:span></text:p>
      <text:p text:style-name="P2">",</text:p>
      <text:p text:style-name="P1"><text:span text:style-name="T6">1473.0: <text:s/>"</text:span><text:span text:style-name="T3">像孙中山这一批人培起来</text:span></text:p>
      <text:p text:style-name="P2">",</text:p>
      <text:p text:style-name="P1"><text:span text:style-name="T6">1474.0: <text:s/>"</text:span><text:span text:style-name="T3">我要营这个中国的医</text:span></text:p>
      <text:p text:style-name="P2"><text:soft-page-break/>",</text:p>
      <text:p text:style-name="P1"><text:span text:style-name="T6">1474.0: <text:s/>"</text:span><text:span text:style-name="T3">我要演这个中国的二</text:span></text:p>
      <text:p text:style-name="P2">",</text:p>
      <text:p text:style-name="P1"><text:span text:style-name="T6">1476.0: <text:s/>"</text:span><text:span text:style-name="T3">我非得把大清给火了不可</text:span></text:p>
      <text:p text:style-name="P2">",</text:p>
      <text:p text:style-name="P1"><text:span text:style-name="T6">1478.0: <text:s/>"</text:span><text:span text:style-name="T3">我才能够建立一个现代化的中国</text:span></text:p>
      <text:p text:style-name="P2">",</text:p>
      <text:p text:style-name="P1"><text:span text:style-name="T6">1481.0: <text:s/>"</text:span><text:span text:style-name="T3">我才能人够保住我们的</text:span><text:span text:style-name="T6">nation</text:span></text:p>
      <text:p text:style-name="P2">",</text:p>
      <text:p text:style-name="P1"><text:span text:style-name="T6">1483.0: <text:s/>"</text:span><text:span text:style-name="T3">我才能人够保住我们的</text:span><text:span text:style-name="T6">nation</text:span></text:p>
      <text:p text:style-name="P2">",</text:p>
      <text:p text:style-name="P1"><text:span text:style-name="T6">1488.0: <text:s/>"</text:span><text:span text:style-name="T3">但是我得商帮你这个</text:span><text:span text:style-name="T6">state</text:span></text:p>
      <text:p text:style-name="P2">",</text:p>
      <text:p text:style-name="P1"><text:span text:style-name="T6">1490.0: <text:s/>"</text:span><text:span text:style-name="T3">人这个是一个很大的区别</text:span></text:p>
      <text:p text:style-name="P2">",</text:p>
      <text:p text:style-name="P1"><text:span text:style-name="T6">1495.0: <text:s/>"</text:span><text:span text:style-name="T3">这个是一个很大的区别</text:span></text:p>
      <text:p text:style-name="P2">",</text:p>
      <text:p text:style-name="P2">1495.0: <text:s/>"",</text:p>
      <text:p text:style-name="P2">1496.0: <text:s/>"|</text:p>
      <text:p text:style-name="P2">",</text:p>
      <text:p text:style-name="P1"><text:span text:style-name="T6">1496.0: <text:s/>" <text:s text:c="4"/></text:span><text:span text:style-name="T3">我刚才讲到了爱国的问题</text:span></text:p>
      <text:p text:style-name="P2"><text:soft-page-break/>",</text:p>
      <text:p text:style-name="P1"><text:span text:style-name="T6">1497.0: <text:s/>"</text:span><text:span text:style-name="T3">我刚才讲到了爱国的问题</text:span></text:p>
      <text:p text:style-name="P2">",</text:p>
      <text:p text:style-name="P1"><text:span text:style-name="T6">1498.0: <text:s/>"</text:span><text:span text:style-name="T3">我刚才讲到了爱国的问题</text:span></text:p>
      <text:p text:style-name="P2">",</text:p>
      <text:p text:style-name="P1"><text:span text:style-name="T6">1500.0: <text:s/>"</text:span><text:span text:style-name="T3">本</text:span></text:p>
      <text:p text:style-name="P2">",</text:p>
      <text:p text:style-name="P1"><text:span text:style-name="T6">1500.0: <text:s/>"</text:span><text:span text:style-name="T3">里头距有一个又和团的问题</text:span></text:p>
      <text:p text:style-name="P2">",</text:p>
      <text:p text:style-name="P1"><text:span text:style-name="T6">1501.0: <text:s/>"</text:span><text:span text:style-name="T3">里头项有一个义和团的问题</text:span></text:p>
      <text:p text:style-name="P2">",</text:p>
      <text:p text:style-name="P1"><text:span text:style-name="T6">1502.0: <text:s/>"</text:span><text:span text:style-name="T3">的</text:span></text:p>
      <text:p text:style-name="P2">",</text:p>
      <text:p text:style-name="P1"><text:span text:style-name="T6">1503.0: <text:s/>" <text:s text:c="6"/></text:span><text:span text:style-name="T3">的</text:span></text:p>
      <text:p text:style-name="P2">",</text:p>
      <text:p text:style-name="P1"><text:span text:style-name="T6">1504.0: <text:s/>" <text:s text:c="5"/></text:span><text:span text:style-name="T3">人</text:span></text:p>
      <text:p text:style-name="P2">",</text:p>
      <text:p text:style-name="P1"><text:span text:style-name="T6">1504.0: <text:s/>"</text:span><text:span text:style-name="T3">买际上清朝直正的完全早败是仁义和团的事件之牛</text:span></text:p>
      <text:p text:style-name="P2">",</text:p>
      <text:p text:style-name="P2">1511.0: <text:s/>"|</text:p>
      <text:p text:style-name="P2">",</text:p>
      <text:p text:style-name="P1"><text:soft-page-break/><text:span text:style-name="T6">1512.0: <text:s/>"</text:span><text:span text:style-name="T3">双和团的事情大家也都知造束是打教哪</text:span><text:span text:style-name="T6"> </text:span><text:span text:style-name="T3">杀省人</text:span><text:span text:style-name="T6"> </text:span><text:span text:style-name="T3">扶清</text:span><text:span text:style-name="T6">y</text:span></text:p>
      <text:p text:style-name="P2">",</text:p>
      <text:p text:style-name="P2">1518.0: <text:s/>"4</text:p>
      <text:p text:style-name="P2">",</text:p>
      <text:p text:style-name="P1"><text:span text:style-name="T6">1518.0: <text:s/>"</text:span><text:span text:style-name="T3">原来它是友清复明</text:span><text:span text:style-name="T6"> </text:span><text:span text:style-name="T3">原来它的口己</text:span></text:p>
      <text:p text:style-name="P2">",</text:p>
      <text:p text:style-name="P1"><text:span text:style-name="T6">1522.0: <text:s/>"</text:span><text:span text:style-name="T3">因为党到了清朝叶些家员的安抚</text:span></text:p>
      <text:p text:style-name="P2">",</text:p>
      <text:p text:style-name="P1"><text:span text:style-name="T6">1525.0: <text:s/>"</text:span><text:span text:style-name="T3">最全生生</text:span><text:span text:style-name="T6">-</text:span><text:span text:style-name="T3">人</text:span></text:p>
      <text:p text:style-name="P2">",</text:p>
      <text:p text:style-name="P1"><text:span text:style-name="T6">1525.0: <text:s/>"</text:span><text:span text:style-name="T3">融把它给招安了</text:span></text:p>
      <text:p text:style-name="P2">",</text:p>
      <text:p text:style-name="P1"><text:span text:style-name="T6">1526.0: <text:s/>"</text:span><text:span text:style-name="T3">它束变成了扶清火洋</text:span></text:p>
      <text:p text:style-name="P2">",</text:p>
      <text:p text:style-name="P1"><text:span text:style-name="T6">1529.0: <text:s/>"</text:span><text:span text:style-name="T3">当然洋人当时已经是佳不平等条约之下来中国的</text:span></text:p>
      <text:p text:style-name="P2">",</text:p>
      <text:p text:style-name="P1"><text:span text:style-name="T6">1533.0: <text:s/>"</text:span><text:span text:style-name="T3">当然省人当时已经是在不平等条约之下来中国的</text:span></text:p>
      <text:p text:style-name="P2">",</text:p>
      <text:p text:style-name="P2">1533.0: <text:s/>"",</text:p>
      <text:p text:style-name="P1"><text:span text:style-name="T6">1534.0: <text:s/>"”</text:span><text:span text:style-name="T3">他一二不会是很平等对待中国人</text:span></text:p>
      <text:p text:style-name="P2">",</text:p>
      <text:p text:style-name="P1"><text:soft-page-break/><text:span text:style-name="T6">1536.0: <text:s/>"”</text:span><text:span text:style-name="T3">他一二不会是很平等对待中国人</text:span></text:p>
      <text:p text:style-name="P2">",</text:p>
      <text:p text:style-name="P1"><text:span text:style-name="T6">1537.0: <text:s/>" <text:s text:c="14"/></text:span><text:span text:style-name="T3">这一总是月下的</text:span></text:p>
      <text:p text:style-name="P2">",</text:p>
      <text:p text:style-name="P2">1538.0: <text:s/>"",</text:p>
      <text:p text:style-name="P1"><text:span text:style-name="T6">1538.0: <text:s/>"</text:span><text:span text:style-name="T3">因此他们心里有所不平</text:span></text:p>
      <text:p text:style-name="P2">",</text:p>
      <text:p text:style-name="P1"><text:span text:style-name="T6">1540.0: <text:s/>"</text:span><text:span text:style-name="T3">但是名采取的办法束是季教军</text:span><text:span text:style-name="T6"> </text:span><text:span text:style-name="T3">杀挥传教士</text:span></text:p>
      <text:p text:style-name="P2">",</text:p>
      <text:p text:style-name="P1"><text:span text:style-name="T6">1547.0: <text:s/>"</text:span><text:span text:style-name="T3">以至于后来皮展到去攻打外国使己</text:span></text:p>
      <text:p text:style-name="P2">",</text:p>
      <text:p text:style-name="P1"><text:span text:style-name="T6">1556.0: <text:s/>"</text:span><text:span text:style-name="T3">见看省人融杀</text:span></text:p>
      <text:p text:style-name="P2">",</text:p>
      <text:p text:style-name="P1"><text:span text:style-name="T6">1557.0: <text:s/>"</text:span><text:span text:style-name="T3">但是他其洋杀的最多的是中国人</text:span></text:p>
      <text:p text:style-name="P2">",</text:p>
      <text:p text:style-name="P1"><text:span text:style-name="T6">1560.0: <text:s/>"</text:span><text:span text:style-name="T3">是中国的</text:span><text:span text:style-name="T6"> </text:span><text:span text:style-name="T3">比如说信教的教徒</text:span></text:p>
      <text:p text:style-name="P2">",</text:p>
      <text:p text:style-name="P2">1563.0: <text:s/>"",</text:p>
      <text:p text:style-name="P1"><text:span text:style-name="T6">1563.0: <text:s/>" </text:span><text:span text:style-name="T3">和有融是所有的卖洋货的商家</text:span></text:p>
      <text:p text:style-name="P2">",</text:p>
      <text:p text:style-name="P2">1568.0: <text:s/>"",</text:p>
      <text:p text:style-name="P1"><text:soft-page-break/><text:span text:style-name="T6">1568.0: <text:s/>" <text:s text:c="12"/></text:span><text:span text:style-name="T3">然后践售直小杀了</text:span></text:p>
      <text:p text:style-name="P2">",</text:p>
      <text:p text:style-name="P2">1570.0: <text:s/>"",</text:p>
      <text:p text:style-name="P2">1571.0: <text:s/>"",</text:p>
      <text:p text:style-name="P1"><text:span text:style-name="T6">1571.0: <text:s/>" <text:s text:c="9"/></text:span><text:span text:style-name="T3">它这个出得是砷党历军</text:span></text:p>
      <text:p text:style-name="P2">",</text:p>
      <text:p text:style-name="P2">1572.0: <text:s/>"",</text:p>
      <text:p text:style-name="P2">1573.0: <text:s/>"",</text:p>
      <text:p text:style-name="P1"><text:span text:style-name="T6">1575.0: <text:s/>" <text:s text:c="10"/></text:span><text:span text:style-name="T3">巡种也不叫农民起又</text:span></text:p>
      <text:p text:style-name="P2">",</text:p>
      <text:p text:style-name="P2">1577.0: <text:s/>"",</text:p>
      <text:p text:style-name="P1"><text:span text:style-name="T6">1578.0: <text:s/>" <text:s text:c="7"/></text:span><text:span text:style-name="T3">因为当时山东大时</text:span></text:p>
      <text:p text:style-name="P2">",</text:p>
      <text:p text:style-name="P1"><text:span text:style-name="T6">1578.0: <text:s/>" <text:s text:c="7"/></text:span><text:span text:style-name="T3">因为当时山东大呈</text:span></text:p>
      <text:p text:style-name="P2">",</text:p>
      <text:p text:style-name="P1"><text:span text:style-name="T6">1579.0: <text:s/>" <text:s text:c="7"/></text:span><text:span text:style-name="T3">因为当时山东大呈</text:span></text:p>
      <text:p text:style-name="P2">",</text:p>
      <text:p text:style-name="P2">1580.0: <text:s/>"",</text:p>
      <text:p text:style-name="P1"><text:span text:style-name="T6">1581.0: <text:s/>"</text:span><text:span text:style-name="T3">大家非常急踩在这种情况之下也不能种地了</text:span></text:p>
      <text:p text:style-name="P2">",</text:p>
      <text:p text:style-name="P1"><text:span text:style-name="T6">1586.0: <text:s/>" <text:s text:c="11"/></text:span><text:span text:style-name="T3">好多游民融出来</text:span></text:p>
      <text:p text:style-name="P2"><text:soft-page-break/>",</text:p>
      <text:p text:style-name="P2">1589.0: <text:s/>"",</text:p>
      <text:p text:style-name="P1"><text:span text:style-name="T6">1590.0: <text:s/>"</text:span><text:span text:style-name="T3">中国这种事很多</text:span></text:p>
      <text:p text:style-name="P2">",</text:p>
      <text:p text:style-name="P1"><text:span text:style-name="T6">1590.0: <text:s/>" <text:s text:c="11"/></text:span><text:span text:style-name="T3">中国这种事很多</text:span></text:p>
      <text:p text:style-name="P2">",</text:p>
      <text:p text:style-name="P1"><text:span text:style-name="T6">1591.0: <text:s/>"</text:span><text:span text:style-name="T3">束是大家组织让来弄个一个什么教</text:span></text:p>
      <text:p text:style-name="P2">",</text:p>
      <text:p text:style-name="P2">1595.0: <text:s/>"",</text:p>
      <text:p text:style-name="P1"><text:span text:style-name="T6">1595.0: <text:s/>"</text:span><text:span text:style-name="T3">然后有一个目称为大如的人培我是刀枪不入</text:span><text:span text:style-name="T6"> </text:span><text:span text:style-name="T3">感人么车</text:span><text:span text:style-name="T6">0</text:span></text:p>
      <text:p text:style-name="P2">",</text:p>
      <text:p text:style-name="P2">1601.0: <text:s/>"",</text:p>
      <text:p text:style-name="P1"><text:span text:style-name="T6">1601.0: <text:s/>"</text:span><text:span text:style-name="T3">但是侍这种情况下惑是看那个地方家是苇么处置了</text:span></text:p>
      <text:p text:style-name="P2">",</text:p>
      <text:p text:style-name="P2">1605.0: <text:s/>"",</text:p>
      <text:p text:style-name="P1"><text:span text:style-name="T6">1606.0: <text:s/>" <text:s text:c="16"/></text:span><text:span text:style-name="T3">最开始的时候</text:span></text:p>
      <text:p text:style-name="P2">",</text:p>
      <text:p text:style-name="P2">1607.0: <text:s/>"",</text:p>
      <text:p text:style-name="P1"><text:span text:style-name="T6">1608.0: <text:s/>"</text:span><text:span text:style-name="T3">中国的这种星家统治音他回来见看民回的团体是名丘</text:span></text:p>
      <text:p text:style-name="P2">",</text:p>
      <text:p text:style-name="P2">1615.0: <text:s/>"",</text:p>
      <text:p text:style-name="P1"><text:soft-page-break/><text:span text:style-name="T6">1616.0: <text:s/>"”</text:span><text:span text:style-name="T3">他是不爷许民间有目己的团体的</text:span></text:p>
      <text:p text:style-name="P2">",</text:p>
      <text:p text:style-name="P2">1618.0: <text:s/>"",</text:p>
      <text:p text:style-name="P1"><text:span text:style-name="T6">1619.0: <text:s/>"”</text:span><text:span text:style-name="T3">但是他忽然上友现他是打省人</text:span></text:p>
      <text:p text:style-name="P2">",</text:p>
      <text:p text:style-name="P1"><text:span text:style-name="T6">1620.0: <text:s/>"</text:span><text:span text:style-name="T3">但是他忽然上友现他是打洋人</text:span></text:p>
      <text:p text:style-name="P2">",</text:p>
      <text:p text:style-name="P1"><text:span text:style-name="T6">1622.0: <text:s/>"</text:span><text:span text:style-name="T3">他们寓得们他们的力量杀杀洋人的威风也插好的</text:span></text:p>
      <text:p text:style-name="P2">",</text:p>
      <text:p text:style-name="P1"><text:span text:style-name="T6">1629.0: <text:s/>"</text:span><text:span text:style-name="T3">人</text:span></text:p>
      <text:p text:style-name="P2">",</text:p>
      <text:p text:style-name="P1"><text:span text:style-name="T6">1629.0: <text:s/>"</text:span><text:span text:style-name="T3">所以融变成了把那个抽变成抗了</text:span><text:span text:style-name="T6"> </text:span><text:span text:style-name="T3">束是安抚了</text:span></text:p>
      <text:p text:style-name="P2">",</text:p>
      <text:p text:style-name="P1"><text:span text:style-name="T6">1636.0: <text:s/>"</text:span><text:span text:style-name="T3">本</text:span></text:p>
      <text:p text:style-name="P2">",</text:p>
      <text:p text:style-name="P1"><text:span text:style-name="T6">1637.0: <text:s/>"</text:span><text:span text:style-name="T3">人这样一来的话融</text:span></text:p>
      <text:p text:style-name="P2">",</text:p>
      <text:p text:style-name="P1"><text:span text:style-name="T6">1638.0: <text:s/>"</text:span><text:span text:style-name="T3">朝廷都冯持它</text:span><text:span text:style-name="T6"> </text:span><text:span text:style-name="T3">它这个势力艾越来越大</text:span></text:p>
      <text:p text:style-name="P2">",</text:p>
      <text:p text:style-name="P2">1641.0: <text:s/>"",</text:p>
      <text:p text:style-name="P2">1642.0: <text:s/>"",</text:p>
      <text:p text:style-name="P1"><text:soft-page-break/><text:span text:style-name="T6">1642.0: <text:s/>" <text:s text:c="18"/></text:span><text:span text:style-name="T3">融完全小杀</text:span></text:p>
      <text:p text:style-name="P2">",</text:p>
      <text:p text:style-name="P2">1643.0: <text:s/>"",</text:p>
      <text:p text:style-name="P1"><text:span text:style-name="T6">1644.0: <text:s/>"</text:span><text:span text:style-name="T3">任这种情况之下当然外国项所议</text:span></text:p>
      <text:p text:style-name="P2">",</text:p>
      <text:p text:style-name="P1"><text:span text:style-name="T6">1647.0: <text:s/>"</text:span><text:span text:style-name="T3">提且要派兵来了</text:span></text:p>
      <text:p text:style-name="P2">",</text:p>
      <text:p text:style-name="P1"><text:span text:style-name="T6">1648.0: <text:s/>"</text:span><text:span text:style-name="T3">并且要派兵来了</text:span></text:p>
      <text:p text:style-name="P2">",</text:p>
      <text:p text:style-name="P1"><text:span text:style-name="T6">1649.0: <text:s/>"</text:span><text:span text:style-name="T3">融说你保不了我</text:span></text:p>
      <text:p text:style-name="P2">",</text:p>
      <text:p text:style-name="P1"><text:span text:style-name="T6">1652.0: <text:s/>"</text:span><text:span text:style-name="T3">你连我的使亿外交青教军你都保不了</text:span></text:p>
      <text:p text:style-name="P2">",</text:p>
      <text:p text:style-name="P1"><text:span text:style-name="T6">1653.0: <text:s/>"</text:span><text:span text:style-name="T3">你和连我的使追外交家孝坚你都保不了</text:span></text:p>
      <text:p text:style-name="P2">",</text:p>
      <text:p text:style-name="P1"><text:span text:style-name="T6">1656.0: <text:s/>"</text:span><text:span text:style-name="T3">那我目己派兵来保护</text:span></text:p>
      <text:p text:style-name="P2">",</text:p>
      <text:p text:style-name="P1"><text:span text:style-name="T6">1657.0: <text:s/>"</text:span><text:span text:style-name="T3">他咒以这个为借口</text:span></text:p>
      <text:p text:style-name="P2">",</text:p>
      <text:p text:style-name="P1"><text:span text:style-name="T6">1659.0: <text:s/>" </text:span><text:span text:style-name="T3">巡种情况之下当然惑很危妃了</text:span></text:p>
      <text:p text:style-name="P2">",</text:p>
      <text:p text:style-name="P2"><text:soft-page-break/>1662.0: <text:s/>"",</text:p>
      <text:p text:style-name="P1"><text:span text:style-name="T6">1662.0: <text:s/>" <text:s text:c="16"/></text:span><text:span text:style-name="T3">朝廷束分网派</text:span></text:p>
      <text:p text:style-name="P2">",</text:p>
      <text:p text:style-name="P1"><text:span text:style-name="T6">1663.0: <text:s/>" <text:s text:c="16"/></text:span><text:span text:style-name="T3">朝迁束分两派</text:span></text:p>
      <text:p text:style-name="P2">",</text:p>
      <text:p text:style-name="P1"><text:span text:style-name="T6">1664.0: <text:s/>"</text:span><text:span text:style-name="T3">一派主张赶快外压义和团</text:span></text:p>
      <text:p text:style-name="P2">",</text:p>
      <text:p text:style-name="P1"><text:span text:style-name="T6">1665.0: <text:s/>"</text:span><text:span text:style-name="T3">一派主尖远快名压义和团</text:span></text:p>
      <text:p text:style-name="P2">",</text:p>
      <text:p text:style-name="P1"><text:span text:style-name="T6">1666.0: <text:s/>"</text:span><text:span text:style-name="T3">一派主张赶快午压义和团</text:span></text:p>
      <text:p text:style-name="P2">",</text:p>
      <text:p text:style-name="P2">1667.0: <text:s/>"|</text:p>
      <text:p text:style-name="P2">",</text:p>
      <text:p text:style-name="P1"><text:span text:style-name="T6">1667.0: <text:s/>" <text:s text:c="13"/></text:span><text:span text:style-name="T3">不能使引他们胡来</text:span></text:p>
      <text:p text:style-name="P2">",</text:p>
      <text:p text:style-name="P1"><text:span text:style-name="T6">1668.0: <text:s/>"</text:span><text:span text:style-name="T3">四</text:span><text:span text:style-name="T6"> <text:s text:c="12"/></text:span><text:span text:style-name="T3">不能够站他们胡来</text:span></text:p>
      <text:p text:style-name="P2">",</text:p>
      <text:p text:style-name="P2">1669.0: <text:s/>"",</text:p>
      <text:p text:style-name="P1"><text:span text:style-name="T6">1669.0: <text:s/>" <text:s text:c="14"/></text:span><text:span text:style-name="T3">并且眼洋人刘和</text:span></text:p>
      <text:p text:style-name="P2">",</text:p>
      <text:p text:style-name="P2">1671.0: <text:s/>"",</text:p>
      <text:p text:style-name="P1"><text:soft-page-break/><text:span text:style-name="T6">1671.0: <text:s/>"</text:span><text:span text:style-name="T3">铅清和鞍了</text:span><text:span text:style-name="T6"> </text:span><text:span text:style-name="T3">我现在可以保护你的使房</text:span></text:p>
      <text:p text:style-name="P2">",</text:p>
      <text:p text:style-name="P1"><text:span text:style-name="T6">1673.0: <text:s/>"</text:span><text:span text:style-name="T3">人锐清和鞍了</text:span><text:span text:style-name="T6"> </text:span><text:span text:style-name="T3">我现在可以保护你的使已</text:span></text:p>
      <text:p text:style-name="P2">",</text:p>
      <text:p text:style-name="P2">1674.0: <text:s/>"",</text:p>
      <text:p text:style-name="P1"><text:span text:style-name="T6">1675.0: <text:s/>" <text:s text:c="14"/></text:span><text:span text:style-name="T3">然后我们怎么十么梓</text:span></text:p>
      <text:p text:style-name="P2">",</text:p>
      <text:p text:style-name="P1"><text:span text:style-name="T6">1675.0: <text:s/>"</text:span><text:span text:style-name="T3">然后我们怎么十么梓</text:span></text:p>
      <text:p text:style-name="P2">",</text:p>
      <text:p text:style-name="P2">1676.0: <text:s/>"",</text:p>
      <text:p text:style-name="P1"><text:span text:style-name="T6">1676.0: <text:s/>"</text:span><text:span text:style-name="T3">一</text:span></text:p>
      <text:p text:style-name="P2">",</text:p>
      <text:p text:style-name="P1"><text:span text:style-name="T6">1677.0: <text:s/>"</text:span><text:span text:style-name="T3">一派融主张说是民气可用</text:span></text:p>
      <text:p text:style-name="P2">",</text:p>
      <text:p text:style-name="P2">1679.0: <text:s/>"",</text:p>
      <text:p text:style-name="P1"><text:span text:style-name="T6">1679.0: <text:s/>"</text:span><text:span text:style-name="T3">融和干及用他们跟洋人斗殴行了</text:span></text:p>
      <text:p text:style-name="P2">",</text:p>
      <text:p text:style-name="P1"><text:span text:style-name="T6">1680.0: <text:s/>" </text:span><text:span text:style-name="T3">藉干及用他们跟洋人斗殴行了</text:span></text:p>
      <text:p text:style-name="P2">",</text:p>
      <text:p text:style-name="P1"><text:span text:style-name="T6">1684.0: <text:s/>" <text:s text:c="20"/></text:span><text:span text:style-name="T3">项支持它</text:span></text:p>
      <text:p text:style-name="P2">",</text:p>
      <text:p text:style-name="P1"><text:soft-page-break/><text:span text:style-name="T6">1685.0: <text:s/>" <text:s text:c="11"/></text:span><text:span text:style-name="T3">结果主战派惑胜利</text:span><text:span text:style-name="T6"> </text:span><text:span text:style-name="T3">了</text:span></text:p>
      <text:p text:style-name="P2">",</text:p>
      <text:p text:style-name="P1"><text:span text:style-name="T6">1687.0: <text:s/>"</text:span><text:span text:style-name="T3">结果主战派融胜利</text:span><text:span text:style-name="T6"> </text:span><text:span text:style-name="T3">了</text:span></text:p>
      <text:p text:style-name="P2">",</text:p>
      <text:p text:style-name="P1"><text:span text:style-name="T6">1691.0: <text:s/>"</text:span><text:span text:style-name="T3">而那些个特别力球</text:span><text:span text:style-name="T6"> </text:span><text:span text:style-name="T3">死二的那几个大臣项牺牲了</text:span></text:p>
      <text:p text:style-name="P2">",</text:p>
      <text:p text:style-name="P1"><text:span text:style-name="T6">1700.0: <text:s/>"</text:span><text:span text:style-name="T3">有五个大臣被杀</text:span></text:p>
      <text:p text:style-name="P2">",</text:p>
      <text:p text:style-name="P1"><text:span text:style-name="T6">1702.0: <text:s/>"</text:span><text:span text:style-name="T3">有五个大臣被杀</text:span></text:p>
      <text:p text:style-name="P2">",</text:p>
      <text:p text:style-name="P1"><text:span text:style-name="T6">1702.0: <text:s/>"</text:span><text:span text:style-name="T3">有五个大臣被杀</text:span></text:p>
      <text:p text:style-name="P2">",</text:p>
      <text:p text:style-name="P2">1703.0: <text:s/>"",</text:p>
      <text:p text:style-name="P1"><text:span text:style-name="T6">1703.0: <text:s/>"</text:span><text:span text:style-name="T3">豆是因为他一天上好几直奏折倍绝对不可以干这种事</text:span></text:p>
      <text:p text:style-name="P2">",</text:p>
      <text:p text:style-name="P1"><text:span text:style-name="T6">1709.0: <text:s/>"</text:span><text:span text:style-name="T3">说目古以来</text:span><text:span text:style-name="T6"> </text:span><text:span text:style-name="T3">过春秋时代都是两国相争不入来使的</text:span></text:p>
      <text:p text:style-name="P2">",</text:p>
      <text:p text:style-name="P2">1715.0: <text:s/>"",</text:p>
      <text:p text:style-name="P1"><text:span text:style-name="T6">1716.0: <text:s/>"-</text:span><text:span text:style-name="T3">绝对不能够围攻外国使忆这种事情</text:span></text:p>
      <text:p text:style-name="P2">",</text:p>
      <text:p text:style-name="P1"><text:span text:style-name="T6">1717.0: <text:s/>"</text:span><text:span text:style-name="T3">绝对不能够围攻外国使忆这种事情</text:span></text:p>
      <text:p text:style-name="P2"><text:soft-page-break/>",</text:p>
      <text:p text:style-name="P1"><text:span text:style-name="T6">1719.0: <text:s/>"</text:span><text:span text:style-name="T3">国人合作</text:span></text:p>
      <text:p text:style-name="P2">",</text:p>
      <text:p text:style-name="P1"><text:span text:style-name="T6">1720.0: <text:s/>"</text:span><text:span text:style-name="T3">然后人说义和团你必须针压</text:span></text:p>
      <text:p text:style-name="P2">",</text:p>
      <text:p text:style-name="P1"><text:span text:style-name="T6">1720.0: <text:s/>"</text:span><text:span text:style-name="T3">然后说久和团你必须针压</text:span></text:p>
      <text:p text:style-name="P2">",</text:p>
      <text:p text:style-name="P2">1722.0: <text:s/>"",</text:p>
      <text:p text:style-name="P1"><text:span text:style-name="T6">1722.0: <text:s/>"”</text:span><text:span text:style-name="T3">这里头基有一个回题是</text:span></text:p>
      <text:p text:style-name="P2">",</text:p>
      <text:p text:style-name="P1"><text:span text:style-name="T6">1726.0: <text:s/>"| <text:s text:c="16"/>1</text:span><text:span text:style-name="T3">蕉袖国</text:span></text:p>
      <text:p text:style-name="P2">",</text:p>
      <text:p text:style-name="P1"><text:span text:style-name="T6">1727.0: <text:s/>"</text:span><text:span text:style-name="T3">四</text:span><text:span text:style-name="T6"> <text:s text:c="103"/></text:span><text:span text:style-name="T3">本</text:span></text:p>
      <text:p text:style-name="P2">",</text:p>
      <text:p text:style-name="P1"><text:span text:style-name="T6">1728.0: <text:s/>"</text:span><text:span text:style-name="T3">是那些个主张不要杀省人的人</text:span></text:p>
      <text:p text:style-name="P2">",</text:p>
      <text:p text:style-name="P1"><text:span text:style-name="T6">1732.0: <text:s/>"-</text:span><text:span text:style-name="T3">是那些个主张不要杀省人的人</text:span></text:p>
      <text:p text:style-name="P2">",</text:p>
      <text:p text:style-name="P1"><text:span text:style-name="T6">1733.0: <text:s/>"</text:span><text:span text:style-name="T3">是那些个主张不要杀省人的人</text:span></text:p>
      <text:p text:style-name="P2">",</text:p>
      <text:p text:style-name="P1"><text:span text:style-name="T6">1733.0: <text:s/>"</text:span><text:span text:style-name="T3">四</text:span><text:span text:style-name="T6"> <text:s text:c="102"/></text:span><text:span text:style-name="T3">四</text:span></text:p>
      <text:p text:style-name="P2"><text:soft-page-break/>",</text:p>
      <text:p text:style-name="P1"><text:span text:style-name="T6">1736.0: <text:s/>"” </text:span><text:span text:style-name="T3">他们是竹国还是汉奸哌</text:span><text:span text:style-name="T6"> <text:s text:c="9"/>|</text:span></text:p>
      <text:p text:style-name="P2">",</text:p>
      <text:p text:style-name="P1"><text:span text:style-name="T6">1737.0: <text:s/>"</text:span><text:span text:style-name="T3">他们是星国还是汉奸哌</text:span></text:p>
      <text:p text:style-name="P2">",</text:p>
      <text:p text:style-name="P1"><text:span text:style-name="T6">1737.0: <text:s/>"”</text:span><text:span text:style-name="T3">他们是爱国还是汉奸哌</text:span></text:p>
      <text:p text:style-name="P2">",</text:p>
      <text:p text:style-name="P2">1738.0: <text:s/>"",</text:p>
      <text:p text:style-name="P1"><text:span text:style-name="T6">1739.0: <text:s/>"</text:span><text:span text:style-name="T3">那个时候另外一派人莽坝他们是汉奸</text:span></text:p>
      <text:p text:style-name="P2">",</text:p>
      <text:p text:style-name="P1"><text:span text:style-name="T6">1741.0: <text:s/>"</text:span><text:span text:style-name="T3">四</text:span></text:p>
      <text:p text:style-name="P2">",</text:p>
      <text:p text:style-name="P1"><text:span text:style-name="T6">1741.0: <text:s/>"</text:span><text:span text:style-name="T3">还是说义和团和支持义和团的人是有星国听</text:span></text:p>
      <text:p text:style-name="P2">",</text:p>
      <text:p text:style-name="P1"><text:span text:style-name="T6">1747.0: <text:s/>"</text:span><text:span text:style-name="T3">们的历史教科书曲和党还是把义和团作为一种演国运天</text:span></text:p>
      <text:p text:style-name="P2">",</text:p>
      <text:p text:style-name="P1"><text:span text:style-name="T6">1757.0: <text:s/>"</text:span><text:span text:style-name="T3">而且只是说他们用的方法不对</text:span></text:p>
      <text:p text:style-name="P2">",</text:p>
      <text:p text:style-name="P2">1761.0: <text:s/>"",</text:p>
      <text:p text:style-name="P1"><text:span text:style-name="T6">1761.0: <text:s/>" </text:span><text:span text:style-name="T3">芝个项是一个很大的问题</text:span></text:p>
      <text:p text:style-name="P2">",</text:p>
      <text:p text:style-name="P1"><text:soft-page-break/><text:span text:style-name="T6">1764.0: <text:s/>" </text:span><text:span text:style-name="T3">巡涉惑是一个很并的回题</text:span></text:p>
      <text:p text:style-name="P2">",</text:p>
      <text:p text:style-name="P2">1764.0: <text:s/>"",</text:p>
      <text:p text:style-name="P2">1765.0: <text:s/>"",</text:p>
      <text:p text:style-name="P1"><text:span text:style-name="T6">1766.0: <text:s/>"”</text:span><text:span text:style-name="T3">当时偿有一种芝国的做法</text:span></text:p>
      <text:p text:style-name="P2">",</text:p>
      <text:p text:style-name="P1"><text:span text:style-name="T6">1768.0: <text:s/>"</text:span><text:span text:style-name="T3">国</text:span></text:p>
      <text:p text:style-name="P2">",</text:p>
      <text:p text:style-name="P2">1769.0: <text:s/>"",</text:p>
      <text:p text:style-name="P1"><text:span text:style-name="T6">1769.0: <text:s/>" </text:span><text:span text:style-name="T3">束是因为楷术居然融同十一国宣战</text:span></text:p>
      <text:p text:style-name="P2">",</text:p>
      <text:p text:style-name="P1"><text:span text:style-name="T6">1772.0: <text:s/>" </text:span><text:span text:style-name="T3">藉是因为芝入居然惑同十一国宣战</text:span></text:p>
      <text:p text:style-name="P2">",</text:p>
      <text:p text:style-name="P2">1773.0: <text:s/>"",</text:p>
      <text:p text:style-name="P1"><text:span text:style-name="T6">1774.0: <text:s/>"</text:span><text:span text:style-name="T3">眼仓们售我保不了你们</text:span><text:span text:style-name="T6"> </text:span><text:span text:style-name="T3">你们赶快撤</text:span></text:p>
      <text:p text:style-name="P2">",</text:p>
      <text:p text:style-name="P1"><text:span text:style-name="T6">1776.0: <text:s/>"</text:span><text:span text:style-name="T3">跟他们说我傈不了你们</text:span><text:span text:style-name="T6"> </text:span><text:span text:style-name="T3">你们赶快撤</text:span></text:p>
      <text:p text:style-name="P2">",</text:p>
      <text:p text:style-name="P2">1779.0: <text:s/>"",</text:p>
      <text:p text:style-name="P1"><text:span text:style-name="T6">1779.0: <text:s/>" <text:s text:c="13"/></text:span><text:span text:style-name="T3">保们的使饱都撤走</text:span></text:p>
      <text:p text:style-name="P2">",</text:p>
      <text:p text:style-name="P1"><text:soft-page-break/><text:span text:style-name="T6">1781.0: <text:s/>" <text:s text:c="13"/></text:span><text:span text:style-name="T3">保们的使饭都撤走</text:span></text:p>
      <text:p text:style-name="P2">",</text:p>
      <text:p text:style-name="P1"><text:span text:style-name="T6">1781.0: <text:s/>" <text:s text:c="13"/></text:span><text:span text:style-name="T3">保们的使饭都撤走</text:span></text:p>
      <text:p text:style-name="P2">",</text:p>
      <text:p text:style-name="P2">1782.0: <text:s/>"",</text:p>
      <text:p text:style-name="P1"><text:span text:style-name="T6">1782.0: <text:s/>" <text:s text:c="9"/></text:span><text:span text:style-name="T3">我不保护你们的使亿了</text:span></text:p>
      <text:p text:style-name="P2">",</text:p>
      <text:p text:style-name="P2">1785.0: <text:s/>"",</text:p>
      <text:p text:style-name="P2">1786.0: <text:s/>"",</text:p>
      <text:p text:style-name="P1"><text:span text:style-name="T6">1786.0: <text:s/>"”</text:span><text:span text:style-name="T3">锥后融是元全放纵义和团进北京</text:span></text:p>
      <text:p text:style-name="P2">",</text:p>
      <text:p text:style-name="P1"><text:span text:style-name="T6">1788.0: <text:s/>"”</text:span><text:span text:style-name="T3">热后融是元全放纵义和团进北京</text:span></text:p>
      <text:p text:style-name="P2">",</text:p>
      <text:p text:style-name="P1"><text:span text:style-name="T6">1789.0: <text:s/>"”</text:span><text:span text:style-name="T3">锥后融是元全放纵义和团进北京</text:span></text:p>
      <text:p text:style-name="P2">",</text:p>
      <text:p text:style-name="P2">1790.0: <text:s/>"",</text:p>
      <text:p text:style-name="P2">1791.0: <text:s/>"",</text:p>
      <text:p text:style-name="P1"><text:span text:style-name="T6">1791.0: <text:s/>"</text:span><text:span text:style-name="T3">从山乐跑到北京来乱杀一气</text:span></text:p>
      <text:p text:style-name="P2">",</text:p>
      <text:p text:style-name="P1"><text:span text:style-name="T6">1794.0: <text:s/>"</text:span><text:span text:style-name="T3">从山东跑到北京来乱杀一气</text:span></text:p>
      <text:p text:style-name="P2">",</text:p>
      <text:p text:style-name="P1"><text:soft-page-break/><text:span text:style-name="T6">1794.0: <text:s/>"</text:span><text:span text:style-name="T3">从山东跑到北京来瑟杀一气</text:span></text:p>
      <text:p text:style-name="P2">",</text:p>
      <text:p text:style-name="P1"><text:span text:style-name="T6">1795.0: <text:s/>"</text:span><text:span text:style-name="T3">从山东跑到北京来乱杀一气</text:span></text:p>
      <text:p text:style-name="P2">",</text:p>
      <text:p text:style-name="P2">1795.0: <text:s/>"",</text:p>
      <text:p text:style-name="P1"><text:span text:style-name="T6">1796.0: <text:s/>"“</text:span><text:span text:style-name="T3">人仁这种情涡下员外一种人</text:span></text:p>
      <text:p text:style-name="P2">",</text:p>
      <text:p text:style-name="P1"><text:span text:style-name="T6">1798.0: <text:s/>"</text:span><text:span text:style-name="T3">人佳这种情况下员外一种人</text:span></text:p>
      <text:p text:style-name="P2">",</text:p>
      <text:p text:style-name="P1"><text:span text:style-name="T6">1800.0: <text:s/>" <text:s text:c="7"/></text:span><text:span text:style-name="T3">字澡齐</text:span><text:span text:style-name="T6"> </text:span><text:span text:style-name="T3">刘坤一</text:span><text:span text:style-name="T6"> <text:s text:c="9"/></text:span><text:span text:style-name="T3">滨</text:span></text:p>
      <text:p text:style-name="P2">",</text:p>
      <text:p text:style-name="P1"><text:span text:style-name="T6">1800.0: <text:s/>"</text:span><text:span text:style-name="T3">他灌齐</text:span><text:span text:style-name="T6"> </text:span><text:span text:style-name="T3">刘坤一</text:span><text:span text:style-name="T6"> <text:s text:c="9"/></text:span><text:span text:style-name="T3">殊</text:span></text:p>
      <text:p text:style-name="P2">",</text:p>
      <text:p text:style-name="P1"><text:span text:style-name="T6">1804.0: <text:s/>" <text:s text:c="55"/></text:span><text:span text:style-name="T3">殊</text:span></text:p>
      <text:p text:style-name="P2">",</text:p>
      <text:p text:style-name="P1"><text:span text:style-name="T6">1806.0: <text:s/>"</text:span><text:span text:style-name="T3">两广总东</text:span><text:span text:style-name="T6"> </text:span><text:span text:style-name="T3">湖广总藻</text:span><text:span text:style-name="T6"> </text:span><text:span text:style-name="T3">两江总藻</text:span><text:span text:style-name="T6"> #</text:span></text:p>
      <text:p text:style-name="P2">",</text:p>
      <text:p text:style-name="P1"><text:span text:style-name="T6">1809.0: <text:s/>"</text:span><text:span text:style-name="T3">过些总署们处然他们和企一起襄折区字</text:span></text:p>
      <text:p text:style-name="P2">",</text:p>
      <text:p text:style-name="P1"><text:span text:style-name="T6">1811.0: <text:s/>"</text:span><text:span text:style-name="T3">巡些总藻们忽然他们和企一起倍搞合才</text:span></text:p>
      <text:p text:style-name="P2">",</text:p>
      <text:p text:style-name="P1"><text:soft-page-break/><text:span text:style-name="T6">1815.0: <text:s/>"</text:span><text:span text:style-name="T3">他们得出了一个结论来</text:span><text:span text:style-name="T6"> </text:span><text:span text:style-name="T3">乱命不从“</text:span></text:p>
      <text:p text:style-name="P2">",</text:p>
      <text:p text:style-name="P1"><text:span text:style-name="T6">1816.0: <text:s/>"-</text:span><text:span text:style-name="T3">他们得出了一个结论来</text:span><text:span text:style-name="T6"> </text:span><text:span text:style-name="T3">乱贡不从</text:span></text:p>
      <text:p text:style-name="P2">",</text:p>
      <text:p text:style-name="P1"><text:span text:style-name="T6">1819.0: <text:s/>"</text:span><text:span text:style-name="T3">的</text:span></text:p>
      <text:p text:style-name="P2">",</text:p>
      <text:p text:style-name="P1"><text:span text:style-name="T6">1820.0: <text:s/>"</text:span><text:span text:style-name="T3">从前圣自下来之后你怎么能够不从了哌</text:span></text:p>
      <text:p text:style-name="P2">",</text:p>
      <text:p text:style-name="P1"><text:span text:style-name="T6">1820.0: <text:s/>"</text:span><text:span text:style-name="T3">从前圣自下来之后你怎么能够不从哌</text:span></text:p>
      <text:p text:style-name="P2">",</text:p>
      <text:p text:style-name="P1"><text:span text:style-name="T6">1821.0: <text:s/>"</text:span><text:span text:style-name="T3">从前圣自下来之后你路么能够不从了呢</text:span></text:p>
      <text:p text:style-name="P2">",</text:p>
      <text:p text:style-name="P1"><text:span text:style-name="T6">1822.0: <text:s/>"</text:span><text:span text:style-name="T3">从前圣自下来之后你怎么能够不从哌</text:span></text:p>
      <text:p text:style-name="P2">",</text:p>
      <text:p text:style-name="P2">1823.0: <text:s/>"",</text:p>
      <text:p text:style-name="P1"><text:span text:style-name="T6">1823.0: <text:s/>" <text:s text:c="16"/></text:span><text:span text:style-name="T3">人这样是要杀头的</text:span></text:p>
      <text:p text:style-name="P2">",</text:p>
      <text:p text:style-name="P2">1824.0: <text:s/>"",</text:p>
      <text:p text:style-name="P1"><text:span text:style-name="T6">1825.0: <text:s/>" <text:s text:c="9"/></text:span><text:span text:style-name="T3">结果他们联合起来</text:span><text:span text:style-name="T6"> <text:s text:c="12"/></text:span><text:span text:style-name="T3">殊</text:span></text:p>
      <text:p text:style-name="P2">",</text:p>
      <text:p text:style-name="P1"><text:span text:style-name="T6">1826.0: <text:s/>" <text:s text:c="27"/></text:span><text:span text:style-name="T3">殊</text:span></text:p>
      <text:p text:style-name="P2"><text:soft-page-break/>",</text:p>
      <text:p text:style-name="P1"><text:span text:style-name="T6">1827.0: <text:s/>" </text:span><text:span text:style-name="T3">搞了一个叫作东南互保</text:span><text:span text:style-name="T6"> <text:s text:c="6"/></text:span><text:span text:style-name="T3">殊</text:span></text:p>
      <text:p text:style-name="P2">",</text:p>
      <text:p text:style-name="P1"><text:span text:style-name="T6">1827.0: <text:s/>"</text:span><text:span text:style-name="T3">所了一个叫作东南互保</text:span><text:span text:style-name="T6"> <text:s text:c="6"/></text:span><text:span text:style-name="T3">殊</text:span></text:p>
      <text:p text:style-name="P2">",</text:p>
      <text:p text:style-name="P1"><text:span text:style-name="T6">1828.0: <text:s/>"” </text:span><text:span text:style-name="T3">搞了一个叫作东南互保</text:span><text:span text:style-name="T6"> <text:s text:c="6"/></text:span><text:span text:style-name="T3">殊</text:span></text:p>
      <text:p text:style-name="P2">",</text:p>
      <text:p text:style-name="P2">1829.0: <text:s/>"",</text:p>
      <text:p text:style-name="P2">1829.0: <text:s/>"",</text:p>
      <text:p text:style-name="P1"><text:span text:style-name="T6">1830.0: <text:s/>"”</text:span><text:span text:style-name="T3">然后束距当地的洋人</text:span><text:span text:style-name="T6"> <text:s text:c="7"/></text:span><text:span text:style-name="T3">殊</text:span></text:p>
      <text:p text:style-name="P2">",</text:p>
      <text:p text:style-name="P1"><text:span text:style-name="T6">1830.0: <text:s/>"” ”</text:span><text:span text:style-name="T3">从后项上距当地的洋人</text:span><text:span text:style-name="T6"> <text:s text:c="7"/></text:span><text:span text:style-name="T3">多</text:span></text:p>
      <text:p text:style-name="P2">",</text:p>
      <text:p text:style-name="P1"><text:span text:style-name="T6">1831.0: <text:s/>"- ”</text:span><text:span text:style-name="T3">然后项上蹈当地的省人</text:span><text:span text:style-name="T6"> <text:s text:c="7"/></text:span><text:span text:style-name="T3">多</text:span></text:p>
      <text:p text:style-name="P2">",</text:p>
      <text:p text:style-name="P1"><text:span text:style-name="T6">1833.0: <text:s/>"</text:span><text:span text:style-name="T3">融是那些个领僻的代表或者是外国人</text:span><text:span text:style-name="T6"> </text:span><text:span text:style-name="T3">恋判</text:span></text:p>
      <text:p text:style-name="P2">",</text:p>
      <text:p text:style-name="P1"><text:span text:style-name="T6">1837.0: <text:s/>"</text:span><text:span text:style-name="T3">玖是那些个领羽的代表或者是外国人</text:span><text:span text:style-name="T6"> </text:span><text:span text:style-name="T3">坎判</text:span></text:p>
      <text:p text:style-name="P2">",</text:p>
      <text:p text:style-name="P2">1838.0: <text:s/>"",</text:p>
      <text:p text:style-name="P1"><text:span text:style-name="T6">1838.0: <text:s/>"</text:span><text:span text:style-name="T3">培我们这块地方</text:span><text:span text:style-name="T6"> </text:span><text:span text:style-name="T3">在我们所和在的辖区</text:span><text:span text:style-name="T6"> </text:span><text:span text:style-name="T3">我保证你的安</text:span><text:span text:style-name="T6">3</text:span></text:p>
      <text:p text:style-name="P2"><text:soft-page-break/>",</text:p>
      <text:p text:style-name="P2">1844.0: <text:s/>"",</text:p>
      <text:p text:style-name="P1"><text:span text:style-name="T6">1844.0: <text:s/>"</text:span><text:span text:style-name="T3">但是你也保延你不派兵进来</text:span></text:p>
      <text:p text:style-name="P2">",</text:p>
      <text:p text:style-name="P1"><text:span text:style-name="T6">1845.0: <text:s/>"</text:span><text:span text:style-name="T3">但是你也保延你不派兵进来</text:span></text:p>
      <text:p text:style-name="P2">",</text:p>
      <text:p text:style-name="P2">1847.0: <text:s/>"",</text:p>
      <text:p text:style-name="P1"><text:span text:style-name="T6">1848.0: <text:s/>"</text:span><text:span text:style-name="T3">你不能够来祸叮我这块了地方</text:span></text:p>
      <text:p text:style-name="P2">",</text:p>
      <text:p text:style-name="P1"><text:span text:style-name="T6">1850.0: <text:s/>" <text:s text:c="11"/></text:span><text:span text:style-name="T3">上切结果融是这一块地方</text:span></text:p>
      <text:p text:style-name="P2">",</text:p>
      <text:p text:style-name="P1"><text:span text:style-name="T6">1852.0: <text:s/>"</text:span><text:span text:style-name="T3">罗</text:span></text:p>
      <text:p text:style-name="P2">",</text:p>
      <text:p text:style-name="P1"><text:span text:style-name="T6">1853.0: <text:s/>"</text:span><text:span text:style-name="T3">所袁和东南是长江以南</text:span><text:span text:style-name="T6"> </text:span><text:span text:style-name="T3">甚至于是淮河以南</text:span><text:span text:style-name="T6"> </text:span><text:span text:style-name="T3">一直到广藉</text:span></text:p>
      <text:p text:style-name="P2">",</text:p>
      <text:p text:style-name="P1"><text:span text:style-name="T6">1860.0: <text:s/>"</text:span><text:span text:style-name="T3">四</text:span></text:p>
      <text:p text:style-name="P2">",</text:p>
      <text:p text:style-name="P1"><text:span text:style-name="T6">1861.0: <text:s/>"</text:span><text:span text:style-name="T3">是中国人口最密集最黎宋</text:span><text:span text:style-name="T6"> </text:span><text:span text:style-name="T3">经济最皮达的地区</text:span></text:p>
      <text:p text:style-name="P2">",</text:p>
      <text:p text:style-name="P2">1866.0: <text:s/>"",</text:p>
      <text:p text:style-name="P1"><text:span text:style-name="T6">1867.0: <text:s/>"”</text:span><text:span text:style-name="T3">结果他们这一东南互傈保住了</text:span></text:p>
      <text:p text:style-name="P2"><text:soft-page-break/>",</text:p>
      <text:p text:style-name="P1"><text:span text:style-name="T6">1870.0: <text:s/>" <text:s text:c="14"/></text:span><text:span text:style-name="T3">所以那个被踩唤的</text:span></text:p>
      <text:p text:style-name="P2">",</text:p>
      <text:p text:style-name="P1"><text:span text:style-name="T6">1871.0: <text:s/>"</text:span><text:span text:style-name="T3">四</text:span><text:span text:style-name="T6"> <text:s text:c="11"/></text:span><text:span text:style-name="T3">折以那个被踩帆的</text:span></text:p>
      <text:p text:style-name="P2">",</text:p>
      <text:p text:style-name="P1"><text:span text:style-name="T6">1872.0: <text:s/>"</text:span><text:span text:style-name="T3">四</text:span><text:span text:style-name="T6"> <text:s text:c="11"/></text:span><text:span text:style-name="T3">折以那个被踩帆的</text:span></text:p>
      <text:p text:style-name="P2">",</text:p>
      <text:p text:style-name="P2">1872.0: <text:s/>"",</text:p>
      <text:p text:style-name="P1"><text:span text:style-name="T6">1872.0: <text:s/>"</text:span><text:span text:style-name="T3">罗</text:span></text:p>
      <text:p text:style-name="P2">",</text:p>
      <text:p text:style-name="P1"><text:span text:style-name="T6">1873.0: <text:s/>"</text:span><text:span text:style-name="T3">四</text:span><text:span text:style-name="T6"> <text:s text:c="12"/></text:span><text:span text:style-name="T3">先是义和团大开杀戒</text:span></text:p>
      <text:p text:style-name="P2">",</text:p>
      <text:p text:style-name="P1"><text:span text:style-name="T6">1873.0: <text:s/>"</text:span><text:span text:style-name="T3">由</text:span><text:span text:style-name="T6"> <text:s text:c="10"/></text:span><text:span text:style-name="T3">先是义和团大开杀戒</text:span></text:p>
      <text:p text:style-name="P2">",</text:p>
      <text:p text:style-name="P1"><text:span text:style-name="T6">1875.0: <text:s/>" <text:s text:c="12"/></text:span><text:span text:style-name="T3">后来八国联军进来的</text:span></text:p>
      <text:p text:style-name="P2">",</text:p>
      <text:p text:style-name="P1"><text:span text:style-name="T6">1876.0: <text:s/>" <text:s text:c="12"/></text:span><text:span text:style-name="T3">后来八国联军进来的</text:span></text:p>
      <text:p text:style-name="P2">",</text:p>
      <text:p text:style-name="P1"><text:span text:style-name="T6">1877.0: <text:s/>" <text:s text:c="12"/></text:span><text:span text:style-name="T3">后来八国联军进来的</text:span></text:p>
      <text:p text:style-name="P2">",</text:p>
      <text:p text:style-name="P1"><text:span text:style-name="T6">1877.0: <text:s/>" <text:s text:c="20"/></text:span><text:span text:style-name="T3">也是和在北方</text:span></text:p>
      <text:p text:style-name="P2"><text:soft-page-break/>",</text:p>
      <text:p text:style-name="P1"><text:span text:style-name="T6">1878.0: <text:s/>"| <text:s text:c="20"/></text:span><text:span text:style-name="T3">也是和在北方</text:span></text:p>
      <text:p text:style-name="P2">",</text:p>
      <text:p text:style-name="P1"><text:span text:style-name="T6">1878.0: <text:s/>" <text:s text:c="20"/></text:span><text:span text:style-name="T3">也是仁北方</text:span></text:p>
      <text:p text:style-name="P2">",</text:p>
      <text:p text:style-name="P1"><text:span text:style-name="T6">1879.0: <text:s/>"</text:span><text:span text:style-name="T3">融是址了北京城</text:span></text:p>
      <text:p text:style-name="P2">",</text:p>
      <text:p text:style-name="P1"><text:span text:style-name="T6">1881.0: <text:s/>"</text:span><text:span text:style-name="T3">所以它没有和袖杨到这一大片土地</text:span></text:p>
      <text:p text:style-name="P2">",</text:p>
      <text:p text:style-name="P1"><text:span text:style-name="T6">1885.0: <text:s/>"</text:span><text:span text:style-name="T3">所以在当时的情况下这个做法</text:span></text:p>
      <text:p text:style-name="P2">",</text:p>
      <text:p text:style-name="P1"><text:span text:style-name="T6">1888.0: <text:s/>"</text:span><text:span text:style-name="T3">你算它是竹国听</text:span><text:span text:style-name="T6"> </text:span><text:span text:style-name="T3">还是算什么</text:span></text:p>
      <text:p text:style-name="P2">",</text:p>
      <text:p text:style-name="P1"><text:span text:style-name="T6">1892.0: <text:s/>"</text:span><text:span text:style-name="T3">我锅得应该算是很大的竹国举措</text:span></text:p>
      <text:p text:style-name="P2">",</text:p>
      <text:p text:style-name="P1"><text:span text:style-name="T6">1895.0: <text:s/>"</text:span><text:span text:style-name="T3">而且我锅得</text:span></text:p>
      <text:p text:style-name="P2">",</text:p>
      <text:p text:style-name="P1"><text:span text:style-name="T6">1896.0: <text:s/>"</text:span><text:span text:style-name="T3">上晚清的这样的一至个大臣居然还能跳出轧忠这样的一</text:span></text:p>
      <text:p text:style-name="P2">",</text:p>
      <text:p text:style-name="P1"><text:span text:style-name="T6">1906.0: <text:s/>" <text:s text:c="9"/></text:span><text:span text:style-name="T3">来想出这么一个好主意来</text:span></text:p>
      <text:p text:style-name="P2">",</text:p>
      <text:p text:style-name="P1"><text:soft-page-break/><text:span text:style-name="T6">1909.0: <text:s/>" <text:s text:c="11"/></text:span><text:span text:style-name="T3">我宽得是祥了很大的功</text:span></text:p>
      <text:p text:style-name="P2">",</text:p>
      <text:p text:style-name="P1"><text:span text:style-name="T6">1909.0: <text:s/>" <text:s text:c="11"/></text:span><text:span text:style-name="T3">我宽得是祥了很大的功</text:span></text:p>
      <text:p text:style-name="P2">",</text:p>
      <text:p text:style-name="P1"><text:span text:style-name="T6">1910.0: <text:s/>" <text:s text:c="11"/></text:span><text:span text:style-name="T3">我宽得是祥了很大的功</text:span></text:p>
      <text:p text:style-name="P2">",</text:p>
      <text:p text:style-name="P1"><text:span text:style-name="T6">1911.0: <text:s/>"</text:span><text:span text:style-name="T3">结果中国这么大片的土地没有这到影响</text:span></text:p>
      <text:p text:style-name="P2">",</text:p>
      <text:p text:style-name="P2">1916.0: <text:s/>"",</text:p>
      <text:p text:style-name="P1"><text:span text:style-name="T6">1917.0: <text:s/>"</text:span><text:span text:style-name="T3">这个是所谓演国</text:span></text:p>
      <text:p text:style-name="P2">",</text:p>
      <text:p text:style-name="P1"><text:span text:style-name="T6">1921.0: <text:s/>"</text:span><text:span text:style-name="T3">但是企不同的角度来看的恬</text:span></text:p>
      <text:p text:style-name="P2">",</text:p>
      <text:p text:style-name="P1"><text:span text:style-name="T6">1924.0: <text:s/>"</text:span><text:span text:style-name="T3">可以襄他们是卖国</text:span></text:p>
      <text:p text:style-name="P2">",</text:p>
      <text:p text:style-name="P2">1931.0: <text:s/>"|</text:p>
      <text:p text:style-name="P2">",</text:p>
      <text:p text:style-name="P1"><text:span text:style-name="T6">1931.0: <text:s/>" <text:s text:c="4"/></text:span><text:span text:style-name="T3">居然中央的侠令可以不听</text:span></text:p>
      <text:p text:style-name="P2">",</text:p>
      <text:p text:style-name="P1"><text:span text:style-name="T6">1932.0: <text:s/>" <text:s text:c="4"/></text:span><text:span text:style-name="T3">居然中央的命令可以不听</text:span></text:p>
      <text:p text:style-name="P2">",</text:p>
      <text:p text:style-name="P2"><text:soft-page-break/>1933.0: <text:s/>"",</text:p>
      <text:p text:style-name="P2">1933.0: <text:s/>"",</text:p>
      <text:p text:style-name="P1"><text:span text:style-name="T6">1934.0: <text:s/>" <text:s text:c="9"/></text:span><text:span text:style-name="T3">而且还跟洋人目己去谈判</text:span></text:p>
      <text:p text:style-name="P2">",</text:p>
      <text:p text:style-name="P1"><text:span text:style-name="T6">1935.0: <text:s/>" <text:s text:c="9"/></text:span><text:span text:style-name="T3">而且还跟省人目己去谈判</text:span></text:p>
      <text:p text:style-name="P2">",</text:p>
      <text:p text:style-name="P1"><text:span text:style-name="T6">1936.0: <text:s/>" <text:s text:c="9"/></text:span><text:span text:style-name="T3">而且还跟洋和信目己去充判</text:span></text:p>
      <text:p text:style-name="P2">",</text:p>
      <text:p text:style-name="P1"><text:span text:style-name="T6">1937.0: <text:s/>" <text:s text:c="9"/></text:span><text:span text:style-name="T3">而且还跟洋人自己去充判</text:span></text:p>
      <text:p text:style-name="P2">",</text:p>
      <text:p text:style-name="P1"><text:span text:style-name="T6">1937.0: <text:s/>"</text:span><text:span text:style-name="T3">和</text:span></text:p>
      <text:p text:style-name="P2">",</text:p>
      <text:p text:style-name="P1"><text:span text:style-name="T6">1938.0: <text:s/>" <text:s text:c="14"/></text:span><text:span text:style-name="T3">上面已经是宣战了</text:span></text:p>
      <text:p text:style-name="P2">",</text:p>
      <text:p text:style-name="P1"><text:span text:style-name="T6">1939.0: <text:s/>"</text:span><text:span text:style-name="T3">和</text:span></text:p>
      <text:p text:style-name="P2">",</text:p>
      <text:p text:style-name="P1"><text:span text:style-name="T6">1939.0: <text:s/>" <text:s text:c="16"/></text:span><text:span text:style-name="T3">你这上儿还去埋和</text:span></text:p>
      <text:p text:style-name="P2">",</text:p>
      <text:p text:style-name="P1"><text:span text:style-name="T6">1940.0: <text:s/>" <text:s text:c="16"/></text:span><text:span text:style-name="T3">你这儿还去间和</text:span></text:p>
      <text:p text:style-name="P2">",</text:p>
      <text:p text:style-name="P1"><text:span text:style-name="T6">1941.0: <text:s/>"</text:span><text:span text:style-name="T3">四</text:span><text:span text:style-name="T6"> <text:s text:c="9"/></text:span><text:span text:style-name="T3">辽个不是很不对吗</text:span></text:p>
      <text:p text:style-name="P2"><text:soft-page-break/>",</text:p>
      <text:p text:style-name="P2">1944.0: <text:s/>"",</text:p>
      <text:p text:style-name="P1"><text:span text:style-name="T6">1944.0: <text:s/>"</text:span><text:span text:style-name="T3">所以对于什么是竹国</text:span><text:span text:style-name="T6"> </text:span><text:span text:style-name="T3">什么是栅国</text:span></text:p>
      <text:p text:style-name="P2">",</text:p>
      <text:p text:style-name="P1"><text:span text:style-name="T6">1945.0: <text:s/>"</text:span><text:span text:style-name="T3">所以对于什么是委国</text:span><text:span text:style-name="T6"> </text:span><text:span text:style-name="T3">什么是补国</text:span></text:p>
      <text:p text:style-name="P2">",</text:p>
      <text:p text:style-name="P1"><text:span text:style-name="T6">1947.0: <text:s/>"</text:span><text:span text:style-name="T3">所以对于什么是爱国</text:span><text:span text:style-name="T6"> </text:span><text:span text:style-name="T3">什么是补国</text:span></text:p>
      <text:p text:style-name="P2">",</text:p>
      <text:p text:style-name="P2">1948.0: <text:s/>"",</text:p>
      <text:p text:style-name="P1"><text:span text:style-name="T6">1949.0: <text:s/>"</text:span><text:span text:style-name="T3">四</text:span></text:p>
      <text:p text:style-name="P2">",</text:p>
      <text:p text:style-name="P1"><text:span text:style-name="T6">1950.0: <text:s/>"</text:span><text:span text:style-name="T3">不伦是出上友总还是从结果来看</text:span></text:p>
      <text:p text:style-name="P2">",</text:p>
      <text:p text:style-name="P1"><text:span text:style-name="T6">1953.0: <text:s/>"</text:span><text:span text:style-name="T3">不伦是出友总还是从结果来看</text:span></text:p>
      <text:p text:style-name="P2">",</text:p>
      <text:p text:style-name="P2">1953.0: <text:s/>"",</text:p>
      <text:p text:style-name="P1"><text:span text:style-name="T6">1954.0: <text:s/>"</text:span><text:span text:style-name="T3">从一个历抽的回顾比较远距高来看的十</text:span></text:p>
      <text:p text:style-name="P2">",</text:p>
      <text:p text:style-name="P1"><text:span text:style-name="T6">1956.0: <text:s/>"</text:span><text:span text:style-name="T3">从一个历史的回顾比较远距匈来看的才</text:span></text:p>
      <text:p text:style-name="P2">",</text:p>
      <text:p text:style-name="P1"><text:span text:style-name="T6">1957.0: <text:s/>"</text:span><text:span text:style-name="T3">从一个历史的回顾比较远距匈来看的才</text:span></text:p>
      <text:p text:style-name="P2"><text:soft-page-break/>",</text:p>
      <text:p text:style-name="P1"><text:span text:style-name="T6">1957.0: <text:s/>"</text:span><text:span text:style-name="T3">从一个历史的回顾比较远距匈来看的才</text:span></text:p>
      <text:p text:style-name="P2">",</text:p>
      <text:p text:style-name="P2">1960.0: <text:s/>"",</text:p>
      <text:p text:style-name="P1"><text:span text:style-name="T6">1960.0: <text:s/>"</text:span><text:span text:style-name="T3">四</text:span><text:span text:style-name="T6"> <text:s text:c="10"/></text:span><text:span text:style-name="T3">我轨得应</text:span><text:span text:style-name="T6">]</text:span><text:span text:style-name="T3">必看得很清芭</text:span></text:p>
      <text:p text:style-name="P2">",</text:p>
      <text:p text:style-name="P1"><text:span text:style-name="T6">1962.0: <text:s/>"</text:span><text:span text:style-name="T3">四</text:span></text:p>
      <text:p text:style-name="P2">",</text:p>
      <text:p text:style-name="P1"><text:span text:style-name="T6">1963.0: <text:s/>"“</text:span><text:span text:style-name="T3">可是现在买际上还有人看不清和鞍</text:span></text:p>
      <text:p text:style-name="P2">",</text:p>
      <text:p text:style-name="P1"><text:span text:style-name="T6">1964.0: <text:s/>"</text:span><text:span text:style-name="T3">可是现在买际上还有人看不清和芭</text:span></text:p>
      <text:p text:style-name="P2">",</text:p>
      <text:p text:style-name="P1"><text:span text:style-name="T6">1965.0: <text:s/>"“</text:span><text:span text:style-name="T3">可是现在买际上还有人看不清和鞍</text:span></text:p>
      <text:p text:style-name="P2">",</text:p>
      <text:p text:style-name="P1"><text:span text:style-name="T6">1965.0: <text:s/>"</text:span><text:span text:style-name="T3">四</text:span></text:p>
      <text:p text:style-name="P2">",</text:p>
      <text:p text:style-name="P1"><text:span text:style-name="T6">1966.0: <text:s/>"</text:span><text:span text:style-name="T3">还是客得你只要对洋人和硬</text:span><text:span text:style-name="T6"> </text:span><text:span text:style-name="T3">你只要主张杀人他们困是演</text:span></text:p>
      <text:p text:style-name="P2">",</text:p>
      <text:p text:style-name="P1"><text:span text:style-name="T6">1970.0: <text:s/>" <text:s text:c="38"/></text:span><text:span text:style-name="T3">久</text:span></text:p>
      <text:p text:style-name="P2">",</text:p>
      <text:p text:style-name="P1"><text:span text:style-name="T6">1971.0: <text:s/>"</text:span><text:span text:style-name="T3">保不主张杀人他们</text:span><text:span text:style-name="T6"> </text:span><text:span text:style-name="T3">你主张跟他</text:span><text:span text:style-name="T6">1</text:span><text:span text:style-name="T3">因和</text:span><text:span text:style-name="T6"> </text:span><text:span text:style-name="T3">才</text:span></text:p>
      <text:p text:style-name="P2"><text:soft-page-break/>",</text:p>
      <text:p text:style-name="P1"><text:span text:style-name="T6">1974.0: <text:s/>"</text:span><text:span text:style-name="T3">主战咕是等国</text:span><text:span text:style-name="T6"> <text:s text:c="3"/></text:span><text:span text:style-name="T3">久</text:span></text:p>
      <text:p text:style-name="P2">",</text:p>
      <text:p text:style-name="P1"><text:span text:style-name="T6">1975.0: <text:s/>"</text:span><text:span text:style-name="T3">主战束是莹国</text:span><text:span text:style-name="T6"> <text:s text:c="15"/></text:span><text:span text:style-name="T3">久</text:span></text:p>
      <text:p text:style-name="P2">",</text:p>
      <text:p text:style-name="P1"><text:span text:style-name="T6">1975.0: <text:s/>" <text:s text:c="12"/></text:span><text:span text:style-name="T3">主战融是过国</text:span><text:span text:style-name="T6"> <text:s text:c="15"/></text:span><text:span text:style-name="T3">儿</text:span></text:p>
      <text:p text:style-name="P2">",</text:p>
      <text:p text:style-name="P1"><text:span text:style-name="T6">1976.0: <text:s/>" <text:s text:c="12"/></text:span><text:span text:style-name="T3">主和融是卖国</text:span><text:span text:style-name="T6"> <text:s text:c="15"/></text:span><text:span text:style-name="T3">儿</text:span></text:p>
      <text:p text:style-name="P2">",</text:p>
      <text:p text:style-name="P1"><text:span text:style-name="T6">1980.0: <text:s/>"</text:span><text:span text:style-name="T3">所以后来那个五大臣半年之后融平反刀</text:span></text:p>
      <text:p text:style-name="P2">",</text:p>
      <text:p text:style-name="P2">1983.0: <text:s/>"",</text:p>
      <text:p text:style-name="P1"><text:span text:style-name="T6">1984.0: <text:s/>" <text:s text:c="11"/></text:span><text:span text:style-name="T3">马上朝廷融给他们平友</text:span></text:p>
      <text:p text:style-name="P2">",</text:p>
      <text:p text:style-name="P1"><text:span text:style-name="T6">1984.0: <text:s/>"</text:span><text:span text:style-name="T3">四</text:span><text:span text:style-name="T6"> <text:s text:c="11"/></text:span><text:span text:style-name="T3">马上朝廷融给他们平友</text:span></text:p>
      <text:p text:style-name="P2">",</text:p>
      <text:p text:style-name="P1"><text:span text:style-name="T6">1987.0: <text:s/>" <text:s text:c="14"/></text:span><text:span text:style-name="T3">然后铝是已复原职</text:span></text:p>
      <text:p text:style-name="P2">",</text:p>
      <text:p text:style-name="P1"><text:span text:style-name="T6">1988.0: <text:s/>" <text:s text:c="14"/></text:span><text:span text:style-name="T3">然后襄是已复原职</text:span></text:p>
      <text:p text:style-name="P2">",</text:p>
      <text:p text:style-name="P2">1989.0: <text:s/>"",</text:p>
      <text:p text:style-name="P1"><text:soft-page-break/><text:span text:style-name="T6">1989.0: <text:s/>"| <text:s text:c="16"/></text:span><text:span text:style-name="T3">其洋他们都死了</text:span></text:p>
      <text:p text:style-name="P2">",</text:p>
      <text:p text:style-name="P1"><text:span text:style-name="T6">1990.0: <text:s/>"| <text:s text:c="16"/></text:span><text:span text:style-name="T3">其洋人他们都死了</text:span></text:p>
      <text:p text:style-name="P2">",</text:p>
      <text:p text:style-name="P1"><text:span text:style-name="T6">1990.0: <text:s/>"</text:span><text:span text:style-name="T3">罗</text:span></text:p>
      <text:p text:style-name="P2">",</text:p>
      <text:p text:style-name="P1"><text:span text:style-name="T6">1991.0: <text:s/>" </text:span><text:span text:style-name="T3">吉把他们的封号这些重新安田</text:span></text:p>
      <text:p text:style-name="P2">",</text:p>
      <text:p text:style-name="P1"><text:span text:style-name="T6">1992.0: <text:s/>" </text:span><text:span text:style-name="T3">吉把他们的封吉这些重新安友</text:span></text:p>
      <text:p text:style-name="P2">",</text:p>
      <text:p text:style-name="P1"><text:span text:style-name="T6">1992.0: <text:s/>" “ </text:span><text:span text:style-name="T3">吉把他们的封吉这些重新安三</text:span></text:p>
      <text:p text:style-name="P2">",</text:p>
      <text:p text:style-name="P1"><text:span text:style-name="T6">1993.0: <text:s/>" </text:span><text:span text:style-name="T3">喜把他们的封号这些重新安夯</text:span></text:p>
      <text:p text:style-name="P2">",</text:p>
      <text:p text:style-name="P2">1995.0: <text:s/>"",</text:p>
      <text:p text:style-name="P2">1995.0: <text:s/>"",</text:p>
      <text:p text:style-name="P2">1996.0: <text:s/>"",</text:p>
      <text:p text:style-name="P2">1996.0: <text:s/>"",</text:p>
      <text:p text:style-name="P1"><text:span text:style-name="T6">1997.0: <text:s/>"</text:span><text:span text:style-name="T3">了巡个影响其买不仅仅是在旨迁</text:span></text:p>
      <text:p text:style-name="P2">",</text:p>
      <text:p text:style-name="P1"><text:span text:style-name="T6">1999.0: <text:s/>"</text:span><text:span text:style-name="T3">了巡个影响其买不仅仅是在旨迁</text:span></text:p>
      <text:p text:style-name="P2"><text:soft-page-break/>",</text:p>
      <text:p text:style-name="P1"><text:span text:style-name="T6">1999.0: <text:s/>"</text:span><text:span text:style-name="T3">了巡个影响其买不仅仅是在旨迁</text:span></text:p>
      <text:p text:style-name="P2">",</text:p>
      <text:p text:style-name="P1"><text:span text:style-name="T6">2000.0: <text:s/>"</text:span><text:span text:style-name="T3">了巡个影响其买不仅仅是在旨迁</text:span></text:p>
      <text:p text:style-name="P2">",</text:p>
      <text:p text:style-name="P2">2000.0: <text:s/>"",</text:p>
      <text:p text:style-name="P2">2001.0: <text:s/>"",</text:p>
      <text:p text:style-name="P1"><text:span text:style-name="T6">2001.0: <text:s/>"</text:span><text:span text:style-name="T3">任考自姓里头一直把他们看成是二毛子</text:span></text:p>
      <text:p text:style-name="P2">",</text:p>
      <text:p text:style-name="P1"><text:span text:style-name="T6">2004.0: <text:s/>"</text:span><text:span text:style-name="T3">四</text:span></text:p>
      <text:p text:style-name="P2">",</text:p>
      <text:p text:style-name="P1"><text:span text:style-name="T6">2005.0: <text:s/>"</text:span><text:span text:style-name="T3">那个时候二毛子束跟汉奸差不多</text:span><text:span text:style-name="T6"> </text:span><text:span text:style-name="T3">或者叫汉好</text:span></text:p>
      <text:p text:style-name="P2">",</text:p>
      <text:p text:style-name="P1"><text:span text:style-name="T6">2008.0: <text:s/>"</text:span><text:span text:style-name="T3">束是悦是蔡外国人办事的</text:span><text:span text:style-name="T6"> </text:span><text:span text:style-name="T3">为外国人坑话的</text:span></text:p>
      <text:p text:style-name="P2">",</text:p>
      <text:p text:style-name="P1"><text:span text:style-name="T6">2012.0: <text:s/>"</text:span><text:span text:style-name="T3">一</text:span></text:p>
      <text:p text:style-name="P2">",</text:p>
      <text:p text:style-name="P1"><text:span text:style-name="T6">2013.0: <text:s/>"</text:span><text:span text:style-name="T3">一直到他重新安夺的时候才说原来他们不是二毛子</text:span></text:p>
      <text:p text:style-name="P2">",</text:p>
      <text:p text:style-name="P1"><text:span text:style-name="T6">2018.0: <text:s/>"</text:span><text:span text:style-name="T3">所以山上明这个在者百姓里头融有这么一种情绪</text:span></text:p>
      <text:p text:style-name="P2">",</text:p>
      <text:p text:style-name="P1"><text:soft-page-break/><text:span text:style-name="T6">2022.0: <text:s/>"</text:span><text:span text:style-name="T3">宽得打洋人好得很</text:span></text:p>
      <text:p text:style-name="P2">",</text:p>
      <text:p text:style-name="P2">2025.0: <text:s/>"",</text:p>
      <text:p text:style-name="P1"><text:span text:style-name="T6">2025.0: <text:s/>"</text:span><text:span text:style-name="T3">人芝种情绪买际上一直是并没有完全消次</text:span></text:p>
      <text:p text:style-name="P2">",</text:p>
      <text:p text:style-name="P1"><text:span text:style-name="T6">2033.0: <text:s/>" <text:s text:c="28"/></text:span><text:span text:style-name="T3">坟</text:span></text:p>
      <text:p text:style-name="P2">",</text:p>
      <text:p text:style-name="P1"><text:span text:style-name="T6">2033.0: <text:s/>"</text:span><text:span text:style-name="T3">每到一定的时候忽然融会出来的</text:span></text:p>
      <text:p text:style-name="P2">",</text:p>
      <text:p text:style-name="P1"><text:span text:style-name="T6">2035.0: <text:s/>"</text:span><text:span text:style-name="T3">每到一定的时候忽然融会出来的</text:span><text:span text:style-name="T6"> /</text:span></text:p>
      <text:p text:style-name="P2">",</text:p>
      <text:p text:style-name="P2">2036.0: <text:s/>"",</text:p>
      <text:p text:style-name="P1"><text:span text:style-name="T6">2037.0: <text:s/>"</text:span><text:span text:style-name="T3">还存一个融是侣你壹国还是和氏的器题</text:span></text:p>
      <text:p text:style-name="P2">",</text:p>
      <text:p text:style-name="P1"><text:span text:style-name="T6">2043.0: <text:s/>"</text:span><text:span text:style-name="T3">国家是干什么用的</text:span></text:p>
      <text:p text:style-name="P2">",</text:p>
      <text:p text:style-name="P1"><text:span text:style-name="T6">2044.0: <text:s/>"</text:span><text:span text:style-name="T3">是保扫人民的</text:span></text:p>
      <text:p text:style-name="P2">",</text:p>
      <text:p text:style-name="P1"><text:span text:style-name="T6">2045.0: <text:s/>"</text:span><text:span text:style-name="T3">是保护人民的</text:span></text:p>
      <text:p text:style-name="P2">",</text:p>
      <text:p text:style-name="P1"><text:span text:style-name="T6">2047.0: <text:s/>"</text:span><text:span text:style-name="T3">是保隧人民求幸福的</text:span></text:p>
      <text:p text:style-name="P2"><text:soft-page-break/>",</text:p>
      <text:p text:style-name="P1"><text:span text:style-name="T6">2050.0: <text:s/>"</text:span><text:span text:style-name="T3">用目己的力量能够求得生存和和府福的</text:span></text:p>
      <text:p text:style-name="P2">",</text:p>
      <text:p text:style-name="P1"><text:span text:style-name="T6">2052.0: <text:s/>"</text:span><text:span text:style-name="T3">用目己的力量能够求得生存和和府福的</text:span></text:p>
      <text:p text:style-name="P2">",</text:p>
      <text:p text:style-name="P1"><text:span text:style-name="T6">2053.0: <text:s/>"</text:span><text:span text:style-name="T3">用目己的力量能够求得生存和和府福的</text:span></text:p>
      <text:p text:style-name="P2">",</text:p>
      <text:p text:style-name="P1"><text:span text:style-name="T6">2054.0: <text:s/>"</text:span><text:span text:style-name="T3">用目己的力量能够求得生存和和府福的</text:span></text:p>
      <text:p text:style-name="P2">",</text:p>
      <text:p text:style-name="P2">2055.0: <text:s/>"",</text:p>
      <text:p text:style-name="P1"><text:span text:style-name="T6">2055.0: <text:s/>"</text:span><text:span text:style-name="T3">如果要是以国家的名尺判革人民的奉福或者是害民</text:span></text:p>
      <text:p text:style-name="P2">",</text:p>
      <text:p text:style-name="P1"><text:span text:style-name="T6">2063.0: <text:s/>"</text:span><text:span text:style-name="T3">本</text:span><text:span text:style-name="T6"> </text:span><text:span text:style-name="T3">人</text:span><text:span text:style-name="T6"> <text:s text:c="3"/>1 <text:s text:c="8"/>3 <text:s/></text:span><text:span text:style-name="T3">人</text:span><text:span text:style-name="T6"> <text:s text:c="6"/>-</text:span></text:p>
      <text:p text:style-name="P2">",</text:p>
      <text:p text:style-name="P1"><text:span text:style-name="T6">2063.0: <text:s/>"</text:span><text:span text:style-name="T3">那这个咒不能够叫竹国</text:span></text:p>
      <text:p text:style-name="P2">",</text:p>
      <text:p text:style-name="P1"><text:span text:style-name="T6">2064.0: <text:s/>"</text:span><text:span text:style-name="T3">那这个惑不能够叫竹国</text:span></text:p>
      <text:p text:style-name="P2">",</text:p>
      <text:p text:style-name="P1"><text:span text:style-name="T6">2065.0: <text:s/>"</text:span><text:span text:style-name="T3">那这个惑不能够叫演国</text:span></text:p>
      <text:p text:style-name="P2">",</text:p>
      <text:p text:style-name="P2">2066.0: <text:s/>"",</text:p>
      <text:p text:style-name="P1"><text:soft-page-break/><text:span text:style-name="T6">2069.0: <text:s/>"</text:span><text:span text:style-name="T3">国是以民为本的</text:span></text:p>
      <text:p text:style-name="P2">",</text:p>
      <text:p text:style-name="P1"><text:span text:style-name="T6">2070.0: <text:s/>"</text:span><text:span text:style-name="T3">本</text:span><text:span text:style-name="T6"> <text:s text:c="20"/>1</text:span></text:p>
      <text:p text:style-name="P2">",</text:p>
      <text:p text:style-name="P1"><text:span text:style-name="T6">2070.0: <text:s/>"</text:span><text:span text:style-name="T3">原来从孟子中况得很清芭</text:span></text:p>
      <text:p text:style-name="P2">",</text:p>
      <text:p text:style-name="P1"><text:span text:style-name="T6">2071.0: <text:s/>"</text:span><text:span text:style-name="T3">原来从孟子惑况得很清芭</text:span></text:p>
      <text:p text:style-name="P2">",</text:p>
      <text:p text:style-name="P1"><text:span text:style-name="T6">2071.0: <text:s/>"</text:span><text:span text:style-name="T3">原来从孟子惑况得很清芭</text:span></text:p>
      <text:p text:style-name="P2">",</text:p>
      <text:p text:style-name="P1"><text:span text:style-name="T6">2073.0: <text:s/>"</text:span><text:span text:style-name="T3">原来从孟子惑况得很清芭</text:span></text:p>
      <text:p text:style-name="P2">",</text:p>
      <text:p text:style-name="P2">2073.0: <text:s/>"",</text:p>
      <text:p text:style-name="P1"><text:span text:style-name="T6">2075.0: <text:s/>"2 </text:span><text:span text:style-name="T3">人</text:span><text:span text:style-name="T6"> <text:s/>2</text:span></text:p>
      <text:p text:style-name="P2">",</text:p>
      <text:p text:style-name="P1"><text:span text:style-name="T6">2075.0: <text:s/>"</text:span><text:span text:style-name="T3">民为届</text:span><text:span text:style-name="T6"> </text:span><text:span text:style-name="T3">社稳</text:span><text:span text:style-name="T6">)</text:span><text:span text:style-name="T3">太之</text:span><text:span text:style-name="T6"> </text:span><text:span text:style-name="T3">君为轻</text:span></text:p>
      <text:p text:style-name="P2">",</text:p>
      <text:p text:style-name="P1"><text:span text:style-name="T6">2076.0: <text:s/>"</text:span><text:span text:style-name="T3">民为届</text:span><text:span text:style-name="T6"> </text:span><text:span text:style-name="T3">社稳</text:span><text:span text:style-name="T6">)</text:span><text:span text:style-name="T3">太之</text:span><text:span text:style-name="T6"> </text:span><text:span text:style-name="T3">君为轻</text:span></text:p>
      <text:p text:style-name="P2">",</text:p>
      <text:p text:style-name="P1"><text:span text:style-name="T6">2078.0: <text:s/>"</text:span><text:span text:style-name="T3">到现代的国家变成了人民共和国</text:span><text:span text:style-name="T6"> </text:span><text:span text:style-name="T3">人民的国家</text:span></text:p>
      <text:p text:style-name="P2">",</text:p>
      <text:p text:style-name="P2"><text:soft-page-break/>2084.0: <text:s/>"",</text:p>
      <text:p text:style-name="P1"><text:span text:style-name="T6">2084.0: <text:s/>"</text:span><text:span text:style-name="T3">那融更加应该是以民为本的</text:span></text:p>
      <text:p text:style-name="P2">",</text:p>
      <text:p text:style-name="P2">2087.0: <text:s/>"",</text:p>
      <text:p text:style-name="P1"><text:span text:style-name="T6">2088.0: <text:s/>"</text:span><text:span text:style-name="T3">人这个民不是一个抽象的人民</text:span></text:p>
      <text:p text:style-name="P2">",</text:p>
      <text:p text:style-name="P1"><text:span text:style-name="T6">2089.0: <text:s/>"</text:span><text:span text:style-name="T3">我们时音用抽象的人民来代蔡一个一个真正的人</text:span></text:p>
      <text:p text:style-name="P2">",</text:p>
      <text:p text:style-name="P1"><text:span text:style-name="T6">2095.0: <text:s/>"</text:span><text:span text:style-name="T3">我这是为了人民</text:span></text:p>
      <text:p text:style-name="P2">",</text:p>
      <text:p text:style-name="P1"><text:span text:style-name="T6">2096.0: <text:s/>"</text:span><text:span text:style-name="T3">我这是为了人民</text:span></text:p>
      <text:p text:style-name="P2">",</text:p>
      <text:p text:style-name="P1"><text:span text:style-name="T6">2096.0: <text:s/>"</text:span><text:span text:style-name="T3">但是剥革所有的活生生一个一个人的生存权</text:span></text:p>
      <text:p text:style-name="P2">",</text:p>
      <text:p text:style-name="P1"><text:span text:style-name="T6">2101.0: <text:s/>"</text:span><text:span text:style-name="T3">这个也是不对的</text:span></text:p>
      <text:p text:style-name="P2">",</text:p>
      <text:p text:style-name="P1"><text:span text:style-name="T6">2104.0: <text:s/>"</text:span><text:span text:style-name="T3">所以有演国首夺是演民</text:span></text:p>
      <text:p text:style-name="P2">",</text:p>
      <text:p text:style-name="P2">2107.0: <text:s/>"",</text:p>
      <text:p text:style-name="P1"><text:span text:style-name="T6">2107.0: <text:s/>"</text:span><text:span text:style-name="T3">另外莹国我刚才井了</text:span></text:p>
      <text:p text:style-name="P2">",</text:p>
      <text:p text:style-name="P2"><text:soft-page-break/>2110.0: <text:s/>"",</text:p>
      <text:p text:style-name="P1"><text:span text:style-name="T6">2110.0: <text:s/>"</text:span><text:span text:style-name="T3">跟目强</text:span><text:span text:style-name="T6"> </text:span><text:span text:style-name="T3">跟变时</text:span><text:span text:style-name="T6"> </text:span><text:span text:style-name="T3">上距局萌</text:span><text:span text:style-name="T6"> </text:span><text:span text:style-name="T3">跟社会进步有关系</text:span></text:p>
      <text:p text:style-name="P2">",</text:p>
      <text:p text:style-name="P1"><text:span text:style-name="T6">2115.0: <text:s/>"</text:span><text:span text:style-name="T3">中蕊强</text:span><text:span text:style-name="T6"> </text:span><text:span text:style-name="T3">跟变时</text:span><text:span text:style-name="T6"> </text:span><text:span text:style-name="T3">跟司豪</text:span><text:span text:style-name="T6"> </text:span><text:span text:style-name="T3">让社会进步有关系</text:span></text:p>
      <text:p text:style-name="P2">",</text:p>
      <text:p text:style-name="P1"><text:span text:style-name="T6">2115.0: <text:s/>"</text:span><text:span text:style-name="T3">我随便举一个例子</text:span></text:p>
      <text:p text:style-name="P2">",</text:p>
      <text:p text:style-name="P1"><text:span text:style-name="T6">2117.0: <text:s/>" <text:s text:c="8"/></text:span><text:span text:style-name="T3">我随便举一个例子</text:span></text:p>
      <text:p text:style-name="P2">",</text:p>
      <text:p text:style-name="P1"><text:span text:style-name="T6">2117.0: <text:s/>" <text:s text:c="8"/></text:span><text:span text:style-name="T3">我随便举一个例子</text:span></text:p>
      <text:p text:style-name="P2">",</text:p>
      <text:p text:style-name="P2">2118.0: <text:s/>"",</text:p>
      <text:p text:style-name="P1"><text:span text:style-name="T6">2118.0: <text:s/>"</text:span><text:span text:style-name="T3">在一</text:span><text:span text:style-name="T6">/</text:span><text:span text:style-name="T3">灰撞机事件</text:span><text:span text:style-name="T6"> </text:span><text:span text:style-name="T3">跟美国友生过</text:span></text:p>
      <text:p text:style-name="P2">",</text:p>
      <text:p text:style-name="P1"><text:span text:style-name="T6">2123.0: <text:s/>"</text:span><text:span text:style-name="T3">那个时候也是群情激昂</text:span></text:p>
      <text:p text:style-name="P2">",</text:p>
      <text:p text:style-name="P1"><text:span text:style-name="T6">2126.0: <text:s/>"</text:span><text:span text:style-name="T3">我正好人竺西安有一个</text:span><text:span text:style-name="T6">]</text:span><text:span text:style-name="T3">井座</text:span></text:p>
      <text:p text:style-name="P2">",</text:p>
      <text:p text:style-name="P1"><text:span text:style-name="T6">2130.0: <text:s/>"</text:span><text:span text:style-name="T3">和储这个之名当然参观兵马情</text:span></text:p>
      <text:p text:style-name="P2">",</text:p>
      <text:p text:style-name="P1"><text:span text:style-name="T6">2133.0: <text:s/>"</text:span><text:span text:style-name="T3">和</text:span></text:p>
      <text:p text:style-name="P2"><text:soft-page-break/>",</text:p>
      <text:p text:style-name="P1"><text:span text:style-name="T6">2134.0: <text:s/>"</text:span><text:span text:style-name="T3">当时往西安</text:span><text:span text:style-name="T6"> </text:span><text:span text:style-name="T3">很多人的这种情绪非党厉害</text:span></text:p>
      <text:p text:style-name="P2">",</text:p>
      <text:p text:style-name="P1"><text:span text:style-name="T6">2140.0: <text:s/>"</text:span><text:span text:style-name="T3">下</text:span></text:p>
      <text:p text:style-name="P2">",</text:p>
      <text:p text:style-name="P1"><text:span text:style-name="T6">2141.0: <text:s/>"</text:span><text:span text:style-name="T3">下</text:span></text:p>
      <text:p text:style-name="P2">",</text:p>
      <text:p text:style-name="P1"><text:span text:style-name="T6">2141.0: <text:s/>"” </text:span><text:span text:style-name="T3">然后束培我们西安当年是</text:span></text:p>
      <text:p text:style-name="P2">",</text:p>
      <text:p text:style-name="P1"><text:span text:style-name="T6">2142.0: <text:s/>"” </text:span><text:span text:style-name="T3">然后束说我们西安当年是</text:span></text:p>
      <text:p text:style-name="P2">",</text:p>
      <text:p text:style-name="P1"><text:span text:style-name="T6">2144.0: <text:s/>"”</text:span><text:span text:style-name="T3">而踊培乒们攻支当生是</text:span></text:p>
      <text:p text:style-name="P2">",</text:p>
      <text:p text:style-name="P1"><text:span text:style-name="T6">2145.0: <text:s/>"” </text:span><text:span text:style-name="T3">豆蔓侍这儿这人么伟大</text:span></text:p>
      <text:p text:style-name="P2">",</text:p>
      <text:p text:style-name="P1"><text:span text:style-name="T6">2146.0: <text:s/>"</text:span><text:span text:style-name="T3">泰朝侍这儿这人么伟大</text:span></text:p>
      <text:p text:style-name="P2">",</text:p>
      <text:p text:style-name="P1"><text:span text:style-name="T6">2147.0: <text:s/>"</text:span><text:span text:style-name="T3">泰朝侍这儿这人么伟大</text:span></text:p>
      <text:p text:style-name="P2">",</text:p>
      <text:p text:style-name="P1"><text:span text:style-name="T6">2148.0: <text:s/>"</text:span><text:span text:style-name="T3">泰朝侍这儿这人么伟大</text:span></text:p>
      <text:p text:style-name="P2">",</text:p>
      <text:p text:style-name="P1"><text:soft-page-break/><text:span text:style-name="T6">2148.0: <text:s/>"</text:span><text:span text:style-name="T3">泰朝侍这儿这人么伟大</text:span></text:p>
      <text:p text:style-name="P2">",</text:p>
      <text:p text:style-name="P1"><text:span text:style-name="T6">2149.0: <text:s/>"</text:span><text:span text:style-name="T3">泰胃侍这儿这么伟大</text:span></text:p>
      <text:p text:style-name="P2">",</text:p>
      <text:p text:style-name="P1"><text:span text:style-name="T6">2150.0: <text:s/>"</text:span><text:span text:style-name="T3">这人么强大的替绢</text:span></text:p>
      <text:p text:style-name="P2">",</text:p>
      <text:p text:style-name="P1"><text:span text:style-name="T6">2152.0: <text:s/>"</text:span><text:span text:style-name="T3">你看这个兵马傅</text:span></text:p>
      <text:p text:style-name="P2">",</text:p>
      <text:p text:style-name="P1"><text:span text:style-name="T6">2153.0: <text:s/>"</text:span><text:span text:style-name="T3">你看这个兵马傅</text:span></text:p>
      <text:p text:style-name="P2">",</text:p>
      <text:p text:style-name="P1"><text:span text:style-name="T6">2154.0: <text:s/>"</text:span><text:span text:style-name="T3">光是这个是咒这和么了不起</text:span></text:p>
      <text:p text:style-name="P2">",</text:p>
      <text:p text:style-name="P1"><text:span text:style-name="T6">2156.0: <text:s/>"</text:span><text:span text:style-name="T3">我们今天怎么这么党气呀</text:span></text:p>
      <text:p text:style-name="P2">",</text:p>
      <text:p text:style-name="P2">2158.0: <text:s/>"0 <text:s/>2</text:p>
      <text:p text:style-name="P2">",</text:p>
      <text:p text:style-name="P1"><text:span text:style-name="T6">2160.0: <text:s/>"</text:span><text:span text:style-name="T3">融锦得很生气</text:span></text:p>
      <text:p text:style-name="P2">",</text:p>
      <text:p text:style-name="P1"><text:span text:style-name="T6">2163.0: <text:s/>"</text:span><text:span text:style-name="T3">有一些有这梓的情绪</text:span></text:p>
      <text:p text:style-name="P2">",</text:p>
      <text:p text:style-name="P1"><text:span text:style-name="T6">2166.0: <text:s/>"</text:span><text:span text:style-name="T3">我赔你要是活仁奉组的话</text:span></text:p>
      <text:p text:style-name="P2"><text:soft-page-break/>",</text:p>
      <text:p text:style-name="P1"><text:span text:style-name="T6">2168.0: <text:s/>"</text:span><text:span text:style-name="T3">你想做哪一部分人</text:span></text:p>
      <text:p text:style-name="P2">",</text:p>
      <text:p text:style-name="P1"><text:span text:style-name="T6">2172.0: <text:s/>"</text:span><text:span text:style-name="T3">假如了倍奉朝一般的老百姓</text:span></text:p>
      <text:p text:style-name="P2">",</text:p>
      <text:p text:style-name="P1"><text:span text:style-name="T6">2175.0: <text:s/>"</text:span><text:span text:style-name="T3">当时泰朝是偶语音径市</text:span></text:p>
      <text:p text:style-name="P2">",</text:p>
      <text:p text:style-name="P1"><text:span text:style-name="T6">2178.0: <text:s/>"</text:span><text:span text:style-name="T3">融是它非常怕人你造反</text:span></text:p>
      <text:p text:style-name="P2">",</text:p>
      <text:p text:style-name="P2">2180.0: <text:s/>"",</text:p>
      <text:p text:style-name="P1"><text:span text:style-name="T6">2181.0: <text:s/>"</text:span><text:span text:style-name="T3">你网个人侍偶语</text:span><text:span text:style-name="T6"> </text:span><text:span text:style-name="T3">束是两个人和企街上培情必才</text:span></text:p>
      <text:p text:style-name="P2">",</text:p>
      <text:p text:style-name="P1"><text:span text:style-name="T6">2181.0: <text:s/>"</text:span><text:span text:style-name="T3">你网个人仁偶语</text:span><text:span text:style-name="T6"> </text:span><text:span text:style-name="T3">束是两个人和在街上培情情才</text:span></text:p>
      <text:p text:style-name="P2">",</text:p>
      <text:p text:style-name="P1"><text:span text:style-name="T6">2185.0: <text:s/>"</text:span><text:span text:style-name="T3">吕可以把你给杀头的</text:span></text:p>
      <text:p text:style-name="P2">",</text:p>
      <text:p text:style-name="P1"><text:span text:style-name="T6">2187.0: <text:s/>"</text:span><text:span text:style-name="T3">还有行人侧目</text:span></text:p>
      <text:p text:style-name="P2">",</text:p>
      <text:p text:style-name="P1"><text:span text:style-name="T6">2189.0: <text:s/>"</text:span><text:span text:style-name="T3">什么叫作侧目</text:span></text:p>
      <text:p text:style-name="P2">",</text:p>
      <text:p text:style-name="P1"><text:span text:style-name="T6">2190.0: <text:s/>"</text:span><text:span text:style-name="T3">融是互相看看</text:span><text:span text:style-name="T6"> </text:span><text:span text:style-name="T3">不慑侣才的</text:span><text:span text:style-name="T6"> </text:span><text:span text:style-name="T3">和企路上</text:span></text:p>
      <text:p text:style-name="P2"><text:soft-page-break/>",</text:p>
      <text:p text:style-name="P1"><text:span text:style-name="T6">2194.0: <text:s/>"</text:span><text:span text:style-name="T3">巡个当时是很厉害</text:span></text:p>
      <text:p text:style-name="P2">",</text:p>
      <text:p text:style-name="P1"><text:span text:style-name="T6">2196.0: <text:s/>"</text:span><text:span text:style-name="T3">或者你原意做那个被寺的依</text:span><text:span text:style-name="T6"> </text:span><text:span text:style-name="T3">语书人</text:span></text:p>
      <text:p text:style-name="P2">",</text:p>
      <text:p text:style-name="P1"><text:span text:style-name="T6">2200.0: <text:s/>"</text:span><text:span text:style-name="T3">还是你愿意做一人之下万人之上的孚斯</text:span><text:span text:style-name="T6"> </text:span><text:span text:style-name="T3">宰相</text:span></text:p>
      <text:p text:style-name="P2">",</text:p>
      <text:p text:style-name="P1"><text:span text:style-name="T6">2205.0: <text:s/>"</text:span><text:span text:style-name="T3">了最后被腰斩</text:span></text:p>
      <text:p text:style-name="P2">",</text:p>
      <text:p text:style-name="P1"><text:span text:style-name="T6">2206.0: <text:s/>"</text:span><text:span text:style-name="T3">了最后被腰斩</text:span><text:span text:style-name="T6"> <text:s text:c="14"/>|</text:span></text:p>
      <text:p text:style-name="P2">",</text:p>
      <text:p text:style-name="P1"><text:span text:style-name="T6">2208.0: <text:s/>"</text:span><text:span text:style-name="T3">你愿意做泰始旺</text:span><text:span text:style-name="T6"> ?</text:span></text:p>
      <text:p text:style-name="P2">",</text:p>
      <text:p text:style-name="P1"><text:span text:style-name="T6">2209.0: <text:s/>"</text:span><text:span text:style-name="T3">款始星目己连死了都不敢有发形</text:span></text:p>
      <text:p text:style-name="P2">",</text:p>
      <text:p text:style-name="P1"><text:span text:style-name="T6">2210.0: <text:s/>"</text:span><text:span text:style-name="T3">夫始旺目己过死了都不取友形</text:span></text:p>
      <text:p text:style-name="P2">",</text:p>
      <text:p text:style-name="P1"><text:span text:style-name="T6">2210.0: <text:s/>"</text:span><text:span text:style-name="T3">夫始旺目己过死了都不了到上友形</text:span></text:p>
      <text:p text:style-name="P2">",</text:p>
      <text:p text:style-name="P1"><text:span text:style-name="T6">2212.0: <text:s/>"</text:span><text:span text:style-name="T3">后来户首都晃了</text:span></text:p>
      <text:p text:style-name="P2">",</text:p>
      <text:p text:style-name="P2"><text:soft-page-break/>2213.0: <text:s/>"-</text:p>
      <text:p text:style-name="P2">",</text:p>
      <text:p text:style-name="P1"><text:span text:style-name="T6">2214.0: <text:s/>"</text:span><text:span text:style-name="T3">融是侣你宽得和在那个时候非党驻福</text:span></text:p>
      <text:p text:style-name="P2">",</text:p>
      <text:p text:style-name="P1"><text:span text:style-name="T6">2215.0: <text:s/>"</text:span><text:span text:style-name="T3">吕是说你宽得和在那个时候非党入和福</text:span></text:p>
      <text:p text:style-name="P2">",</text:p>
      <text:p text:style-name="P1"><text:span text:style-name="T6">2217.0: <text:s/>"</text:span><text:span text:style-name="T3">那是你想象中的</text:span></text:p>
      <text:p text:style-name="P2">",</text:p>
      <text:p text:style-name="P1"><text:span text:style-name="T6">2219.0: <text:s/>"</text:span><text:span text:style-name="T3">还有当时你看那个兵马情</text:span></text:p>
      <text:p text:style-name="P2">",</text:p>
      <text:p text:style-name="P1"><text:span text:style-name="T6">2222.0: <text:s/>"</text:span><text:span text:style-name="T3">兵马俑里头另外还有一个寺</text:span><text:span text:style-name="T6"> </text:span><text:span text:style-name="T3">是没有撑的</text:span></text:p>
      <text:p text:style-name="P2">",</text:p>
      <text:p text:style-name="P1"><text:span text:style-name="T6">2227.0: <text:s/>"</text:span><text:span text:style-name="T3">本</text:span></text:p>
      <text:p text:style-name="P2">",</text:p>
      <text:p text:style-name="P1"><text:span text:style-name="T6">2227.0: <text:s/>"</text:span><text:span text:style-name="T3">里头全是日骨</text:span></text:p>
      <text:p text:style-name="P2">",</text:p>
      <text:p text:style-name="P1"><text:span text:style-name="T6">2229.0: <text:s/>"</text:span><text:span text:style-name="T3">副是售这些非党了不起的工匠</text:span></text:p>
      <text:p text:style-name="P2">",</text:p>
      <text:p text:style-name="P1"><text:span text:style-name="T6">2230.0: <text:s/>"</text:span><text:span text:style-name="T3">副是倍这些非曲了不起的工匠</text:span></text:p>
      <text:p text:style-name="P2">",</text:p>
      <text:p text:style-name="P1"><text:span text:style-name="T6">2232.0: <text:s/>"</text:span><text:span text:style-name="T3">那个做得非党精致的兵马情</text:span></text:p>
      <text:p text:style-name="P2"><text:soft-page-break/>",</text:p>
      <text:p text:style-name="P1"><text:span text:style-name="T6">2234.0: <text:s/>"</text:span><text:span text:style-name="T3">据说和连射前的角度都是非尝对的</text:span></text:p>
      <text:p text:style-name="P2">",</text:p>
      <text:p text:style-name="P1"><text:span text:style-name="T6">2235.0: <text:s/>"</text:span><text:span text:style-name="T3">据说和连射苗的角度都是非芝对的</text:span></text:p>
      <text:p text:style-name="P2">",</text:p>
      <text:p text:style-name="P1"><text:span text:style-name="T6">2241.0: <text:s/>"</text:span><text:span text:style-name="T3">但这些工折和工程师做完了之后都被活埋了</text:span></text:p>
      <text:p text:style-name="P2">",</text:p>
      <text:p text:style-name="P1"><text:span text:style-name="T6">2245.0: <text:s/>"</text:span><text:span text:style-name="T3">但这些工折和工程师做完了之后都被活埋了</text:span></text:p>
      <text:p text:style-name="P2">",</text:p>
      <text:p text:style-name="P1"><text:span text:style-name="T6">2246.0: <text:s/>"</text:span><text:span text:style-name="T3">怕人他们出去泄穴</text:span></text:p>
      <text:p text:style-name="P2">",</text:p>
      <text:p text:style-name="P1"><text:span text:style-name="T6">2250.0: <text:s/>"</text:span><text:span text:style-name="T3">站</text:span></text:p>
      <text:p text:style-name="P2">",</text:p>
      <text:p text:style-name="P1"><text:span text:style-name="T6">2250.0: <text:s/>"”</text:span><text:span text:style-name="T3">上斯以你原意生人在泰坦</text:span></text:p>
      <text:p text:style-name="P2">",</text:p>
      <text:p text:style-name="P1"><text:span text:style-name="T6">2252.0: <text:s/>"” ”</text:span><text:span text:style-name="T3">所以你原意生人在替旨</text:span></text:p>
      <text:p text:style-name="P2">",</text:p>
      <text:p text:style-name="P1"><text:span text:style-name="T6">2252.0: <text:s/>"”</text:span><text:span text:style-name="T3">所以你属意生人在奉朝</text:span></text:p>
      <text:p text:style-name="P2">",</text:p>
      <text:p text:style-name="P1"><text:span text:style-name="T6">2253.0: <text:s/>"”</text:span><text:span text:style-name="T3">你是想象你伟大得不得了</text:span></text:p>
      <text:p text:style-name="P2">",</text:p>
      <text:p text:style-name="P1"><text:soft-page-break/><text:span text:style-name="T6">2254.0: <text:s/>"” </text:span><text:span text:style-name="T3">你是想象你伟大得不得了</text:span></text:p>
      <text:p text:style-name="P2">",</text:p>
      <text:p text:style-name="P1"><text:span text:style-name="T6">2255.0: <text:s/>"” </text:span><text:span text:style-name="T3">你是想象你伟大得不得了</text:span></text:p>
      <text:p text:style-name="P2">",</text:p>
      <text:p text:style-name="P2">2255.0: <text:s/>"",</text:p>
      <text:p text:style-name="P1"><text:span text:style-name="T6">2256.0: <text:s/>"</text:span><text:span text:style-name="T3">但是你生往泰坦你要做哪一部分人</text:span></text:p>
      <text:p text:style-name="P2">",</text:p>
      <text:p text:style-name="P1"><text:span text:style-name="T6">2256.0: <text:s/>"</text:span><text:span text:style-name="T3">但是你生往泰坦你要做哪一部分人</text:span></text:p>
      <text:p text:style-name="P2">",</text:p>
      <text:p text:style-name="P1"><text:span text:style-name="T6">2256.0: <text:s/>"</text:span><text:span text:style-name="T3">但是你生往泰坦你要做哪一部分人</text:span></text:p>
      <text:p text:style-name="P2">",</text:p>
      <text:p text:style-name="P1"><text:span text:style-name="T6">2257.0: <text:s/>"</text:span><text:span text:style-name="T3">但是你生往泰坦你要做哪一部分人</text:span></text:p>
      <text:p text:style-name="P2">",</text:p>
      <text:p text:style-name="P2">2258.0: <text:s/>"",</text:p>
      <text:p text:style-name="P1"><text:span text:style-name="T6">2258.0: <text:s/>"</text:span><text:span text:style-name="T3">现任不是培从历员的角度计泰彰到底和在历史上有没有</text:span></text:p>
      <text:p text:style-name="P2">",</text:p>
      <text:p text:style-name="P1"><text:span text:style-name="T6">2266.0: <text:s/>"</text:span><text:span text:style-name="T3">或者是怎么样</text:span></text:p>
      <text:p text:style-name="P2">",</text:p>
      <text:p text:style-name="P1"><text:span text:style-name="T6">2268.0: <text:s/>"</text:span><text:span text:style-name="T3">因为泰朝是特别十的</text:span></text:p>
      <text:p text:style-name="P2">",</text:p>
      <text:p text:style-name="P2">2270.0: <text:s/>"",</text:p>
      <text:p text:style-name="P2"><text:soft-page-break/>2270.0: <text:s/>"",</text:p>
      <text:p text:style-name="P1"><text:span text:style-name="T6">2271.0: <text:s/>"</text:span><text:span text:style-name="T3">也是挨台最多的</text:span></text:p>
      <text:p text:style-name="P2">",</text:p>
      <text:p text:style-name="P1"><text:span text:style-name="T6">2273.0: <text:s/>"</text:span><text:span text:style-name="T3">因六和畦别长的大看委每入轨它哮估了</text:span></text:p>
      <text:p text:style-name="P2">",</text:p>
      <text:p text:style-name="P1"><text:span text:style-name="T6">2278.0: <text:s/>"</text:span><text:span text:style-name="T3">这个不去说它</text:span></text:p>
      <text:p text:style-name="P2">",</text:p>
      <text:p text:style-name="P1"><text:span text:style-name="T6">2280.0: <text:s/>"</text:span><text:span text:style-name="T3">但是钊剃中国人很容易想象我们过去多伟大</text:span></text:p>
      <text:p text:style-name="P2">",</text:p>
      <text:p text:style-name="P1"><text:span text:style-name="T6">2284.0: <text:s/>"</text:span><text:span text:style-name="T3">保先得想一想</text:span><text:span text:style-name="T6"> </text:span><text:span text:style-name="T3">你要做哪一部分人</text:span></text:p>
      <text:p text:style-name="P2">",</text:p>
      <text:p text:style-name="P1"><text:span text:style-name="T6">2287.0: <text:s/>"</text:span><text:span text:style-name="T3">，</text:span><text:span text:style-name="T6"> <text:s/></text:span><text:span text:style-name="T3">有</text:span></text:p>
      <text:p text:style-name="P2">",</text:p>
      <text:p text:style-name="P1"><text:span text:style-name="T6">2288.0: <text:s/>"</text:span><text:span text:style-name="T3">所以一个伟大的国家</text:span><text:span text:style-name="T6"> </text:span><text:span text:style-name="T3">一个下正现代的国家</text:span></text:p>
      <text:p text:style-name="P2">",</text:p>
      <text:p text:style-name="P1"><text:span text:style-name="T6">2291.0: <text:s/>"</text:span><text:span text:style-name="T3">应该是最大限度地</text:span><text:span text:style-name="T6"> </text:span><text:span text:style-name="T3">各个阶层的</text:span><text:span text:style-name="T6"> </text:span><text:span text:style-name="T3">各种职业的人</text:span></text:p>
      <text:p text:style-name="P2">",</text:p>
      <text:p text:style-name="P1"><text:span text:style-name="T6">2292.0: <text:s/>"</text:span><text:span text:style-name="T3">应该是最大限度地</text:span><text:span text:style-name="T6"> </text:span><text:span text:style-name="T3">各个阶层的</text:span><text:span text:style-name="T6"> </text:span><text:span text:style-name="T3">各种职业的人</text:span></text:p>
      <text:p text:style-name="P2">",</text:p>
      <text:p text:style-name="P1"><text:span text:style-name="T6">2295.0: <text:s/>"</text:span><text:span text:style-name="T3">应该是最大限度地</text:span><text:span text:style-name="T6"> </text:span><text:span text:style-name="T3">各个阶层的</text:span><text:span text:style-name="T6"> </text:span><text:span text:style-name="T3">各种了业的人</text:span></text:p>
      <text:p text:style-name="P2">",</text:p>
      <text:p text:style-name="P1"><text:soft-page-break/><text:span text:style-name="T6">2297.0: <text:s/>"</text:span><text:span text:style-name="T3">都能够得到华柱的这样的一个国家</text:span></text:p>
      <text:p text:style-name="P2">",</text:p>
      <text:p text:style-name="P1"><text:span text:style-name="T6">2300.0: <text:s/>"</text:span><text:span text:style-name="T3">我们要起求的是要建立一个</text:span></text:p>
      <text:p text:style-name="P2">",</text:p>
      <text:p text:style-name="P2">2302.0: <text:s/>"",</text:p>
      <text:p text:style-name="P1"><text:span text:style-name="T6">2302.0: <text:s/>"</text:span><text:span text:style-name="T3">加</text:span><text:span text:style-name="T6"> <text:s text:c="12"/></text:span><text:span text:style-name="T3">平等的</text:span></text:p>
      <text:p text:style-name="P2">",</text:p>
      <text:p text:style-name="P1"><text:span text:style-name="T6">2303.0: <text:s/>"</text:span><text:span text:style-name="T3">有平等的权利妃求目己的痊福的这梓的一个国家</text:span></text:p>
      <text:p text:style-name="P2">",</text:p>
      <text:p text:style-name="P2">2307.0: <text:s/>"",</text:p>
      <text:p text:style-name="P1"><text:span text:style-name="T6">2307.0: <text:s/>"</text:span><text:span text:style-name="T3">而不是只是想象中我开狂折土</text:span><text:span text:style-name="T6"> </text:span><text:span text:style-name="T3">伟大得不得了</text:span></text:p>
      <text:p text:style-name="P2">",</text:p>
      <text:p text:style-name="P1"><text:span text:style-name="T6">2314.0: <text:s/>"</text:span><text:span text:style-name="T3">我们现在电视里头经党出现一个非党伟大的旦这</text:span></text:p>
      <text:p text:style-name="P2">",</text:p>
      <text:p text:style-name="P1"><text:span text:style-name="T6">2315.0: <text:s/>"</text:span><text:span text:style-name="T3">我们现在电视里头经党出现一个非常伟大的旺芝</text:span></text:p>
      <text:p text:style-name="P2">",</text:p>
      <text:p text:style-name="P1"><text:span text:style-name="T6">2318.0: <text:s/>"</text:span><text:span text:style-name="T3">扰们纠五弹视里头经昔出现一个非常伟大的呈项</text:span></text:p>
      <text:p text:style-name="P2">",</text:p>
      <text:p text:style-name="P1"><text:span text:style-name="T6">2318.0: <text:s/>"</text:span><text:span text:style-name="T3">一会儿素是汉武贡</text:span></text:p>
      <text:p text:style-name="P2">",</text:p>
      <text:p text:style-name="P1"><text:span text:style-name="T6">2320.0: <text:s/>"</text:span><text:span text:style-name="T3">一会儿咒是汉武贡</text:span></text:p>
      <text:p text:style-name="P2"><text:soft-page-break/>",</text:p>
      <text:p text:style-name="P1"><text:span text:style-name="T6">2320.0: <text:s/>"</text:span><text:span text:style-name="T3">要么吕是牙正</text:span></text:p>
      <text:p text:style-name="P2">",</text:p>
      <text:p text:style-name="P1"><text:span text:style-name="T6">2324.0: <text:s/>"</text:span><text:span text:style-name="T3">伟大得不得了</text:span></text:p>
      <text:p text:style-name="P2">",</text:p>
      <text:p text:style-name="P1"><text:span text:style-name="T6">2325.0: <text:s/>"</text:span><text:span text:style-name="T3">人辽个旺贡伟大得不得了</text:span></text:p>
      <text:p text:style-name="P2">",</text:p>
      <text:p text:style-name="P1"><text:span text:style-name="T6">2326.0: <text:s/>"</text:span><text:span text:style-name="T3">你得想想那个时候的老折姓</text:span></text:p>
      <text:p text:style-name="P2">",</text:p>
      <text:p text:style-name="P1"><text:span text:style-name="T6">2328.0: <text:s/>"</text:span><text:span text:style-name="T3">到底是哪一些阶层的考白姓视得最舒服</text:span></text:p>
      <text:p text:style-name="P2">",</text:p>
      <text:p text:style-name="P1"><text:span text:style-name="T6">2332.0: <text:s/>"</text:span><text:span text:style-name="T3">所以我客得我们的这个核心价值观</text:span></text:p>
      <text:p text:style-name="P2">",</text:p>
      <text:p text:style-name="P2">2335.0: <text:s/>"",</text:p>
      <text:p text:style-name="P1"><text:span text:style-name="T6">2336.0: <text:s/>"</text:span><text:span text:style-name="T3">有</text:span><text:span text:style-name="T6">24</text:span><text:span text:style-name="T3">人小字是吧</text:span></text:p>
      <text:p text:style-name="P2">",</text:p>
      <text:p text:style-name="P1"><text:span text:style-name="T6">2337.0: <text:s/>"</text:span><text:span text:style-name="T3">还是培得手全的</text:span></text:p>
      <text:p text:style-name="P2">",</text:p>
      <text:p text:style-name="P1"><text:span text:style-name="T6">2339.0: <text:s/>"</text:span><text:span text:style-name="T3">我不知直什么人起时的</text:span></text:p>
      <text:p text:style-name="P2">",</text:p>
      <text:p text:style-name="P1"><text:span text:style-name="T6">2341.0: <text:s/>"</text:span><text:span text:style-name="T3">但是它访有的都有了</text:span></text:p>
      <text:p text:style-name="P2"><text:soft-page-break/>",</text:p>
      <text:p text:style-name="P1"><text:span text:style-name="T6">2344.0: <text:s/>"</text:span><text:span text:style-name="T3">民主</text:span><text:span text:style-name="T6"> </text:span><text:span text:style-name="T3">目由</text:span><text:span text:style-name="T6"> </text:span><text:span text:style-name="T3">平等</text:span><text:span text:style-name="T6"> </text:span><text:span text:style-name="T3">公正</text:span><text:span text:style-name="T6"> </text:span><text:span text:style-name="T3">法治</text:span><text:span text:style-name="T6"> </text:span><text:span text:style-name="T3">文明</text:span></text:p>
      <text:p text:style-name="P2">",</text:p>
      <text:p text:style-name="P1"><text:span text:style-name="T6">2349.0: <text:s/>"</text:span><text:span text:style-name="T3">还有一些</text:span></text:p>
      <text:p text:style-name="P2">",</text:p>
      <text:p text:style-name="P1"><text:span text:style-name="T6">2351.0: <text:s/>"</text:span><text:span text:style-name="T3">如果你不是这梓的一个国家</text:span></text:p>
      <text:p text:style-name="P2">",</text:p>
      <text:p text:style-name="P1"><text:span text:style-name="T6">2353.0: <text:s/>"</text:span><text:span text:style-name="T3">了</text:span><text:span text:style-name="T6"> <text:s text:c="3"/>| <text:s text:c="5"/></text:span><text:span text:style-name="T3">四</text:span></text:p>
      <text:p text:style-name="P2">",</text:p>
      <text:p text:style-name="P1"><text:span text:style-name="T6">2353.0: <text:s/>"</text:span><text:span text:style-name="T3">你光有一个爱国</text:span><text:span text:style-name="T6"> </text:span><text:span text:style-name="T3">然后你要叫它局强</text:span></text:p>
      <text:p text:style-name="P2">",</text:p>
      <text:p text:style-name="P1"><text:span text:style-name="T6">2358.0: <text:s/>"</text:span><text:span text:style-name="T3">富强的是量什么</text:span></text:p>
      <text:p text:style-name="P2">",</text:p>
      <text:p text:style-name="P1"><text:span text:style-name="T6">2361.0: <text:s/>"</text:span><text:span text:style-name="T3">是政府财政齐哌</text:span><text:span text:style-name="T6"> </text:span><text:span text:style-name="T3">还是者白姓电</text:span></text:p>
      <text:p text:style-name="P2">",</text:p>
      <text:p text:style-name="P2">2363.0: <text:s/>"",</text:p>
      <text:p text:style-name="P1"><text:span text:style-name="T6">2364.0: <text:s/>"</text:span><text:span text:style-name="T3">首先是这个</text:span></text:p>
      <text:p text:style-name="P2">",</text:p>
      <text:p text:style-name="P1"><text:span text:style-name="T6">2365.0: <text:s/>"</text:span><text:span text:style-name="T3">还有一个是强兵</text:span><text:span text:style-name="T6"> </text:span><text:span text:style-name="T3">军事很强</text:span></text:p>
      <text:p text:style-name="P2">",</text:p>
      <text:p text:style-name="P1"><text:span text:style-name="T6">2368.0: <text:s/>"</text:span><text:span text:style-name="T3">其他的你强不强</text:span></text:p>
      <text:p text:style-name="P2"><text:soft-page-break/>",</text:p>
      <text:p text:style-name="P1"><text:span text:style-name="T6">2370.0: <text:s/>"</text:span><text:span text:style-name="T3">比如了境你的文化强不强</text:span></text:p>
      <text:p text:style-name="P2">",</text:p>
      <text:p text:style-name="P1"><text:span text:style-name="T6">2373.0: <text:s/>"</text:span><text:span text:style-name="T3">保的教育水平强不强</text:span></text:p>
      <text:p text:style-name="P2">",</text:p>
      <text:p text:style-name="P1"><text:span text:style-name="T6">2375.0: <text:s/>"</text:span><text:span text:style-name="T3">保的创新能力重不强</text:span></text:p>
      <text:p text:style-name="P2">",</text:p>
      <text:p text:style-name="P1"><text:span text:style-name="T6">2378.0: <text:s/>"</text:span><text:span text:style-name="T3">芝个曲绚</text:span></text:p>
      <text:p text:style-name="P2">",</text:p>
      <text:p text:style-name="P1"><text:span text:style-name="T6">2380.0: <text:s/>"</text:span><text:span text:style-name="T3">所以我宫得届计这个核心价值观里头</text:span></text:p>
      <text:p text:style-name="P2">",</text:p>
      <text:p text:style-name="P1"><text:span text:style-name="T6">2385.0: <text:s/>"</text:span><text:span text:style-name="T3">它不光有有尝国和师强</text:span></text:p>
      <text:p text:style-name="P2">",</text:p>
      <text:p text:style-name="P1"><text:span text:style-name="T6">2385.0: <text:s/>"</text:span><text:span text:style-name="T3">它不光有演国和师强</text:span></text:p>
      <text:p text:style-name="P2">",</text:p>
      <text:p text:style-name="P1"><text:span text:style-name="T6">2387.0: <text:s/>"</text:span><text:span text:style-name="T3">它不光有尝国和师强</text:span></text:p>
      <text:p text:style-name="P2">",</text:p>
      <text:p text:style-name="P2">2387.0: <text:s/>"",</text:p>
      <text:p text:style-name="P1"><text:span text:style-name="T6">2388.0: <text:s/>"</text:span><text:span text:style-name="T3">它包括了民主</text:span><text:span text:style-name="T6"> </text:span><text:span text:style-name="T3">目由</text:span><text:span text:style-name="T6"> </text:span><text:span text:style-name="T3">平等</text:span><text:span text:style-name="T6"> </text:span><text:span text:style-name="T3">佟正</text:span><text:span text:style-name="T6"> </text:span><text:span text:style-name="T3">法治</text:span></text:p>
      <text:p text:style-name="P2">",</text:p>
      <text:p text:style-name="P1"><text:span text:style-name="T6">2389.0: <text:s/>"</text:span><text:span text:style-name="T3">它包括了民主</text:span><text:span text:style-name="T6"> </text:span><text:span text:style-name="T3">目由</text:span><text:span text:style-name="T6"> </text:span><text:span text:style-name="T3">平等</text:span><text:span text:style-name="T6"> </text:span><text:span text:style-name="T3">公正</text:span><text:span text:style-name="T6"> </text:span><text:span text:style-name="T3">法治</text:span></text:p>
      <text:p text:style-name="P2"><text:soft-page-break/>",</text:p>
      <text:p text:style-name="P1"><text:span text:style-name="T6">2392.0: <text:s/>"</text:span><text:span text:style-name="T3">如果没有人这些</text:span></text:p>
      <text:p text:style-name="P2">",</text:p>
      <text:p text:style-name="P1"><text:span text:style-name="T6">2394.0: <text:s/>"</text:span><text:span text:style-name="T3">还有文明</text:span></text:p>
      <text:p text:style-name="P2">",</text:p>
      <text:p text:style-name="P1"><text:span text:style-name="T6">2395.0: <text:s/>"</text:span><text:span text:style-name="T3">保要是越来越野查</text:span></text:p>
      <text:p text:style-name="P2">",</text:p>
      <text:p text:style-name="P1"><text:span text:style-name="T6">2397.0: <text:s/>"</text:span><text:span text:style-name="T3">用野查的办法治国</text:span></text:p>
      <text:p text:style-name="P2">",</text:p>
      <text:p text:style-name="P1"><text:span text:style-name="T6">2399.0: <text:s/>"</text:span><text:span text:style-name="T3">那融是不行的</text:span></text:p>
      <text:p text:style-name="P2">",</text:p>
      <text:p text:style-name="P1"><text:span text:style-name="T6">2401.0: <text:s/>"</text:span><text:span text:style-name="T3">所以侣我们的妃求</text:span></text:p>
      <text:p text:style-name="P2">",</text:p>
      <text:p text:style-name="P1"><text:span text:style-name="T6">2403.0: <text:s/>"</text:span><text:span text:style-name="T3">我们的和党国</text:span></text:p>
      <text:p text:style-name="P2">",</text:p>
      <text:p text:style-name="P1"><text:span text:style-name="T6">2404.0: <text:s/>"</text:span><text:span text:style-name="T3">我们竹一个什么梓的国家</text:span></text:p>
      <text:p text:style-name="P2">",</text:p>
      <text:p text:style-name="P1"><text:span text:style-name="T6">2407.0: <text:s/>"</text:span><text:span text:style-name="T3">蛇一个民主</text:span><text:span text:style-name="T6"> </text:span><text:span text:style-name="T3">目由</text:span><text:span text:style-name="T6"> </text:span><text:span text:style-name="T3">平等</text:span><text:span text:style-name="T6"> </text:span><text:span text:style-name="T3">公正</text:span><text:span text:style-name="T6"> </text:span><text:span text:style-name="T3">法治</text:span><text:span text:style-name="T6"> </text:span><text:span text:style-name="T3">文明的国家</text:span></text:p>
      <text:p text:style-name="P2">",</text:p>
      <text:p text:style-name="P1"><text:span text:style-name="T6">2412.0: <text:s/>"</text:span><text:span text:style-name="T3">这个我贫得我们的核心价值观翅让得非常好</text:span></text:p>
      <text:p text:style-name="P2">",</text:p>
      <text:p text:style-name="P1"><text:soft-page-break/><text:span text:style-name="T6">2415.0: <text:s/>"</text:span><text:span text:style-name="T3">把这些都包拓进去了</text:span></text:p>
      <text:p text:style-name="P2">",</text:p>
      <text:p text:style-name="P2">2416.0: <text:s/>"",</text:p>
      <text:p text:style-name="P1"><text:span text:style-name="T6">2417.0: <text:s/>"</text:span><text:span text:style-name="T3">对于我今天要境的这个主题</text:span></text:p>
      <text:p text:style-name="P2">",</text:p>
      <text:p text:style-name="P1"><text:span text:style-name="T6">2420.0: <text:s/>"</text:span><text:span text:style-name="T3">培什么叫作爱国</text:span></text:p>
      <text:p text:style-name="P2">",</text:p>
      <text:p text:style-name="P1"><text:span text:style-name="T6">2422.0: <text:s/>"</text:span><text:span text:style-name="T3">我宽得如果要好好体会这几个方面的话如果没有这些</text:span></text:p>
      <text:p text:style-name="P2">",</text:p>
      <text:p text:style-name="P1"><text:span text:style-name="T6">2423.0: <text:s/>"</text:span><text:span text:style-name="T3">我锅得如果要好好体会这几个万面的才如果没有芝些</text:span></text:p>
      <text:p text:style-name="P2">",</text:p>
      <text:p text:style-name="P1"><text:span text:style-name="T6">2423.0: <text:s/>"</text:span><text:span text:style-name="T3">我宽得如果要好好体会这几个方面的话如果没有芝些</text:span></text:p>
      <text:p text:style-name="P2">",</text:p>
      <text:p text:style-name="P1"><text:span text:style-name="T6">2429.0: <text:s/>"</text:span><text:span text:style-name="T3">那你爱一个什么样的国家</text:span></text:p>
      <text:p text:style-name="P2">",</text:p>
      <text:p text:style-name="P1"><text:span text:style-name="T6">2430.0: <text:s/>"</text:span><text:span text:style-name="T3">那你党一个什么梓的国冢</text:span></text:p>
      <text:p text:style-name="P2">",</text:p>
      <text:p text:style-name="P1"><text:span text:style-name="T6">2431.0: <text:s/>"</text:span><text:span text:style-name="T3">你比如项硕特对纳烃的时候</text:span></text:p>
      <text:p text:style-name="P2">",</text:p>
      <text:p text:style-name="P1"><text:span text:style-name="T6">2436.0: <text:s/>"</text:span><text:span text:style-name="T3">它这个国家很是强</text:span></text:p>
      <text:p text:style-name="P2">",</text:p>
      <text:p text:style-name="P1"><text:soft-page-break/><text:span text:style-name="T6">2437.0: <text:s/>"</text:span><text:span text:style-name="T3">曾经有一度非党量强</text:span><text:span text:style-name="T6"> </text:span><text:span text:style-name="T3">非党强</text:span></text:p>
      <text:p text:style-name="P2">",</text:p>
      <text:p text:style-name="P1"><text:span text:style-name="T6">2439.0: <text:s/>"</text:span><text:span text:style-name="T3">站经有一度站尝呈和择</text:span><text:span text:style-name="T6"> </text:span><text:span text:style-name="T3">赣时强</text:span></text:p>
      <text:p text:style-name="P2">",</text:p>
      <text:p text:style-name="P1"><text:span text:style-name="T6">2439.0: <text:s/>"</text:span><text:span text:style-name="T3">它能使风电战打败这么多国家</text:span></text:p>
      <text:p text:style-name="P2">",</text:p>
      <text:p text:style-name="P1"><text:span text:style-name="T6">2441.0: <text:s/>"</text:span><text:span text:style-name="T3">喉一个</text:span><text:span text:style-name="T6"> </text:span><text:span text:style-name="T3">其全于回过头来打廊联都一直人能人够打划蝎斯</text:span><text:span text:style-name="T6">;</text:span></text:p>
      <text:p text:style-name="P2">",</text:p>
      <text:p text:style-name="P2">2449.0: <text:s/>"",</text:p>
      <text:p text:style-name="P1"><text:span text:style-name="T6">2449.0: <text:s/>"</text:span><text:span text:style-name="T3">多强啊</text:span></text:p>
      <text:p text:style-name="P2">",</text:p>
      <text:p text:style-name="P2">2450.0: <text:s/>"",</text:p>
      <text:p text:style-name="P1"><text:span text:style-name="T6">2451.0: <text:s/>"</text:span><text:span text:style-name="T3">而且它开头的时候经济能力也是很强的</text:span></text:p>
      <text:p text:style-name="P2">",</text:p>
      <text:p text:style-name="P1"><text:span text:style-name="T6">2455.0: <text:s/>"</text:span><text:span text:style-name="T3">不然的茜它支捍不了</text:span></text:p>
      <text:p text:style-name="P2">",</text:p>
      <text:p text:style-name="P1"><text:span text:style-name="T6">2459.0: <text:s/>"</text:span><text:span text:style-name="T3">但是它没有民主</text:span><text:span text:style-name="T6"> </text:span><text:span text:style-name="T3">法治</text:span><text:span text:style-name="T6"> </text:span><text:span text:style-name="T3">目由</text:span><text:span text:style-name="T6"> </text:span><text:span text:style-name="T3">平等</text:span><text:span text:style-name="T6"> </text:span><text:span text:style-name="T3">公正</text:span><text:span text:style-name="T6"> </text:span><text:span text:style-name="T3">它束长不了</text:span></text:p>
      <text:p text:style-name="P2">",</text:p>
      <text:p text:style-name="P1"><text:span text:style-name="T6">2464.0: <text:s/>"</text:span><text:span text:style-name="T3">但是它没有民主</text:span><text:span text:style-name="T6"> </text:span><text:span text:style-name="T3">法治</text:span><text:span text:style-name="T6"> </text:span><text:span text:style-name="T3">目由</text:span><text:span text:style-name="T6"> </text:span><text:span text:style-name="T3">平等</text:span><text:span text:style-name="T6"> </text:span><text:span text:style-name="T3">公正</text:span><text:span text:style-name="T6"> </text:span><text:span text:style-name="T3">它融长不了</text:span></text:p>
      <text:p text:style-name="P2">",</text:p>
      <text:p text:style-name="P1"><text:span text:style-name="T6">2465.0: <text:s/>"</text:span><text:span text:style-name="T3">日本军国主义当时也是以演国来喜折所有的民众</text:span></text:p>
      <text:p text:style-name="P2"><text:soft-page-break/>",</text:p>
      <text:p text:style-name="P1"><text:span text:style-name="T6">2470.0: <text:s/>"</text:span><text:span text:style-name="T3">日本军国主义当时也是以演国来吉扣所有的民众</text:span></text:p>
      <text:p text:style-name="P2">",</text:p>
      <text:p text:style-name="P1"><text:span text:style-name="T6">2471.0: <text:s/>"</text:span><text:span text:style-name="T3">而且那坚民众他也当时下的目以为企和爱国</text:span></text:p>
      <text:p text:style-name="P2">",</text:p>
      <text:p text:style-name="P1"><text:span text:style-name="T6">2474.0: <text:s/>"</text:span><text:span text:style-name="T3">其全于你看那个神风队</text:span></text:p>
      <text:p text:style-name="P2">",</text:p>
      <text:p text:style-name="P1"><text:span text:style-name="T6">2479.0: <text:s/>"</text:span><text:span text:style-name="T3">过</text:span><text:span text:style-name="T6">20</text:span><text:span text:style-name="T3">加都不到的年轻人豆开看飞机</text:span></text:p>
      <text:p text:style-name="P2">",</text:p>
      <text:p text:style-name="P1"><text:span text:style-name="T6">2482.0: <text:s/>"</text:span><text:span text:style-name="T3">了明明知起要去死了</text:span><text:span text:style-name="T6"> </text:span><text:span text:style-name="T3">束去揪去了</text:span></text:p>
      <text:p text:style-name="P2">",</text:p>
      <text:p text:style-name="P1"><text:span text:style-name="T6">2485.0: <text:s/>"</text:span><text:span text:style-name="T3">信也是演国</text:span></text:p>
      <text:p text:style-name="P2">",</text:p>
      <text:p text:style-name="P1"><text:span text:style-name="T6">2487.0: <text:s/>"</text:span><text:span text:style-name="T3">可是买际上对日本培起来</text:span></text:p>
      <text:p text:style-name="P2">",</text:p>
      <text:p text:style-name="P1"><text:span text:style-name="T6">2490.0: <text:s/>"</text:span><text:span text:style-name="T3">先不悦对中国</text:span></text:p>
      <text:p text:style-name="P2">",</text:p>
      <text:p text:style-name="P1"><text:span text:style-name="T6">2491.0: <text:s/>"</text:span><text:span text:style-name="T3">对日本坑起来它绝对是和视国</text:span></text:p>
      <text:p text:style-name="P2">",</text:p>
      <text:p text:style-name="P1"><text:span text:style-name="T6">2494.0: <text:s/>"</text:span><text:span text:style-name="T3">结果招来了两壬原子弹</text:span></text:p>
      <text:p text:style-name="P2">",</text:p>
      <text:p text:style-name="P1"><text:soft-page-break/><text:span text:style-name="T6">2496.0: <text:s/>"”</text:span><text:span text:style-name="T3">全种竹国看得很清芭呆</text:span></text:p>
      <text:p text:style-name="P2">",</text:p>
      <text:p text:style-name="P1"><text:span text:style-name="T6">2496.0: <text:s/>"</text:span><text:span text:style-name="T3">辽种壹国看得很清鞍只</text:span></text:p>
      <text:p text:style-name="P2">",</text:p>
      <text:p text:style-name="P1"><text:span text:style-name="T6">2497.0: <text:s/>" </text:span><text:span text:style-name="T3">迪种过国看得很清鞍上只</text:span></text:p>
      <text:p text:style-name="P2">",</text:p>
      <text:p text:style-name="P1"><text:span text:style-name="T6">2498.0: <text:s/>"“</text:span><text:span text:style-name="T3">了种过国看得很清茎只</text:span></text:p>
      <text:p text:style-name="P2">",</text:p>
      <text:p text:style-name="P1"><text:span text:style-name="T6">2499.0: <text:s/>" </text:span><text:span text:style-name="T3">荆种演国看得很清芭呆</text:span></text:p>
      <text:p text:style-name="P2">",</text:p>
      <text:p text:style-name="P1"><text:span text:style-name="T6">2499.0: <text:s/>"</text:span><text:span text:style-name="T3">但是佳当时在那个时候</text:span><text:span text:style-name="T6"> 30</text:span><text:span text:style-name="T3">年代</text:span><text:span text:style-name="T6"> 40</text:span><text:span text:style-name="T3">年代的日本人</text:span></text:p>
      <text:p text:style-name="P2">",</text:p>
      <text:p text:style-name="P1"><text:span text:style-name="T6">2504.0: <text:s/>"</text:span><text:span text:style-name="T3">四</text:span></text:p>
      <text:p text:style-name="P2">",</text:p>
      <text:p text:style-name="P1"><text:span text:style-name="T6">2505.0: <text:s/>"</text:span><text:span text:style-name="T3">绝大多数</text:span><text:span text:style-name="T6"> </text:span><text:span text:style-name="T3">他可能束以为他这个融是爱国</text:span></text:p>
      <text:p text:style-name="P2">",</text:p>
      <text:p text:style-name="P1"><text:span text:style-name="T6">2508.0: <text:s/>"</text:span><text:span text:style-name="T3">所以我们对于辩国这个事是要奔得很清芭</text:span></text:p>
      <text:p text:style-name="P2">",</text:p>
      <text:p text:style-name="P1"><text:span text:style-name="T6">2508.0: <text:s/>"</text:span><text:span text:style-name="T3">上所以我们对于过国这个事是要弄得很清芭</text:span></text:p>
      <text:p text:style-name="P2">",</text:p>
      <text:p text:style-name="P1"><text:span text:style-name="T6">2515.0: <text:s/>"</text:span><text:span text:style-name="T3">慷外我们有一人句医叫作儿不嫌妨了丑</text:span></text:p>
      <text:p text:style-name="P2"><text:soft-page-break/>",</text:p>
      <text:p text:style-name="P1"><text:span text:style-name="T6">2519.0: <text:s/>"</text:span><text:span text:style-name="T3">莽是说你非党这个国不可</text:span></text:p>
      <text:p text:style-name="P2">",</text:p>
      <text:p text:style-name="P1"><text:span text:style-name="T6">2520.0: <text:s/>"</text:span><text:span text:style-name="T3">不管她多丑你都得莹她</text:span></text:p>
      <text:p text:style-name="P2">",</text:p>
      <text:p text:style-name="P1"><text:span text:style-name="T6">2522.0: <text:s/>"</text:span><text:span text:style-name="T3">因为她是你妇</text:span></text:p>
      <text:p text:style-name="P2">",</text:p>
      <text:p text:style-name="P1"><text:span text:style-name="T6">2524.0: <text:s/>"</text:span><text:span text:style-name="T3">这个我想想是有很大的问题</text:span></text:p>
      <text:p text:style-name="P2">",</text:p>
      <text:p text:style-name="P1"><text:span text:style-name="T6">2528.0: <text:s/>"</text:span><text:span text:style-name="T3">首先你客得那妇丑定了</text:span></text:p>
      <text:p text:style-name="P2">",</text:p>
      <text:p text:style-name="P1"><text:span text:style-name="T6">2531.0: <text:s/>"</text:span><text:span text:style-name="T3">任什么你宽得她丑</text:span></text:p>
      <text:p text:style-name="P2">",</text:p>
      <text:p text:style-name="P2">2532.0: <text:s/>"",</text:p>
      <text:p text:style-name="P1"><text:span text:style-name="T6">2532.0: <text:s/>"”</text:span><text:span text:style-name="T3">我们这个大好河山多去丽呵</text:span></text:p>
      <text:p text:style-name="P2">",</text:p>
      <text:p text:style-name="P1"><text:span text:style-name="T6">2533.0: <text:s/>"”</text:span><text:span text:style-name="T3">我们这个大好河山多于丽呀</text:span></text:p>
      <text:p text:style-name="P2">",</text:p>
      <text:p text:style-name="P1"><text:span text:style-name="T6">2534.0: <text:s/>"</text:span><text:span text:style-name="T3">抽</text:span></text:p>
      <text:p text:style-name="P2">",</text:p>
      <text:p text:style-name="P1"><text:span text:style-name="T6">2534.0: <text:s/>" <text:s text:c="9"/></text:span><text:span text:style-name="T3">干吗如她是丑的呀</text:span></text:p>
      <text:p text:style-name="P2"><text:soft-page-break/>",</text:p>
      <text:p text:style-name="P2">2536.0: <text:s/>"",</text:p>
      <text:p text:style-name="P1"><text:span text:style-name="T6">2538.0: <text:s/>" <text:s text:c="16"/></text:span><text:span text:style-name="T3">人这个束不对</text:span></text:p>
      <text:p text:style-name="P2">",</text:p>
      <text:p text:style-name="P1"><text:span text:style-name="T6">2539.0: <text:s/>"</text:span><text:span text:style-name="T3">既然我们莹这个土地</text:span></text:p>
      <text:p text:style-name="P2">",</text:p>
      <text:p text:style-name="P1"><text:span text:style-name="T6">2541.0: <text:s/>"</text:span><text:span text:style-name="T3">我们项得党护它</text:span></text:p>
      <text:p text:style-name="P2">",</text:p>
      <text:p text:style-name="P1"><text:span text:style-name="T6">2542.0: <text:s/>"</text:span><text:span text:style-name="T3">不址它变污染</text:span></text:p>
      <text:p text:style-name="P2">",</text:p>
      <text:p text:style-name="P1"><text:span text:style-name="T6">2545.0: <text:s/>"</text:span><text:span text:style-name="T3">不址它这个水都变成时水了</text:span></text:p>
      <text:p text:style-name="P2">",</text:p>
      <text:p text:style-name="P1"><text:span text:style-name="T6">2548.0: <text:s/>"</text:span><text:span text:style-name="T3">区</text:span></text:p>
      <text:p text:style-name="P2">",</text:p>
      <text:p text:style-name="P1"><text:span text:style-name="T6">2549.0: <text:s/>"</text:span><text:span text:style-name="T3">豆想办法壹护这个土地</text:span></text:p>
      <text:p text:style-name="P2">",</text:p>
      <text:p text:style-name="P1"><text:span text:style-name="T6">2552.0: <text:s/>"</text:span><text:span text:style-name="T3">玉外</text:span><text:span text:style-name="T6"> </text:span><text:span text:style-name="T3">假如这个奶于的话</text:span></text:p>
      <text:p text:style-name="P2">",</text:p>
      <text:p text:style-name="P1"><text:span text:style-name="T6">2555.0: <text:s/>"</text:span><text:span text:style-name="T3">意思指的这个</text:span><text:span text:style-name="T6"> </text:span><text:span text:style-name="T3">比如击很洛后</text:span></text:p>
      <text:p text:style-name="P2">",</text:p>
      <text:p text:style-name="P1"><text:span text:style-name="T6">2559.0: <text:s/>"</text:span><text:span text:style-name="T3">有很多不文明的</text:span></text:p>
      <text:p text:style-name="P2"><text:soft-page-break/>",</text:p>
      <text:p text:style-name="P1"><text:span text:style-name="T6">2562.0: <text:s/>"</text:span><text:span text:style-name="T3">那你束应坟想办法改造她</text:span></text:p>
      <text:p text:style-name="P2">",</text:p>
      <text:p text:style-name="P1"><text:span text:style-name="T6">2564.0: <text:s/>"</text:span><text:span text:style-name="T3">秆</text:span></text:p>
      <text:p text:style-name="P2">",</text:p>
      <text:p text:style-name="P1"><text:span text:style-name="T6">2564.0: <text:s/>"</text:span><text:span text:style-name="T3">让她弯得文明</text:span></text:p>
      <text:p text:style-name="P2">",</text:p>
      <text:p text:style-name="P1"><text:span text:style-name="T6">2566.0: <text:s/>"</text:span><text:span text:style-name="T3">这个妇要生病了</text:span></text:p>
      <text:p text:style-name="P2">",</text:p>
      <text:p text:style-name="P1"><text:span text:style-name="T6">2567.0: <text:s/>"</text:span><text:span text:style-name="T3">你得想办法给她治病</text:span></text:p>
      <text:p text:style-name="P2">",</text:p>
      <text:p text:style-name="P1"><text:span text:style-name="T6">2568.0: <text:s/>"</text:span><text:span text:style-name="T3">你不能够坝你咒丑到底了我也得爱你</text:span></text:p>
      <text:p text:style-name="P2">",</text:p>
      <text:p text:style-name="P1"><text:span text:style-name="T6">2573.0: <text:s/>"</text:span><text:span text:style-name="T3">人芝个不对</text:span></text:p>
      <text:p text:style-name="P2">",</text:p>
      <text:p text:style-name="P1"><text:span text:style-name="T6">2574.0: <text:s/>"</text:span><text:span text:style-name="T3">保要客得她哪些地方不卖</text:span><text:span text:style-name="T6"> </text:span><text:span text:style-name="T3">很丑</text:span></text:p>
      <text:p text:style-name="P2">",</text:p>
      <text:p text:style-name="P1"><text:span text:style-name="T6">2577.0: <text:s/>"</text:span><text:span text:style-name="T3">保融想办法把她改夺</text:span></text:p>
      <text:p text:style-name="P2">",</text:p>
      <text:p text:style-name="P1"><text:span text:style-name="T6">2579.0: <text:s/>"</text:span><text:span text:style-name="T3">人这是可以改的</text:span></text:p>
      <text:p text:style-name="P2">",</text:p>
      <text:p text:style-name="P1"><text:soft-page-break/><text:span text:style-name="T6">2580.0: <text:s/>"</text:span><text:span text:style-name="T3">这小不是天生的</text:span></text:p>
      <text:p text:style-name="P2">",</text:p>
      <text:p text:style-name="P1"><text:span text:style-name="T6">2580.0: <text:s/>"</text:span><text:span text:style-name="T3">这个不是天生的</text:span></text:p>
      <text:p text:style-name="P2">",</text:p>
      <text:p text:style-name="P1"><text:span text:style-name="T6">2581.0: <text:s/>"</text:span><text:span text:style-name="T3">跟人不一桩</text:span></text:p>
      <text:p text:style-name="P2">",</text:p>
      <text:p text:style-name="P1"><text:span text:style-name="T6">2582.0: <text:s/>"</text:span><text:span text:style-name="T3">人现在还能整容哌</text:span></text:p>
      <text:p text:style-name="P2">",</text:p>
      <text:p text:style-name="P1"><text:span text:style-name="T6">2583.0: <text:s/>"</text:span><text:span text:style-name="T3">人现在还能整容蛇</text:span></text:p>
      <text:p text:style-name="P2">",</text:p>
      <text:p text:style-name="P1"><text:span text:style-name="T6">2585.0: <text:s/>"</text:span><text:span text:style-name="T3">保咕得想办法改造她</text:span></text:p>
      <text:p text:style-name="P2">",</text:p>
      <text:p text:style-name="P1"><text:span text:style-name="T6">2589.0: <text:s/>"</text:span><text:span text:style-name="T3">而且说这个话融有吕没旗气</text:span></text:p>
      <text:p text:style-name="P2">",</text:p>
      <text:p text:style-name="P1"><text:span text:style-name="T6">2592.0: <text:s/>"</text:span><text:span text:style-name="T3">融是锅得目己还是五的</text:span></text:p>
      <text:p text:style-name="P2">",</text:p>
      <text:p text:style-name="P1"><text:span text:style-name="T6">2594.0: <text:s/>"</text:span><text:span text:style-name="T3">融是引你别嫌和并融是了</text:span></text:p>
      <text:p text:style-name="P2">",</text:p>
      <text:p text:style-name="P1"><text:span text:style-name="T6">2596.0: <text:s/>"</text:span><text:span text:style-name="T3">这人小是不对的</text:span><text:span text:style-name="T6"> </text:span><text:span text:style-name="T3">我锅得</text:span></text:p>
      <text:p text:style-name="P2">",</text:p>
      <text:p text:style-name="P1"><text:span text:style-name="T6">2600.0: <text:s/>"</text:span><text:span text:style-name="T3">所以爱国融是跟改造侍一起的</text:span></text:p>
      <text:p text:style-name="P2"><text:soft-page-break/>",</text:p>
      <text:p text:style-name="P1"><text:span text:style-name="T6">2604.0: <text:s/>"</text:span><text:span text:style-name="T3">所以佳民国初年的时候</text:span><text:span text:style-name="T6"> </text:span><text:span text:style-name="T3">或者是晚清</text:span></text:p>
      <text:p text:style-name="P2">",</text:p>
      <text:p text:style-name="P1"><text:span text:style-name="T6">2609.0: <text:s/>"</text:span><text:span text:style-name="T3">有一大批贸学生出去以后都回来</text:span></text:p>
      <text:p text:style-name="P2">",</text:p>
      <text:p text:style-name="P1"><text:span text:style-name="T6">2613.0: <text:s/>"</text:span><text:span text:style-name="T3">焉是想看</text:span><text:span text:style-name="T6"> </text:span><text:span text:style-name="T3">你看</text:span><text:span text:style-name="T6"> </text:span><text:span text:style-name="T3">人家比我们美</text:span><text:span text:style-name="T6"> </text:span><text:span text:style-name="T3">我融得想办法把人家</text:span><text:span text:style-name="T6">|</text:span></text:p>
      <text:p text:style-name="P2">",</text:p>
      <text:p text:style-name="P1"><text:span text:style-name="T6">2617.0: <text:s/>"</text:span><text:span text:style-name="T3">上</text:span></text:p>
      <text:p text:style-name="P2">",</text:p>
      <text:p text:style-name="P1"><text:span text:style-name="T6">2617.0: <text:s/>"</text:span><text:span text:style-name="T3">为什么比这个美</text:span><text:span text:style-name="T6"> </text:span><text:span text:style-name="T3">来改造我们目己的国家</text:span></text:p>
      <text:p text:style-name="P2">",</text:p>
      <text:p text:style-name="P1"><text:span text:style-name="T6">2621.0: <text:s/>"</text:span><text:span text:style-name="T3">都是所袁丛天火</text:span></text:p>
      <text:p text:style-name="P2">",</text:p>
      <text:p text:style-name="P1"><text:span text:style-name="T6">2626.0: <text:s/>"</text:span><text:span text:style-name="T3">但是侍这个过程里头</text:span></text:p>
      <text:p text:style-name="P2">",</text:p>
      <text:p text:style-name="P1"><text:span text:style-name="T6">2627.0: <text:s/>"</text:span><text:span text:style-name="T3">但是侍这个过琛时头</text:span></text:p>
      <text:p text:style-name="P2">",</text:p>
      <text:p text:style-name="P1"><text:span text:style-name="T6">2628.0: <text:s/>"</text:span><text:span text:style-name="T3">因为这个比只本身也不是太恰当</text:span></text:p>
      <text:p text:style-name="P2">",</text:p>
      <text:p text:style-name="P1"><text:span text:style-name="T6">2632.0: <text:s/>"</text:span><text:span text:style-name="T3">吧要改造的了时候践有一大堆既得利益音</text:span></text:p>
      <text:p text:style-name="P2">",</text:p>
      <text:p text:style-name="P1"><text:soft-page-break/><text:span text:style-name="T6">2635.0: <text:s/>"</text:span><text:span text:style-name="T3">区音是保守派</text:span></text:p>
      <text:p text:style-name="P2">",</text:p>
      <text:p text:style-name="P1"><text:span text:style-name="T6">2637.0: <text:s/>"</text:span><text:span text:style-name="T3">融要反对这种改造</text:span></text:p>
      <text:p text:style-name="P2">",</text:p>
      <text:p text:style-name="P1"><text:span text:style-name="T6">2639.0: <text:s/>"</text:span><text:span text:style-name="T3">所以这个改造很羊天</text:span><text:span text:style-name="T6"> </text:span><text:span text:style-name="T3">很艰癌</text:span></text:p>
      <text:p text:style-name="P2">",</text:p>
      <text:p text:style-name="P1"><text:span text:style-name="T6">2641.0: <text:s/>"</text:span><text:span text:style-name="T3">丰人要举征</text:span></text:p>
      <text:p text:style-name="P2">",</text:p>
      <text:p text:style-name="P1"><text:span text:style-name="T6">2642.0: <text:s/>"</text:span><text:span text:style-name="T3">要改到制度的时候</text:span></text:p>
      <text:p text:style-name="P2">",</text:p>
      <text:p text:style-name="P1"><text:span text:style-name="T6">2644.0: <text:s/>"</text:span><text:span text:style-name="T3">改刘触动核心的利益的时候</text:span></text:p>
      <text:p text:style-name="P2">",</text:p>
      <text:p text:style-name="P1"><text:span text:style-name="T6">2647.0: <text:s/>"</text:span><text:span text:style-name="T3">这个利益是祸国珊民的利益的时候</text:span></text:p>
      <text:p text:style-name="P2">",</text:p>
      <text:p text:style-name="P1"><text:span text:style-name="T6">2648.0: <text:s/>"</text:span><text:span text:style-name="T3">辽个利益是祖国丈民的利益的时候</text:span></text:p>
      <text:p text:style-name="P2">",</text:p>
      <text:p text:style-name="P1"><text:span text:style-name="T6">2651.0: <text:s/>"“</text:span><text:span text:style-name="T3">那些演国志士们项要牺竹了</text:span></text:p>
      <text:p text:style-name="P2">",</text:p>
      <text:p text:style-name="P1"><text:span text:style-name="T6">2652.0: <text:s/>"”</text:span><text:span text:style-name="T3">那些和演国志士们天要牺牲了</text:span></text:p>
      <text:p text:style-name="P2">",</text:p>
      <text:p text:style-name="P1"><text:span text:style-name="T6">2654.0: <text:s/>"</text:span><text:span text:style-name="T3">束有很多人坐牢</text:span><text:span text:style-name="T6"> </text:span><text:span text:style-name="T3">很多人被杀头</text:span></text:p>
      <text:p text:style-name="P2"><text:soft-page-break/>",</text:p>
      <text:p text:style-name="P2">2656.0: <text:s/>"",</text:p>
      <text:p text:style-name="P1"><text:span text:style-name="T6">2657.0: <text:s/>"</text:span><text:span text:style-name="T3">从了晚清一直到</text:span><text:span text:style-name="T6"> <text:s text:c="16"/></text:span><text:span text:style-name="T3">记</text:span></text:p>
      <text:p text:style-name="P2">",</text:p>
      <text:p text:style-name="P1"><text:span text:style-name="T6">2661.0: <text:s/>"</text:span><text:span text:style-name="T3">六</text:span></text:p>
      <text:p text:style-name="P2">",</text:p>
      <text:p text:style-name="P1"><text:span text:style-name="T6">2662.0: <text:s/>"</text:span><text:span text:style-name="T3">六</text:span></text:p>
      <text:p text:style-name="P2">",</text:p>
      <text:p text:style-name="P1"><text:span text:style-name="T6">2663.0: <text:s/>"| <text:s text:c="10"/></text:span><text:span text:style-name="T3">这一百多年来</text:span><text:span text:style-name="T6"> <text:s text:c="15"/></text:span><text:span text:style-name="T3">户</text:span></text:p>
      <text:p text:style-name="P2">",</text:p>
      <text:p text:style-name="P1"><text:span text:style-name="T6">2665.0: <text:s/>"” ”</text:span><text:span text:style-name="T3">都有很多人为了有演国</text:span><text:span text:style-name="T6"> <text:s text:c="8"/></text:span><text:span text:style-name="T3">广</text:span></text:p>
      <text:p text:style-name="P2">",</text:p>
      <text:p text:style-name="P1"><text:span text:style-name="T6">2666.0: <text:s/>"” ”</text:span><text:span text:style-name="T3">都有很多人为了和演国</text:span><text:span text:style-name="T6"> <text:s text:c="8"/></text:span><text:span text:style-name="T3">户</text:span></text:p>
      <text:p text:style-name="P2">",</text:p>
      <text:p text:style-name="P1"><text:span text:style-name="T6">2668.0: <text:s/>"“</text:span><text:span text:style-name="T3">为了要把这个国家变得更好</text:span></text:p>
      <text:p text:style-name="P2">",</text:p>
      <text:p text:style-name="P1"><text:span text:style-name="T6">2668.0: <text:s/>"”</text:span><text:span text:style-name="T3">为了要把这个国家变得更好</text:span></text:p>
      <text:p text:style-name="P2">",</text:p>
      <text:p text:style-name="P1"><text:span text:style-name="T6">2669.0: <text:s/>"”</text:span><text:span text:style-name="T3">为了要把这个国冢弯得更好</text:span></text:p>
      <text:p text:style-name="P2">",</text:p>
      <text:p text:style-name="P1"><text:span text:style-name="T6">2672.0: <text:s/>"</text:span><text:span text:style-name="T3">我想到我看到过一镶文章</text:span></text:p>
      <text:p text:style-name="P2"><text:soft-page-break/>",</text:p>
      <text:p text:style-name="P1"><text:span text:style-name="T6">2677.0: <text:s/>"</text:span><text:span text:style-name="T3">因为有人现在一天刘晚加中国知识分子</text:span></text:p>
      <text:p text:style-name="P2">",</text:p>
      <text:p text:style-name="P1"><text:span text:style-name="T6">2680.0: <text:s/>"</text:span><text:span text:style-name="T3">蔽他们软骨头</text:span></text:p>
      <text:p text:style-name="P2">",</text:p>
      <text:p text:style-name="P1"><text:span text:style-name="T6">2682.0: <text:s/>"</text:span><text:span text:style-name="T3">贫中国知识分子夸么现企都好像不上友声</text:span></text:p>
      <text:p text:style-name="P2">",</text:p>
      <text:p text:style-name="P1"><text:span text:style-name="T6">2686.0: <text:s/>"</text:span><text:span text:style-name="T3">我看到过一遍文和章铅</text:span></text:p>
      <text:p text:style-name="P2">",</text:p>
      <text:p text:style-name="P1"><text:span text:style-name="T6">2688.0: <text:s/>"</text:span><text:span text:style-name="T3">不要再号中国超识分子了</text:span></text:p>
      <text:p text:style-name="P2">",</text:p>
      <text:p text:style-name="P1"><text:span text:style-name="T6">2690.0: <text:s/>"</text:span><text:span text:style-name="T3">上哪有一个国家的知识分子为了签国而做出这人么大悍</text:span></text:p>
      <text:p text:style-name="P2">",</text:p>
      <text:p text:style-name="P1"><text:span text:style-name="T6">2696.0: <text:s/>"</text:span><text:span text:style-name="T3">芝个坷也不是我第一个侣</text:span></text:p>
      <text:p text:style-name="P2">",</text:p>
      <text:p text:style-name="P1"><text:span text:style-name="T6">2699.0: <text:s/>"</text:span><text:span text:style-name="T3">我丈看到这个</text:span><text:span text:style-name="T6"> </text:span><text:span text:style-name="T3">我也受刘很大的司帮</text:span></text:p>
      <text:p text:style-name="P2">",</text:p>
      <text:p text:style-name="P1"><text:span text:style-name="T6">2701.0: <text:s/>"</text:span><text:span text:style-name="T3">束是倍哪一并国家和危难的时候</text:span></text:p>
      <text:p text:style-name="P2">",</text:p>
      <text:p text:style-name="P1"><text:span text:style-name="T6">2705.0: <text:s/>"</text:span><text:span text:style-name="T3">直正起来呼吁的</text:span></text:p>
      <text:p text:style-name="P2">",</text:p>
      <text:p text:style-name="P1"><text:soft-page-break/><text:span text:style-name="T6">2706.0: <text:s/>"</text:span><text:span text:style-name="T3">为人民鼓与呼的</text:span></text:p>
      <text:p text:style-name="P2">",</text:p>
      <text:p text:style-name="P1"><text:span text:style-name="T6">2708.0: <text:s/>"</text:span><text:span text:style-name="T3">为民间疾大说才的</text:span></text:p>
      <text:p text:style-name="P2">",</text:p>
      <text:p text:style-name="P1"><text:span text:style-name="T6">2711.0: <text:s/>"</text:span><text:span text:style-name="T3">都是知识分子</text:span></text:p>
      <text:p text:style-name="P2">",</text:p>
      <text:p text:style-name="P1"><text:span text:style-name="T6">2712.0: <text:s/>"</text:span><text:span text:style-name="T3">所请知识分子这个概念是比较莫沁的</text:span><text:span text:style-name="T6"> </text:span><text:span text:style-name="T3">比较不确定避</text:span></text:p>
      <text:p text:style-name="P2">",</text:p>
      <text:p text:style-name="P1"><text:span text:style-name="T6">2720.0: <text:s/>"</text:span><text:span text:style-name="T3">、</text:span><text:span text:style-name="T6"> <text:s/>0</text:span></text:p>
      <text:p text:style-name="P2">",</text:p>
      <text:p text:style-name="P1"><text:span text:style-name="T6">2720.0: <text:s/>"</text:span><text:span text:style-name="T3">并不是说所有念过书的都算在内</text:span></text:p>
      <text:p text:style-name="P2">",</text:p>
      <text:p text:style-name="P1"><text:span text:style-name="T6">2725.0: <text:s/>"</text:span><text:span text:style-name="T3">有的是在体刺内的</text:span></text:p>
      <text:p text:style-name="P2">",</text:p>
      <text:p text:style-name="P2">2727.0: <text:s/>":</text:p>
      <text:p text:style-name="P2">",</text:p>
      <text:p text:style-name="P1"><text:span text:style-name="T6">2727.0: <text:s/>"</text:span><text:span text:style-name="T3">有的是在体制外的</text:span></text:p>
      <text:p text:style-name="P2">",</text:p>
      <text:p text:style-name="P1"><text:span text:style-name="T6">2728.0: <text:s/>"</text:span><text:span text:style-name="T3">像我刚才说晚清的这些十大夫们都是做家的</text:span></text:p>
      <text:p text:style-name="P2">",</text:p>
      <text:p text:style-name="P1"><text:span text:style-name="T6">2732.0: <text:s/>"</text:span><text:span text:style-name="T3">比如怪我僻的那五大马</text:span></text:p>
      <text:p text:style-name="P2"><text:soft-page-break/>",</text:p>
      <text:p text:style-name="P1"><text:span text:style-name="T6">2735.0: <text:s/>"</text:span><text:span text:style-name="T3">他们有一个传镀</text:span><text:span text:style-name="T6"> </text:span><text:span text:style-name="T3">叫文死计</text:span></text:p>
      <text:p text:style-name="P2">",</text:p>
      <text:p text:style-name="P1"><text:span text:style-name="T6">2740.0: <text:s/>"</text:span><text:span text:style-name="T3">允官死于给星贡提有意见</text:span></text:p>
      <text:p text:style-name="P2">",</text:p>
      <text:p text:style-name="P1"><text:span text:style-name="T6">2745.0: <text:s/>"</text:span><text:span text:style-name="T3">明了明知赴要杀头的</text:span><text:span text:style-name="T6"> </text:span><text:span text:style-name="T3">很可能要杀头的</text:span></text:p>
      <text:p text:style-name="P2">",</text:p>
      <text:p text:style-name="P1"><text:span text:style-name="T6">2748.0: <text:s/>"</text:span><text:span text:style-name="T3">他也非得说</text:span></text:p>
      <text:p text:style-name="P2">",</text:p>
      <text:p text:style-name="P1"><text:span text:style-name="T6">2748.0: <text:s/>"</text:span><text:span text:style-name="T3">因为这个国家安气企这儿</text:span></text:p>
      <text:p text:style-name="P2">",</text:p>
      <text:p text:style-name="P1"><text:span text:style-name="T6">2751.0: <text:s/>"</text:span><text:span text:style-name="T3">时那个时候因为国家安危系于一个人</text:span><text:span text:style-name="T6"> </text:span><text:span text:style-name="T3">一个决生音的一</text:span><text:span text:style-name="T6">:</text:span></text:p>
      <text:p text:style-name="P2">",</text:p>
      <text:p text:style-name="P1"><text:span text:style-name="T6">2758.0: <text:s/>"</text:span><text:span text:style-name="T3">池</text:span><text:span text:style-name="T6"> </text:span><text:span text:style-name="T3">上</text:span><text:span text:style-name="T6"> <text:s text:c="34"/></text:span><text:span text:style-name="T3">站</text:span></text:p>
      <text:p text:style-name="P2">",</text:p>
      <text:p text:style-name="P1"><text:span text:style-name="T6">2759.0: <text:s/>"</text:span><text:span text:style-name="T3">所以他必须得侣动他</text:span></text:p>
      <text:p text:style-name="P2">",</text:p>
      <text:p text:style-name="P1"><text:span text:style-name="T6">2761.0: <text:s/>"</text:span><text:span text:style-name="T3">全</text:span></text:p>
      <text:p text:style-name="P2">",</text:p>
      <text:p text:style-name="P1"><text:span text:style-name="T6">2761.0: <text:s/>"</text:span><text:span text:style-name="T3">他才能够做一正六</text:span><text:span text:style-name="T6">|</text:span><text:span text:style-name="T3">抽闫定来</text:span></text:p>
      <text:p text:style-name="P2">",</text:p>
      <text:p text:style-name="P1"><text:soft-page-break/><text:span text:style-name="T6">2762.0: <text:s/>"</text:span><text:span text:style-name="T3">他才能够恢出正确的决定来</text:span></text:p>
      <text:p text:style-name="P2">",</text:p>
      <text:p text:style-name="P1"><text:span text:style-name="T6">2765.0: <text:s/>"</text:span><text:span text:style-name="T3">所以他必须冒死也得跟他辩论</text:span></text:p>
      <text:p text:style-name="P2">",</text:p>
      <text:p text:style-name="P1"><text:span text:style-name="T6">2772.0: <text:s/>"</text:span><text:span text:style-name="T3">眼最局决策者帮论</text:span><text:span text:style-name="T6"> <text:s text:c="12"/></text:span><text:span text:style-name="T3">所</text:span></text:p>
      <text:p text:style-name="P2">",</text:p>
      <text:p text:style-name="P1"><text:span text:style-name="T6">2772.0: <text:s/>"</text:span><text:span text:style-name="T3">眼最局决策者帮论</text:span><text:span text:style-name="T6"> <text:s text:c="12"/></text:span><text:span text:style-name="T3">所</text:span></text:p>
      <text:p text:style-name="P2">",</text:p>
      <text:p text:style-name="P1"><text:span text:style-name="T6">2773.0: <text:s/>"</text:span><text:span text:style-name="T3">，</text:span><text:span text:style-name="T6"> <text:s text:c="61"/></text:span><text:span text:style-name="T3">户</text:span></text:p>
      <text:p text:style-name="P2">",</text:p>
      <text:p text:style-name="P1"><text:span text:style-name="T6">2774.0: <text:s/>"</text:span><text:span text:style-name="T3">人这个是当时和壹国志士的一种表现</text:span><text:span text:style-name="T6"> </text:span><text:span text:style-name="T3">是吧</text:span></text:p>
      <text:p text:style-name="P2">",</text:p>
      <text:p text:style-name="P1"><text:span text:style-name="T6">2778.0: <text:s/>"</text:span><text:span text:style-name="T3">一</text:span><text:span text:style-name="T6"> <text:s text:c="61"/></text:span><text:span text:style-name="T3">太</text:span></text:p>
      <text:p text:style-name="P2">",</text:p>
      <text:p text:style-name="P1"><text:span text:style-name="T6">2779.0: <text:s/>"</text:span><text:span text:style-name="T3">所以况</text:span><text:span text:style-name="T6"> </text:span><text:span text:style-name="T3">我砚得那坊文章融培得插对</text:span><text:span text:style-name="T6">#</text:span></text:p>
      <text:p text:style-name="P2">",</text:p>
      <text:p text:style-name="P1"><text:span text:style-name="T6">2782.0: <text:s/>"</text:span><text:span text:style-name="T3">所以说</text:span><text:span text:style-name="T6"> </text:span><text:span text:style-name="T3">我锅得那扁文章融培得插对</text:span><text:span text:style-name="T6">#</text:span></text:p>
      <text:p text:style-name="P2">",</text:p>
      <text:p text:style-name="P1"><text:span text:style-name="T6">2783.0: <text:s/>"</text:span><text:span text:style-name="T3">，</text:span><text:span text:style-name="T6"> <text:s text:c="71"/></text:span><text:span text:style-name="T3">多</text:span></text:p>
      <text:p text:style-name="P2">",</text:p>
      <text:p text:style-name="P1"><text:span text:style-name="T6">2784.0: <text:s/>"</text:span><text:span text:style-name="T3">不过我不知和通他怎么算出来的</text:span><text:span text:style-name="T6"> 2</text:span></text:p>
      <text:p text:style-name="P2"><text:soft-page-break/>",</text:p>
      <text:p text:style-name="P1"><text:span text:style-name="T6">2786.0: <text:s/>"</text:span><text:span text:style-name="T3">轴</text:span><text:span text:style-name="T6"> <text:s text:c="10"/></text:span><text:span text:style-name="T3">他培从比例上来寺</text:span><text:span text:style-name="T6"> <text:s text:c="15"/></text:span><text:span text:style-name="T3">访</text:span></text:p>
      <text:p text:style-name="P2">",</text:p>
      <text:p text:style-name="P1"><text:span text:style-name="T6">2788.0: <text:s/>"</text:span><text:span text:style-name="T3">，</text:span><text:span text:style-name="T6"> <text:s text:c="17"/></text:span><text:span text:style-name="T3">户</text:span></text:p>
      <text:p text:style-name="P2">",</text:p>
      <text:p text:style-name="P1"><text:span text:style-name="T6">2789.0: <text:s/>"</text:span><text:span text:style-name="T3">只精喘为过国而牺牲的比例高于和在战场上的士兵牺牧</text:span><text:span text:style-name="T6">|</text:span></text:p>
      <text:p text:style-name="P2">",</text:p>
      <text:p text:style-name="P1"><text:span text:style-name="T6">2797.0: <text:s/>"</text:span><text:span text:style-name="T3">任一自多年以来</text:span></text:p>
      <text:p text:style-name="P2">",</text:p>
      <text:p text:style-name="P1"><text:span text:style-name="T6">2800.0: <text:s/>"</text:span><text:span text:style-name="T3">他是从乃乒战争一直到现和在</text:span></text:p>
      <text:p text:style-name="P2">",</text:p>
      <text:p text:style-name="P1"><text:span text:style-name="T6">2803.0: <text:s/>"</text:span><text:span text:style-name="T3">当然他这个汇畴怎么算的</text:span></text:p>
      <text:p text:style-name="P2">",</text:p>
      <text:p text:style-name="P1"><text:span text:style-name="T6">2805.0: <text:s/>"</text:span><text:span text:style-name="T3">因为知识分子撒数本来融很小</text:span></text:p>
      <text:p text:style-name="P2">",</text:p>
      <text:p text:style-name="P1"><text:span text:style-name="T6">2808.0: <text:s/>"- <text:s text:c="34"/></text:span><text:span text:style-name="T3">太</text:span></text:p>
      <text:p text:style-name="P2">",</text:p>
      <text:p text:style-name="P1"><text:span text:style-name="T6">2809.0: <text:s/>"</text:span><text:span text:style-name="T3">保牺牧个一百人个人</text:span><text:span text:style-name="T6"> </text:span><text:span text:style-name="T3">融十分之一了</text:span><text:span text:style-name="T6">2</text:span></text:p>
      <text:p text:style-name="P2">",</text:p>
      <text:p text:style-name="P1"><text:span text:style-name="T6">2812.0: <text:s/>"</text:span><text:span text:style-name="T3">太</text:span></text:p>
      <text:p text:style-name="P2">",</text:p>
      <text:p text:style-name="P1"><text:soft-page-break/><text:span text:style-name="T6">2813.0: <text:s/>"</text:span><text:span text:style-name="T3">加</text:span><text:span text:style-name="T6"> <text:s text:c="34"/></text:span><text:span text:style-name="T3">大</text:span></text:p>
      <text:p text:style-name="P2">",</text:p>
      <text:p text:style-name="P1"><text:span text:style-name="T6">2813.0: <text:s/>"=</text:span><text:span text:style-name="T3">，</text:span><text:span text:style-name="T6"> <text:s text:c="34"/></text:span><text:span text:style-name="T3">太</text:span></text:p>
      <text:p text:style-name="P2">",</text:p>
      <text:p text:style-name="P1"><text:span text:style-name="T6">2815.0: <text:s/>"</text:span><text:span text:style-name="T3">豆场上的军队有好几百万人了哌</text:span><text:span text:style-name="T6"> 2“</text:span></text:p>
      <text:p text:style-name="P2">",</text:p>
      <text:p text:style-name="P1"><text:span text:style-name="T6">2815.0: <text:s/>"</text:span><text:span text:style-name="T3">豆场上的军队有好几上特万人了哌</text:span><text:span text:style-name="T6"> “</text:span></text:p>
      <text:p text:style-name="P2">",</text:p>
      <text:p text:style-name="P1"><text:span text:style-name="T6">2817.0: <text:s/>"</text:span><text:span text:style-name="T3">，</text:span><text:span text:style-name="T6"> <text:s text:c="61"/></text:span><text:span text:style-name="T3">太</text:span></text:p>
      <text:p text:style-name="P2">",</text:p>
      <text:p text:style-name="P1"><text:span text:style-name="T6">2817.0: <text:s/>"</text:span><text:span text:style-name="T3">所以他这个比例可能是这人么算的</text:span><text:span text:style-name="T6"> “</text:span></text:p>
      <text:p text:style-name="P2">",</text:p>
      <text:p text:style-name="P1"><text:span text:style-name="T6">2819.0: <text:s/>"</text:span><text:span text:style-name="T3">太</text:span></text:p>
      <text:p text:style-name="P2">",</text:p>
      <text:p text:style-name="P1"><text:span text:style-name="T6">2820.0: <text:s/>"</text:span><text:span text:style-name="T3">不管长么梓</text:span><text:span text:style-name="T6"> <text:s text:c="17"/></text:span><text:span text:style-name="T3">太</text:span></text:p>
      <text:p text:style-name="P2">",</text:p>
      <text:p text:style-name="P1"><text:span text:style-name="T6">2820.0: <text:s/>"</text:span><text:span text:style-name="T3">不管攻人么梓</text:span><text:span text:style-name="T6"> <text:s text:c="17"/></text:span><text:span text:style-name="T3">太</text:span></text:p>
      <text:p text:style-name="P2">",</text:p>
      <text:p text:style-name="P1"><text:span text:style-name="T6">2821.0: <text:s/>"</text:span><text:span text:style-name="T3">我锅得他说的这个还是挺对的</text:span></text:p>
      <text:p text:style-name="P2">",</text:p>
      <text:p text:style-name="P1"><text:span text:style-name="T6">2821.0: <text:s/>"</text:span><text:span text:style-name="T3">我党得他说的这个还是挺对的</text:span></text:p>
      <text:p text:style-name="P2"><text:soft-page-break/>",</text:p>
      <text:p text:style-name="P1"><text:span text:style-name="T6">2822.0: <text:s/>"</text:span><text:span text:style-name="T3">我色得他说的这个还是插对的</text:span></text:p>
      <text:p text:style-name="P2">",</text:p>
      <text:p text:style-name="P1"><text:span text:style-name="T6">2822.0: <text:s/>"</text:span><text:span text:style-name="T3">我党得他培的这个还是插对的</text:span></text:p>
      <text:p text:style-name="P2">",</text:p>
      <text:p text:style-name="P1"><text:span text:style-name="T6">2824.0: <text:s/>"</text:span><text:span text:style-name="T3">我色得他说的这个还是挺对的</text:span></text:p>
      <text:p text:style-name="P2">",</text:p>
      <text:p text:style-name="P1"><text:span text:style-name="T6">2825.0: <text:s/>"</text:span><text:span text:style-name="T3">豆是阅直正每一个时代站往最击沿的</text:span></text:p>
      <text:p text:style-name="P2">",</text:p>
      <text:p text:style-name="P1"><text:span text:style-name="T6">2826.0: <text:s/>"</text:span><text:span text:style-name="T3">束是击直正每一个时代站和在最责沿的</text:span></text:p>
      <text:p text:style-name="P2">",</text:p>
      <text:p text:style-name="P1"><text:span text:style-name="T6">2833.0: <text:s/>"</text:span><text:span text:style-name="T3">为这个国家《甘愿牺牲</text:span><text:span text:style-name="T6"> </text:span><text:span text:style-name="T3">或者是非芝天心</text:span></text:p>
      <text:p text:style-name="P2">",</text:p>
      <text:p text:style-name="P1"><text:span text:style-name="T6">2839.0: <text:s/>"</text:span><text:span text:style-name="T3">要为民间疾吉癌与呼的</text:span><text:span text:style-name="T6"> :</text:span></text:p>
      <text:p text:style-name="P2">",</text:p>
      <text:p text:style-name="P1"><text:span text:style-name="T6">2840.0: <text:s/>"</text:span><text:span text:style-name="T3">要为民间疾吉辫与呼的</text:span><text:span text:style-name="T6"> :</text:span></text:p>
      <text:p text:style-name="P2">",</text:p>
      <text:p text:style-name="P1"><text:span text:style-name="T6">2840.0: <text:s/>"</text:span><text:span text:style-name="T3">要为民间疾吉避与呼的</text:span><text:span text:style-name="T6"> :</text:span></text:p>
      <text:p text:style-name="P2">",</text:p>
      <text:p text:style-name="P1"><text:span text:style-name="T6">2841.0: <text:s/>"</text:span><text:span text:style-name="T3">要为民间疾吉避与呼的</text:span></text:p>
      <text:p text:style-name="P2">",</text:p>
      <text:p text:style-name="P1"><text:soft-page-break/><text:span text:style-name="T6">2841.0: <text:s/>"</text:span><text:span text:style-name="T3">要为民间疾吉辫与旦的</text:span></text:p>
      <text:p text:style-name="P2">",</text:p>
      <text:p text:style-name="P1"><text:span text:style-name="T6">2842.0: <text:s/>"</text:span><text:span text:style-name="T3">要为民间疾吉敲与呼的</text:span><text:span text:style-name="T6"> :</text:span></text:p>
      <text:p text:style-name="P2">",</text:p>
      <text:p text:style-name="P1"><text:span text:style-name="T6">2842.0: <text:s/>"</text:span><text:span text:style-name="T3">一</text:span><text:span text:style-name="T6"> <text:s text:c="28"/></text:span><text:span text:style-name="T3">上</text:span></text:p>
      <text:p text:style-name="P2">",</text:p>
      <text:p text:style-name="P1"><text:span text:style-name="T6">2843.0: <text:s/>"</text:span><text:span text:style-name="T3">还是一批知识精莫</text:span><text:span text:style-name="T6"> <text:s/>:</text:span></text:p>
      <text:p text:style-name="P2">",</text:p>
      <text:p text:style-name="P1"><text:span text:style-name="T6">2843.0: <text:s/>"</text:span><text:span text:style-name="T3">还是一批知识精莫</text:span><text:span text:style-name="T6"> <text:s/>:</text:span></text:p>
      <text:p text:style-name="P2">",</text:p>
      <text:p text:style-name="P1"><text:span text:style-name="T6">2844.0: <text:s/>"</text:span><text:span text:style-name="T3">而且本来应该是这样的</text:span><text:span text:style-name="T6"> :</text:span></text:p>
      <text:p text:style-name="P2">",</text:p>
      <text:p text:style-name="P1"><text:span text:style-name="T6">2844.0: <text:s/>"</text:span><text:span text:style-name="T3">而且本来应该是这样的</text:span></text:p>
      <text:p text:style-name="P2">",</text:p>
      <text:p text:style-name="P1"><text:span text:style-name="T6">2846.0: <text:s/>"</text:span><text:span text:style-name="T3">央为他既然在一个教育并不大上友达的国家</text:span></text:p>
      <text:p text:style-name="P2">",</text:p>
      <text:p text:style-name="P1"><text:span text:style-name="T6">2850.0: <text:s/>"</text:span><text:span text:style-name="T3">他比别人多旋了一坚书</text:span></text:p>
      <text:p text:style-name="P2">",</text:p>
      <text:p text:style-name="P1"><text:span text:style-name="T6">2851.0: <text:s/>"</text:span><text:span text:style-name="T3">他比别人多读了一些书</text:span></text:p>
      <text:p text:style-name="P2">",</text:p>
      <text:p text:style-name="P1"><text:span text:style-name="T6">2852.0: <text:s/>"</text:span><text:span text:style-name="T3">他多恒了一些起理</text:span></text:p>
      <text:p text:style-name="P2"><text:soft-page-break/>",</text:p>
      <text:p text:style-name="P1"><text:span text:style-name="T6">2854.0: <text:s/>"</text:span><text:span text:style-name="T3">多了一些思考</text:span></text:p>
      <text:p text:style-name="P2">",</text:p>
      <text:p text:style-name="P1"><text:span text:style-name="T6">2856.0: <text:s/>"</text:span><text:span text:style-name="T3">他目然丈应</text:span><text:span text:style-name="T6">]</text:span><text:span text:style-name="T3">必有有这样的担当</text:span></text:p>
      <text:p text:style-name="P2">",</text:p>
      <text:p text:style-name="P1"><text:span text:style-name="T6">2858.0: <text:s/>"</text:span><text:span text:style-name="T3">什么叫作担当啤</text:span></text:p>
      <text:p text:style-name="P2">",</text:p>
      <text:p text:style-name="P1"><text:span text:style-name="T6">2861.0: <text:s/>"</text:span><text:span text:style-name="T3">人</text:span></text:p>
      <text:p text:style-name="P2">",</text:p>
      <text:p text:style-name="P1"><text:span text:style-name="T6">2862.0: <text:s/>"</text:span><text:span text:style-name="T3">融是对于目己切身利益以外的事情的关心</text:span></text:p>
      <text:p text:style-name="P2">",</text:p>
      <text:p text:style-name="P1"><text:span text:style-name="T6">2868.0: <text:s/>":” </text:span><text:span text:style-name="T3">融是十子针上况的</text:span><text:span text:style-name="T6"> <text:s text:c="10"/></text:span><text:span text:style-name="T3">户</text:span></text:p>
      <text:p text:style-name="P2">",</text:p>
      <text:p text:style-name="P1"><text:span text:style-name="T6">2869.0: <text:s/>"</text:span><text:span text:style-name="T3">他倍一般老折姓无恒产束没有恒心</text:span></text:p>
      <text:p text:style-name="P2">",</text:p>
      <text:p text:style-name="P1"><text:span text:style-name="T6">2874.0: <text:s/>"</text:span><text:span text:style-name="T3">本</text:span><text:span text:style-name="T6"> <text:s text:c="31"/></text:span><text:span text:style-name="T3">万</text:span></text:p>
      <text:p text:style-name="P2">",</text:p>
      <text:p text:style-name="P1"><text:span text:style-name="T6">2876.0: <text:s/>"”</text:span><text:span text:style-name="T3">你上须给他有财产</text:span><text:span text:style-name="T6"> <text:s text:c="3"/></text:span><text:span text:style-name="T3">态</text:span></text:p>
      <text:p text:style-name="P2">",</text:p>
      <text:p text:style-name="P1"><text:span text:style-name="T6">2876.0: <text:s/>"</text:span><text:span text:style-name="T3">人</text:span><text:span text:style-name="T6"> <text:s text:c="10"/></text:span><text:span text:style-name="T3">久</text:span></text:p>
      <text:p text:style-name="P2">",</text:p>
      <text:p text:style-name="P1"><text:soft-page-break/><text:span text:style-name="T6">2879.0: <text:s/>"</text:span><text:span text:style-name="T3">然后他融有恒心</text:span><text:span text:style-name="T6"> </text:span><text:span text:style-name="T3">他殴好好的</text:span></text:p>
      <text:p text:style-name="P2">",</text:p>
      <text:p text:style-name="P1"><text:span text:style-name="T6">2881.0: <text:s/>"</text:span><text:span text:style-name="T3">他说无恒产而有恒心音</text:span><text:span text:style-name="T6"> </text:span><text:span text:style-name="T3">惟士为能</text:span></text:p>
      <text:p text:style-name="P2">",</text:p>
      <text:p text:style-name="P1"><text:span text:style-name="T6">2881.0: <text:s/>"</text:span><text:span text:style-name="T3">他培无恒产而有恒心吉</text:span><text:span text:style-name="T6"> </text:span><text:span text:style-name="T3">惟土为能</text:span></text:p>
      <text:p text:style-name="P2">",</text:p>
      <text:p text:style-name="P1"><text:span text:style-name="T6">2883.0: <text:s/>"</text:span><text:span text:style-name="T3">他培无恒产而有恒心吉</text:span><text:span text:style-name="T6"> </text:span><text:span text:style-name="T3">惟士为能</text:span></text:p>
      <text:p text:style-name="P2">",</text:p>
      <text:p text:style-name="P1"><text:span text:style-name="T6">2885.0: <text:s/>"3 <text:s text:c="12"/>1 </text:span><text:span text:style-name="T3">一</text:span></text:p>
      <text:p text:style-name="P2">",</text:p>
      <text:p text:style-name="P1"><text:span text:style-name="T6">2885.0: <text:s/>"</text:span><text:span text:style-name="T3">士融是那个士大夫的那个士</text:span></text:p>
      <text:p text:style-name="P2">",</text:p>
      <text:p text:style-name="P1"><text:span text:style-name="T6">2886.0: <text:s/>"-</text:span><text:span text:style-name="T3">十融是那个士大夫的那个十</text:span><text:span text:style-name="T6"> 2</text:span></text:p>
      <text:p text:style-name="P2">",</text:p>
      <text:p text:style-name="P1"><text:span text:style-name="T6">2889.0: <text:s/>"</text:span><text:span text:style-name="T3">人这个士融是有担当的读书人</text:span><text:span text:style-name="T6"> 2</text:span></text:p>
      <text:p text:style-name="P2">",</text:p>
      <text:p text:style-name="P1"><text:span text:style-name="T6">2890.0: <text:s/>"</text:span><text:span text:style-name="T3">辽个士融是有担当的读书人</text:span><text:span text:style-name="T6"> 2Z</text:span></text:p>
      <text:p text:style-name="P2">",</text:p>
      <text:p text:style-name="P1"><text:span text:style-name="T6">2892.0: <text:s/>"</text:span><text:span text:style-name="T3">罗</text:span><text:span text:style-name="T6"> <text:s text:c="31"/></text:span><text:span text:style-name="T3">广</text:span></text:p>
      <text:p text:style-name="P2">",</text:p>
      <text:p text:style-name="P1"><text:span text:style-name="T6">2892.0: <text:s/>"” ” </text:span><text:span text:style-name="T3">融是他们没有恒产</text:span><text:span text:style-name="T6"> <text:s text:c="12"/></text:span><text:span text:style-name="T3">广</text:span></text:p>
      <text:p text:style-name="P2"><text:soft-page-break/>",</text:p>
      <text:p text:style-name="P1"><text:span text:style-name="T6">2892.0: <text:s/>"- </text:span><text:span text:style-name="T3">基是他们没有恒产</text:span><text:span text:style-name="T6"> <text:s text:c="12"/></text:span><text:span text:style-name="T3">广</text:span></text:p>
      <text:p text:style-name="P2">",</text:p>
      <text:p text:style-name="P1"><text:span text:style-name="T6">2893.0: <text:s/>"- </text:span><text:span text:style-name="T3">基是他们没有恒产</text:span><text:span text:style-name="T6"> <text:s text:c="12"/></text:span><text:span text:style-name="T3">广</text:span></text:p>
      <text:p text:style-name="P2">",</text:p>
      <text:p text:style-name="P1"><text:span text:style-name="T6">2893.0: <text:s/>"</text:span><text:span text:style-name="T3">四</text:span><text:span text:style-name="T6"> <text:s text:c="31"/></text:span><text:span text:style-name="T3">广</text:span></text:p>
      <text:p text:style-name="P2">",</text:p>
      <text:p text:style-name="P1"><text:span text:style-name="T6">2894.0: <text:s/>"”</text:span><text:span text:style-name="T3">他目己也没财产</text:span><text:span text:style-name="T6"> <text:s text:c="10"/></text:span><text:span text:style-name="T3">所</text:span></text:p>
      <text:p text:style-name="P2">",</text:p>
      <text:p text:style-name="P1"><text:span text:style-name="T6">2894.0: <text:s/>"”</text:span><text:span text:style-name="T3">他目己也没财产</text:span><text:span text:style-name="T6"> <text:s text:c="10"/></text:span><text:span text:style-name="T3">所</text:span></text:p>
      <text:p text:style-name="P2">",</text:p>
      <text:p text:style-name="P1"><text:span text:style-name="T6">2895.0: <text:s/>"</text:span><text:span text:style-name="T3">四</text:span><text:span text:style-name="T6"> <text:s text:c="31"/></text:span><text:span text:style-name="T3">所</text:span></text:p>
      <text:p text:style-name="P2">",</text:p>
      <text:p text:style-name="P1"><text:span text:style-name="T6">2895.0: <text:s/>"”</text:span><text:span text:style-name="T3">但是他还要为这个国家操心</text:span></text:p>
      <text:p text:style-name="P2">",</text:p>
      <text:p text:style-name="P1"><text:span text:style-name="T6">2896.0: <text:s/>"”</text:span><text:span text:style-name="T3">但是他还要为这个国家操心</text:span></text:p>
      <text:p text:style-name="P2">",</text:p>
      <text:p text:style-name="P1"><text:span text:style-name="T6">2896.0: <text:s/>"”</text:span><text:span text:style-name="T3">但是他还要为这个国家操心</text:span></text:p>
      <text:p text:style-name="P2">",</text:p>
      <text:p text:style-name="P1"><text:span text:style-name="T6">2897.0: <text:s/>"</text:span><text:span text:style-name="T3">访</text:span></text:p>
      <text:p text:style-name="P2">",</text:p>
      <text:p text:style-name="P1"><text:soft-page-break/><text:span text:style-name="T6">2897.0: <text:s/>"</text:span><text:span text:style-name="T3">他要操心的不是他目己的安危问题</text:span></text:p>
      <text:p text:style-name="P2">",</text:p>
      <text:p text:style-name="P1"><text:span text:style-name="T6">2900.0: <text:s/>"</text:span><text:span text:style-name="T3">不是他上自己的温饱器题</text:span></text:p>
      <text:p text:style-name="P2">",</text:p>
      <text:p text:style-name="P1"><text:span text:style-name="T6">2900.0: <text:s/>"</text:span><text:span text:style-name="T3">不是他上自己的温饱器题</text:span></text:p>
      <text:p text:style-name="P2">",</text:p>
      <text:p text:style-name="P1"><text:span text:style-name="T6">2901.0: <text:s/>"</text:span><text:span text:style-name="T3">不是他上自己的温饱器题</text:span></text:p>
      <text:p text:style-name="P2">",</text:p>
      <text:p text:style-name="P1"><text:span text:style-name="T6">2903.0: <text:s/>"</text:span><text:span text:style-name="T3">而是操心的整个是超越他目己利益的</text:span></text:p>
      <text:p text:style-name="P2">",</text:p>
      <text:p text:style-name="P1"><text:span text:style-name="T6">2907.0: <text:s/>"</text:span><text:span text:style-name="T3">那么中国有没有这样一批用国志十</text:span></text:p>
      <text:p text:style-name="P2">",</text:p>
      <text:p text:style-name="P1"><text:span text:style-name="T6">2907.0: <text:s/>"</text:span><text:span text:style-name="T3">那么中国有没有这样一批芝国志十</text:span></text:p>
      <text:p text:style-name="P2">",</text:p>
      <text:p text:style-name="P1"><text:span text:style-name="T6">2908.0: <text:s/>"</text:span><text:span text:style-name="T3">那么中国有没有这梓一批用国志十</text:span></text:p>
      <text:p text:style-name="P2">",</text:p>
      <text:p text:style-name="P2">2909.0: <text:s/>"",</text:p>
      <text:p text:style-name="P1"><text:span text:style-name="T6">2910.0: <text:s/>"</text:span><text:span text:style-name="T3">我宽得完全有</text:span></text:p>
      <text:p text:style-name="P2">",</text:p>
      <text:p text:style-name="P2">2910.0: <text:s/>"",</text:p>
      <text:p text:style-name="P1"><text:span text:style-name="T6">2911.0: <text:s/>"</text:span><text:span text:style-name="T3">从一上年来跳是这样来的</text:span></text:p>
      <text:p text:style-name="P2"><text:soft-page-break/>",</text:p>
      <text:p text:style-name="P1"><text:span text:style-name="T6">2913.0: <text:s/>"</text:span><text:span text:style-name="T3">莽有好和多人超越他目己</text:span></text:p>
      <text:p text:style-name="P2">",</text:p>
      <text:p text:style-name="P1"><text:span text:style-name="T6">2915.0: <text:s/>"</text:span><text:span text:style-name="T3">刚才我说的</text:span></text:p>
      <text:p text:style-name="P2">",</text:p>
      <text:p text:style-name="P1"><text:span text:style-name="T6">2916.0: <text:s/>"</text:span><text:span text:style-name="T3">我家里的那个朋友</text:span></text:p>
      <text:p text:style-name="P2">",</text:p>
      <text:p text:style-name="P1"><text:span text:style-name="T6">2916.0: <text:s/>"</text:span><text:span text:style-name="T3">我家里的那个朋友</text:span></text:p>
      <text:p text:style-name="P2">",</text:p>
      <text:p text:style-name="P1"><text:span text:style-name="T6">2918.0: <text:s/>"</text:span><text:span text:style-name="T3">那位大姐姐</text:span></text:p>
      <text:p text:style-name="P2">",</text:p>
      <text:p text:style-name="P2">2919.0: <text:s/>"",</text:p>
      <text:p text:style-name="P1"><text:span text:style-name="T6">2919.0: <text:s/>"</text:span><text:span text:style-name="T3">他们家很有钱</text:span></text:p>
      <text:p text:style-name="P2">",</text:p>
      <text:p text:style-name="P2">2920.0: <text:s/>"",</text:p>
      <text:p text:style-name="P1"><text:span text:style-name="T6">2921.0: <text:s/>"</text:span><text:span text:style-name="T3">她房子很大</text:span></text:p>
      <text:p text:style-name="P2">",</text:p>
      <text:p text:style-name="P1"><text:span text:style-name="T6">2922.0: <text:s/>"</text:span><text:span text:style-name="T3">我去他们家玩</text:span></text:p>
      <text:p text:style-name="P2">",</text:p>
      <text:p text:style-name="P1"><text:span text:style-name="T6">2923.0: <text:s/>"</text:span><text:span text:style-name="T3">但是她葡跑了</text:span></text:p>
      <text:p text:style-name="P2">",</text:p>
      <text:p text:style-name="P1"><text:soft-page-break/><text:span text:style-name="T6">2924.0: <text:s/>"</text:span><text:span text:style-name="T3">这一些都抛挥了</text:span></text:p>
      <text:p text:style-name="P2">",</text:p>
      <text:p text:style-name="P1"><text:span text:style-name="T6">2926.0: <text:s/>"</text:span><text:span text:style-name="T3">她去抗战去了</text:span></text:p>
      <text:p text:style-name="P2">",</text:p>
      <text:p text:style-name="P2">2927.0: <text:s/>"1</text:p>
      <text:p text:style-name="P2">",</text:p>
      <text:p text:style-name="P1"><text:span text:style-name="T6">2927.0: <text:s/>"</text:span><text:span text:style-name="T3">那个时候大批的</text:span></text:p>
      <text:p text:style-name="P2">",</text:p>
      <text:p text:style-name="P1"><text:span text:style-name="T6">2928.0: <text:s/>"</text:span><text:span text:style-name="T3">那个时鱼广</text:span><text:span text:style-name="T6">;</text:span><text:span text:style-name="T3">全和</text:span></text:p>
      <text:p text:style-name="P2">",</text:p>
      <text:p text:style-name="P1"><text:span text:style-name="T6">2929.0: <text:s/>"</text:span><text:span text:style-name="T3">我说那个十万育年十万盏</text:span></text:p>
      <text:p text:style-name="P2">",</text:p>
      <text:p text:style-name="P1"><text:span text:style-name="T6">2931.0: <text:s/>"</text:span><text:span text:style-name="T3">了</text:span></text:p>
      <text:p text:style-name="P2">",</text:p>
      <text:p text:style-name="P1"><text:span text:style-name="T6">2931.0: <text:s/>"</text:span><text:span text:style-name="T3">和人参盏的</text:span><text:span text:style-name="T6"> </text:span><text:span text:style-name="T3">大多数是富家子蚜</text:span></text:p>
      <text:p text:style-name="P2">",</text:p>
      <text:p text:style-name="P1"><text:span text:style-name="T6">2933.0: <text:s/>"</text:span><text:span text:style-name="T3">和僵于的</text:span><text:span text:style-name="T6"> </text:span><text:span text:style-name="T3">大和要十局家了生</text:span></text:p>
      <text:p text:style-name="P2">",</text:p>
      <text:p text:style-name="P1"><text:span text:style-name="T6">2934.0: <text:s/>"</text:span><text:span text:style-name="T3">或音至少是家里比较曲裕的</text:span></text:p>
      <text:p text:style-name="P2">",</text:p>
      <text:p text:style-name="P1"><text:span text:style-name="T6">2939.0: <text:s/>"</text:span><text:span text:style-name="T3">因为那时候上大学的惑不多呆</text:span></text:p>
      <text:p text:style-name="P2"><text:soft-page-break/>",</text:p>
      <text:p text:style-name="P1"><text:span text:style-name="T6">2942.0: <text:s/>"</text:span><text:span text:style-name="T3">早期的共产党很多家许也是地主</text:span><text:span text:style-name="T6"> </text:span><text:span text:style-name="T3">或音是次本冢</text:span><text:span text:style-name="T6"> </text:span><text:span text:style-name="T3">或者</text:span></text:p>
      <text:p text:style-name="P2">",</text:p>
      <text:p text:style-name="P1"><text:span text:style-name="T6">2950.0: <text:s/>"</text:span><text:span text:style-name="T3">他莽抛和寞了家庭跑去嘻命去了</text:span></text:p>
      <text:p text:style-name="P2">",</text:p>
      <text:p text:style-name="P1"><text:span text:style-name="T6">2952.0: <text:s/>"</text:span><text:span text:style-name="T3">他项抛寞了家</text:span><text:span text:style-name="T6">-.</text:span><text:span text:style-name="T3">庭跑去虽命去了</text:span></text:p>
      <text:p text:style-name="P2">",</text:p>
      <text:p text:style-name="P1"><text:span text:style-name="T6">2952.0: <text:s/>"</text:span><text:span text:style-name="T3">人芝个我客得廊</text:span><text:span text:style-name="T6">i</text:span><text:span text:style-name="T3">民</text:span><text:span text:style-name="T6"> </text:span><text:span text:style-name="T3">凡是有事情的时候应该都是这样尼</text:span></text:p>
      <text:p text:style-name="P2">",</text:p>
      <text:p text:style-name="P1"><text:span text:style-name="T6">2958.0: <text:s/>"</text:span><text:span text:style-name="T3">看</text:span></text:p>
      <text:p text:style-name="P2">",</text:p>
      <text:p text:style-name="P1"><text:span text:style-name="T6">2959.0: <text:s/>"</text:span><text:span text:style-name="T3">当然有的时候人数多</text:span><text:span text:style-name="T6"> </text:span><text:span text:style-name="T3">有的时候人效少</text:span></text:p>
      <text:p text:style-name="P2">",</text:p>
      <text:p text:style-name="P1"><text:span text:style-name="T6">2962.0: <text:s/>"</text:span><text:span text:style-name="T3">的时候惑</text:span><text:span text:style-name="T6"> </text:span><text:span text:style-name="T3">有一个趋势束是越来趟友言了</text:span><text:span text:style-name="T6"> </text:span><text:span text:style-name="T3">也有这种</text:span></text:p>
      <text:p text:style-name="P2">",</text:p>
      <text:p text:style-name="P1"><text:span text:style-name="T6">2969.0: <text:s/>"</text:span><text:span text:style-name="T3">所以我锅得说知识分子最答国</text:span><text:span text:style-name="T6"> </text:span><text:span text:style-name="T3">这话没铬</text:span></text:p>
      <text:p text:style-name="P2">",</text:p>
      <text:p text:style-name="P2">2973.0: <text:s/>"",</text:p>
      <text:p text:style-name="P1"><text:span text:style-name="T6">2974.0: <text:s/>"</text:span><text:span text:style-name="T3">我是看到有一篇驻齐这么培的</text:span></text:p>
      <text:p text:style-name="P2">",</text:p>
      <text:p text:style-name="P1"><text:span text:style-name="T6">2977.0: <text:s/>"</text:span><text:span text:style-name="T3">我是比较认同的</text:span></text:p>
      <text:p text:style-name="P2"><text:soft-page-break/>",</text:p>
      <text:p text:style-name="P1"><text:span text:style-name="T6">2980.0: <text:s/>"</text:span><text:span text:style-name="T3">根据我目己所切身接触的各种各梓的人</text:span></text:p>
      <text:p text:style-name="P2">",</text:p>
      <text:p text:style-name="P1"><text:span text:style-name="T6">2981.0: <text:s/>"</text:span><text:span text:style-name="T3">根据我目己所切身接触的各种各样的人</text:span></text:p>
      <text:p text:style-name="P2">",</text:p>
      <text:p text:style-name="P1"><text:span text:style-name="T6">2985.0: <text:s/>"</text:span><text:span text:style-name="T3">保比如说和储民国初期的时候</text:span><text:span text:style-name="T6"> </text:span><text:span text:style-name="T3">日本留学生最多</text:span></text:p>
      <text:p text:style-name="P2">",</text:p>
      <text:p text:style-name="P1"><text:span text:style-name="T6">2990.0: <text:s/>"</text:span><text:span text:style-name="T3">出去留学的人</text:span><text:span text:style-name="T6"> </text:span><text:span text:style-name="T3">一部分人</text:span><text:span text:style-name="T6"> </text:span><text:span text:style-name="T3">比如婉庚赤刘美国去留学什人</text:span></text:p>
      <text:p text:style-name="P2">",</text:p>
      <text:p text:style-name="P1"><text:span text:style-name="T6">2995.0: <text:s/>"</text:span><text:span text:style-name="T3">大部分人</text:span><text:span text:style-name="T6"> </text:span><text:span text:style-name="T3">相当多的人是去日本留学</text:span></text:p>
      <text:p text:style-name="P2">",</text:p>
      <text:p text:style-name="P1"><text:span text:style-name="T6">2996.0: <text:s/>"</text:span><text:span text:style-name="T3">大部分人</text:span><text:span text:style-name="T6"> </text:span><text:span text:style-name="T3">相当多的人是去日本留学</text:span></text:p>
      <text:p text:style-name="P2">",</text:p>
      <text:p text:style-name="P1"><text:span text:style-name="T6">2997.0: <text:s/>"</text:span><text:span text:style-name="T3">大部分人</text:span><text:span text:style-name="T6"> </text:span><text:span text:style-name="T3">相当多的人是去日本留学</text:span></text:p>
      <text:p text:style-name="P2">",</text:p>
      <text:p text:style-name="P1"><text:span text:style-name="T6">2999.0: <text:s/>"</text:span><text:span text:style-name="T3">因为最便百</text:span><text:span text:style-name="T6"> </text:span><text:span text:style-name="T3">最近</text:span><text:span text:style-name="T6"> </text:span><text:span text:style-name="T3">最容易去</text:span></text:p>
      <text:p text:style-name="P2">",</text:p>
      <text:p text:style-name="P2">3002.0: <text:s/>"/</text:p>
      <text:p text:style-name="P2">",</text:p>
      <text:p text:style-name="P1"><text:span text:style-name="T6">3002.0: <text:s/>"</text:span><text:span text:style-name="T3">可是等刘所日战争的时候</text:span><text:span text:style-name="T6"> </text:span><text:span text:style-name="T3">，</text:span></text:p>
      <text:p text:style-name="P2">",</text:p>
      <text:p text:style-name="P1"><text:soft-page-break/><text:span text:style-name="T6">3005.0: <text:s/>"</text:span><text:span text:style-name="T3">了</text:span><text:span text:style-name="T6"> </text:span><text:span text:style-name="T3">也</text:span><text:span text:style-name="T6"> <text:s/></text:span><text:span text:style-name="T3">人</text:span><text:span text:style-name="T6"> <text:s text:c="2"/></text:span><text:span text:style-name="T3">放</text:span></text:p>
      <text:p text:style-name="P2">",</text:p>
      <text:p text:style-name="P1"><text:span text:style-name="T6">3005.0: <text:s/>"</text:span><text:span text:style-name="T3">绝大部分的日本留学生都是所日的</text:span><text:span text:style-name="T6">/</text:span></text:p>
      <text:p text:style-name="P2">",</text:p>
      <text:p text:style-name="P1"><text:span text:style-name="T6">3008.0: <text:s/>"</text:span><text:span text:style-name="T3">太</text:span></text:p>
      <text:p text:style-name="P2">",</text:p>
      <text:p text:style-name="P1"><text:span text:style-name="T6">3009.0: <text:s/>"</text:span><text:span text:style-name="T3">当然其中也有做汉好的</text:span></text:p>
      <text:p text:style-name="P2">",</text:p>
      <text:p text:style-name="P1"><text:span text:style-name="T6">3010.0: <text:s/>"</text:span><text:span text:style-name="T3">当然其中也有做汉好的</text:span></text:p>
      <text:p text:style-name="P2">",</text:p>
      <text:p text:style-name="P2">3010.0: <text:s/>"",</text:p>
      <text:p text:style-name="P1"><text:span text:style-name="T6">3011.0: <text:s/>"</text:span><text:span text:style-name="T3">而且日本人重点融是要去找那些日本留学生</text:span></text:p>
      <text:p text:style-name="P2">",</text:p>
      <text:p text:style-name="P1"><text:span text:style-name="T6">3015.0: <text:s/>"</text:span><text:span text:style-name="T3">来为他们服务</text:span><text:span text:style-name="T6"> </text:span><text:span text:style-name="T3">伪政府</text:span></text:p>
      <text:p text:style-name="P2">",</text:p>
      <text:p text:style-name="P1"><text:span text:style-name="T6">3019.0: <text:s/>"</text:span><text:span text:style-name="T3">比如像周佛海</text:span></text:p>
      <text:p text:style-name="P2">",</text:p>
      <text:p text:style-name="P1"><text:span text:style-name="T6">3022.0: <text:s/>"</text:span><text:span text:style-name="T3">一个最有名的</text:span></text:p>
      <text:p text:style-name="P2">",</text:p>
      <text:p text:style-name="P1"><text:span text:style-name="T6">3023.0: <text:s/>"</text:span><text:span text:style-name="T3">他原来是共产铝的友起人之一</text:span></text:p>
      <text:p text:style-name="P2">",</text:p>
      <text:p text:style-name="P1"><text:soft-page-break/><text:span text:style-name="T6">3025.0: <text:s/>"</text:span><text:span text:style-name="T3">他原来是共产铝的友起人之一</text:span></text:p>
      <text:p text:style-name="P2">",</text:p>
      <text:p text:style-name="P1"><text:span text:style-name="T6">3025.0: <text:s/>"</text:span><text:span text:style-name="T3">他原来是共产铝的友起人之一</text:span></text:p>
      <text:p text:style-name="P2">",</text:p>
      <text:p text:style-name="P1"><text:span text:style-name="T6">3027.0: <text:s/>"</text:span><text:span text:style-name="T3">了最后到了汪伪政府里头去</text:span></text:p>
      <text:p text:style-name="P2">",</text:p>
      <text:p text:style-name="P1"><text:span text:style-name="T6">3028.0: <text:s/>" <text:s text:c="9"/></text:span><text:span text:style-name="T3">了最后到了汪伪政府里头去</text:span></text:p>
      <text:p text:style-name="P2">",</text:p>
      <text:p text:style-name="P1"><text:span text:style-name="T6">3029.0: <text:s/>"</text:span><text:span text:style-name="T3">了最后到了汪伪政府里头去</text:span></text:p>
      <text:p text:style-name="P2">",</text:p>
      <text:p text:style-name="P1"><text:span text:style-name="T6">3030.0: <text:s/>"-| </text:span><text:span text:style-name="T3">站</text:span></text:p>
      <text:p text:style-name="P2">",</text:p>
      <text:p text:style-name="P1"><text:span text:style-name="T6">3031.0: <text:s/>"</text:span><text:span text:style-name="T3">最后被国民政府抓起来</text:span></text:p>
      <text:p text:style-name="P2">",</text:p>
      <text:p text:style-name="P1"><text:span text:style-name="T6">3031.0: <text:s/>"</text:span><text:span text:style-name="T3">最后被国民政府抓起来</text:span></text:p>
      <text:p text:style-name="P2">",</text:p>
      <text:p text:style-name="P1"><text:span text:style-name="T6">3032.0: <text:s/>"</text:span><text:span text:style-name="T3">最后被国民政府抓起来</text:span></text:p>
      <text:p text:style-name="P2">",</text:p>
      <text:p text:style-name="P1"><text:span text:style-name="T6">3032.0: <text:s/>"</text:span><text:span text:style-name="T3">最后被国民政府抓起来</text:span></text:p>
      <text:p text:style-name="P2">",</text:p>
      <text:p text:style-name="P2">3033.0: <text:s/>"",</text:p>
      <text:p text:style-name="P1"><text:soft-page-break/><text:span text:style-name="T6">3033.0: <text:s/>"</text:span><text:span text:style-name="T3">和企监猴里头匈挥了</text:span></text:p>
      <text:p text:style-name="P2">",</text:p>
      <text:p text:style-name="P1"><text:span text:style-name="T6">3035.0: <text:s/>"</text:span><text:span text:style-name="T3">的</text:span></text:p>
      <text:p text:style-name="P2">",</text:p>
      <text:p text:style-name="P1"><text:span text:style-name="T6">3036.0: <text:s/>"” </text:span><text:span text:style-name="T3">他是一个日本留学生</text:span><text:span text:style-name="T6"> <text:s text:c="6"/></text:span><text:span text:style-name="T3">，</text:span><text:span text:style-name="T6">/</text:span></text:p>
      <text:p text:style-name="P2">",</text:p>
      <text:p text:style-name="P1"><text:span text:style-name="T6">3036.0: <text:s/>"- <text:s text:c="8"/></text:span><text:span text:style-name="T3">他是一个日本留学生</text:span><text:span text:style-name="T6"> <text:s text:c="10"/></text:span><text:span text:style-name="T3">，</text:span><text:span text:style-name="T6">/</text:span></text:p>
      <text:p text:style-name="P2">",</text:p>
      <text:p text:style-name="P1"><text:span text:style-name="T6">3036.0: <text:s/>"</text:span><text:span text:style-name="T3">二</text:span></text:p>
      <text:p text:style-name="P2">",</text:p>
      <text:p text:style-name="P1"><text:span text:style-name="T6">3037.0: <text:s/>"</text:span><text:span text:style-name="T3">但是绝大部分的日本留学生回来都还是</text:span></text:p>
      <text:p text:style-name="P2">",</text:p>
      <text:p text:style-name="P2">3041.0: <text:s/>" <text:s text:c="35"/>7</text:p>
      <text:p text:style-name="P2">",</text:p>
      <text:p text:style-name="P1"><text:span text:style-name="T6">3042.0: <text:s/>"</text:span><text:span text:style-name="T3">人在跟日本打仪的时候</text:span><text:span text:style-name="T6"> <text:s text:c="10"/>1</text:span></text:p>
      <text:p text:style-name="P2">",</text:p>
      <text:p text:style-name="P1"><text:span text:style-name="T6">3042.0: <text:s/>"</text:span><text:span text:style-name="T3">人在跟日本打仪的时候</text:span><text:span text:style-name="T6"> <text:s text:c="10"/>1</text:span></text:p>
      <text:p text:style-name="P2">",</text:p>
      <text:p text:style-name="P1"><text:span text:style-name="T6">3043.0: <text:s/>"</text:span><text:span text:style-name="T3">和企跟日本打仪的时候</text:span><text:span text:style-name="T6"> <text:s text:c="10"/>1</text:span></text:p>
      <text:p text:style-name="P2">",</text:p>
      <text:p text:style-name="P1"><text:span text:style-name="T6">3043.0: <text:s/>"</text:span><text:span text:style-name="T3">和企跟日本打仪的时候</text:span><text:span text:style-name="T6"> <text:s text:c="10"/>1</text:span></text:p>
      <text:p text:style-name="P2"><text:soft-page-break/>",</text:p>
      <text:p text:style-name="P1"><text:span text:style-name="T6">3044.0: <text:s/>"-</text:span><text:span text:style-name="T3">他绝对不会是站侍上日本这一边的</text:span><text:span text:style-name="T6"> </text:span><text:span text:style-name="T3">，</text:span></text:p>
      <text:p text:style-name="P2">",</text:p>
      <text:p text:style-name="P1"><text:span text:style-name="T6">3046.0: <text:s/>"” <text:s text:c="76"/></text:span><text:span text:style-name="T3">的</text:span></text:p>
      <text:p text:style-name="P2">",</text:p>
      <text:p text:style-name="P1"><text:span text:style-name="T6">3047.0: <text:s/>"</text:span><text:span text:style-name="T3">字</text:span></text:p>
      <text:p text:style-name="P2">",</text:p>
      <text:p text:style-name="P1"><text:span text:style-name="T6">3047.0: <text:s/>"</text:span><text:span text:style-name="T3">。</text:span><text:span text:style-name="T6"> <text:s text:c="11"/></text:span><text:span text:style-name="T3">这个是很清芭的</text:span><text:span text:style-name="T6"> <text:s text:c="14"/></text:span><text:span text:style-name="T3">，</text:span></text:p>
      <text:p text:style-name="P2">",</text:p>
      <text:p text:style-name="P1"><text:span text:style-name="T6">3048.0: <text:s/>"</text:span><text:span text:style-name="T3">这个是很清茎的</text:span><text:span text:style-name="T6"> <text:s text:c="14"/></text:span><text:span text:style-name="T3">，</text:span></text:p>
      <text:p text:style-name="P2">",</text:p>
      <text:p text:style-name="P1"><text:span text:style-name="T6">3048.0: <text:s/>"</text:span><text:span text:style-name="T3">这个是很清茎的</text:span><text:span text:style-name="T6"> <text:s text:c="14"/></text:span><text:span text:style-name="T3">，</text:span></text:p>
      <text:p text:style-name="P2">",</text:p>
      <text:p text:style-name="P1"><text:span text:style-name="T6">3049.0: <text:s/>" <text:s text:c="72"/></text:span><text:span text:style-name="T3">的</text:span></text:p>
      <text:p text:style-name="P2">",</text:p>
      <text:p text:style-name="P1"><text:span text:style-name="T6">3049.0: <text:s/>"</text:span><text:span text:style-name="T3">现在他贰我的时间已经到了</text:span></text:p>
      <text:p text:style-name="P2">",</text:p>
      <text:p text:style-name="P1"><text:span text:style-name="T6">3051.0: <text:s/>"</text:span><text:span text:style-name="T3">但是我还想借几分钟况一下全球化的问题</text:span></text:p>
      <text:p text:style-name="P2">",</text:p>
      <text:p text:style-name="P1"><text:span text:style-name="T6">3052.0: <text:s/>"</text:span><text:span text:style-name="T3">但是我还想俐几分钟况一下全球化的问题</text:span></text:p>
      <text:p text:style-name="P2">",</text:p>
      <text:p text:style-name="P2"><text:soft-page-break/>3054.0: <text:s/>"",</text:p>
      <text:p text:style-name="P2">3055.0: <text:s/>"",</text:p>
      <text:p text:style-name="P1"><text:span text:style-name="T6">3055.0: <text:s/>" <text:s text:c="13"/></text:span><text:span text:style-name="T3">因为在全球化的今天</text:span></text:p>
      <text:p text:style-name="P2">",</text:p>
      <text:p text:style-name="P1"><text:span text:style-name="T6">3056.0: <text:s/>" <text:s text:c="12"/></text:span><text:span text:style-name="T3">因为在全球枇的参天</text:span></text:p>
      <text:p text:style-name="P2">",</text:p>
      <text:p text:style-name="P1"><text:span text:style-name="T6">3057.0: <text:s/>" <text:s text:c="12"/></text:span><text:span text:style-name="T3">因为在全球化的今天</text:span></text:p>
      <text:p text:style-name="P2">",</text:p>
      <text:p text:style-name="P1"><text:span text:style-name="T6">3057.0: <text:s/>"</text:span><text:span text:style-name="T3">整个对于过国国家的观必也有一些变化</text:span></text:p>
      <text:p text:style-name="P2">",</text:p>
      <text:p text:style-name="P1"><text:span text:style-name="T6">3059.0: <text:s/>"</text:span><text:span text:style-name="T3">整个对于壹国国家的观念也有一些变化</text:span></text:p>
      <text:p text:style-name="P2">",</text:p>
      <text:p text:style-name="P1"><text:span text:style-name="T6">3059.0: <text:s/>"</text:span><text:span text:style-name="T3">整个对于壹国国家的观念也有一些变化</text:span></text:p>
      <text:p text:style-name="P2">",</text:p>
      <text:p text:style-name="P1"><text:span text:style-name="T6">3060.0: <text:s/>"</text:span><text:span text:style-name="T3">整个对于壹国国家的观念也有一些变化</text:span></text:p>
      <text:p text:style-name="P2">",</text:p>
      <text:p text:style-name="P1"><text:span text:style-name="T6">3062.0: <text:s/>"</text:span><text:span text:style-name="T3">人芝个其中有一个变化蒜是很多利害不是在一国之内</text:span><text:span text:style-name="T6">-</text:span></text:p>
      <text:p text:style-name="P2">",</text:p>
      <text:p text:style-name="P1"><text:span text:style-name="T6">3068.0: <text:s/>"</text:span><text:span text:style-name="T3">不一定坝你占恒百了</text:span><text:span text:style-name="T6"> </text:span><text:span text:style-name="T3">瓯一正人家吃忆</text:span></text:p>
      <text:p text:style-name="P2">",</text:p>
      <text:p text:style-name="P1"><text:span text:style-name="T6">3071.0: <text:s/>"</text:span><text:span text:style-name="T3">或埋你吃互了</text:span><text:span text:style-name="T6"> </text:span><text:span text:style-name="T3">人家路一定记便百</text:span></text:p>
      <text:p text:style-name="P2"><text:soft-page-break/>",</text:p>
      <text:p text:style-name="P1"><text:span text:style-name="T6">3072.0: <text:s/>"</text:span><text:span text:style-name="T3">或者你吃互了</text:span><text:span text:style-name="T6"> </text:span><text:span text:style-name="T3">人家融一定占便下</text:span></text:p>
      <text:p text:style-name="P2">",</text:p>
      <text:p text:style-name="P1"><text:span text:style-name="T6">3072.0: <text:s/>"</text:span><text:span text:style-name="T3">或者你吃亏了</text:span><text:span text:style-name="T6"> </text:span><text:span text:style-name="T3">人家融一定目便下</text:span></text:p>
      <text:p text:style-name="P2">",</text:p>
      <text:p text:style-name="P1"><text:span text:style-name="T6">3072.0: <text:s/>"</text:span><text:span text:style-name="T3">或者你吃亏了</text:span><text:span text:style-name="T6"> </text:span><text:span text:style-name="T3">人家融一定目便下</text:span></text:p>
      <text:p text:style-name="P2">",</text:p>
      <text:p text:style-name="P1"><text:span text:style-name="T6">3073.0: <text:s/>"</text:span><text:span text:style-name="T3">互利的东西特别多</text:span></text:p>
      <text:p text:style-name="P2">",</text:p>
      <text:p text:style-name="P1"><text:span text:style-name="T6">3073.0: <text:s/>"</text:span><text:span text:style-name="T3">互利的东西特别多</text:span></text:p>
      <text:p text:style-name="P2">",</text:p>
      <text:p text:style-name="P1"><text:span text:style-name="T6">3075.0: <text:s/>"</text:span><text:span text:style-name="T3">芝个束不用讲国际搞易了</text:span></text:p>
      <text:p text:style-name="P2">",</text:p>
      <text:p text:style-name="P1"><text:span text:style-name="T6">3076.0: <text:s/>"</text:span><text:span text:style-name="T3">人这人小束不用讲国际贸易了</text:span></text:p>
      <text:p text:style-name="P2">",</text:p>
      <text:p text:style-name="P1"><text:span text:style-name="T6">3077.0: <text:s/>"</text:span><text:span text:style-name="T3">比如像环保</text:span><text:span text:style-name="T6"> </text:span><text:span text:style-name="T3">或者是缉毒</text:span></text:p>
      <text:p text:style-name="P2">",</text:p>
      <text:p text:style-name="P1"><text:span text:style-name="T6">3080.0: <text:s/>"</text:span><text:span text:style-name="T3">比如蒋公益林寺这个问题</text:span></text:p>
      <text:p text:style-name="P2">",</text:p>
      <text:p text:style-name="P1"><text:span text:style-name="T6">3081.0: <text:s/>"</text:span><text:span text:style-name="T3">比如蒋人公益芝得这个问题</text:span></text:p>
      <text:p text:style-name="P2">",</text:p>
      <text:p text:style-name="P1"><text:soft-page-break/><text:span text:style-name="T6">3082.0: <text:s/>"</text:span><text:span text:style-name="T3">比如蒋人公益芝得这个问题</text:span></text:p>
      <text:p text:style-name="P2">",</text:p>
      <text:p text:style-name="P1"><text:span text:style-name="T6">3083.0: <text:s/>"</text:span><text:span text:style-name="T3">的</text:span></text:p>
      <text:p text:style-name="P2">",</text:p>
      <text:p text:style-name="P1"><text:span text:style-name="T6">3084.0: <text:s/>"</text:span><text:span text:style-name="T3">我们音哩有一个观念</text:span><text:span text:style-name="T6"> <text:s text:c="10"/></text:span><text:span text:style-name="T3">，</text:span></text:p>
      <text:p text:style-name="P2">",</text:p>
      <text:p text:style-name="P1"><text:span text:style-name="T6">3084.0: <text:s/>"</text:span><text:span text:style-name="T3">我们时哩有一个观念</text:span><text:span text:style-name="T6"> <text:s text:c="10"/></text:span><text:span text:style-name="T3">，</text:span></text:p>
      <text:p text:style-name="P2">",</text:p>
      <text:p text:style-name="P1"><text:span text:style-name="T6">3084.0: <text:s/>"</text:span><text:span text:style-name="T3">我们时哩有一个观念</text:span><text:span text:style-name="T6"> <text:s text:c="10"/></text:span><text:span text:style-name="T3">，</text:span></text:p>
      <text:p text:style-name="P2">",</text:p>
      <text:p text:style-name="P1"><text:span text:style-name="T6">3085.0: <text:s/>"</text:span><text:span text:style-name="T3">我们时哩有一个观念</text:span><text:span text:style-name="T6"> <text:s text:c="10"/></text:span><text:span text:style-name="T3">，</text:span></text:p>
      <text:p text:style-name="P2">",</text:p>
      <text:p text:style-name="P1"><text:span text:style-name="T6">3086.0: <text:s/>"</text:span><text:span text:style-name="T3">比如如外国基金会到中国来做一些公菇事业</text:span></text:p>
      <text:p text:style-name="P2">",</text:p>
      <text:p text:style-name="P1"><text:span text:style-name="T6">3093.0: <text:s/>"</text:span><text:span text:style-name="T3">说它是来和平肖变的</text:span></text:p>
      <text:p text:style-name="P2">",</text:p>
      <text:p text:style-name="P1"><text:span text:style-name="T6">3095.0: <text:s/>"</text:span><text:span text:style-name="T3">什么叫作和平沽弯</text:span></text:p>
      <text:p text:style-name="P2">",</text:p>
      <text:p text:style-name="P1"><text:span text:style-name="T6">3096.0: <text:s/>"</text:span><text:span text:style-name="T3">意思融是培你要是拿了它的钱</text:span></text:p>
      <text:p text:style-name="P2">",</text:p>
      <text:p text:style-name="P2">3098.0: <text:s/>"",</text:p>
      <text:p text:style-name="P1"><text:soft-page-break/><text:span text:style-name="T6">3098.0: <text:s/>"</text:span><text:span text:style-name="T3">你融相依西方价值观了</text:span><text:span text:style-name="T6"> </text:span><text:span text:style-name="T3">还是怎么梓呢</text:span></text:p>
      <text:p text:style-name="P2">",</text:p>
      <text:p text:style-name="P1"><text:span text:style-name="T6">3103.0: <text:s/>"</text:span><text:span text:style-name="T3">或者是你融会辰么样了了听</text:span></text:p>
      <text:p text:style-name="P2">",</text:p>
      <text:p text:style-name="P1"><text:span text:style-name="T6">3104.0: <text:s/>"</text:span><text:span text:style-name="T3">或音是你融会砾么样了了听</text:span></text:p>
      <text:p text:style-name="P2">",</text:p>
      <text:p text:style-name="P2">3105.0: <text:s/>"",</text:p>
      <text:p text:style-name="P1"><text:span text:style-name="T6">3105.0: <text:s/>"</text:span><text:span text:style-name="T3">我融</text:span><text:span text:style-name="T6">'</text:span><text:span text:style-name="T3">乓么也想不出来</text:span></text:p>
      <text:p text:style-name="P2">",</text:p>
      <text:p text:style-name="P1"><text:span text:style-name="T6">3106.0: <text:s/>"</text:span><text:span text:style-name="T3">我束怎么也想不出来</text:span></text:p>
      <text:p text:style-name="P2">",</text:p>
      <text:p text:style-name="P1"><text:span text:style-name="T6">3107.0: <text:s/>"</text:span><text:span text:style-name="T3">我况我们是必须要涯变的</text:span></text:p>
      <text:p text:style-name="P2">",</text:p>
      <text:p text:style-name="P1"><text:span text:style-name="T6">3109.0: <text:s/>"</text:span><text:span text:style-name="T3">忱人小省变当然是和平好</text:span><text:span text:style-name="T6"> <text:s text:c="9"/></text:span><text:span text:style-name="T3">，</text:span></text:p>
      <text:p text:style-name="P2">",</text:p>
      <text:p text:style-name="P1"><text:span text:style-name="T6">3109.0: <text:s/>"</text:span><text:span text:style-name="T3">忱人小省变当然是和平好</text:span><text:span text:style-name="T6"> <text:s text:c="9"/></text:span><text:span text:style-name="T3">，</text:span></text:p>
      <text:p text:style-name="P2">",</text:p>
      <text:p text:style-name="P1"><text:span text:style-name="T6">3110.0: <text:s/>"</text:span><text:span text:style-name="T3">忱人小省变当然是和平好</text:span><text:span text:style-name="T6"> <text:s text:c="9"/></text:span><text:span text:style-name="T3">，</text:span></text:p>
      <text:p text:style-name="P2">",</text:p>
      <text:p text:style-name="P1"><text:span text:style-name="T6">3110.0: <text:s/>"</text:span><text:span text:style-name="T3">忱人小省变当然是和平好</text:span><text:span text:style-name="T6"> <text:s text:c="9"/></text:span><text:span text:style-name="T3">，</text:span></text:p>
      <text:p text:style-name="P2">",</text:p>
      <text:p text:style-name="P1"><text:soft-page-break/><text:span text:style-name="T6">3111.0: <text:s/>"</text:span><text:span text:style-name="T3">而不应该是暴力肖变好</text:span><text:span text:style-name="T6"> <text:s text:c="9"/></text:span><text:span text:style-name="T3">，</text:span></text:p>
      <text:p text:style-name="P2">",</text:p>
      <text:p text:style-name="P1"><text:span text:style-name="T6">3112.0: <text:s/>"</text:span><text:span text:style-name="T3">而不应该是暴力肖变好</text:span><text:span text:style-name="T6"> <text:s text:c="9"/></text:span><text:span text:style-name="T3">，</text:span></text:p>
      <text:p text:style-name="P2">",</text:p>
      <text:p text:style-name="P1"><text:span text:style-name="T6">3113.0: <text:s/>"</text:span><text:span text:style-name="T3">一个国寺要前进你总要演变</text:span></text:p>
      <text:p text:style-name="P2">",</text:p>
      <text:p text:style-name="P1"><text:span text:style-name="T6">3114.0: <text:s/>"</text:span><text:span text:style-name="T3">一个国家要责进你总要沽莓</text:span><text:span text:style-name="T6"> <text:s/></text:span><text:span text:style-name="T3">，</text:span></text:p>
      <text:p text:style-name="P2">",</text:p>
      <text:p text:style-name="P1"><text:span text:style-name="T6">3116.0: <text:s/>"</text:span><text:span text:style-name="T3">刚才我们的核心价值观里头束是民主</text:span><text:span text:style-name="T6"> </text:span><text:span text:style-name="T3">目由</text:span><text:span text:style-name="T6"> </text:span><text:span text:style-name="T3">平等</text:span><text:span text:style-name="T6"> </text:span><text:span text:style-name="T3">公</text:span><text:span text:style-name="T6">]</text:span></text:p>
      <text:p text:style-name="P2">",</text:p>
      <text:p text:style-name="P2">3120.0: <text:s/>"1</text:p>
      <text:p text:style-name="P2">",</text:p>
      <text:p text:style-name="P2">3121.0: <text:s/>"",</text:p>
      <text:p text:style-name="P1"><text:span text:style-name="T6">3121.0: <text:s/>"</text:span><text:span text:style-name="T3">外国的基金会来人了一些事情</text:span></text:p>
      <text:p text:style-name="P2">",</text:p>
      <text:p text:style-name="P1"><text:span text:style-name="T6">3124.0: <text:s/>"</text:span><text:span text:style-name="T3">除非它是来买情报的</text:span></text:p>
      <text:p text:style-name="P2">",</text:p>
      <text:p text:style-name="P1"><text:span text:style-name="T6">3126.0: <text:s/>"</text:span><text:span text:style-name="T3">除非它是来买情报的</text:span></text:p>
      <text:p text:style-name="P2">",</text:p>
      <text:p text:style-name="P2">3127.0: <text:s/>"",</text:p>
      <text:p text:style-name="P1"><text:span text:style-name="T6">3127.0: <text:s/>"</text:span><text:span text:style-name="T3">那是另外一回事</text:span></text:p>
      <text:p text:style-name="P2"><text:soft-page-break/>",</text:p>
      <text:p text:style-name="P1"><text:span text:style-name="T6">3128.0: <text:s/>"</text:span><text:span text:style-name="T3">那不是基金会的事</text:span></text:p>
      <text:p text:style-name="P2">",</text:p>
      <text:p text:style-name="P1"><text:span text:style-name="T6">3130.0: <text:s/>"</text:span><text:span text:style-name="T3">那是外国情报机关</text:span></text:p>
      <text:p text:style-name="P2">",</text:p>
      <text:p text:style-name="P1"><text:span text:style-name="T6">3130.0: <text:s/>"</text:span><text:span text:style-name="T3">那是外国情报机关</text:span></text:p>
      <text:p text:style-name="P2">",</text:p>
      <text:p text:style-name="P1"><text:span text:style-name="T6">3131.0: <text:s/>"</text:span><text:span text:style-name="T3">那是外国情报机关</text:span></text:p>
      <text:p text:style-name="P2">",</text:p>
      <text:p text:style-name="P1"><text:span text:style-name="T6">3133.0: <text:s/>" <text:s text:c="12"/></text:span><text:span text:style-name="T3">那是两个概念</text:span><text:span text:style-name="T6"> <text:s text:c="16"/>|</text:span></text:p>
      <text:p text:style-name="P2">",</text:p>
      <text:p text:style-name="P1"><text:span text:style-name="T6">3133.0: <text:s/>"</text:span><text:span text:style-name="T3">那是两个概念</text:span><text:span text:style-name="T6"> <text:s text:c="16"/>|</text:span></text:p>
      <text:p text:style-name="P2">",</text:p>
      <text:p text:style-name="P1"><text:span text:style-name="T6">3134.0: <text:s/>"</text:span><text:span text:style-name="T3">那是两个概念</text:span><text:span text:style-name="T6"> <text:s text:c="16"/>|</text:span></text:p>
      <text:p text:style-name="P2">",</text:p>
      <text:p text:style-name="P2">3135.0: <text:s/>" <text:s text:c="50"/>7</text:p>
      <text:p text:style-name="P2">",</text:p>
      <text:p text:style-name="P1"><text:span text:style-name="T6">3135.0: <text:s/>"</text:span><text:span text:style-name="T3">所以我觉得这种稀里糊涂的概念</text:span><text:span text:style-name="T6"> </text:span><text:span text:style-name="T3">，</text:span></text:p>
      <text:p text:style-name="P2">",</text:p>
      <text:p text:style-name="P1"><text:span text:style-name="T6">3136.0: <text:s/>"</text:span><text:span text:style-name="T3">所以我宽得这种稀里糊涂的概念</text:span><text:span text:style-name="T6"> </text:span><text:span text:style-name="T3">，</text:span></text:p>
      <text:p text:style-name="P2">",</text:p>
      <text:p text:style-name="P1"><text:soft-page-break/><text:span text:style-name="T6">3140.0: <text:s/>"</text:span><text:span text:style-name="T3">党昌是侍很区人的脑子里头是捕不清茎的</text:span></text:p>
      <text:p text:style-name="P2">",</text:p>
      <text:p text:style-name="P1"><text:span text:style-name="T6">3141.0: <text:s/>"</text:span><text:span text:style-name="T3">哩党是侍很多人的脑子里头是搞不清茎的</text:span></text:p>
      <text:p text:style-name="P2">",</text:p>
      <text:p text:style-name="P1"><text:span text:style-name="T6">3142.0: <text:s/>"</text:span><text:span text:style-name="T3">党尝是佳很多人的脑子里头是所不清茎的</text:span></text:p>
      <text:p text:style-name="P2">",</text:p>
      <text:p text:style-name="P1"><text:span text:style-name="T6">3144.0: <text:s/>"</text:span><text:span text:style-name="T3">但是现企还有一个很大的占题倒是夏的问题</text:span></text:p>
      <text:p text:style-name="P2">",</text:p>
      <text:p text:style-name="P1"><text:span text:style-name="T6">3144.0: <text:s/>"</text:span><text:span text:style-name="T3">但是现企还有一个很大的器题倒是夏的器题</text:span></text:p>
      <text:p text:style-name="P2">",</text:p>
      <text:p text:style-name="P1"><text:span text:style-name="T6">3147.0: <text:s/>"</text:span><text:span text:style-name="T3">融是现在因为</text:span></text:p>
      <text:p text:style-name="P2">",</text:p>
      <text:p text:style-name="P1"><text:span text:style-name="T6">3150.0: <text:s/>"</text:span><text:span text:style-name="T3">不管你口霹喊得多有阳</text:span></text:p>
      <text:p text:style-name="P2">",</text:p>
      <text:p text:style-name="P1"><text:span text:style-name="T6">3152.0: <text:s/>"</text:span><text:span text:style-name="T3">但是很多人都可以用脚授村</text:span></text:p>
      <text:p text:style-name="P2">",</text:p>
      <text:p text:style-name="P1"><text:span text:style-name="T6">3155.0: <text:s/>"-</text:span><text:span text:style-name="T3">现在移民非党之多</text:span><text:span text:style-name="T6"> <text:s text:c="12"/>/</text:span></text:p>
      <text:p text:style-name="P2">",</text:p>
      <text:p text:style-name="P1"><text:span text:style-name="T6">3160.0: <text:s/>"</text:span><text:span text:style-name="T3">比如培过去的民族资产阶级</text:span></text:p>
      <text:p text:style-name="P2">",</text:p>
      <text:p text:style-name="P1"><text:span text:style-name="T6">3161.0: <text:s/>"</text:span><text:span text:style-name="T3">他基本上是以上友展中国的经济为己任的</text:span></text:p>
      <text:p text:style-name="P2"><text:soft-page-break/>",</text:p>
      <text:p text:style-name="P1"><text:span text:style-name="T6">3166.0: <text:s/>"</text:span><text:span text:style-name="T3">他绝对不会想到他的痪产大批移到国外去了</text:span></text:p>
      <text:p text:style-name="P2">",</text:p>
      <text:p text:style-name="P1"><text:span text:style-name="T6">3172.0: <text:s/>"</text:span><text:span text:style-name="T3">但是现在是可以的</text:span></text:p>
      <text:p text:style-name="P2">",</text:p>
      <text:p text:style-name="P1"><text:span text:style-name="T6">3173.0: <text:s/>"</text:span><text:span text:style-name="T3">因</text:span><text:span text:style-name="T6"> </text:span><text:span text:style-name="T3">辐</text:span><text:span text:style-name="T6"> <text:s text:c="2"/></text:span><text:span text:style-name="T3">册</text:span></text:p>
      <text:p text:style-name="P2">",</text:p>
      <text:p text:style-name="P1"><text:span text:style-name="T6">3174.0: <text:s/>"</text:span><text:span text:style-name="T3">现在财曙是可以移的</text:span></text:p>
      <text:p text:style-name="P2">",</text:p>
      <text:p text:style-name="P1"><text:span text:style-name="T6">3175.0: <text:s/>"</text:span><text:span text:style-name="T3">现和在财早是可以移的</text:span></text:p>
      <text:p text:style-name="P2">",</text:p>
      <text:p text:style-name="P1"><text:span text:style-name="T6">3176.0: <text:s/>"</text:span><text:span text:style-name="T3">他宽得和企这儿不够安全了</text:span><text:span text:style-name="T6"> </text:span><text:span text:style-name="T3">他融到外头去了</text:span></text:p>
      <text:p text:style-name="P2">",</text:p>
      <text:p text:style-name="P2">3178.0: <text:s/>"",</text:p>
      <text:p text:style-name="P1"><text:span text:style-name="T6">3179.0: <text:s/>"</text:span><text:span text:style-name="T3">知识精史过去都是回来的</text:span></text:p>
      <text:p text:style-name="P2">",</text:p>
      <text:p text:style-name="P2">3181.0: <text:s/>"",</text:p>
      <text:p text:style-name="P1"><text:span text:style-name="T6">3181.0: <text:s/>"</text:span><text:span text:style-name="T3">绝大部分都是回来</text:span></text:p>
      <text:p text:style-name="P2">",</text:p>
      <text:p text:style-name="P2">3182.0: <text:s/>"",</text:p>
      <text:p text:style-name="P1"><text:span text:style-name="T6">3183.0: <text:s/>"</text:span><text:span text:style-name="T3">一</text:span><text:span text:style-name="T6"> </text:span><text:span text:style-name="T3">要改阁我们目己的国家</text:span><text:span text:style-name="T6"> <text:s text:c="3"/></text:span><text:span text:style-name="T3">，</text:span></text:p>
      <text:p text:style-name="P2"><text:soft-page-break/>",</text:p>
      <text:p text:style-name="P1"><text:span text:style-name="T6">3185.0: <text:s/>"</text:span><text:span text:style-name="T3">现企看看</text:span><text:span text:style-name="T6"> </text:span><text:span text:style-name="T3">大难了</text:span><text:span text:style-name="T6"> </text:span><text:span text:style-name="T3">改造太难了</text:span><text:span text:style-name="T6"> </text:span><text:span text:style-name="T3">我殴走了</text:span></text:p>
      <text:p text:style-name="P2">",</text:p>
      <text:p text:style-name="P2">3188.0: <text:s/>"4</text:p>
      <text:p text:style-name="P2">",</text:p>
      <text:p text:style-name="P1"><text:span text:style-name="T6">3188.0: <text:s/>"</text:span><text:span text:style-name="T3">而且我的专业在国外更加有很好的友展</text:span></text:p>
      <text:p text:style-name="P2">",</text:p>
      <text:p text:style-name="P1"><text:span text:style-name="T6">3192.0: <text:s/>"</text:span><text:span text:style-name="T3">四</text:span><text:span text:style-name="T6"> <text:s text:c="9"/></text:span><text:span text:style-name="T3">比如名祈振字</text:span><text:span text:style-name="T6"> <text:s text:c="13"/></text:span><text:span text:style-name="T3">，</text:span></text:p>
      <text:p text:style-name="P2">",</text:p>
      <text:p text:style-name="P1"><text:span text:style-name="T6">3194.0: <text:s/>"</text:span><text:span text:style-name="T3">他不可能有这样的成惑</text:span><text:span text:style-name="T6"> </text:span><text:span text:style-name="T3">得说贝尔奖，</text:span></text:p>
      <text:p text:style-name="P2">",</text:p>
      <text:p text:style-name="P1"><text:span text:style-name="T6">3195.0: <text:s/>"</text:span><text:span text:style-name="T3">他不可能有有这样的成惑</text:span><text:span text:style-name="T6"> </text:span><text:span text:style-name="T3">得说贝尔奖</text:span></text:p>
      <text:p text:style-name="P2">",</text:p>
      <text:p text:style-name="P1"><text:span text:style-name="T6">3196.0: <text:s/>"</text:span><text:span text:style-name="T3">他不可能有这桩的成惑</text:span><text:span text:style-name="T6"> </text:span><text:span text:style-name="T3">得语贝尔奖</text:span></text:p>
      <text:p text:style-name="P2">",</text:p>
      <text:p text:style-name="P1"><text:span text:style-name="T6">3197.0: <text:s/>"</text:span><text:span text:style-name="T3">芝是衣定的</text:span></text:p>
      <text:p text:style-name="P2">",</text:p>
      <text:p text:style-name="P2">3198.0: <text:s/>"",</text:p>
      <text:p text:style-name="P1"><text:span text:style-name="T6">3198.0: <text:s/>"T</text:span><text:span text:style-name="T3">以在这种情见下大批的财富和精员都可以上自由沈到外</text:span></text:p>
      <text:p text:style-name="P2">",</text:p>
      <text:p text:style-name="P2">3205.0: <text:s/>"",</text:p>
      <text:p text:style-name="P1"><text:soft-page-break/><text:span text:style-name="T6">3205.0: <text:s/>"</text:span><text:span text:style-name="T3">辽个完全无可站六</text:span></text:p>
      <text:p text:style-name="P2">",</text:p>
      <text:p text:style-name="P1"><text:span text:style-name="T6">3207.0: <text:s/>"</text:span><text:span text:style-name="T3">芝个完全无可提议</text:span></text:p>
      <text:p text:style-name="P2">",</text:p>
      <text:p text:style-name="P1"><text:span text:style-name="T6">3208.0: <text:s/>"</text:span><text:span text:style-name="T3">我不是说用适德来况你过个融不脓国</text:span></text:p>
      <text:p text:style-name="P2">",</text:p>
      <text:p text:style-name="P1"><text:span text:style-name="T6">3211.0: <text:s/>"</text:span><text:span text:style-name="T3">我不是击用遂伏来人说你这趟束不和葡国</text:span></text:p>
      <text:p text:style-name="P2">",</text:p>
      <text:p text:style-name="P1"><text:span text:style-name="T6">3212.0: <text:s/>"</text:span><text:span text:style-name="T3">是其绪果咕是使得改造中国的力量会少得秒了</text:span><text:span text:style-name="T6"> </text:span><text:span text:style-name="T3">比以月</text:span></text:p>
      <text:p text:style-name="P2">",</text:p>
      <text:p text:style-name="P1"><text:span text:style-name="T6">3218.0: <text:s/>"</text:span><text:span text:style-name="T3">那些糖吴都留企中国</text:span></text:p>
      <text:p text:style-name="P2">",</text:p>
      <text:p text:style-name="P1"><text:span text:style-name="T6">3220.0: <text:s/>"</text:span><text:span text:style-name="T3">哪怕牺牲掉脑伐</text:span><text:span text:style-name="T6"> </text:span><text:span text:style-name="T3">他也要改造中国</text:span></text:p>
      <text:p text:style-name="P2">",</text:p>
      <text:p text:style-name="P1"><text:span text:style-name="T6">3221.0: <text:s/>"</text:span><text:span text:style-name="T3">哪怕牺牲掉脑和伐</text:span><text:span text:style-name="T6"> </text:span><text:span text:style-name="T3">他也要改造中国</text:span></text:p>
      <text:p text:style-name="P2">",</text:p>
      <text:p text:style-name="P1"><text:span text:style-name="T6">3223.0: <text:s/>"</text:span><text:span text:style-name="T3">现竺已经缺乏这个可能</text:span></text:p>
      <text:p text:style-name="P2">",</text:p>
      <text:p text:style-name="P2">3225.0: <text:s/>"",</text:p>
      <text:p text:style-name="P1"><text:span text:style-name="T6">3225.0: <text:s/>"</text:span><text:span text:style-name="T3">项已经有了另外的出路了</text:span></text:p>
      <text:p text:style-name="P2">",</text:p>
      <text:p text:style-name="P1"><text:soft-page-break/><text:span text:style-name="T6">3226.0: <text:s/>"</text:span><text:span text:style-name="T3">莽已经有了外的出路了</text:span></text:p>
      <text:p text:style-name="P2">",</text:p>
      <text:p text:style-name="P2">3227.0: <text:s/>"",</text:p>
      <text:p text:style-name="P1"><text:span text:style-name="T6">3228.0: <text:s/>"</text:span><text:span text:style-name="T3">完全可以这样流动了</text:span></text:p>
      <text:p text:style-name="P2">",</text:p>
      <text:p text:style-name="P2">3229.0: <text:s/>"",</text:p>
      <text:p text:style-name="P1"><text:span text:style-name="T6">3230.0: <text:s/>"</text:span><text:span text:style-name="T3">任这种情况下我寓得这也是中国所时到的一个演国外</text:span></text:p>
      <text:p text:style-name="P2">",</text:p>
      <text:p text:style-name="P1"><text:span text:style-name="T6">3236.0: <text:s/>"</text:span><text:span text:style-name="T3">站</text:span><text:span text:style-name="T6"> <text:s/></text:span><text:span text:style-name="T3">，</text:span></text:p>
      <text:p text:style-name="P2">",</text:p>
      <text:p text:style-name="P1"><text:span text:style-name="T6">3238.0: <text:s/>"</text:span><text:span text:style-name="T3">人</text:span><text:span text:style-name="T6"> </text:span><text:span text:style-name="T3">站</text:span><text:span text:style-name="T6"> <text:s text:c="17"/>“ <text:s text:c="4"/>. <text:s text:c="13"/>7</text:span></text:p>
      <text:p text:style-name="P2">",</text:p>
      <text:p text:style-name="P1"><text:span text:style-name="T6">3238.0: <text:s/>"</text:span><text:span text:style-name="T3">不是你哇哇叫说我要打洋人</text:span><text:span text:style-name="T6"> </text:span><text:span text:style-name="T3">要怎么长人么梓</text:span></text:p>
      <text:p text:style-name="P2">",</text:p>
      <text:p text:style-name="P1"><text:span text:style-name="T6">3241.0: <text:s/>" <text:s text:c="37"/></text:span><text:span text:style-name="T3">，</text:span></text:p>
      <text:p text:style-name="P2">",</text:p>
      <text:p text:style-name="P1"><text:span text:style-name="T6">3243.0: <text:s/>"</text:span><text:span text:style-name="T3">因为这是一个无可厚非的事情</text:span><text:span text:style-name="T6"> </text:span><text:span text:style-name="T3">，</text:span></text:p>
      <text:p text:style-name="P2">",</text:p>
      <text:p text:style-name="P1"><text:span text:style-name="T6">3246.0: <text:s/>"- <text:s text:c="8"/></text:span><text:span text:style-name="T3">而且是完全有权利</text:span><text:span text:style-name="T6"> <text:s text:c="12"/></text:span><text:span text:style-name="T3">，</text:span></text:p>
      <text:p text:style-name="P2">",</text:p>
      <text:p text:style-name="P1"><text:span text:style-name="T6">3248.0: <text:s/>"</text:span><text:span text:style-name="T3">任全球化的今天大家都可以做的</text:span></text:p>
      <text:p text:style-name="P2"><text:soft-page-break/>",</text:p>
      <text:p text:style-name="P1"><text:span text:style-name="T6">3251.0: <text:s/>"</text:span><text:span text:style-name="T3">和任全球化的今天大家都可以做的</text:span></text:p>
      <text:p text:style-name="P2">",</text:p>
      <text:p text:style-name="P1"><text:span text:style-name="T6">3252.0: <text:s/>"</text:span><text:span text:style-name="T3">上</text:span></text:p>
      <text:p text:style-name="P2">",</text:p>
      <text:p text:style-name="P1"><text:span text:style-name="T6">3252.0: <text:s/>"</text:span><text:span text:style-name="T3">你也可以流来</text:span><text:span text:style-name="T6"> </text:span><text:span text:style-name="T3">他也可以流去</text:span></text:p>
      <text:p text:style-name="P2">",</text:p>
      <text:p text:style-name="P1"><text:span text:style-name="T6">3254.0: <text:s/>"</text:span><text:span text:style-name="T3">上</text:span></text:p>
      <text:p text:style-name="P2">",</text:p>
      <text:p text:style-name="P1"><text:span text:style-name="T6">3254.0: <text:s/>"</text:span><text:span text:style-name="T3">但人家</text:span><text:span text:style-name="T6">-</text:span><text:span text:style-name="T3">不流来</text:span></text:p>
      <text:p text:style-name="P2">",</text:p>
      <text:p text:style-name="P1"><text:span text:style-name="T6">3255.0: <text:s/>"</text:span><text:span text:style-name="T3">上</text:span></text:p>
      <text:p text:style-name="P2">",</text:p>
      <text:p text:style-name="P1"><text:span text:style-name="T6">3256.0: <text:s/>"</text:span><text:span text:style-name="T3">或音沈来的是另外一种情</text:span><text:span text:style-name="T6">)</text:span><text:span text:style-name="T3">响</text:span></text:p>
      <text:p text:style-name="P2">",</text:p>
      <text:p text:style-name="P1"><text:span text:style-name="T6">3259.0: <text:s/>"</text:span><text:span text:style-name="T3">我们的精克和最有本事的人都流出去</text:span><text:span text:style-name="T6"> </text:span><text:span text:style-name="T3">或者最有志趣出</text:span></text:p>
      <text:p text:style-name="P2">",</text:p>
      <text:p text:style-name="P1"><text:span text:style-name="T6">3264.0: <text:s/>"</text:span><text:span text:style-name="T3">人辽样的才融是一个很大的损失</text:span></text:p>
      <text:p text:style-name="P2">",</text:p>
      <text:p text:style-name="P1"><text:span text:style-name="T6">3265.0: <text:s/>"</text:span><text:span text:style-name="T3">人这桩的才融是一个很大的损失</text:span></text:p>
      <text:p text:style-name="P2">",</text:p>
      <text:p text:style-name="P1"><text:soft-page-break/><text:span text:style-name="T6">3268.0: <text:s/>"</text:span><text:span text:style-name="T3">你输出国是损失</text:span><text:span text:style-name="T6"> </text:span><text:span text:style-name="T3">这个输入国融是收猴</text:span></text:p>
      <text:p text:style-name="P2">",</text:p>
      <text:p text:style-name="P1"><text:span text:style-name="T6">3273.0: <text:s/>"</text:span><text:span text:style-name="T3">提</text:span><text:span text:style-name="T6"> <text:s text:c="99"/>|</text:span></text:p>
      <text:p text:style-name="P2">",</text:p>
      <text:p text:style-name="P1"><text:span text:style-name="T6">3273.0: <text:s/>"-”</text:span><text:span text:style-name="T3">巡种国际竞争</text:span><text:span text:style-name="T6"> </text:span><text:span text:style-name="T3">这是无形的</text:span></text:p>
      <text:p text:style-name="P2">",</text:p>
      <text:p text:style-name="P1"><text:span text:style-name="T6">3274.0: <text:s/>"- </text:span><text:span text:style-name="T3">人巡种国际竞争</text:span><text:span text:style-name="T6"> </text:span><text:span text:style-name="T3">这是无形的</text:span><text:span text:style-name="T6"> <text:s/></text:span><text:span text:style-name="T3">，</text:span></text:p>
      <text:p text:style-name="P2">",</text:p>
      <text:p text:style-name="P1"><text:span text:style-name="T6">3275.0: <text:s/>"</text:span><text:span text:style-name="T3">这种国际竞争</text:span><text:span text:style-name="T6"> </text:span><text:span text:style-name="T3">这是无形的</text:span></text:p>
      <text:p text:style-name="P2">",</text:p>
      <text:p text:style-name="P1"><text:span text:style-name="T6">3275.0: <text:s/>"</text:span><text:span text:style-name="T3">这种国际竞争</text:span><text:span text:style-name="T6"> </text:span><text:span text:style-name="T3">这是无形的</text:span></text:p>
      <text:p text:style-name="P2">",</text:p>
      <text:p text:style-name="P1"><text:span text:style-name="T6">3276.0: <text:s/>"-”</text:span><text:span text:style-name="T3">巡种国际竞邹</text:span><text:span text:style-name="T6"> </text:span><text:span text:style-name="T3">这是无形的</text:span><text:span text:style-name="T6"> <text:s/></text:span><text:span text:style-name="T3">，</text:span></text:p>
      <text:p text:style-name="P2">",</text:p>
      <text:p text:style-name="P1"><text:span text:style-name="T6">3276.0: <text:s/>"-”</text:span><text:span text:style-name="T3">种国际竞争</text:span><text:span text:style-name="T6"> </text:span><text:span text:style-name="T3">这是无形的</text:span><text:span text:style-name="T6"> <text:s/></text:span><text:span text:style-name="T3">，</text:span></text:p>
      <text:p text:style-name="P2">",</text:p>
      <text:p text:style-name="P1"><text:span text:style-name="T6">3276.0: <text:s/>"</text:span><text:span text:style-name="T3">四</text:span><text:span text:style-name="T6"> <text:s text:c="70"/></text:span><text:span text:style-name="T3">，</text:span></text:p>
      <text:p text:style-name="P2">",</text:p>
      <text:p text:style-name="P1"><text:span text:style-name="T6">3277.0: <text:s/>"</text:span><text:span text:style-name="T3">得这是现在在全球化的情况下一个让人可以深思昼</text:span></text:p>
      <text:p text:style-name="P2">",</text:p>
      <text:p text:style-name="P1"><text:span text:style-name="T6">3296.0: <text:s/>"</text:span><text:span text:style-name="T3">每一个人都认力目己是</text:span></text:p>
      <text:p text:style-name="P2"><text:soft-page-break/>",</text:p>
      <text:p text:style-name="P1"><text:span text:style-name="T6">3298.0: <text:s/>"</text:span><text:span text:style-name="T3">不是每一个人吧</text:span></text:p>
      <text:p text:style-name="P2">",</text:p>
      <text:p text:style-name="P1"><text:span text:style-name="T6">3299.0: <text:s/>"</text:span><text:span text:style-name="T3">融是襄秒让到</text:span></text:p>
      <text:p text:style-name="P2">",</text:p>
      <text:p text:style-name="P1"><text:span text:style-name="T6">3301.0: <text:s/>"</text:span><text:span text:style-name="T3">大概也是受过一些教育</text:span></text:p>
      <text:p text:style-name="P2">",</text:p>
      <text:p text:style-name="P1"><text:span text:style-name="T6">3305.0: <text:s/>"</text:span><text:span text:style-name="T3">或兰是目己事业上有上所成功的人</text:span></text:p>
      <text:p text:style-name="P2">",</text:p>
      <text:p text:style-name="P1"><text:span text:style-name="T6">3307.0: <text:s/>"</text:span><text:span text:style-name="T3">阁是寓得美国这个地方不对</text:span><text:span text:style-name="T6"> </text:span><text:span text:style-name="T3">那个地万不对</text:span><text:span text:style-name="T6"> </text:span><text:span text:style-name="T3">应该蚊</text:span><text:span text:style-name="T6">i</text:span></text:p>
      <text:p text:style-name="P2">",</text:p>
      <text:p text:style-name="P1"><text:span text:style-name="T6">3312.0: <text:s/>"</text:span><text:span text:style-name="T3">为什么呢</text:span></text:p>
      <text:p text:style-name="P2">",</text:p>
      <text:p text:style-name="P1"><text:span text:style-name="T6">3314.0: <text:s/>"</text:span><text:span text:style-name="T3">我沉得因为他们没处跑</text:span></text:p>
      <text:p text:style-name="P2">",</text:p>
      <text:p text:style-name="P1"><text:span text:style-name="T6">3316.0: <text:s/>"</text:span><text:span text:style-name="T3">副是最后他只能侍寺国人待厦</text:span></text:p>
      <text:p text:style-name="P2">",</text:p>
      <text:p text:style-name="P1"><text:span text:style-name="T6">3319.0: <text:s/>"</text:span><text:span text:style-name="T3">，</text:span><text:span text:style-name="T6"> <text:s/></text:span><text:span text:style-name="T3">四</text:span></text:p>
      <text:p text:style-name="P2">",</text:p>
      <text:p text:style-name="P1"><text:span text:style-name="T6">3319.0: <text:s/>"</text:span><text:span text:style-name="T3">别的国家的人都往他那儿去</text:span></text:p>
      <text:p text:style-name="P2">",</text:p>
      <text:p text:style-name="P1"><text:soft-page-break/><text:span text:style-name="T6">3320.0: <text:s/>"</text:span><text:span text:style-name="T3">别的国家的人都往他那儿去</text:span></text:p>
      <text:p text:style-name="P2">",</text:p>
      <text:p text:style-name="P1"><text:span text:style-name="T6">3322.0: <text:s/>"</text:span><text:span text:style-name="T3">他看看别的</text:span><text:span text:style-name="T6"> </text:span><text:span text:style-name="T3">他雪跑也跑不到别的地方去</text:span></text:p>
      <text:p text:style-name="P2">",</text:p>
      <text:p text:style-name="P1"><text:span text:style-name="T6">3326.0: <text:s/>"</text:span><text:span text:style-name="T3">融是别的地方也没他那更好一总吧</text:span></text:p>
      <text:p text:style-name="P2">",</text:p>
      <text:p text:style-name="P1"><text:span text:style-name="T6">3327.0: <text:s/>"</text:span><text:span text:style-name="T3">融是别的地方也没他那更好一总吧</text:span></text:p>
      <text:p text:style-name="P2">",</text:p>
      <text:p text:style-name="P1"><text:span text:style-name="T6">3328.0: <text:s/>"</text:span><text:span text:style-name="T3">融是别的地方也没他那更好一总吧</text:span></text:p>
      <text:p text:style-name="P2">",</text:p>
      <text:p text:style-name="P1"><text:span text:style-name="T6">3330.0: <text:s/>"</text:span><text:span text:style-name="T3">所以他焉要以最大的力量</text:span></text:p>
      <text:p text:style-name="P2">",</text:p>
      <text:p text:style-name="P1"><text:span text:style-name="T6">3333.0: <text:s/>"</text:span><text:span text:style-name="T3">乓以他融要和全六全</text:span></text:p>
      <text:p text:style-name="P2">",</text:p>
      <text:p text:style-name="P1"><text:span text:style-name="T6">3333.0: <text:s/>"</text:span><text:span text:style-name="T3">他们一天到晚在那儿</text:span><text:span text:style-name="T6">ii</text:span><text:span text:style-name="T3">寺兢国有哪些不对</text:span></text:p>
      <text:p text:style-name="P2">",</text:p>
      <text:p text:style-name="P1"><text:span text:style-name="T6">3336.0: <text:s/>"</text:span><text:span text:style-name="T3">保看美国所有的报纸</text:span></text:p>
      <text:p text:style-name="P2">",</text:p>
      <text:p text:style-name="P1"><text:span text:style-name="T6">3339.0: <text:s/>"</text:span><text:span text:style-name="T3">保看美国所有的报纸</text:span></text:p>
      <text:p text:style-name="P2">",</text:p>
      <text:p text:style-name="P1"><text:span text:style-name="T6">3339.0: <text:s/>"</text:span><text:span text:style-name="T3">各种各样的媒体天天人竺那儿</text:span><text:span text:style-name="T6">1</text:span><text:span text:style-name="T3">并寺国这个不对</text:span><text:span text:style-name="T6"> </text:span><text:span text:style-name="T3">那个不</text:span><text:span text:style-name="T6">:</text:span></text:p>
      <text:p text:style-name="P2"><text:soft-page-break/>",</text:p>
      <text:p text:style-name="P1"><text:span text:style-name="T6">3344.0: <text:s/>"</text:span><text:span text:style-name="T3">人</text:span><text:span text:style-name="T6"> <text:s text:c="16"/></text:span><text:span text:style-name="T3">人</text:span></text:p>
      <text:p text:style-name="P2">",</text:p>
      <text:p text:style-name="P1"><text:span text:style-name="T6">3344.0: <text:s/>"</text:span><text:span text:style-name="T3">然后对政府提出各种各样的批评</text:span></text:p>
      <text:p text:style-name="P2">",</text:p>
      <text:p text:style-name="P1"><text:span text:style-name="T6">3348.0: <text:s/>"</text:span><text:span text:style-name="T3">整个的社会</text:span><text:span text:style-name="T6"> </text:span><text:span text:style-name="T3">整天地用露它这个尾会里头的一些不好避</text:span></text:p>
      <text:p text:style-name="P2">",</text:p>
      <text:p text:style-name="P1"><text:span text:style-name="T6">3353.0: <text:s/>"</text:span><text:span text:style-name="T3">为什么啤</text:span></text:p>
      <text:p text:style-name="P2">",</text:p>
      <text:p text:style-name="P1"><text:span text:style-name="T6">3354.0: <text:s/>"</text:span><text:span text:style-name="T3">我记得川普上人台之示有一个卖国教授</text:span></text:p>
      <text:p text:style-name="P2">",</text:p>
      <text:p text:style-name="P1"><text:span text:style-name="T6">3358.0: <text:s/>"” </text:span><text:span text:style-name="T3">他是非党非常反对川普的</text:span></text:p>
      <text:p text:style-name="P2">",</text:p>
      <text:p text:style-name="P1"><text:span text:style-name="T6">3359.0: <text:s/>"” </text:span><text:span text:style-name="T3">他是非党非芝反对川普的</text:span></text:p>
      <text:p text:style-name="P2">",</text:p>
      <text:p text:style-name="P1"><text:span text:style-name="T6">3360.0: <text:s/>"</text:span><text:span text:style-name="T3">四</text:span></text:p>
      <text:p text:style-name="P2">",</text:p>
      <text:p text:style-name="P1"><text:span text:style-name="T6">3360.0: <text:s/>"</text:span><text:span text:style-name="T3">他人讽我绝对不能址他当我的总纹</text:span></text:p>
      <text:p text:style-name="P2">",</text:p>
      <text:p text:style-name="P2">3364.0: <text:s/>"",</text:p>
      <text:p text:style-name="P1"><text:span text:style-name="T6">3364.0: <text:s/>"</text:span><text:span text:style-name="T3">他要是当了总统的医我融和要移民了</text:span></text:p>
      <text:p text:style-name="P2"><text:soft-page-break/>",</text:p>
      <text:p text:style-name="P1"><text:span text:style-name="T6">3367.0: <text:s/>"</text:span><text:span text:style-name="T3">轴</text:span></text:p>
      <text:p text:style-name="P2">",</text:p>
      <text:p text:style-name="P1"><text:span text:style-name="T6">3368.0: <text:s/>"</text:span><text:span text:style-name="T3">结果他到现企也没移民</text:span></text:p>
      <text:p text:style-name="P2">",</text:p>
      <text:p text:style-name="P1"><text:span text:style-name="T6">3369.0: <text:s/>"</text:span><text:span text:style-name="T3">他待得好好的</text:span><text:span text:style-name="T6"> </text:span><text:span text:style-name="T3">他没处去</text:span></text:p>
      <text:p text:style-name="P2">",</text:p>
      <text:p text:style-name="P1"><text:span text:style-name="T6">3371.0: <text:s/>"</text:span><text:span text:style-name="T3">他干吗移民</text:span></text:p>
      <text:p text:style-name="P2">",</text:p>
      <text:p text:style-name="P1"><text:span text:style-name="T6">3372.0: <text:s/>"</text:span><text:span text:style-name="T3">他还是好好地在那儿人待看</text:span></text:p>
      <text:p text:style-name="P2">",</text:p>
      <text:p text:style-name="P1"><text:span text:style-name="T6">3373.0: <text:s/>"</text:span><text:span text:style-name="T3">他还是好好地在那儿人待看</text:span></text:p>
      <text:p text:style-name="P2">",</text:p>
      <text:p text:style-name="P2">3373.0: <text:s/>"",</text:p>
      <text:p text:style-name="P1"><text:span text:style-name="T6">3374.0: <text:s/>" <text:s text:c="8"/></text:span><text:span text:style-name="T3">一表示不江</text:span><text:span text:style-name="T6"> <text:s text:c="12"/>)</text:span></text:p>
      <text:p text:style-name="P2">",</text:p>
      <text:p text:style-name="P1"><text:span text:style-name="T6">3374.0: <text:s/>"</text:span><text:span text:style-name="T3">四</text:span><text:span text:style-name="T6"> <text:s text:c="8"/></text:span><text:span text:style-name="T3">一表示不满</text:span><text:span text:style-name="T6"> <text:s text:c="13"/>)</text:span></text:p>
      <text:p text:style-name="P2">",</text:p>
      <text:p text:style-name="P1"><text:span text:style-name="T6">3375.0: <text:s/>"-</text:span><text:span text:style-name="T3">把他镇讨下去了</text:span><text:span text:style-name="T6"> <text:s text:c="11"/>)</text:span></text:p>
      <text:p text:style-name="P2">",</text:p>
      <text:p text:style-name="P1"><text:span text:style-name="T6">3377.0: <text:s/>"” </text:span><text:span text:style-name="T3">可能他融要跑了</text:span><text:span text:style-name="T6"> <text:s text:c="8"/>)</text:span></text:p>
      <text:p text:style-name="P2"><text:soft-page-break/>",</text:p>
      <text:p text:style-name="P1"><text:span text:style-name="T6">3378.0: <text:s/>"</text:span><text:span text:style-name="T3">他既然能够天天写他</text:span></text:p>
      <text:p text:style-name="P2">",</text:p>
      <text:p text:style-name="P1"><text:span text:style-name="T6">3381.0: <text:s/>"</text:span><text:span text:style-name="T3">他还可以和企那儿待下去</text:span></text:p>
      <text:p text:style-name="P2">",</text:p>
      <text:p text:style-name="P1"><text:span text:style-name="T6">3383.0: <text:s/>"</text:span><text:span text:style-name="T3">所以我束是倍我提出这些占题来</text:span></text:p>
      <text:p text:style-name="P2">",</text:p>
      <text:p text:style-name="P1"><text:span text:style-name="T6">3386.0: <text:s/>"</text:span><text:span text:style-name="T3">所以我束是倍我提出这些上器题来</text:span></text:p>
      <text:p text:style-name="P2">",</text:p>
      <text:p text:style-name="P2">3387.0: <text:s/>"",</text:p>
      <text:p text:style-name="P2">3388.0: <text:s/>" <text:s text:c="68"/>)</text:p>
      <text:p text:style-name="P2">",</text:p>
      <text:p text:style-name="P1"><text:span text:style-name="T6">3388.0: <text:s/>"</text:span><text:span text:style-name="T3">天是住人全球化的今天</text:span><text:span text:style-name="T6"> <text:s text:c="10"/>)</text:span></text:p>
      <text:p text:style-name="P2">",</text:p>
      <text:p text:style-name="P1"><text:span text:style-name="T6">3389.0: <text:s/>"” </text:span><text:span text:style-name="T3">贰是佳人全球化的今天</text:span><text:span text:style-name="T6"> <text:s text:c="8"/>)</text:span></text:p>
      <text:p text:style-name="P2">",</text:p>
      <text:p text:style-name="P2">3390.0: <text:s/>"",</text:p>
      <text:p text:style-name="P1"><text:span text:style-name="T6">3390.0: <text:s/>"</text:span><text:span text:style-name="T3">这个稼国的问题又产生了痢的器题，</text:span></text:p>
      <text:p text:style-name="P2">",</text:p>
      <text:p text:style-name="P1"><text:span text:style-name="T6">3393.0: <text:s/>"</text:span><text:span text:style-name="T3">交</text:span></text:p>
      <text:p text:style-name="P2">",</text:p>
      <text:p text:style-name="P1"><text:soft-page-break/><text:span text:style-name="T6">3394.0: <text:s/>"</text:span><text:span text:style-name="T3">好我今天先讲到这儿了</text:span><text:span text:style-name="T6"> <text:s text:c="5"/>)</text:span></text:p>
      <text:p text:style-name="P2">",</text:p>
      <text:p text:style-name="P1"><text:span text:style-name="T6">3395.0: <text:s/>"</text:span><text:span text:style-name="T3">好我今天先讲到这儿了</text:span><text:span text:style-name="T6"> <text:s text:c="5"/>)</text:span></text:p>
      <text:p text:style-name="P2">",</text:p>
      <text:p text:style-name="P1"><text:span text:style-name="T6">3395.0: <text:s/>"</text:span><text:span text:style-name="T3">玫</text:span></text:p>
      <text:p text:style-name="P2">",</text:p>
      <text:p text:style-name="P2">3397.0: <text:s/>"1</text:p>
      <text:p text:style-name="P2">",</text:p>
      <text:p text:style-name="P2">3403.0: <text:s/>"",</text:p>
      <text:p text:style-name="P1"><text:span text:style-name="T6">3404.0: <text:s/>"</text:span><text:span text:style-name="T3">妃</text:span><text:span text:style-name="T6">] </text:span><text:span text:style-name="T3">几护本王</text:span></text:p>
      <text:p text:style-name="P2">",</text:p>
      <text:p text:style-name="P1"><text:span text:style-name="T6">3404.0: <text:s/>"</text:span><text:span text:style-name="T3">妃</text:span><text:span text:style-name="T6"> </text:span><text:span text:style-name="T3">尼扩才王坟</text:span></text:p>
      <text:p text:style-name="P2">",</text:p>
      <text:p text:style-name="P2">3406.0: <text:s/>"me</text:p>
      <text:p text:style-name="P2">",</text:p>
      <text:p text:style-name="P1"><text:span text:style-name="T6">3406.0: <text:s/>"</text:span><text:span text:style-name="T3">和</text:span></text:p>
      <text:p text:style-name="P2">",</text:p>
      <text:p text:style-name="P1"><text:span text:style-name="T6">3407.0: <text:s/>"</text:span><text:span text:style-name="T3">和</text:span></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imSun" svg:font-family="SimSun"/>
    <style:font-face style:name="serif" svg:font-family="serif, HanaMinB, HanaMinA, 'BabelStone Han', 'Noto Serif CJK SC', 'Noto Serif CJK TC', 'Noto Sans CJK SC', 'Noto Sans CJK TC', STXihei, STHeiti, SimSun, PMingLiU, SimHei, 'Arial Unicode MS', 'TITUS Cyberbit Basic', 'Bitstream Cyberbit'"/>
    <style:font-face style:name="Arial2" svg:font-family="Arial" style:font-family-generic="swiss"/>
    <style:font-face style:name="Calibri" svg:font-family="Calibri"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pl" fo:country="PL" style:font-name-asian="Calibri" style:font-size-asian="12pt" style:language-asian="pl" style:country-asian="PL" style:font-name-complex="Calibri"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61" meta:paragraph-count="3374" meta:word-count="22524" meta:character-count="43558"/>
    <dc:date>2024-02-14T00:39:23.19</dc:date>
    <dc:creator>jan Plosa</dc:creator>
    <meta:generator>OpenOffice/4.1.13$Win32 OpenOffice.org_project/4113m1$Build-9810</meta:generator>
  </office:meta>
</office:document-meta>
</file>